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" style:family="table-cell" style:parent-style-name="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font-name="Calibri" style:font-name-asian="Calibri" style:font-name-complex="Calibri" style:text-underline-style="solid" style:text-underline-type="single"/>
    </style:style>
    <style:style style:name="ce4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Standard_32_2_32_2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Standard_32_2" style:data-style-name="N0">
      <style:table-cell-properties style:vertical-align="automatic" fo:wrap-option="no-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Standard_32_2" style:data-style-name="N0">
      <style:table-cell-properties style:vertical-align="automatic" fo:wrap-option="no-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Zahl_32_ohne_32_Komma" style:data-style-name="N3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11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36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6"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.706cm"/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Tabelle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Standard_Tabelle1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Standard_Tabelle1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37">
      <style:text-properties fo:font-size="9pt" style:font-size-asian="9pt" style:font-size-complex="9pt"/>
    </style:style>
    <style:style style:name="ce33" style:family="table-cell" style:parent-style-name="Default" style:data-style-name="N36">
      <style:text-properties fo:font-size="9pt" style:font-size-asian="9pt" style:font-size-complex="9pt"/>
    </style:style>
    <style:style style:name="ce34" style:family="table-cell" style:parent-style-name="Default" style:data-style-name="N0">
      <style:text-properties fo:font-size="9pt" style:font-size-asian="9pt" style:font-size-complex="9pt"/>
    </style:style>
    <style:style style:name="ce35" style:family="table-cell" style:parent-style-name="Standard_Tabelle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Tabelle1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20.293541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6.08541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2.95pt" style:use-optimal-row-height="false" fo:break-before="auto"/>
    </style:style>
    <style:style style:name="ro8" style:family="table-row">
      <style:table-row-properties style:row-height="9.75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verzeichn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office:value-type="string" table:number-columns-spanned="2" table:number-rows-spanned="1" table:style-name="ce11">
            <text:p>Tabellenverzeichnis</text:p>
          </table:table-cell>
          <table:covered-table-cell/>
          <table:table-cell table:number-columns-repeated="16382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<text:a xlink:href="#Zeitreihe.Drucktitel">Zeitreihe</text:a></text:p>
          </table:table-cell>
          <table:table-cell office:value-type="string" table:style-name="ce4">
            <text:p>Bevölkerung im Jahresdurchschnitt nach NUTS-Regionen seit 1995</text:p>
          </table:table-cell>
          <table:table-cell table:number-columns-repeated="13" table:style-name="ce4"/>
          <table:table-cell table:number-columns-repeated="16369" table:style-name="ce1"/>
        </table:table-row>
        <table:table-row table:style-name="ro2">
          <table:table-cell office:value-type="string" table:style-name="ce3">
            <text:p><text:a xlink:href="#Altersgruppen.Drucktitel">Altersgruppen</text:a></text:p>
          </table:table-cell>
          <table:table-cell office:value-type="string" table:style-name="ce5">
            <text:p>Bevölkerung im Jahresdurchschnitt nach NUTS-Regionen und breiten Altersgruppen seit 2018</text:p>
          </table:table-cell>
          <table:table-cell table:number-columns-repeated="13" table:style-name="ce5"/>
          <table:table-cell table:number-columns-repeated="16369" table:style-name="ce1"/>
        </table:table-row>
        <table:table-row table:style-name="ro2">
          <table:table-cell table:style-name="ce3"/>
          <table:table-cell table:number-columns-repeated="8" table:style-name="ce6"/>
          <table:table-cell table:number-columns-repeated="6" table:style-name="ce2"/>
          <table:table-cell table:number-columns-repeated="16369" table:style-name="ce1"/>
        </table:table-row>
        <table:table-row table:style-name="ro2">
          <table:table-cell table:style-name="ce3"/>
          <table:table-cell table:number-columns-repeated="8" table:style-name="ce7"/>
          <table:table-cell table:number-columns-repeated="6" table:style-name="ce2"/>
          <table:table-cell table:number-columns-repeated="16369" table:style-name="ce1"/>
        </table:table-row>
        <table:table-row table:style-name="ro2">
          <table:table-cell table:style-name="ce8"/>
          <table:table-cell table:number-columns-repeated="14" table:style-name="ce2"/>
          <table:table-cell table:number-columns-repeated="16369" table:style-name="ce1"/>
        </table:table-row>
        <table:table-row table:style-name="ro2">
          <table:table-cell table:style-name="ce9"/>
          <table:table-cell table:number-columns-repeated="14" table:style-name="ce2"/>
          <table:table-cell table:number-columns-repeated="16369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11" table:style-name="ce2"/>
          <table:table-cell table:style-name="ce10"/>
          <table:table-cell table:number-columns-repeated="3" table:style-name="ce2"/>
          <table:table-cell table:number-columns-repeated="16369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Zeitreihe" table:style-name="ta2">
        <table:table-column table:style-name="co5" table:default-cell-style-name="ce25"/>
        <table:table-column table:style-name="co6" table:default-cell-style-name="ce25"/>
        <table:table-column table:style-name="co7" table:number-columns-repeated="29" table:default-cell-style-name="ce25"/>
        <table:table-column table:style-name="co4" table:number-columns-repeated="16353" table:default-cell-style-name="ce25"/>
        <table:table-row table:style-name="ro1">
          <table:table-cell office:value-type="string" table:number-columns-spanned="31" table:number-rows-spanned="1" table:style-name="ce26">
            <text:p>Bevölkerung im Jahresdurchschnitt nach NUTS-Regionen seit 1995</text:p>
          </table:table-cell>
          <table:covered-table-cell table:number-columns-repeated="30"/>
          <table:table-cell table:number-columns-repeated="16353" table:style-name="ce12"/>
        </table:table-row>
        <table:table-row table:style-name="ro3">
          <table:table-cell office:value-type="string" table:number-columns-spanned="2" table:number-rows-spanned="1" table:style-name="ce27">
            <text:p>NUTS-Region</text:p>
          </table:table-cell>
          <table:covered-table-cell/>
          <table:table-cell office:value-type="float" office:value="1995" table:style-name="ce13">
            <text:p>1995</text:p>
          </table:table-cell>
          <table:table-cell office:value-type="float" office:value="1996" table:style-name="ce13">
            <text:p>1996</text:p>
          </table:table-cell>
          <table:table-cell office:value-type="float" office:value="1997" table:style-name="ce13">
            <text:p>1997</text:p>
          </table:table-cell>
          <table:table-cell office:value-type="float" office:value="1998" table:style-name="ce13">
            <text:p>1998</text:p>
          </table:table-cell>
          <table:table-cell office:value-type="float" office:value="1999" table:style-name="ce13">
            <text:p>1999</text:p>
          </table:table-cell>
          <table:table-cell office:value-type="float" office:value="2000" table:style-name="ce13">
            <text:p>2000</text:p>
          </table:table-cell>
          <table:table-cell office:value-type="float" office:value="2001" table:style-name="ce13">
            <text:p>2001</text:p>
          </table:table-cell>
          <table:table-cell office:value-type="float" office:value="2002" table:style-name="ce13">
            <text:p>2002</text:p>
          </table:table-cell>
          <table:table-cell office:value-type="float" office:value="2003" table:style-name="ce13">
            <text:p>2003</text:p>
          </table:table-cell>
          <table:table-cell office:value-type="float" office:value="2004" table:style-name="ce13">
            <text:p>2004</text:p>
          </table:table-cell>
          <table:table-cell office:value-type="float" office:value="2005" table:style-name="ce14">
            <text:p>2005</text:p>
          </table:table-cell>
          <table:table-cell office:value-type="float" office:value="2006" table:style-name="ce14">
            <text:p>2006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4">
            <text:p>2011</text:p>
          </table:table-cell>
          <table:table-cell office:value-type="float" office:value="2012" table:style-name="ce14">
            <text:p>2012</text:p>
          </table:table-cell>
          <table:table-cell office:value-type="float" office:value="2013" table:style-name="ce14">
            <text:p>2013</text:p>
          </table:table-cell>
          <table:table-cell office:value-type="float" office:value="2014" table:style-name="ce14">
            <text:p>2014</text:p>
          </table:table-cell>
          <table:table-cell office:value-type="float" office:value="2015" table:style-name="ce14">
            <text:p>2015</text:p>
          </table:table-cell>
          <table:table-cell office:value-type="float" office:value="2016" table:style-name="ce14">
            <text:p>2016</text:p>
          </table:table-cell>
          <table:table-cell office:value-type="float" office:value="2017" table:style-name="ce14">
            <text:p>2017</text:p>
          </table:table-cell>
          <table:table-cell office:value-type="float" office:value="2018" table:style-name="ce14">
            <text:p>2018</text:p>
          </table:table-cell>
          <table:table-cell office:value-type="float" office:value="2019" table:style-name="ce14">
            <text:p>2019</text:p>
          </table:table-cell>
          <table:table-cell office:value-type="float" office:value="2020" table:style-name="ce14">
            <text:p>2020</text:p>
          </table:table-cell>
          <table:table-cell office:value-type="float" office:value="2021" table:style-name="ce14">
            <text:p>2021</text:p>
          </table:table-cell>
          <table:table-cell office:value-type="float" office:value="2022" table:style-name="ce14">
            <text:p>2022</text:p>
          </table:table-cell>
          <table:table-cell office:value-type="float" office:value="2023" table:style-name="ce14">
            <text:p>2023</text:p>
          </table:table-cell>
          <table:table-cell table:number-columns-repeated="16353" table:style-name="ce15"/>
        </table:table-row>
        <table:table-row table:style-name="ro4">
          <table:table-cell office:value-type="string" table:style-name="ce16">
            <text:p>AT</text:p>
          </table:table-cell>
          <table:table-cell office:value-type="string" table:style-name="ce16">
            <text:p>ÖSTERREICH</text:p>
          </table:table-cell>
          <table:table-cell office:value-type="float" office:value="7948278" table:style-name="ce17">
            <text:p>7 948 278</text:p>
          </table:table-cell>
          <table:table-cell office:value-type="float" office:value="7959016" table:style-name="ce17">
            <text:p>7 959 016</text:p>
          </table:table-cell>
          <table:table-cell office:value-type="float" office:value="7968041" table:style-name="ce17">
            <text:p>7 968 041</text:p>
          </table:table-cell>
          <table:table-cell office:value-type="float" office:value="7976789" table:style-name="ce17">
            <text:p>7 976 789</text:p>
          </table:table-cell>
          <table:table-cell office:value-type="float" office:value="7992323" table:style-name="ce17">
            <text:p>7 992 323</text:p>
          </table:table-cell>
          <table:table-cell office:value-type="float" office:value="8011566" table:style-name="ce17">
            <text:p>8 011 566</text:p>
          </table:table-cell>
          <table:table-cell office:value-type="float" office:value="8042293" table:style-name="ce17">
            <text:p>8 042 293</text:p>
          </table:table-cell>
          <table:table-cell office:value-type="float" office:value="8082121" table:style-name="ce17">
            <text:p>8 082 121</text:p>
          </table:table-cell>
          <table:table-cell office:value-type="float" office:value="8118245" table:style-name="ce17">
            <text:p>8 118 245</text:p>
          </table:table-cell>
          <table:table-cell office:value-type="float" office:value="8169441" table:style-name="ce17">
            <text:p>8 169 441</text:p>
          </table:table-cell>
          <table:table-cell office:value-type="float" office:value="8225278" table:style-name="ce17">
            <text:p>8 225 278</text:p>
          </table:table-cell>
          <table:table-cell office:value-type="float" office:value="8267948" table:style-name="ce17">
            <text:p>8 267 948</text:p>
          </table:table-cell>
          <table:table-cell office:value-type="float" office:value="8295189" table:style-name="ce17">
            <text:p>8 295 189</text:p>
          </table:table-cell>
          <table:table-cell office:value-type="float" office:value="8321541" table:style-name="ce17">
            <text:p>8 321 541</text:p>
          </table:table-cell>
          <table:table-cell office:value-type="float" office:value="8341483" table:style-name="ce17">
            <text:p>8 341 483</text:p>
          </table:table-cell>
          <table:table-cell office:value-type="float" office:value="8361069" table:style-name="ce17">
            <text:p>8 361 069</text:p>
          </table:table-cell>
          <table:table-cell office:value-type="float" office:value="8388534" table:style-name="ce17">
            <text:p>8 388 534</text:p>
          </table:table-cell>
          <table:table-cell office:value-type="float" office:value="8426311" table:style-name="ce17">
            <text:p>8 426 311</text:p>
          </table:table-cell>
          <table:table-cell office:value-type="float" office:value="8477230" table:style-name="ce17">
            <text:p>8 477 230</text:p>
          </table:table-cell>
          <table:table-cell office:value-type="float" office:value="8543932" table:style-name="ce17">
            <text:p>8 543 932</text:p>
          </table:table-cell>
          <table:table-cell office:value-type="float" office:value="8629519" table:style-name="ce17">
            <text:p>8 629 519</text:p>
          </table:table-cell>
          <table:table-cell office:value-type="float" office:value="8739806" table:style-name="ce17">
            <text:p>8 739 806</text:p>
          </table:table-cell>
          <table:table-cell office:value-type="float" office:value="8795073" table:style-name="ce17">
            <text:p>8 795 073</text:p>
          </table:table-cell>
          <table:table-cell office:value-type="float" office:value="8837707" table:style-name="ce17">
            <text:p>8 837 707</text:p>
          </table:table-cell>
          <table:table-cell office:value-type="float" office:value="8877637" table:style-name="ce17">
            <text:p>8 877 637</text:p>
          </table:table-cell>
          <table:table-cell office:value-type="float" office:value="8916845" table:style-name="ce17">
            <text:p>8 916 845</text:p>
          </table:table-cell>
          <table:table-cell office:value-type="float" office:value="8951520" table:style-name="ce17">
            <text:p>8 951 520</text:p>
          </table:table-cell>
          <table:table-cell office:value-type="float" office:value="9052856" table:style-name="ce17">
            <text:p>9 052 856</text:p>
          </table:table-cell>
          <table:table-cell office:value-type="float" office:value="9130697" table:style-name="ce17">
            <text:p>9 130 697</text:p>
          </table:table-cell>
          <table:table-cell table:style-name="ce18"/>
          <table:table-cell table:number-columns-repeated="16352" table:style-name="ce1"/>
        </table:table-row>
        <table:table-row table:style-name="ro5">
          <table:table-cell office:value-type="string" table:style-name="ce19">
            <text:p>AT1</text:p>
          </table:table-cell>
          <table:table-cell office:value-type="string" table:style-name="ce19">
            <text:p>Ostösterreich</text:p>
          </table:table-cell>
          <table:table-cell office:value-type="float" office:value="3339156" table:style-name="ce17">
            <text:p>3 339 156</text:p>
          </table:table-cell>
          <table:table-cell office:value-type="float" office:value="3341830" table:style-name="ce17">
            <text:p>3 341 830</text:p>
          </table:table-cell>
          <table:table-cell office:value-type="float" office:value="3344465" table:style-name="ce17">
            <text:p>3 344 465</text:p>
          </table:table-cell>
          <table:table-cell office:value-type="float" office:value="3347330" table:style-name="ce17">
            <text:p>3 347 330</text:p>
          </table:table-cell>
          <table:table-cell office:value-type="float" office:value="3354792" table:style-name="ce17">
            <text:p>3 354 792</text:p>
          </table:table-cell>
          <table:table-cell office:value-type="float" office:value="3364585" table:style-name="ce17">
            <text:p>3 364 585</text:p>
          </table:table-cell>
          <table:table-cell office:value-type="float" office:value="3380900" table:style-name="ce17">
            <text:p>3 380 900</text:p>
          </table:table-cell>
          <table:table-cell office:value-type="float" office:value="3406361" table:style-name="ce17">
            <text:p>3 406 361</text:p>
          </table:table-cell>
          <table:table-cell office:value-type="float" office:value="3430265" table:style-name="ce17">
            <text:p>3 430 265</text:p>
          </table:table-cell>
          <table:table-cell office:value-type="float" office:value="3460550" table:style-name="ce17">
            <text:p>3 460 550</text:p>
          </table:table-cell>
          <table:table-cell office:value-type="float" office:value="3494655" table:style-name="ce17">
            <text:p>3 494 655</text:p>
          </table:table-cell>
          <table:table-cell office:value-type="float" office:value="3520734" table:style-name="ce17">
            <text:p>3 520 734</text:p>
          </table:table-cell>
          <table:table-cell office:value-type="float" office:value="3538427" table:style-name="ce17">
            <text:p>3 538 427</text:p>
          </table:table-cell>
          <table:table-cell office:value-type="float" office:value="3556473" table:style-name="ce17">
            <text:p>3 556 473</text:p>
          </table:table-cell>
          <table:table-cell office:value-type="float" office:value="3572089" table:style-name="ce17">
            <text:p>3 572 089</text:p>
          </table:table-cell>
          <table:table-cell office:value-type="float" office:value="3587060" table:style-name="ce17">
            <text:p>3 587 060</text:p>
          </table:table-cell>
          <table:table-cell office:value-type="float" office:value="3605505" table:style-name="ce17">
            <text:p>3 605 505</text:p>
          </table:table-cell>
          <table:table-cell office:value-type="float" office:value="3629634" table:style-name="ce17">
            <text:p>3 629 634</text:p>
          </table:table-cell>
          <table:table-cell office:value-type="float" office:value="3662049" table:style-name="ce17">
            <text:p>3 662 049</text:p>
          </table:table-cell>
          <table:table-cell office:value-type="float" office:value="3699990" table:style-name="ce17">
            <text:p>3 699 990</text:p>
          </table:table-cell>
          <table:table-cell office:value-type="float" office:value="3746488" table:style-name="ce17">
            <text:p>3 746 488</text:p>
          </table:table-cell>
          <table:table-cell office:value-type="float" office:value="3805912" table:style-name="ce17">
            <text:p>3 805 912</text:p>
          </table:table-cell>
          <table:table-cell office:value-type="float" office:value="3837509" table:style-name="ce17">
            <text:p>3 837 509</text:p>
          </table:table-cell>
          <table:table-cell office:value-type="float" office:value="3858723" table:style-name="ce17">
            <text:p>3 858 723</text:p>
          </table:table-cell>
          <table:table-cell office:value-type="float" office:value="3877689" table:style-name="ce17">
            <text:p>3 877 689</text:p>
          </table:table-cell>
          <table:table-cell office:value-type="float" office:value="3897904" table:style-name="ce17">
            <text:p>3 897 904</text:p>
          </table:table-cell>
          <table:table-cell office:value-type="float" office:value="3915542" table:style-name="ce17">
            <text:p>3 915 542</text:p>
          </table:table-cell>
          <table:table-cell office:value-type="float" office:value="3971964" table:style-name="ce17">
            <text:p>3 971 964</text:p>
          </table:table-cell>
          <table:table-cell office:value-type="float" office:value="4015709" table:style-name="ce17">
            <text:p>4 015 709</text:p>
          </table:table-cell>
          <table:table-cell table:style-name="ce18"/>
          <table:table-cell table:number-columns-repeated="16352" table:style-name="ce1"/>
        </table:table-row>
        <table:table-row table:style-name="ro6">
          <table:table-cell office:value-type="string" table:style-name="ce20">
            <text:p>AT11</text:p>
          </table:table-cell>
          <table:table-cell office:value-type="string" table:style-name="ce21">
            <text:p>Burgenland</text:p>
          </table:table-cell>
          <table:table-cell office:value-type="float" office:value="277689" table:style-name="ce22">
            <text:p>277 689</text:p>
          </table:table-cell>
          <table:table-cell office:value-type="float" office:value="277703" table:style-name="ce22">
            <text:p>277 703</text:p>
          </table:table-cell>
          <table:table-cell office:value-type="float" office:value="277368" table:style-name="ce22">
            <text:p>277 368</text:p>
          </table:table-cell>
          <table:table-cell office:value-type="float" office:value="276973" table:style-name="ce22">
            <text:p>276 973</text:p>
          </table:table-cell>
          <table:table-cell office:value-type="float" office:value="276486" table:style-name="ce22">
            <text:p>276 486</text:p>
          </table:table-cell>
          <table:table-cell office:value-type="float" office:value="276083" table:style-name="ce22">
            <text:p>276 083</text:p>
          </table:table-cell>
          <table:table-cell office:value-type="float" office:value="276331" table:style-name="ce22">
            <text:p>276 331</text:p>
          </table:table-cell>
          <table:table-cell office:value-type="float" office:value="276497" table:style-name="ce22">
            <text:p>276 497</text:p>
          </table:table-cell>
          <table:table-cell office:value-type="float" office:value="276481" table:style-name="ce22">
            <text:p>276 481</text:p>
          </table:table-cell>
          <table:table-cell office:value-type="float" office:value="277387" table:style-name="ce22">
            <text:p>277 387</text:p>
          </table:table-cell>
          <table:table-cell office:value-type="float" office:value="278466" table:style-name="ce22">
            <text:p>278 466</text:p>
          </table:table-cell>
          <table:table-cell office:value-type="float" office:value="279590" table:style-name="ce22">
            <text:p>279 590</text:p>
          </table:table-cell>
          <table:table-cell office:value-type="float" office:value="280469" table:style-name="ce22">
            <text:p>280 469</text:p>
          </table:table-cell>
          <table:table-cell office:value-type="float" office:value="281891" table:style-name="ce22">
            <text:p>281 891</text:p>
          </table:table-cell>
          <table:table-cell office:value-type="float" office:value="283210" table:style-name="ce22">
            <text:p>283 210</text:p>
          </table:table-cell>
          <table:table-cell office:value-type="float" office:value="284042" table:style-name="ce22">
            <text:p>284 042</text:p>
          </table:table-cell>
          <table:table-cell office:value-type="float" office:value="285006" table:style-name="ce22">
            <text:p>285 006</text:p>
          </table:table-cell>
          <table:table-cell office:value-type="float" office:value="286143" table:style-name="ce22">
            <text:p>286 143</text:p>
          </table:table-cell>
          <table:table-cell office:value-type="float" office:value="286983" table:style-name="ce22">
            <text:p>286 983</text:p>
          </table:table-cell>
          <table:table-cell office:value-type="float" office:value="287791" table:style-name="ce22">
            <text:p>287 791</text:p>
          </table:table-cell>
          <table:table-cell office:value-type="float" office:value="289262" table:style-name="ce22">
            <text:p>289 262</text:p>
          </table:table-cell>
          <table:table-cell office:value-type="float" office:value="291663" table:style-name="ce22">
            <text:p>291 663</text:p>
          </table:table-cell>
          <table:table-cell office:value-type="float" office:value="292160" table:style-name="ce22">
            <text:p>292 160</text:p>
          </table:table-cell>
          <table:table-cell office:value-type="float" office:value="292966" table:style-name="ce22">
            <text:p>292 966</text:p>
          </table:table-cell>
          <table:table-cell office:value-type="float" office:value="293861" table:style-name="ce22">
            <text:p>293 861</text:p>
          </table:table-cell>
          <table:table-cell office:value-type="float" office:value="295098" table:style-name="ce22">
            <text:p>295 098</text:p>
          </table:table-cell>
          <table:table-cell office:value-type="float" office:value="296704" table:style-name="ce22">
            <text:p>296 704</text:p>
          </table:table-cell>
          <table:table-cell office:value-type="float" office:value="299968" table:style-name="ce22">
            <text:p>299 968</text:p>
          </table:table-cell>
          <table:table-cell office:value-type="float" office:value="301495" table:style-name="ce22">
            <text:p>301 495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111</text:p>
          </table:table-cell>
          <table:table-cell office:value-type="string" table:style-name="ce23">
            <text:p>Mittelburgenland</text:p>
          </table:table-cell>
          <table:table-cell office:value-type="float" office:value="38928" table:style-name="ce22">
            <text:p>38 928</text:p>
          </table:table-cell>
          <table:table-cell office:value-type="float" office:value="38790" table:style-name="ce22">
            <text:p>38 790</text:p>
          </table:table-cell>
          <table:table-cell office:value-type="float" office:value="38609" table:style-name="ce22">
            <text:p>38 609</text:p>
          </table:table-cell>
          <table:table-cell office:value-type="float" office:value="38432" table:style-name="ce22">
            <text:p>38 432</text:p>
          </table:table-cell>
          <table:table-cell office:value-type="float" office:value="38259" table:style-name="ce22">
            <text:p>38 259</text:p>
          </table:table-cell>
          <table:table-cell office:value-type="float" office:value="38113" table:style-name="ce22">
            <text:p>38 113</text:p>
          </table:table-cell>
          <table:table-cell office:value-type="float" office:value="38045" table:style-name="ce22">
            <text:p>38 045</text:p>
          </table:table-cell>
          <table:table-cell office:value-type="float" office:value="37725" table:style-name="ce22">
            <text:p>37 725</text:p>
          </table:table-cell>
          <table:table-cell office:value-type="float" office:value="37646" table:style-name="ce22">
            <text:p>37 646</text:p>
          </table:table-cell>
          <table:table-cell office:value-type="float" office:value="37578" table:style-name="ce22">
            <text:p>37 578</text:p>
          </table:table-cell>
          <table:table-cell office:value-type="float" office:value="37452" table:style-name="ce22">
            <text:p>37 452</text:p>
          </table:table-cell>
          <table:table-cell office:value-type="float" office:value="37446" table:style-name="ce22">
            <text:p>37 446</text:p>
          </table:table-cell>
          <table:table-cell office:value-type="float" office:value="37453" table:style-name="ce22">
            <text:p>37 453</text:p>
          </table:table-cell>
          <table:table-cell office:value-type="float" office:value="37457" table:style-name="ce22">
            <text:p>37 457</text:p>
          </table:table-cell>
          <table:table-cell office:value-type="float" office:value="37495" table:style-name="ce22">
            <text:p>37 495</text:p>
          </table:table-cell>
          <table:table-cell office:value-type="float" office:value="37503" table:style-name="ce22">
            <text:p>37 503</text:p>
          </table:table-cell>
          <table:table-cell office:value-type="float" office:value="37510" table:style-name="ce22">
            <text:p>37 510</text:p>
          </table:table-cell>
          <table:table-cell office:value-type="float" office:value="37551" table:style-name="ce22">
            <text:p>37 551</text:p>
          </table:table-cell>
          <table:table-cell office:value-type="float" office:value="37528" table:style-name="ce22">
            <text:p>37 528</text:p>
          </table:table-cell>
          <table:table-cell office:value-type="float" office:value="37590" table:style-name="ce22">
            <text:p>37 590</text:p>
          </table:table-cell>
          <table:table-cell office:value-type="float" office:value="37641" table:style-name="ce22">
            <text:p>37 641</text:p>
          </table:table-cell>
          <table:table-cell office:value-type="float" office:value="37731" table:style-name="ce22">
            <text:p>37 731</text:p>
          </table:table-cell>
          <table:table-cell office:value-type="float" office:value="37722" table:style-name="ce22">
            <text:p>37 722</text:p>
          </table:table-cell>
          <table:table-cell office:value-type="float" office:value="37550" table:style-name="ce22">
            <text:p>37 550</text:p>
          </table:table-cell>
          <table:table-cell office:value-type="float" office:value="37440" table:style-name="ce22">
            <text:p>37 440</text:p>
          </table:table-cell>
          <table:table-cell office:value-type="float" office:value="37402" table:style-name="ce22">
            <text:p>37 402</text:p>
          </table:table-cell>
          <table:table-cell office:value-type="float" office:value="37452" table:style-name="ce22">
            <text:p>37 452</text:p>
          </table:table-cell>
          <table:table-cell office:value-type="float" office:value="37666" table:style-name="ce22">
            <text:p>37 666</text:p>
          </table:table-cell>
          <table:table-cell office:value-type="float" office:value="37772" table:style-name="ce22">
            <text:p>37 772</text:p>
          </table:table-cell>
          <table:table-cell table:style-name="ce18"/>
          <table:table-cell table:number-columns-repeated="16352" table:style-name="ce16"/>
        </table:table-row>
        <table:table-row table:style-name="ro7">
          <table:table-cell office:value-type="string" table:style-name="ce20">
            <text:p>AT112</text:p>
          </table:table-cell>
          <table:table-cell office:value-type="string" table:style-name="ce23">
            <text:p>Nordburgenland</text:p>
          </table:table-cell>
          <table:table-cell office:value-type="float" office:value="136130" table:style-name="ce22">
            <text:p>136 130</text:p>
          </table:table-cell>
          <table:table-cell office:value-type="float" office:value="136639" table:style-name="ce22">
            <text:p>136 639</text:p>
          </table:table-cell>
          <table:table-cell office:value-type="float" office:value="136967" table:style-name="ce22">
            <text:p>136 967</text:p>
          </table:table-cell>
          <table:table-cell office:value-type="float" office:value="137247" table:style-name="ce22">
            <text:p>137 247</text:p>
          </table:table-cell>
          <table:table-cell office:value-type="float" office:value="137453" table:style-name="ce22">
            <text:p>137 453</text:p>
          </table:table-cell>
          <table:table-cell office:value-type="float" office:value="137675" table:style-name="ce22">
            <text:p>137 675</text:p>
          </table:table-cell>
          <table:table-cell office:value-type="float" office:value="138240" table:style-name="ce22">
            <text:p>138 240</text:p>
          </table:table-cell>
          <table:table-cell office:value-type="float" office:value="141150" table:style-name="ce22">
            <text:p>141 150</text:p>
          </table:table-cell>
          <table:table-cell office:value-type="float" office:value="141567" table:style-name="ce22">
            <text:p>141 567</text:p>
          </table:table-cell>
          <table:table-cell office:value-type="float" office:value="142515" table:style-name="ce22">
            <text:p>142 515</text:p>
          </table:table-cell>
          <table:table-cell office:value-type="float" office:value="143591" table:style-name="ce22">
            <text:p>143 591</text:p>
          </table:table-cell>
          <table:table-cell office:value-type="float" office:value="144660" table:style-name="ce22">
            <text:p>144 660</text:p>
          </table:table-cell>
          <table:table-cell office:value-type="float" office:value="145672" table:style-name="ce22">
            <text:p>145 672</text:p>
          </table:table-cell>
          <table:table-cell office:value-type="float" office:value="146964" table:style-name="ce22">
            <text:p>146 964</text:p>
          </table:table-cell>
          <table:table-cell office:value-type="float" office:value="148091" table:style-name="ce22">
            <text:p>148 091</text:p>
          </table:table-cell>
          <table:table-cell office:value-type="float" office:value="148998" table:style-name="ce22">
            <text:p>148 998</text:p>
          </table:table-cell>
          <table:table-cell office:value-type="float" office:value="149919" table:style-name="ce22">
            <text:p>149 919</text:p>
          </table:table-cell>
          <table:table-cell office:value-type="float" office:value="150998" table:style-name="ce22">
            <text:p>150 998</text:p>
          </table:table-cell>
          <table:table-cell office:value-type="float" office:value="152037" table:style-name="ce22">
            <text:p>152 037</text:p>
          </table:table-cell>
          <table:table-cell office:value-type="float" office:value="153015" table:style-name="ce22">
            <text:p>153 015</text:p>
          </table:table-cell>
          <table:table-cell office:value-type="float" office:value="154480" table:style-name="ce22">
            <text:p>154 480</text:p>
          </table:table-cell>
          <table:table-cell office:value-type="float" office:value="156263" table:style-name="ce22">
            <text:p>156 263</text:p>
          </table:table-cell>
          <table:table-cell office:value-type="float" office:value="157154" table:style-name="ce22">
            <text:p>157 154</text:p>
          </table:table-cell>
          <table:table-cell office:value-type="float" office:value="158382" table:style-name="ce22">
            <text:p>158 382</text:p>
          </table:table-cell>
          <table:table-cell office:value-type="float" office:value="159502" table:style-name="ce22">
            <text:p>159 502</text:p>
          </table:table-cell>
          <table:table-cell office:value-type="float" office:value="160703" table:style-name="ce22">
            <text:p>160 703</text:p>
          </table:table-cell>
          <table:table-cell office:value-type="float" office:value="162201" table:style-name="ce22">
            <text:p>162 201</text:p>
          </table:table-cell>
          <table:table-cell office:value-type="float" office:value="164338" table:style-name="ce22">
            <text:p>164 338</text:p>
          </table:table-cell>
          <table:table-cell office:value-type="float" office:value="165321" table:style-name="ce22">
            <text:p>165 321</text:p>
          </table:table-cell>
          <table:table-cell table:style-name="ce18"/>
          <table:table-cell table:number-columns-repeated="16352" table:style-name="ce16"/>
        </table:table-row>
        <table:table-row table:style-name="ro7">
          <table:table-cell office:value-type="string" table:style-name="ce20">
            <text:p>AT113</text:p>
          </table:table-cell>
          <table:table-cell office:value-type="string" table:style-name="ce23">
            <text:p>Südburgenland</text:p>
          </table:table-cell>
          <table:table-cell office:value-type="float" office:value="102631" table:style-name="ce22">
            <text:p>102 631</text:p>
          </table:table-cell>
          <table:table-cell office:value-type="float" office:value="102274" table:style-name="ce22">
            <text:p>102 274</text:p>
          </table:table-cell>
          <table:table-cell office:value-type="float" office:value="101792" table:style-name="ce22">
            <text:p>101 792</text:p>
          </table:table-cell>
          <table:table-cell office:value-type="float" office:value="101294" table:style-name="ce22">
            <text:p>101 294</text:p>
          </table:table-cell>
          <table:table-cell office:value-type="float" office:value="100774" table:style-name="ce22">
            <text:p>100 774</text:p>
          </table:table-cell>
          <table:table-cell office:value-type="float" office:value="100295" table:style-name="ce22">
            <text:p>100 295</text:p>
          </table:table-cell>
          <table:table-cell office:value-type="float" office:value="100046" table:style-name="ce22">
            <text:p>100 046</text:p>
          </table:table-cell>
          <table:table-cell office:value-type="float" office:value="97622" table:style-name="ce22">
            <text:p>97 622</text:p>
          </table:table-cell>
          <table:table-cell office:value-type="float" office:value="97268" table:style-name="ce22">
            <text:p>97 268</text:p>
          </table:table-cell>
          <table:table-cell office:value-type="float" office:value="97294" table:style-name="ce22">
            <text:p>97 294</text:p>
          </table:table-cell>
          <table:table-cell office:value-type="float" office:value="97423" table:style-name="ce22">
            <text:p>97 423</text:p>
          </table:table-cell>
          <table:table-cell office:value-type="float" office:value="97484" table:style-name="ce22">
            <text:p>97 484</text:p>
          </table:table-cell>
          <table:table-cell office:value-type="float" office:value="97344" table:style-name="ce22">
            <text:p>97 344</text:p>
          </table:table-cell>
          <table:table-cell office:value-type="float" office:value="97470" table:style-name="ce22">
            <text:p>97 470</text:p>
          </table:table-cell>
          <table:table-cell office:value-type="float" office:value="97624" table:style-name="ce22">
            <text:p>97 624</text:p>
          </table:table-cell>
          <table:table-cell office:value-type="float" office:value="97541" table:style-name="ce22">
            <text:p>97 541</text:p>
          </table:table-cell>
          <table:table-cell office:value-type="float" office:value="97577" table:style-name="ce22">
            <text:p>97 577</text:p>
          </table:table-cell>
          <table:table-cell office:value-type="float" office:value="97594" table:style-name="ce22">
            <text:p>97 594</text:p>
          </table:table-cell>
          <table:table-cell office:value-type="float" office:value="97418" table:style-name="ce22">
            <text:p>97 418</text:p>
          </table:table-cell>
          <table:table-cell office:value-type="float" office:value="97186" table:style-name="ce22">
            <text:p>97 186</text:p>
          </table:table-cell>
          <table:table-cell office:value-type="float" office:value="97141" table:style-name="ce22">
            <text:p>97 141</text:p>
          </table:table-cell>
          <table:table-cell office:value-type="float" office:value="97669" table:style-name="ce22">
            <text:p>97 669</text:p>
          </table:table-cell>
          <table:table-cell office:value-type="float" office:value="97284" table:style-name="ce22">
            <text:p>97 284</text:p>
          </table:table-cell>
          <table:table-cell office:value-type="float" office:value="97034" table:style-name="ce22">
            <text:p>97 034</text:p>
          </table:table-cell>
          <table:table-cell office:value-type="float" office:value="96919" table:style-name="ce22">
            <text:p>96 919</text:p>
          </table:table-cell>
          <table:table-cell office:value-type="float" office:value="96993" table:style-name="ce22">
            <text:p>96 993</text:p>
          </table:table-cell>
          <table:table-cell office:value-type="float" office:value="97051" table:style-name="ce22">
            <text:p>97 051</text:p>
          </table:table-cell>
          <table:table-cell office:value-type="float" office:value="97964" table:style-name="ce22">
            <text:p>97 964</text:p>
          </table:table-cell>
          <table:table-cell office:value-type="float" office:value="98402" table:style-name="ce22">
            <text:p>98 402</text:p>
          </table:table-cell>
          <table:table-cell table:style-name="ce18"/>
          <table:table-cell table:number-columns-repeated="16352" table:style-name="ce1"/>
        </table:table-row>
        <table:table-row table:style-name="ro6">
          <table:table-cell office:value-type="string" table:style-name="ce20">
            <text:p>AT12</text:p>
          </table:table-cell>
          <table:table-cell office:value-type="string" table:style-name="ce21">
            <text:p>Niederösterreich</text:p>
          </table:table-cell>
          <table:table-cell office:value-type="float" office:value="1520637" table:style-name="ce22">
            <text:p>1 520 637</text:p>
          </table:table-cell>
          <table:table-cell office:value-type="float" office:value="1523536" table:style-name="ce22">
            <text:p>1 523 536</text:p>
          </table:table-cell>
          <table:table-cell office:value-type="float" office:value="1525554" table:style-name="ce22">
            <text:p>1 525 554</text:p>
          </table:table-cell>
          <table:table-cell office:value-type="float" office:value="1528805" table:style-name="ce22">
            <text:p>1 528 805</text:p>
          </table:table-cell>
          <table:table-cell office:value-type="float" office:value="1532920" table:style-name="ce22">
            <text:p>1 532 920</text:p>
          </table:table-cell>
          <table:table-cell office:value-type="float" office:value="1537266" table:style-name="ce22">
            <text:p>1 537 266</text:p>
          </table:table-cell>
          <table:table-cell office:value-type="float" office:value="1542033" table:style-name="ce22">
            <text:p>1 542 033</text:p>
          </table:table-cell>
          <table:table-cell office:value-type="float" office:value="1547023" table:style-name="ce22">
            <text:p>1 547 023</text:p>
          </table:table-cell>
          <table:table-cell office:value-type="float" office:value="1552896" table:style-name="ce22">
            <text:p>1 552 896</text:p>
          </table:table-cell>
          <table:table-cell office:value-type="float" office:value="1562913" table:style-name="ce22">
            <text:p>1 562 913</text:p>
          </table:table-cell>
          <table:table-cell office:value-type="float" office:value="1574536" table:style-name="ce22">
            <text:p>1 574 536</text:p>
          </table:table-cell>
          <table:table-cell office:value-type="float" office:value="1584525" table:style-name="ce22">
            <text:p>1 584 525</text:p>
          </table:table-cell>
          <table:table-cell office:value-type="float" office:value="1592500" table:style-name="ce22">
            <text:p>1 592 500</text:p>
          </table:table-cell>
          <table:table-cell office:value-type="float" office:value="1599645" table:style-name="ce22">
            <text:p>1 599 645</text:p>
          </table:table-cell>
          <table:table-cell office:value-type="float" office:value="1604581" table:style-name="ce22">
            <text:p>1 604 581</text:p>
          </table:table-cell>
          <table:table-cell office:value-type="float" office:value="1607428" table:style-name="ce22">
            <text:p>1 607 428</text:p>
          </table:table-cell>
          <table:table-cell office:value-type="float" office:value="1611885" table:style-name="ce22">
            <text:p>1 611 885</text:p>
          </table:table-cell>
          <table:table-cell office:value-type="float" office:value="1616161" table:style-name="ce22">
            <text:p>1 616 161</text:p>
          </table:table-cell>
          <table:table-cell office:value-type="float" office:value="1621469" table:style-name="ce22">
            <text:p>1 621 469</text:p>
          </table:table-cell>
          <table:table-cell office:value-type="float" office:value="1631157" table:style-name="ce22">
            <text:p>1 631 157</text:p>
          </table:table-cell>
          <table:table-cell office:value-type="float" office:value="1643001" table:style-name="ce22">
            <text:p>1 643 001</text:p>
          </table:table-cell>
          <table:table-cell office:value-type="float" office:value="1661109" table:style-name="ce22">
            <text:p>1 661 109</text:p>
          </table:table-cell>
          <table:table-cell office:value-type="float" office:value="1667630" table:style-name="ce22">
            <text:p>1 667 630</text:p>
          </table:table-cell>
          <table:table-cell office:value-type="float" office:value="1673607" table:style-name="ce22">
            <text:p>1 673 607</text:p>
          </table:table-cell>
          <table:table-cell office:value-type="float" office:value="1680588" table:style-name="ce22">
            <text:p>1 680 588</text:p>
          </table:table-cell>
          <table:table-cell office:value-type="float" office:value="1687651" table:style-name="ce22">
            <text:p>1 687 651</text:p>
          </table:table-cell>
          <table:table-cell office:value-type="float" office:value="1695013" table:style-name="ce22">
            <text:p>1 695 013</text:p>
          </table:table-cell>
          <table:table-cell office:value-type="float" office:value="1711341" table:style-name="ce22">
            <text:p>1 711 341</text:p>
          </table:table-cell>
          <table:table-cell office:value-type="float" office:value="1721067" table:style-name="ce22">
            <text:p>1 721 067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121</text:p>
          </table:table-cell>
          <table:table-cell office:value-type="string" table:style-name="ce23">
            <text:p>Mostviertel-Eisenwurzen</text:p>
          </table:table-cell>
          <table:table-cell office:value-type="float" office:value="232406" table:style-name="ce22">
            <text:p>232 406</text:p>
          </table:table-cell>
          <table:table-cell office:value-type="float" office:value="232794" table:style-name="ce22">
            <text:p>232 794</text:p>
          </table:table-cell>
          <table:table-cell office:value-type="float" office:value="233111" table:style-name="ce22">
            <text:p>233 111</text:p>
          </table:table-cell>
          <table:table-cell office:value-type="float" office:value="233545" table:style-name="ce22">
            <text:p>233 545</text:p>
          </table:table-cell>
          <table:table-cell office:value-type="float" office:value="234050" table:style-name="ce22">
            <text:p>234 050</text:p>
          </table:table-cell>
          <table:table-cell office:value-type="float" office:value="234593" table:style-name="ce22">
            <text:p>234 593</text:p>
          </table:table-cell>
          <table:table-cell office:value-type="float" office:value="235093" table:style-name="ce22">
            <text:p>235 093</text:p>
          </table:table-cell>
          <table:table-cell office:value-type="float" office:value="237628" table:style-name="ce22">
            <text:p>237 628</text:p>
          </table:table-cell>
          <table:table-cell office:value-type="float" office:value="237681" table:style-name="ce22">
            <text:p>237 681</text:p>
          </table:table-cell>
          <table:table-cell office:value-type="float" office:value="238477" table:style-name="ce22">
            <text:p>238 477</text:p>
          </table:table-cell>
          <table:table-cell office:value-type="float" office:value="239583" table:style-name="ce22">
            <text:p>239 583</text:p>
          </table:table-cell>
          <table:table-cell office:value-type="float" office:value="240402" table:style-name="ce22">
            <text:p>240 402</text:p>
          </table:table-cell>
          <table:table-cell office:value-type="float" office:value="240834" table:style-name="ce22">
            <text:p>240 834</text:p>
          </table:table-cell>
          <table:table-cell office:value-type="float" office:value="241241" table:style-name="ce22">
            <text:p>241 241</text:p>
          </table:table-cell>
          <table:table-cell office:value-type="float" office:value="241326" table:style-name="ce22">
            <text:p>241 326</text:p>
          </table:table-cell>
          <table:table-cell office:value-type="float" office:value="241037" table:style-name="ce22">
            <text:p>241 037</text:p>
          </table:table-cell>
          <table:table-cell office:value-type="float" office:value="240976" table:style-name="ce22">
            <text:p>240 976</text:p>
          </table:table-cell>
          <table:table-cell office:value-type="float" office:value="241058" table:style-name="ce22">
            <text:p>241 058</text:p>
          </table:table-cell>
          <table:table-cell office:value-type="float" office:value="241427" table:style-name="ce22">
            <text:p>241 427</text:p>
          </table:table-cell>
          <table:table-cell office:value-type="float" office:value="242240" table:style-name="ce22">
            <text:p>242 240</text:p>
          </table:table-cell>
          <table:table-cell office:value-type="float" office:value="243268" table:style-name="ce22">
            <text:p>243 268</text:p>
          </table:table-cell>
          <table:table-cell office:value-type="float" office:value="245219" table:style-name="ce22">
            <text:p>245 219</text:p>
          </table:table-cell>
          <table:table-cell office:value-type="float" office:value="245834" table:style-name="ce22">
            <text:p>245 834</text:p>
          </table:table-cell>
          <table:table-cell office:value-type="float" office:value="246299" table:style-name="ce22">
            <text:p>246 299</text:p>
          </table:table-cell>
          <table:table-cell office:value-type="float" office:value="247001" table:style-name="ce22">
            <text:p>247 001</text:p>
          </table:table-cell>
          <table:table-cell office:value-type="float" office:value="247505" table:style-name="ce22">
            <text:p>247 505</text:p>
          </table:table-cell>
          <table:table-cell office:value-type="float" office:value="247906" table:style-name="ce22">
            <text:p>247 906</text:p>
          </table:table-cell>
          <table:table-cell office:value-type="float" office:value="249617" table:style-name="ce22">
            <text:p>249 617</text:p>
          </table:table-cell>
          <table:table-cell office:value-type="float" office:value="250540" table:style-name="ce22">
            <text:p>250 540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122</text:p>
          </table:table-cell>
          <table:table-cell office:value-type="string" table:style-name="ce23">
            <text:p>Niederösterreich-Süd</text:p>
          </table:table-cell>
          <table:table-cell office:value-type="float" office:value="247917" table:style-name="ce22">
            <text:p>247 917</text:p>
          </table:table-cell>
          <table:table-cell office:value-type="float" office:value="247957" table:style-name="ce22">
            <text:p>247 957</text:p>
          </table:table-cell>
          <table:table-cell office:value-type="float" office:value="247843" table:style-name="ce22">
            <text:p>247 843</text:p>
          </table:table-cell>
          <table:table-cell office:value-type="float" office:value="247956" table:style-name="ce22">
            <text:p>247 956</text:p>
          </table:table-cell>
          <table:table-cell office:value-type="float" office:value="248229" table:style-name="ce22">
            <text:p>248 229</text:p>
          </table:table-cell>
          <table:table-cell office:value-type="float" office:value="248540" table:style-name="ce22">
            <text:p>248 540</text:p>
          </table:table-cell>
          <table:table-cell office:value-type="float" office:value="248941" table:style-name="ce22">
            <text:p>248 941</text:p>
          </table:table-cell>
          <table:table-cell office:value-type="float" office:value="246478" table:style-name="ce22">
            <text:p>246 478</text:p>
          </table:table-cell>
          <table:table-cell office:value-type="float" office:value="247356" table:style-name="ce22">
            <text:p>247 356</text:p>
          </table:table-cell>
          <table:table-cell office:value-type="float" office:value="248793" table:style-name="ce22">
            <text:p>248 793</text:p>
          </table:table-cell>
          <table:table-cell office:value-type="float" office:value="250237" table:style-name="ce22">
            <text:p>250 237</text:p>
          </table:table-cell>
          <table:table-cell office:value-type="float" office:value="251236" table:style-name="ce22">
            <text:p>251 236</text:p>
          </table:table-cell>
          <table:table-cell office:value-type="float" office:value="251669" table:style-name="ce22">
            <text:p>251 669</text:p>
          </table:table-cell>
          <table:table-cell office:value-type="float" office:value="252019" table:style-name="ce22">
            <text:p>252 019</text:p>
          </table:table-cell>
          <table:table-cell office:value-type="float" office:value="252342" table:style-name="ce22">
            <text:p>252 342</text:p>
          </table:table-cell>
          <table:table-cell office:value-type="float" office:value="252490" table:style-name="ce22">
            <text:p>252 490</text:p>
          </table:table-cell>
          <table:table-cell office:value-type="float" office:value="252869" table:style-name="ce22">
            <text:p>252 869</text:p>
          </table:table-cell>
          <table:table-cell office:value-type="float" office:value="253101" table:style-name="ce22">
            <text:p>253 101</text:p>
          </table:table-cell>
          <table:table-cell office:value-type="float" office:value="253555" table:style-name="ce22">
            <text:p>253 555</text:p>
          </table:table-cell>
          <table:table-cell office:value-type="float" office:value="254807" table:style-name="ce22">
            <text:p>254 807</text:p>
          </table:table-cell>
          <table:table-cell office:value-type="float" office:value="256601" table:style-name="ce22">
            <text:p>256 601</text:p>
          </table:table-cell>
          <table:table-cell office:value-type="float" office:value="259127" table:style-name="ce22">
            <text:p>259 127</text:p>
          </table:table-cell>
          <table:table-cell office:value-type="float" office:value="259522" table:style-name="ce22">
            <text:p>259 522</text:p>
          </table:table-cell>
          <table:table-cell office:value-type="float" office:value="259997" table:style-name="ce22">
            <text:p>259 997</text:p>
          </table:table-cell>
          <table:table-cell office:value-type="float" office:value="260794" table:style-name="ce22">
            <text:p>260 794</text:p>
          </table:table-cell>
          <table:table-cell office:value-type="float" office:value="261691" table:style-name="ce22">
            <text:p>261 691</text:p>
          </table:table-cell>
          <table:table-cell office:value-type="float" office:value="262966" table:style-name="ce22">
            <text:p>262 966</text:p>
          </table:table-cell>
          <table:table-cell office:value-type="float" office:value="265410" table:style-name="ce22">
            <text:p>265 410</text:p>
          </table:table-cell>
          <table:table-cell office:value-type="float" office:value="267019" table:style-name="ce22">
            <text:p>267 019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123</text:p>
          </table:table-cell>
          <table:table-cell office:value-type="string" table:style-name="ce23">
            <text:p>Sankt Pölten</text:p>
          </table:table-cell>
          <table:table-cell office:value-type="float" office:value="139879" table:style-name="ce22">
            <text:p>139 879</text:p>
          </table:table-cell>
          <table:table-cell office:value-type="float" office:value="139933" table:style-name="ce22">
            <text:p>139 933</text:p>
          </table:table-cell>
          <table:table-cell office:value-type="float" office:value="139902" table:style-name="ce22">
            <text:p>139 902</text:p>
          </table:table-cell>
          <table:table-cell office:value-type="float" office:value="139989" table:style-name="ce22">
            <text:p>139 989</text:p>
          </table:table-cell>
          <table:table-cell office:value-type="float" office:value="140157" table:style-name="ce22">
            <text:p>140 157</text:p>
          </table:table-cell>
          <table:table-cell office:value-type="float" office:value="140345" table:style-name="ce22">
            <text:p>140 345</text:p>
          </table:table-cell>
          <table:table-cell office:value-type="float" office:value="140575" table:style-name="ce22">
            <text:p>140 575</text:p>
          </table:table-cell>
          <table:table-cell office:value-type="float" office:value="142613" table:style-name="ce22">
            <text:p>142 613</text:p>
          </table:table-cell>
          <table:table-cell office:value-type="float" office:value="143341" table:style-name="ce22">
            <text:p>143 341</text:p>
          </table:table-cell>
          <table:table-cell office:value-type="float" office:value="144546" table:style-name="ce22">
            <text:p>144 546</text:p>
          </table:table-cell>
          <table:table-cell office:value-type="float" office:value="145772" table:style-name="ce22">
            <text:p>145 772</text:p>
          </table:table-cell>
          <table:table-cell office:value-type="float" office:value="146629" table:style-name="ce22">
            <text:p>146 629</text:p>
          </table:table-cell>
          <table:table-cell office:value-type="float" office:value="147193" table:style-name="ce22">
            <text:p>147 193</text:p>
          </table:table-cell>
          <table:table-cell office:value-type="float" office:value="147610" table:style-name="ce22">
            <text:p>147 610</text:p>
          </table:table-cell>
          <table:table-cell office:value-type="float" office:value="147902" table:style-name="ce22">
            <text:p>147 902</text:p>
          </table:table-cell>
          <table:table-cell office:value-type="float" office:value="148098" table:style-name="ce22">
            <text:p>148 098</text:p>
          </table:table-cell>
          <table:table-cell office:value-type="float" office:value="148370" table:style-name="ce22">
            <text:p>148 370</text:p>
          </table:table-cell>
          <table:table-cell office:value-type="float" office:value="148653" table:style-name="ce22">
            <text:p>148 653</text:p>
          </table:table-cell>
          <table:table-cell office:value-type="float" office:value="149141" table:style-name="ce22">
            <text:p>149 141</text:p>
          </table:table-cell>
          <table:table-cell office:value-type="float" office:value="150098" table:style-name="ce22">
            <text:p>150 098</text:p>
          </table:table-cell>
          <table:table-cell office:value-type="float" office:value="151368" table:style-name="ce22">
            <text:p>151 368</text:p>
          </table:table-cell>
          <table:table-cell office:value-type="float" office:value="153400" table:style-name="ce22">
            <text:p>153 400</text:p>
          </table:table-cell>
          <table:table-cell office:value-type="float" office:value="154453" table:style-name="ce22">
            <text:p>154 453</text:p>
          </table:table-cell>
          <table:table-cell office:value-type="float" office:value="155060" table:style-name="ce22">
            <text:p>155 060</text:p>
          </table:table-cell>
          <table:table-cell office:value-type="float" office:value="155916" table:style-name="ce22">
            <text:p>155 916</text:p>
          </table:table-cell>
          <table:table-cell office:value-type="float" office:value="156667" table:style-name="ce22">
            <text:p>156 667</text:p>
          </table:table-cell>
          <table:table-cell office:value-type="float" office:value="157504" table:style-name="ce22">
            <text:p>157 504</text:p>
          </table:table-cell>
          <table:table-cell office:value-type="float" office:value="159595" table:style-name="ce22">
            <text:p>159 595</text:p>
          </table:table-cell>
          <table:table-cell office:value-type="float" office:value="161145" table:style-name="ce22">
            <text:p>161 145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124</text:p>
          </table:table-cell>
          <table:table-cell office:value-type="string" table:style-name="ce23">
            <text:p>Waldviertel</text:p>
          </table:table-cell>
          <table:table-cell office:value-type="float" office:value="236537" table:style-name="ce22">
            <text:p>236 537</text:p>
          </table:table-cell>
          <table:table-cell office:value-type="float" office:value="236364" table:style-name="ce22">
            <text:p>236 364</text:p>
          </table:table-cell>
          <table:table-cell office:value-type="float" office:value="236131" table:style-name="ce22">
            <text:p>236 131</text:p>
          </table:table-cell>
          <table:table-cell office:value-type="float" office:value="235998" table:style-name="ce22">
            <text:p>235 998</text:p>
          </table:table-cell>
          <table:table-cell office:value-type="float" office:value="235925" table:style-name="ce22">
            <text:p>235 925</text:p>
          </table:table-cell>
          <table:table-cell office:value-type="float" office:value="235886" table:style-name="ce22">
            <text:p>235 886</text:p>
          </table:table-cell>
          <table:table-cell office:value-type="float" office:value="235781" table:style-name="ce22">
            <text:p>235 781</text:p>
          </table:table-cell>
          <table:table-cell office:value-type="float" office:value="223133" table:style-name="ce22">
            <text:p>223 133</text:p>
          </table:table-cell>
          <table:table-cell office:value-type="float" office:value="222558" table:style-name="ce22">
            <text:p>222 558</text:p>
          </table:table-cell>
          <table:table-cell office:value-type="float" office:value="222224" table:style-name="ce22">
            <text:p>222 224</text:p>
          </table:table-cell>
          <table:table-cell office:value-type="float" office:value="222084" table:style-name="ce22">
            <text:p>222 084</text:p>
          </table:table-cell>
          <table:table-cell office:value-type="float" office:value="221794" table:style-name="ce22">
            <text:p>221 794</text:p>
          </table:table-cell>
          <table:table-cell office:value-type="float" office:value="221361" table:style-name="ce22">
            <text:p>221 361</text:p>
          </table:table-cell>
          <table:table-cell office:value-type="float" office:value="220989" table:style-name="ce22">
            <text:p>220 989</text:p>
          </table:table-cell>
          <table:table-cell office:value-type="float" office:value="220440" table:style-name="ce22">
            <text:p>220 440</text:p>
          </table:table-cell>
          <table:table-cell office:value-type="float" office:value="219722" table:style-name="ce22">
            <text:p>219 722</text:p>
          </table:table-cell>
          <table:table-cell office:value-type="float" office:value="219398" table:style-name="ce22">
            <text:p>219 398</text:p>
          </table:table-cell>
          <table:table-cell office:value-type="float" office:value="218966" table:style-name="ce22">
            <text:p>218 966</text:p>
          </table:table-cell>
          <table:table-cell office:value-type="float" office:value="218382" table:style-name="ce22">
            <text:p>218 382</text:p>
          </table:table-cell>
          <table:table-cell office:value-type="float" office:value="218144" table:style-name="ce22">
            <text:p>218 144</text:p>
          </table:table-cell>
          <table:table-cell office:value-type="float" office:value="218352" table:style-name="ce22">
            <text:p>218 352</text:p>
          </table:table-cell>
          <table:table-cell office:value-type="float" office:value="219556" table:style-name="ce22">
            <text:p>219 556</text:p>
          </table:table-cell>
          <table:table-cell office:value-type="float" office:value="218715" table:style-name="ce22">
            <text:p>218 715</text:p>
          </table:table-cell>
          <table:table-cell office:value-type="float" office:value="217756" table:style-name="ce22">
            <text:p>217 756</text:p>
          </table:table-cell>
          <table:table-cell office:value-type="float" office:value="216920" table:style-name="ce22">
            <text:p>216 920</text:p>
          </table:table-cell>
          <table:table-cell office:value-type="float" office:value="216289" table:style-name="ce22">
            <text:p>216 289</text:p>
          </table:table-cell>
          <table:table-cell office:value-type="float" office:value="215793" table:style-name="ce22">
            <text:p>215 793</text:p>
          </table:table-cell>
          <table:table-cell office:value-type="float" office:value="216355" table:style-name="ce22">
            <text:p>216 355</text:p>
          </table:table-cell>
          <table:table-cell office:value-type="float" office:value="216237" table:style-name="ce22">
            <text:p>216 237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125</text:p>
          </table:table-cell>
          <table:table-cell office:value-type="string" table:style-name="ce23">
            <text:p>Weinviertel</text:p>
          </table:table-cell>
          <table:table-cell office:value-type="float" office:value="128718" table:style-name="ce22">
            <text:p>128 718</text:p>
          </table:table-cell>
          <table:table-cell office:value-type="float" office:value="128777" table:style-name="ce22">
            <text:p>128 777</text:p>
          </table:table-cell>
          <table:table-cell office:value-type="float" office:value="128797" table:style-name="ce22">
            <text:p>128 797</text:p>
          </table:table-cell>
          <table:table-cell office:value-type="float" office:value="128873" table:style-name="ce22">
            <text:p>128 873</text:p>
          </table:table-cell>
          <table:table-cell office:value-type="float" office:value="128982" table:style-name="ce22">
            <text:p>128 982</text:p>
          </table:table-cell>
          <table:table-cell office:value-type="float" office:value="129109" table:style-name="ce22">
            <text:p>129 109</text:p>
          </table:table-cell>
          <table:table-cell office:value-type="float" office:value="129207" table:style-name="ce22">
            <text:p>129 207</text:p>
          </table:table-cell>
          <table:table-cell office:value-type="float" office:value="123297" table:style-name="ce22">
            <text:p>123 297</text:p>
          </table:table-cell>
          <table:table-cell office:value-type="float" office:value="123184" table:style-name="ce22">
            <text:p>123 184</text:p>
          </table:table-cell>
          <table:table-cell office:value-type="float" office:value="123249" table:style-name="ce22">
            <text:p>123 249</text:p>
          </table:table-cell>
          <table:table-cell office:value-type="float" office:value="123478" table:style-name="ce22">
            <text:p>123 478</text:p>
          </table:table-cell>
          <table:table-cell office:value-type="float" office:value="123653" table:style-name="ce22">
            <text:p>123 653</text:p>
          </table:table-cell>
          <table:table-cell office:value-type="float" office:value="123772" table:style-name="ce22">
            <text:p>123 772</text:p>
          </table:table-cell>
          <table:table-cell office:value-type="float" office:value="123880" table:style-name="ce22">
            <text:p>123 880</text:p>
          </table:table-cell>
          <table:table-cell office:value-type="float" office:value="123841" table:style-name="ce22">
            <text:p>123 841</text:p>
          </table:table-cell>
          <table:table-cell office:value-type="float" office:value="123612" table:style-name="ce22">
            <text:p>123 612</text:p>
          </table:table-cell>
          <table:table-cell office:value-type="float" office:value="123441" table:style-name="ce22">
            <text:p>123 441</text:p>
          </table:table-cell>
          <table:table-cell office:value-type="float" office:value="123215" table:style-name="ce22">
            <text:p>123 215</text:p>
          </table:table-cell>
          <table:table-cell office:value-type="float" office:value="123101" table:style-name="ce22">
            <text:p>123 101</text:p>
          </table:table-cell>
          <table:table-cell office:value-type="float" office:value="123247" table:style-name="ce22">
            <text:p>123 247</text:p>
          </table:table-cell>
          <table:table-cell office:value-type="float" office:value="123781" table:style-name="ce22">
            <text:p>123 781</text:p>
          </table:table-cell>
          <table:table-cell office:value-type="float" office:value="124727" table:style-name="ce22">
            <text:p>124 727</text:p>
          </table:table-cell>
          <table:table-cell office:value-type="float" office:value="124890" table:style-name="ce22">
            <text:p>124 890</text:p>
          </table:table-cell>
          <table:table-cell office:value-type="float" office:value="124905" table:style-name="ce22">
            <text:p>124 905</text:p>
          </table:table-cell>
          <table:table-cell office:value-type="float" office:value="125084" table:style-name="ce22">
            <text:p>125 084</text:p>
          </table:table-cell>
          <table:table-cell office:value-type="float" office:value="125278" table:style-name="ce22">
            <text:p>125 278</text:p>
          </table:table-cell>
          <table:table-cell office:value-type="float" office:value="125955" table:style-name="ce22">
            <text:p>125 955</text:p>
          </table:table-cell>
          <table:table-cell office:value-type="float" office:value="127130" table:style-name="ce22">
            <text:p>127 130</text:p>
          </table:table-cell>
          <table:table-cell office:value-type="float" office:value="127497" table:style-name="ce22">
            <text:p>127 497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126</text:p>
          </table:table-cell>
          <table:table-cell office:value-type="string" table:style-name="ce23">
            <text:p>Wiener Umland/Nordteil</text:p>
          </table:table-cell>
          <table:table-cell office:value-type="float" office:value="246365" table:style-name="ce22">
            <text:p>246 365</text:p>
          </table:table-cell>
          <table:table-cell office:value-type="float" office:value="248322" table:style-name="ce22">
            <text:p>248 322</text:p>
          </table:table-cell>
          <table:table-cell office:value-type="float" office:value="250130" table:style-name="ce22">
            <text:p>250 130</text:p>
          </table:table-cell>
          <table:table-cell office:value-type="float" office:value="252146" table:style-name="ce22">
            <text:p>252 146</text:p>
          </table:table-cell>
          <table:table-cell office:value-type="float" office:value="254313" table:style-name="ce22">
            <text:p>254 313</text:p>
          </table:table-cell>
          <table:table-cell office:value-type="float" office:value="256521" table:style-name="ce22">
            <text:p>256 521</text:p>
          </table:table-cell>
          <table:table-cell office:value-type="float" office:value="258822" table:style-name="ce22">
            <text:p>258 822</text:p>
          </table:table-cell>
          <table:table-cell office:value-type="float" office:value="278976" table:style-name="ce22">
            <text:p>278 976</text:p>
          </table:table-cell>
          <table:table-cell office:value-type="float" office:value="281428" table:style-name="ce22">
            <text:p>281 428</text:p>
          </table:table-cell>
          <table:table-cell office:value-type="float" office:value="284773" table:style-name="ce22">
            <text:p>284 773</text:p>
          </table:table-cell>
          <table:table-cell office:value-type="float" office:value="288606" table:style-name="ce22">
            <text:p>288 606</text:p>
          </table:table-cell>
          <table:table-cell office:value-type="float" office:value="292524" table:style-name="ce22">
            <text:p>292 524</text:p>
          </table:table-cell>
          <table:table-cell office:value-type="float" office:value="296336" table:style-name="ce22">
            <text:p>296 336</text:p>
          </table:table-cell>
          <table:table-cell office:value-type="float" office:value="299975" table:style-name="ce22">
            <text:p>299 975</text:p>
          </table:table-cell>
          <table:table-cell office:value-type="float" office:value="302671" table:style-name="ce22">
            <text:p>302 671</text:p>
          </table:table-cell>
          <table:table-cell office:value-type="float" office:value="304786" table:style-name="ce22">
            <text:p>304 786</text:p>
          </table:table-cell>
          <table:table-cell office:value-type="float" office:value="307115" table:style-name="ce22">
            <text:p>307 115</text:p>
          </table:table-cell>
          <table:table-cell office:value-type="float" office:value="309076" table:style-name="ce22">
            <text:p>309 076</text:p>
          </table:table-cell>
          <table:table-cell office:value-type="float" office:value="311488" table:style-name="ce22">
            <text:p>311 488</text:p>
          </table:table-cell>
          <table:table-cell office:value-type="float" office:value="314660" table:style-name="ce22">
            <text:p>314 660</text:p>
          </table:table-cell>
          <table:table-cell office:value-type="float" office:value="317972" table:style-name="ce22">
            <text:p>317 972</text:p>
          </table:table-cell>
          <table:table-cell office:value-type="float" office:value="322490" table:style-name="ce22">
            <text:p>322 490</text:p>
          </table:table-cell>
          <table:table-cell office:value-type="float" office:value="325480" table:style-name="ce22">
            <text:p>325 480</text:p>
          </table:table-cell>
          <table:table-cell office:value-type="float" office:value="328735" table:style-name="ce22">
            <text:p>328 735</text:p>
          </table:table-cell>
          <table:table-cell office:value-type="float" office:value="331602" table:style-name="ce22">
            <text:p>331 602</text:p>
          </table:table-cell>
          <table:table-cell office:value-type="float" office:value="334345" table:style-name="ce22">
            <text:p>334 345</text:p>
          </table:table-cell>
          <table:table-cell office:value-type="float" office:value="336995" table:style-name="ce22">
            <text:p>336 995</text:p>
          </table:table-cell>
          <table:table-cell office:value-type="float" office:value="341143" table:style-name="ce22">
            <text:p>341 143</text:p>
          </table:table-cell>
          <table:table-cell office:value-type="float" office:value="343967" table:style-name="ce22">
            <text:p>343 967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127</text:p>
          </table:table-cell>
          <table:table-cell office:value-type="string" table:style-name="ce23">
            <text:p>Wiener Umland/Südteil</text:p>
          </table:table-cell>
          <table:table-cell office:value-type="float" office:value="288815" table:style-name="ce22">
            <text:p>288 815</text:p>
          </table:table-cell>
          <table:table-cell office:value-type="float" office:value="289389" table:style-name="ce22">
            <text:p>289 389</text:p>
          </table:table-cell>
          <table:table-cell office:value-type="float" office:value="289640" table:style-name="ce22">
            <text:p>289 640</text:p>
          </table:table-cell>
          <table:table-cell office:value-type="float" office:value="290298" table:style-name="ce22">
            <text:p>290 298</text:p>
          </table:table-cell>
          <table:table-cell office:value-type="float" office:value="291264" table:style-name="ce22">
            <text:p>291 264</text:p>
          </table:table-cell>
          <table:table-cell office:value-type="float" office:value="292272" table:style-name="ce22">
            <text:p>292 272</text:p>
          </table:table-cell>
          <table:table-cell office:value-type="float" office:value="293614" table:style-name="ce22">
            <text:p>293 614</text:p>
          </table:table-cell>
          <table:table-cell office:value-type="float" office:value="294898" table:style-name="ce22">
            <text:p>294 898</text:p>
          </table:table-cell>
          <table:table-cell office:value-type="float" office:value="297348" table:style-name="ce22">
            <text:p>297 348</text:p>
          </table:table-cell>
          <table:table-cell office:value-type="float" office:value="300851" table:style-name="ce22">
            <text:p>300 851</text:p>
          </table:table-cell>
          <table:table-cell office:value-type="float" office:value="304776" table:style-name="ce22">
            <text:p>304 776</text:p>
          </table:table-cell>
          <table:table-cell office:value-type="float" office:value="308287" table:style-name="ce22">
            <text:p>308 287</text:p>
          </table:table-cell>
          <table:table-cell office:value-type="float" office:value="311335" table:style-name="ce22">
            <text:p>311 335</text:p>
          </table:table-cell>
          <table:table-cell office:value-type="float" office:value="313931" table:style-name="ce22">
            <text:p>313 931</text:p>
          </table:table-cell>
          <table:table-cell office:value-type="float" office:value="316059" table:style-name="ce22">
            <text:p>316 059</text:p>
          </table:table-cell>
          <table:table-cell office:value-type="float" office:value="317683" table:style-name="ce22">
            <text:p>317 683</text:p>
          </table:table-cell>
          <table:table-cell office:value-type="float" office:value="319716" table:style-name="ce22">
            <text:p>319 716</text:p>
          </table:table-cell>
          <table:table-cell office:value-type="float" office:value="322092" table:style-name="ce22">
            <text:p>322 092</text:p>
          </table:table-cell>
          <table:table-cell office:value-type="float" office:value="324375" table:style-name="ce22">
            <text:p>324 375</text:p>
          </table:table-cell>
          <table:table-cell office:value-type="float" office:value="327961" table:style-name="ce22">
            <text:p>327 961</text:p>
          </table:table-cell>
          <table:table-cell office:value-type="float" office:value="331659" table:style-name="ce22">
            <text:p>331 659</text:p>
          </table:table-cell>
          <table:table-cell office:value-type="float" office:value="336590" table:style-name="ce22">
            <text:p>336 590</text:p>
          </table:table-cell>
          <table:table-cell office:value-type="float" office:value="338736" table:style-name="ce22">
            <text:p>338 736</text:p>
          </table:table-cell>
          <table:table-cell office:value-type="float" office:value="340855" table:style-name="ce22">
            <text:p>340 855</text:p>
          </table:table-cell>
          <table:table-cell office:value-type="float" office:value="343271" table:style-name="ce22">
            <text:p>343 271</text:p>
          </table:table-cell>
          <table:table-cell office:value-type="float" office:value="345876" table:style-name="ce22">
            <text:p>345 876</text:p>
          </table:table-cell>
          <table:table-cell office:value-type="float" office:value="347894" table:style-name="ce22">
            <text:p>347 894</text:p>
          </table:table-cell>
          <table:table-cell office:value-type="float" office:value="352091" table:style-name="ce22">
            <text:p>352 091</text:p>
          </table:table-cell>
          <table:table-cell office:value-type="float" office:value="354662" table:style-name="ce22">
            <text:p>354 662</text:p>
          </table:table-cell>
          <table:table-cell table:style-name="ce18"/>
          <table:table-cell table:number-columns-repeated="16352" table:style-name="ce1"/>
        </table:table-row>
        <table:table-row table:style-name="ro6">
          <table:table-cell office:value-type="string" table:style-name="ce20">
            <text:p>AT13</text:p>
          </table:table-cell>
          <table:table-cell office:value-type="string" table:style-name="ce21">
            <text:p>Wien</text:p>
          </table:table-cell>
          <table:table-cell office:value-type="float" office:value="1540830" table:style-name="ce22">
            <text:p>1 540 830</text:p>
          </table:table-cell>
          <table:table-cell office:value-type="float" office:value="1540591" table:style-name="ce22">
            <text:p>1 540 591</text:p>
          </table:table-cell>
          <table:table-cell office:value-type="float" office:value="1541543" table:style-name="ce22">
            <text:p>1 541 543</text:p>
          </table:table-cell>
          <table:table-cell office:value-type="float" office:value="1541552" table:style-name="ce22">
            <text:p>1 541 552</text:p>
          </table:table-cell>
          <table:table-cell office:value-type="float" office:value="1545386" table:style-name="ce22">
            <text:p>1 545 386</text:p>
          </table:table-cell>
          <table:table-cell office:value-type="float" office:value="1551236" table:style-name="ce22">
            <text:p>1 551 236</text:p>
          </table:table-cell>
          <table:table-cell office:value-type="float" office:value="1562536" table:style-name="ce22">
            <text:p>1 562 536</text:p>
          </table:table-cell>
          <table:table-cell office:value-type="float" office:value="1582841" table:style-name="ce22">
            <text:p>1 582 841</text:p>
          </table:table-cell>
          <table:table-cell office:value-type="float" office:value="1600888" table:style-name="ce22">
            <text:p>1 600 888</text:p>
          </table:table-cell>
          <table:table-cell office:value-type="float" office:value="1620250" table:style-name="ce22">
            <text:p>1 620 250</text:p>
          </table:table-cell>
          <table:table-cell office:value-type="float" office:value="1641653" table:style-name="ce22">
            <text:p>1 641 653</text:p>
          </table:table-cell>
          <table:table-cell office:value-type="float" office:value="1656619" table:style-name="ce22">
            <text:p>1 656 619</text:p>
          </table:table-cell>
          <table:table-cell office:value-type="float" office:value="1665458" table:style-name="ce22">
            <text:p>1 665 458</text:p>
          </table:table-cell>
          <table:table-cell office:value-type="float" office:value="1674937" table:style-name="ce22">
            <text:p>1 674 937</text:p>
          </table:table-cell>
          <table:table-cell office:value-type="float" office:value="1684298" table:style-name="ce22">
            <text:p>1 684 298</text:p>
          </table:table-cell>
          <table:table-cell office:value-type="float" office:value="1695590" table:style-name="ce22">
            <text:p>1 695 590</text:p>
          </table:table-cell>
          <table:table-cell office:value-type="float" office:value="1708614" table:style-name="ce22">
            <text:p>1 708 614</text:p>
          </table:table-cell>
          <table:table-cell office:value-type="float" office:value="1727330" table:style-name="ce22">
            <text:p>1 727 330</text:p>
          </table:table-cell>
          <table:table-cell office:value-type="float" office:value="1753597" table:style-name="ce22">
            <text:p>1 753 597</text:p>
          </table:table-cell>
          <table:table-cell office:value-type="float" office:value="1781042" table:style-name="ce22">
            <text:p>1 781 042</text:p>
          </table:table-cell>
          <table:table-cell office:value-type="float" office:value="1814225" table:style-name="ce22">
            <text:p>1 814 225</text:p>
          </table:table-cell>
          <table:table-cell office:value-type="float" office:value="1853140" table:style-name="ce22">
            <text:p>1 853 140</text:p>
          </table:table-cell>
          <table:table-cell office:value-type="float" office:value="1877719" table:style-name="ce22">
            <text:p>1 877 719</text:p>
          </table:table-cell>
          <table:table-cell office:value-type="float" office:value="1892150" table:style-name="ce22">
            <text:p>1 892 150</text:p>
          </table:table-cell>
          <table:table-cell office:value-type="float" office:value="1903240" table:style-name="ce22">
            <text:p>1 903 240</text:p>
          </table:table-cell>
          <table:table-cell office:value-type="float" office:value="1915155" table:style-name="ce22">
            <text:p>1 915 155</text:p>
          </table:table-cell>
          <table:table-cell office:value-type="float" office:value="1923825" table:style-name="ce22">
            <text:p>1 923 825</text:p>
          </table:table-cell>
          <table:table-cell office:value-type="float" office:value="1960655" table:style-name="ce22">
            <text:p>1 960 655</text:p>
          </table:table-cell>
          <table:table-cell office:value-type="float" office:value="1993147" table:style-name="ce22">
            <text:p>1 993 147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130</text:p>
          </table:table-cell>
          <table:table-cell office:value-type="string" table:style-name="ce23">
            <text:p>Wien</text:p>
          </table:table-cell>
          <table:table-cell office:value-type="float" office:value="1540830" table:style-name="ce22">
            <text:p>1 540 830</text:p>
          </table:table-cell>
          <table:table-cell office:value-type="float" office:value="1540591" table:style-name="ce22">
            <text:p>1 540 591</text:p>
          </table:table-cell>
          <table:table-cell office:value-type="float" office:value="1541543" table:style-name="ce22">
            <text:p>1 541 543</text:p>
          </table:table-cell>
          <table:table-cell office:value-type="float" office:value="1541552" table:style-name="ce22">
            <text:p>1 541 552</text:p>
          </table:table-cell>
          <table:table-cell office:value-type="float" office:value="1545386" table:style-name="ce22">
            <text:p>1 545 386</text:p>
          </table:table-cell>
          <table:table-cell office:value-type="float" office:value="1551236" table:style-name="ce22">
            <text:p>1 551 236</text:p>
          </table:table-cell>
          <table:table-cell office:value-type="float" office:value="1562536" table:style-name="ce22">
            <text:p>1 562 536</text:p>
          </table:table-cell>
          <table:table-cell office:value-type="float" office:value="1582841" table:style-name="ce22">
            <text:p>1 582 841</text:p>
          </table:table-cell>
          <table:table-cell office:value-type="float" office:value="1600888" table:style-name="ce22">
            <text:p>1 600 888</text:p>
          </table:table-cell>
          <table:table-cell office:value-type="float" office:value="1620250" table:style-name="ce22">
            <text:p>1 620 250</text:p>
          </table:table-cell>
          <table:table-cell office:value-type="float" office:value="1641653" table:style-name="ce22">
            <text:p>1 641 653</text:p>
          </table:table-cell>
          <table:table-cell office:value-type="float" office:value="1656619" table:style-name="ce22">
            <text:p>1 656 619</text:p>
          </table:table-cell>
          <table:table-cell office:value-type="float" office:value="1665458" table:style-name="ce22">
            <text:p>1 665 458</text:p>
          </table:table-cell>
          <table:table-cell office:value-type="float" office:value="1674937" table:style-name="ce22">
            <text:p>1 674 937</text:p>
          </table:table-cell>
          <table:table-cell office:value-type="float" office:value="1684298" table:style-name="ce22">
            <text:p>1 684 298</text:p>
          </table:table-cell>
          <table:table-cell office:value-type="float" office:value="1695590" table:style-name="ce22">
            <text:p>1 695 590</text:p>
          </table:table-cell>
          <table:table-cell office:value-type="float" office:value="1708614" table:style-name="ce22">
            <text:p>1 708 614</text:p>
          </table:table-cell>
          <table:table-cell office:value-type="float" office:value="1727330" table:style-name="ce22">
            <text:p>1 727 330</text:p>
          </table:table-cell>
          <table:table-cell office:value-type="float" office:value="1753597" table:style-name="ce22">
            <text:p>1 753 597</text:p>
          </table:table-cell>
          <table:table-cell office:value-type="float" office:value="1781042" table:style-name="ce22">
            <text:p>1 781 042</text:p>
          </table:table-cell>
          <table:table-cell office:value-type="float" office:value="1814225" table:style-name="ce22">
            <text:p>1 814 225</text:p>
          </table:table-cell>
          <table:table-cell office:value-type="float" office:value="1853140" table:style-name="ce22">
            <text:p>1 853 140</text:p>
          </table:table-cell>
          <table:table-cell office:value-type="float" office:value="1877719" table:style-name="ce22">
            <text:p>1 877 719</text:p>
          </table:table-cell>
          <table:table-cell office:value-type="float" office:value="1892150" table:style-name="ce22">
            <text:p>1 892 150</text:p>
          </table:table-cell>
          <table:table-cell office:value-type="float" office:value="1903240" table:style-name="ce22">
            <text:p>1 903 240</text:p>
          </table:table-cell>
          <table:table-cell office:value-type="float" office:value="1915155" table:style-name="ce22">
            <text:p>1 915 155</text:p>
          </table:table-cell>
          <table:table-cell office:value-type="float" office:value="1923825" table:style-name="ce22">
            <text:p>1 923 825</text:p>
          </table:table-cell>
          <table:table-cell office:value-type="float" office:value="1960655" table:style-name="ce22">
            <text:p>1 960 655</text:p>
          </table:table-cell>
          <table:table-cell office:value-type="float" office:value="1993147" table:style-name="ce22">
            <text:p>1 993 147</text:p>
          </table:table-cell>
          <table:table-cell table:style-name="ce18"/>
          <table:table-cell table:number-columns-repeated="16352" table:style-name="ce1"/>
        </table:table-row>
        <table:table-row table:style-name="ro5">
          <table:table-cell office:value-type="string" table:style-name="ce19">
            <text:p>AT2</text:p>
          </table:table-cell>
          <table:table-cell office:value-type="string" table:style-name="ce19">
            <text:p>Südösterreich</text:p>
          </table:table-cell>
          <table:table-cell office:value-type="float" office:value="1747111" table:style-name="ce17">
            <text:p>1 747 111</text:p>
          </table:table-cell>
          <table:table-cell office:value-type="float" office:value="1746769" table:style-name="ce17">
            <text:p>1 746 769</text:p>
          </table:table-cell>
          <table:table-cell office:value-type="float" office:value="1745590" table:style-name="ce17">
            <text:p>1 745 590</text:p>
          </table:table-cell>
          <table:table-cell office:value-type="float" office:value="1744674" table:style-name="ce17">
            <text:p>1 744 674</text:p>
          </table:table-cell>
          <table:table-cell office:value-type="float" office:value="1743967" table:style-name="ce17">
            <text:p>1 743 967</text:p>
          </table:table-cell>
          <table:table-cell office:value-type="float" office:value="1742813" table:style-name="ce17">
            <text:p>1 742 813</text:p>
          </table:table-cell>
          <table:table-cell office:value-type="float" office:value="1745020" table:style-name="ce17">
            <text:p>1 745 020</text:p>
          </table:table-cell>
          <table:table-cell office:value-type="float" office:value="1747740" table:style-name="ce17">
            <text:p>1 747 740</text:p>
          </table:table-cell>
          <table:table-cell office:value-type="float" office:value="1748658" table:style-name="ce17">
            <text:p>1 748 658</text:p>
          </table:table-cell>
          <table:table-cell office:value-type="float" office:value="1752799" table:style-name="ce17">
            <text:p>1 752 799</text:p>
          </table:table-cell>
          <table:table-cell office:value-type="float" office:value="1757636" table:style-name="ce17">
            <text:p>1 757 636</text:p>
          </table:table-cell>
          <table:table-cell office:value-type="float" office:value="1760948" table:style-name="ce17">
            <text:p>1 760 948</text:p>
          </table:table-cell>
          <table:table-cell office:value-type="float" office:value="1762961" table:style-name="ce17">
            <text:p>1 762 961</text:p>
          </table:table-cell>
          <table:table-cell office:value-type="float" office:value="1763985" table:style-name="ce17">
            <text:p>1 763 985</text:p>
          </table:table-cell>
          <table:table-cell office:value-type="float" office:value="1763443" table:style-name="ce17">
            <text:p>1 763 443</text:p>
          </table:table-cell>
          <table:table-cell office:value-type="float" office:value="1763011" table:style-name="ce17">
            <text:p>1 763 011</text:p>
          </table:table-cell>
          <table:table-cell office:value-type="float" office:value="1763600" table:style-name="ce17">
            <text:p>1 763 600</text:p>
          </table:table-cell>
          <table:table-cell office:value-type="float" office:value="1765217" table:style-name="ce17">
            <text:p>1 765 217</text:p>
          </table:table-cell>
          <table:table-cell office:value-type="float" office:value="1768091" table:style-name="ce17">
            <text:p>1 768 091</text:p>
          </table:table-cell>
          <table:table-cell office:value-type="float" office:value="1774498" table:style-name="ce17">
            <text:p>1 774 498</text:p>
          </table:table-cell>
          <table:table-cell office:value-type="float" office:value="1783799" table:style-name="ce17">
            <text:p>1 783 799</text:p>
          </table:table-cell>
          <table:table-cell office:value-type="float" office:value="1796681" table:style-name="ce17">
            <text:p>1 796 681</text:p>
          </table:table-cell>
          <table:table-cell office:value-type="float" office:value="1798919" table:style-name="ce17">
            <text:p>1 798 919</text:p>
          </table:table-cell>
          <table:table-cell office:value-type="float" office:value="1802015" table:style-name="ce17">
            <text:p>1 802 015</text:p>
          </table:table-cell>
          <table:table-cell office:value-type="float" office:value="1805536" table:style-name="ce17">
            <text:p>1 805 536</text:p>
          </table:table-cell>
          <table:table-cell office:value-type="float" office:value="1808677" table:style-name="ce17">
            <text:p>1 808 677</text:p>
          </table:table-cell>
          <table:table-cell office:value-type="float" office:value="1812454" table:style-name="ce17">
            <text:p>1 812 454</text:p>
          </table:table-cell>
          <table:table-cell office:value-type="float" office:value="1827212" table:style-name="ce17">
            <text:p>1 827 212</text:p>
          </table:table-cell>
          <table:table-cell office:value-type="float" office:value="1836377" table:style-name="ce17">
            <text:p>1 836 377</text:p>
          </table:table-cell>
          <table:table-cell table:style-name="ce18"/>
          <table:table-cell table:number-columns-repeated="16352" table:style-name="ce1"/>
        </table:table-row>
        <table:table-row table:style-name="ro6">
          <table:table-cell office:value-type="string" table:style-name="ce20">
            <text:p>AT21</text:p>
          </table:table-cell>
          <table:table-cell office:value-type="string" table:style-name="ce21">
            <text:p>Kärnten</text:p>
          </table:table-cell>
          <table:table-cell office:value-type="float" office:value="561281" table:style-name="ce22">
            <text:p>561 281</text:p>
          </table:table-cell>
          <table:table-cell office:value-type="float" office:value="561703" table:style-name="ce22">
            <text:p>561 703</text:p>
          </table:table-cell>
          <table:table-cell office:value-type="float" office:value="561280" table:style-name="ce22">
            <text:p>561 280</text:p>
          </table:table-cell>
          <table:table-cell office:value-type="float" office:value="560972" table:style-name="ce22">
            <text:p>560 972</text:p>
          </table:table-cell>
          <table:table-cell office:value-type="float" office:value="560821" table:style-name="ce22">
            <text:p>560 821</text:p>
          </table:table-cell>
          <table:table-cell office:value-type="float" office:value="560129" table:style-name="ce22">
            <text:p>560 129</text:p>
          </table:table-cell>
          <table:table-cell office:value-type="float" office:value="559745" table:style-name="ce22">
            <text:p>559 745</text:p>
          </table:table-cell>
          <table:table-cell office:value-type="float" office:value="559179" table:style-name="ce22">
            <text:p>559 179</text:p>
          </table:table-cell>
          <table:table-cell office:value-type="float" office:value="558319" table:style-name="ce22">
            <text:p>558 319</text:p>
          </table:table-cell>
          <table:table-cell office:value-type="float" office:value="558431" table:style-name="ce22">
            <text:p>558 431</text:p>
          </table:table-cell>
          <table:table-cell office:value-type="float" office:value="559093" table:style-name="ce22">
            <text:p>559 093</text:p>
          </table:table-cell>
          <table:table-cell office:value-type="float" office:value="559453" table:style-name="ce22">
            <text:p>559 453</text:p>
          </table:table-cell>
          <table:table-cell office:value-type="float" office:value="559829" table:style-name="ce22">
            <text:p>559 829</text:p>
          </table:table-cell>
          <table:table-cell office:value-type="float" office:value="559723" table:style-name="ce22">
            <text:p>559 723</text:p>
          </table:table-cell>
          <table:table-cell office:value-type="float" office:value="558813" table:style-name="ce22">
            <text:p>558 813</text:p>
          </table:table-cell>
          <table:table-cell office:value-type="float" office:value="557497" table:style-name="ce22">
            <text:p>557 497</text:p>
          </table:table-cell>
          <table:table-cell office:value-type="float" office:value="556398" table:style-name="ce22">
            <text:p>556 398</text:p>
          </table:table-cell>
          <table:table-cell office:value-type="float" office:value="555751" table:style-name="ce22">
            <text:p>555 751</text:p>
          </table:table-cell>
          <table:table-cell office:value-type="float" office:value="555589" table:style-name="ce22">
            <text:p>555 589</text:p>
          </table:table-cell>
          <table:table-cell office:value-type="float" office:value="556637" table:style-name="ce22">
            <text:p>556 637</text:p>
          </table:table-cell>
          <table:table-cell office:value-type="float" office:value="558612" table:style-name="ce22">
            <text:p>558 612</text:p>
          </table:table-cell>
          <table:table-cell office:value-type="float" office:value="561099" table:style-name="ce22">
            <text:p>561 099</text:p>
          </table:table-cell>
          <table:table-cell office:value-type="float" office:value="560852" table:style-name="ce22">
            <text:p>560 852</text:p>
          </table:table-cell>
          <table:table-cell office:value-type="float" office:value="560787" table:style-name="ce22">
            <text:p>560 787</text:p>
          </table:table-cell>
          <table:table-cell office:value-type="float" office:value="561062" table:style-name="ce22">
            <text:p>561 062</text:p>
          </table:table-cell>
          <table:table-cell office:value-type="float" office:value="561647" table:style-name="ce22">
            <text:p>561 647</text:p>
          </table:table-cell>
          <table:table-cell office:value-type="float" office:value="563176" table:style-name="ce22">
            <text:p>563 176</text:p>
          </table:table-cell>
          <table:table-cell office:value-type="float" office:value="567196" table:style-name="ce22">
            <text:p>567 196</text:p>
          </table:table-cell>
          <table:table-cell office:value-type="float" office:value="569108" table:style-name="ce22">
            <text:p>569 108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211</text:p>
          </table:table-cell>
          <table:table-cell office:value-type="string" table:style-name="ce23">
            <text:p>Klagenfurt-Villach</text:p>
          </table:table-cell>
          <table:table-cell office:value-type="float" office:value="266274" table:style-name="ce22">
            <text:p>266 274</text:p>
          </table:table-cell>
          <table:table-cell office:value-type="float" office:value="266739" table:style-name="ce22">
            <text:p>266 739</text:p>
          </table:table-cell>
          <table:table-cell office:value-type="float" office:value="266762" table:style-name="ce22">
            <text:p>266 762</text:p>
          </table:table-cell>
          <table:table-cell office:value-type="float" office:value="266868" table:style-name="ce22">
            <text:p>266 868</text:p>
          </table:table-cell>
          <table:table-cell office:value-type="float" office:value="267119" table:style-name="ce22">
            <text:p>267 119</text:p>
          </table:table-cell>
          <table:table-cell office:value-type="float" office:value="267093" table:style-name="ce22">
            <text:p>267 093</text:p>
          </table:table-cell>
          <table:table-cell office:value-type="float" office:value="267298" table:style-name="ce22">
            <text:p>267 298</text:p>
          </table:table-cell>
          <table:table-cell office:value-type="float" office:value="269554" table:style-name="ce22">
            <text:p>269 554</text:p>
          </table:table-cell>
          <table:table-cell office:value-type="float" office:value="269707" table:style-name="ce22">
            <text:p>269 707</text:p>
          </table:table-cell>
          <table:table-cell office:value-type="float" office:value="270452" table:style-name="ce22">
            <text:p>270 452</text:p>
          </table:table-cell>
          <table:table-cell office:value-type="float" office:value="271747" table:style-name="ce22">
            <text:p>271 747</text:p>
          </table:table-cell>
          <table:table-cell office:value-type="float" office:value="272914" table:style-name="ce22">
            <text:p>272 914</text:p>
          </table:table-cell>
          <table:table-cell office:value-type="float" office:value="274067" table:style-name="ce22">
            <text:p>274 067</text:p>
          </table:table-cell>
          <table:table-cell office:value-type="float" office:value="275072" table:style-name="ce22">
            <text:p>275 072</text:p>
          </table:table-cell>
          <table:table-cell office:value-type="float" office:value="275632" table:style-name="ce22">
            <text:p>275 632</text:p>
          </table:table-cell>
          <table:table-cell office:value-type="float" office:value="275925" table:style-name="ce22">
            <text:p>275 925</text:p>
          </table:table-cell>
          <table:table-cell office:value-type="float" office:value="276473" table:style-name="ce22">
            <text:p>276 473</text:p>
          </table:table-cell>
          <table:table-cell office:value-type="float" office:value="277381" table:style-name="ce22">
            <text:p>277 381</text:p>
          </table:table-cell>
          <table:table-cell office:value-type="float" office:value="278459" table:style-name="ce22">
            <text:p>278 459</text:p>
          </table:table-cell>
          <table:table-cell office:value-type="float" office:value="280297" table:style-name="ce22">
            <text:p>280 297</text:p>
          </table:table-cell>
          <table:table-cell office:value-type="float" office:value="282389" table:style-name="ce22">
            <text:p>282 389</text:p>
          </table:table-cell>
          <table:table-cell office:value-type="float" office:value="284965" table:style-name="ce22">
            <text:p>284 965</text:p>
          </table:table-cell>
          <table:table-cell office:value-type="float" office:value="285857" table:style-name="ce22">
            <text:p>285 857</text:p>
          </table:table-cell>
          <table:table-cell office:value-type="float" office:value="286877" table:style-name="ce22">
            <text:p>286 877</text:p>
          </table:table-cell>
          <table:table-cell office:value-type="float" office:value="288157" table:style-name="ce22">
            <text:p>288 157</text:p>
          </table:table-cell>
          <table:table-cell office:value-type="float" office:value="289539" table:style-name="ce22">
            <text:p>289 539</text:p>
          </table:table-cell>
          <table:table-cell office:value-type="float" office:value="291604" table:style-name="ce22">
            <text:p>291 604</text:p>
          </table:table-cell>
          <table:table-cell office:value-type="float" office:value="294998" table:style-name="ce22">
            <text:p>294 998</text:p>
          </table:table-cell>
          <table:table-cell office:value-type="float" office:value="296861" table:style-name="ce22">
            <text:p>296 861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212</text:p>
          </table:table-cell>
          <table:table-cell office:value-type="string" table:style-name="ce23">
            <text:p>Oberkärnten</text:p>
          </table:table-cell>
          <table:table-cell office:value-type="float" office:value="132209" table:style-name="ce22">
            <text:p>132 209</text:p>
          </table:table-cell>
          <table:table-cell office:value-type="float" office:value="132259" table:style-name="ce22">
            <text:p>132 259</text:p>
          </table:table-cell>
          <table:table-cell office:value-type="float" office:value="132118" table:style-name="ce22">
            <text:p>132 118</text:p>
          </table:table-cell>
          <table:table-cell office:value-type="float" office:value="131998" table:style-name="ce22">
            <text:p>131 998</text:p>
          </table:table-cell>
          <table:table-cell office:value-type="float" office:value="131897" table:style-name="ce22">
            <text:p>131 897</text:p>
          </table:table-cell>
          <table:table-cell office:value-type="float" office:value="131673" table:style-name="ce22">
            <text:p>131 673</text:p>
          </table:table-cell>
          <table:table-cell office:value-type="float" office:value="131501" table:style-name="ce22">
            <text:p>131 501</text:p>
          </table:table-cell>
          <table:table-cell office:value-type="float" office:value="131380" table:style-name="ce22">
            <text:p>131 380</text:p>
          </table:table-cell>
          <table:table-cell office:value-type="float" office:value="131034" table:style-name="ce22">
            <text:p>131 034</text:p>
          </table:table-cell>
          <table:table-cell office:value-type="float" office:value="130872" table:style-name="ce22">
            <text:p>130 872</text:p>
          </table:table-cell>
          <table:table-cell office:value-type="float" office:value="130566" table:style-name="ce22">
            <text:p>130 566</text:p>
          </table:table-cell>
          <table:table-cell office:value-type="float" office:value="130136" table:style-name="ce22">
            <text:p>130 136</text:p>
          </table:table-cell>
          <table:table-cell office:value-type="float" office:value="129845" table:style-name="ce22">
            <text:p>129 845</text:p>
          </table:table-cell>
          <table:table-cell office:value-type="float" office:value="129406" table:style-name="ce22">
            <text:p>129 406</text:p>
          </table:table-cell>
          <table:table-cell office:value-type="float" office:value="128771" table:style-name="ce22">
            <text:p>128 771</text:p>
          </table:table-cell>
          <table:table-cell office:value-type="float" office:value="128050" table:style-name="ce22">
            <text:p>128 050</text:p>
          </table:table-cell>
          <table:table-cell office:value-type="float" office:value="127298" table:style-name="ce22">
            <text:p>127 298</text:p>
          </table:table-cell>
          <table:table-cell office:value-type="float" office:value="126562" table:style-name="ce22">
            <text:p>126 562</text:p>
          </table:table-cell>
          <table:table-cell office:value-type="float" office:value="125881" table:style-name="ce22">
            <text:p>125 881</text:p>
          </table:table-cell>
          <table:table-cell office:value-type="float" office:value="125411" table:style-name="ce22">
            <text:p>125 411</text:p>
          </table:table-cell>
          <table:table-cell office:value-type="float" office:value="125285" table:style-name="ce22">
            <text:p>125 285</text:p>
          </table:table-cell>
          <table:table-cell office:value-type="float" office:value="125234" table:style-name="ce22">
            <text:p>125 234</text:p>
          </table:table-cell>
          <table:table-cell office:value-type="float" office:value="124714" table:style-name="ce22">
            <text:p>124 714</text:p>
          </table:table-cell>
          <table:table-cell office:value-type="float" office:value="124342" table:style-name="ce22">
            <text:p>124 342</text:p>
          </table:table-cell>
          <table:table-cell office:value-type="float" office:value="123989" table:style-name="ce22">
            <text:p>123 989</text:p>
          </table:table-cell>
          <table:table-cell office:value-type="float" office:value="123626" table:style-name="ce22">
            <text:p>123 626</text:p>
          </table:table-cell>
          <table:table-cell office:value-type="float" office:value="123403" table:style-name="ce22">
            <text:p>123 403</text:p>
          </table:table-cell>
          <table:table-cell office:value-type="float" office:value="123861" table:style-name="ce22">
            <text:p>123 861</text:p>
          </table:table-cell>
          <table:table-cell office:value-type="float" office:value="123863" table:style-name="ce22">
            <text:p>123 863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213</text:p>
          </table:table-cell>
          <table:table-cell office:value-type="string" table:style-name="ce23">
            <text:p>Unterkärnten</text:p>
          </table:table-cell>
          <table:table-cell office:value-type="float" office:value="162798" table:style-name="ce22">
            <text:p>162 798</text:p>
          </table:table-cell>
          <table:table-cell office:value-type="float" office:value="162705" table:style-name="ce22">
            <text:p>162 705</text:p>
          </table:table-cell>
          <table:table-cell office:value-type="float" office:value="162400" table:style-name="ce22">
            <text:p>162 400</text:p>
          </table:table-cell>
          <table:table-cell office:value-type="float" office:value="162106" table:style-name="ce22">
            <text:p>162 106</text:p>
          </table:table-cell>
          <table:table-cell office:value-type="float" office:value="161805" table:style-name="ce22">
            <text:p>161 805</text:p>
          </table:table-cell>
          <table:table-cell office:value-type="float" office:value="161363" table:style-name="ce22">
            <text:p>161 363</text:p>
          </table:table-cell>
          <table:table-cell office:value-type="float" office:value="160946" table:style-name="ce22">
            <text:p>160 946</text:p>
          </table:table-cell>
          <table:table-cell office:value-type="float" office:value="158245" table:style-name="ce22">
            <text:p>158 245</text:p>
          </table:table-cell>
          <table:table-cell office:value-type="float" office:value="157578" table:style-name="ce22">
            <text:p>157 578</text:p>
          </table:table-cell>
          <table:table-cell office:value-type="float" office:value="157107" table:style-name="ce22">
            <text:p>157 107</text:p>
          </table:table-cell>
          <table:table-cell office:value-type="float" office:value="156780" table:style-name="ce22">
            <text:p>156 780</text:p>
          </table:table-cell>
          <table:table-cell office:value-type="float" office:value="156403" table:style-name="ce22">
            <text:p>156 403</text:p>
          </table:table-cell>
          <table:table-cell office:value-type="float" office:value="155917" table:style-name="ce22">
            <text:p>155 917</text:p>
          </table:table-cell>
          <table:table-cell office:value-type="float" office:value="155245" table:style-name="ce22">
            <text:p>155 245</text:p>
          </table:table-cell>
          <table:table-cell office:value-type="float" office:value="154410" table:style-name="ce22">
            <text:p>154 410</text:p>
          </table:table-cell>
          <table:table-cell office:value-type="float" office:value="153522" table:style-name="ce22">
            <text:p>153 522</text:p>
          </table:table-cell>
          <table:table-cell office:value-type="float" office:value="152627" table:style-name="ce22">
            <text:p>152 627</text:p>
          </table:table-cell>
          <table:table-cell office:value-type="float" office:value="151808" table:style-name="ce22">
            <text:p>151 808</text:p>
          </table:table-cell>
          <table:table-cell office:value-type="float" office:value="151249" table:style-name="ce22">
            <text:p>151 249</text:p>
          </table:table-cell>
          <table:table-cell office:value-type="float" office:value="150929" table:style-name="ce22">
            <text:p>150 929</text:p>
          </table:table-cell>
          <table:table-cell office:value-type="float" office:value="150938" table:style-name="ce22">
            <text:p>150 938</text:p>
          </table:table-cell>
          <table:table-cell office:value-type="float" office:value="150900" table:style-name="ce22">
            <text:p>150 900</text:p>
          </table:table-cell>
          <table:table-cell office:value-type="float" office:value="150281" table:style-name="ce22">
            <text:p>150 281</text:p>
          </table:table-cell>
          <table:table-cell office:value-type="float" office:value="149568" table:style-name="ce22">
            <text:p>149 568</text:p>
          </table:table-cell>
          <table:table-cell office:value-type="float" office:value="148916" table:style-name="ce22">
            <text:p>148 916</text:p>
          </table:table-cell>
          <table:table-cell office:value-type="float" office:value="148482" table:style-name="ce22">
            <text:p>148 482</text:p>
          </table:table-cell>
          <table:table-cell office:value-type="float" office:value="148169" table:style-name="ce22">
            <text:p>148 169</text:p>
          </table:table-cell>
          <table:table-cell office:value-type="float" office:value="148337" table:style-name="ce22">
            <text:p>148 337</text:p>
          </table:table-cell>
          <table:table-cell office:value-type="float" office:value="148384" table:style-name="ce22">
            <text:p>148 384</text:p>
          </table:table-cell>
          <table:table-cell table:style-name="ce18"/>
          <table:table-cell table:number-columns-repeated="16352" table:style-name="ce1"/>
        </table:table-row>
        <table:table-row table:style-name="ro6">
          <table:table-cell office:value-type="string" table:style-name="ce20">
            <text:p>AT22</text:p>
          </table:table-cell>
          <table:table-cell office:value-type="string" table:style-name="ce21">
            <text:p>Steiermark</text:p>
          </table:table-cell>
          <table:table-cell office:value-type="float" office:value="1185830" table:style-name="ce22">
            <text:p>1 185 830</text:p>
          </table:table-cell>
          <table:table-cell office:value-type="float" office:value="1185066" table:style-name="ce22">
            <text:p>1 185 066</text:p>
          </table:table-cell>
          <table:table-cell office:value-type="float" office:value="1184310" table:style-name="ce22">
            <text:p>1 184 310</text:p>
          </table:table-cell>
          <table:table-cell office:value-type="float" office:value="1183702" table:style-name="ce22">
            <text:p>1 183 702</text:p>
          </table:table-cell>
          <table:table-cell office:value-type="float" office:value="1183146" table:style-name="ce22">
            <text:p>1 183 146</text:p>
          </table:table-cell>
          <table:table-cell office:value-type="float" office:value="1182684" table:style-name="ce22">
            <text:p>1 182 684</text:p>
          </table:table-cell>
          <table:table-cell office:value-type="float" office:value="1185275" table:style-name="ce22">
            <text:p>1 185 275</text:p>
          </table:table-cell>
          <table:table-cell office:value-type="float" office:value="1188561" table:style-name="ce22">
            <text:p>1 188 561</text:p>
          </table:table-cell>
          <table:table-cell office:value-type="float" office:value="1190339" table:style-name="ce22">
            <text:p>1 190 339</text:p>
          </table:table-cell>
          <table:table-cell office:value-type="float" office:value="1194368" table:style-name="ce22">
            <text:p>1 194 368</text:p>
          </table:table-cell>
          <table:table-cell office:value-type="float" office:value="1198543" table:style-name="ce22">
            <text:p>1 198 543</text:p>
          </table:table-cell>
          <table:table-cell office:value-type="float" office:value="1201495" table:style-name="ce22">
            <text:p>1 201 495</text:p>
          </table:table-cell>
          <table:table-cell office:value-type="float" office:value="1203132" table:style-name="ce22">
            <text:p>1 203 132</text:p>
          </table:table-cell>
          <table:table-cell office:value-type="float" office:value="1204262" table:style-name="ce22">
            <text:p>1 204 262</text:p>
          </table:table-cell>
          <table:table-cell office:value-type="float" office:value="1204630" table:style-name="ce22">
            <text:p>1 204 630</text:p>
          </table:table-cell>
          <table:table-cell office:value-type="float" office:value="1205514" table:style-name="ce22">
            <text:p>1 205 514</text:p>
          </table:table-cell>
          <table:table-cell office:value-type="float" office:value="1207202" table:style-name="ce22">
            <text:p>1 207 202</text:p>
          </table:table-cell>
          <table:table-cell office:value-type="float" office:value="1209466" table:style-name="ce22">
            <text:p>1 209 466</text:p>
          </table:table-cell>
          <table:table-cell office:value-type="float" office:value="1212502" table:style-name="ce22">
            <text:p>1 212 502</text:p>
          </table:table-cell>
          <table:table-cell office:value-type="float" office:value="1217861" table:style-name="ce22">
            <text:p>1 217 861</text:p>
          </table:table-cell>
          <table:table-cell office:value-type="float" office:value="1225187" table:style-name="ce22">
            <text:p>1 225 187</text:p>
          </table:table-cell>
          <table:table-cell office:value-type="float" office:value="1235582" table:style-name="ce22">
            <text:p>1 235 582</text:p>
          </table:table-cell>
          <table:table-cell office:value-type="float" office:value="1238067" table:style-name="ce22">
            <text:p>1 238 067</text:p>
          </table:table-cell>
          <table:table-cell office:value-type="float" office:value="1241228" table:style-name="ce22">
            <text:p>1 241 228</text:p>
          </table:table-cell>
          <table:table-cell office:value-type="float" office:value="1244474" table:style-name="ce22">
            <text:p>1 244 474</text:p>
          </table:table-cell>
          <table:table-cell office:value-type="float" office:value="1247030" table:style-name="ce22">
            <text:p>1 247 030</text:p>
          </table:table-cell>
          <table:table-cell office:value-type="float" office:value="1249278" table:style-name="ce22">
            <text:p>1 249 278</text:p>
          </table:table-cell>
          <table:table-cell office:value-type="float" office:value="1260016" table:style-name="ce22">
            <text:p>1 260 016</text:p>
          </table:table-cell>
          <table:table-cell office:value-type="float" office:value="1267269" table:style-name="ce22">
            <text:p>1 267 269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221</text:p>
          </table:table-cell>
          <table:table-cell office:value-type="string" table:style-name="ce23">
            <text:p>Graz</text:p>
          </table:table-cell>
          <table:table-cell office:value-type="float" office:value="356624" table:style-name="ce22">
            <text:p>356 624</text:p>
          </table:table-cell>
          <table:table-cell office:value-type="float" office:value="356603" table:style-name="ce22">
            <text:p>356 603</text:p>
          </table:table-cell>
          <table:table-cell office:value-type="float" office:value="356518" table:style-name="ce22">
            <text:p>356 518</text:p>
          </table:table-cell>
          <table:table-cell office:value-type="float" office:value="356501" table:style-name="ce22">
            <text:p>356 501</text:p>
          </table:table-cell>
          <table:table-cell office:value-type="float" office:value="356545" table:style-name="ce22">
            <text:p>356 545</text:p>
          </table:table-cell>
          <table:table-cell office:value-type="float" office:value="356538" table:style-name="ce22">
            <text:p>356 538</text:p>
          </table:table-cell>
          <table:table-cell office:value-type="float" office:value="358056" table:style-name="ce22">
            <text:p>358 056</text:p>
          </table:table-cell>
          <table:table-cell office:value-type="float" office:value="366456" table:style-name="ce22">
            <text:p>366 456</text:p>
          </table:table-cell>
          <table:table-cell office:value-type="float" office:value="370045" table:style-name="ce22">
            <text:p>370 045</text:p>
          </table:table-cell>
          <table:table-cell office:value-type="float" office:value="374695" table:style-name="ce22">
            <text:p>374 695</text:p>
          </table:table-cell>
          <table:table-cell office:value-type="float" office:value="379824" table:style-name="ce22">
            <text:p>379 824</text:p>
          </table:table-cell>
          <table:table-cell office:value-type="float" office:value="384345" table:style-name="ce22">
            <text:p>384 345</text:p>
          </table:table-cell>
          <table:table-cell office:value-type="float" office:value="388293" table:style-name="ce22">
            <text:p>388 293</text:p>
          </table:table-cell>
          <table:table-cell office:value-type="float" office:value="391867" table:style-name="ce22">
            <text:p>391 867</text:p>
          </table:table-cell>
          <table:table-cell office:value-type="float" office:value="395195" table:style-name="ce22">
            <text:p>395 195</text:p>
          </table:table-cell>
          <table:table-cell office:value-type="float" office:value="399008" table:style-name="ce22">
            <text:p>399 008</text:p>
          </table:table-cell>
          <table:table-cell office:value-type="float" office:value="403200" table:style-name="ce22">
            <text:p>403 200</text:p>
          </table:table-cell>
          <table:table-cell office:value-type="float" office:value="407660" table:style-name="ce22">
            <text:p>407 660</text:p>
          </table:table-cell>
          <table:table-cell office:value-type="float" office:value="412369" table:style-name="ce22">
            <text:p>412 369</text:p>
          </table:table-cell>
          <table:table-cell office:value-type="float" office:value="418065" table:style-name="ce22">
            <text:p>418 065</text:p>
          </table:table-cell>
          <table:table-cell office:value-type="float" office:value="424424" table:style-name="ce22">
            <text:p>424 424</text:p>
          </table:table-cell>
          <table:table-cell office:value-type="float" office:value="432083" table:style-name="ce22">
            <text:p>432 083</text:p>
          </table:table-cell>
          <table:table-cell office:value-type="float" office:value="436648" table:style-name="ce22">
            <text:p>436 648</text:p>
          </table:table-cell>
          <table:table-cell office:value-type="float" office:value="440743" table:style-name="ce22">
            <text:p>440 743</text:p>
          </table:table-cell>
          <table:table-cell office:value-type="float" office:value="444860" table:style-name="ce22">
            <text:p>444 860</text:p>
          </table:table-cell>
          <table:table-cell office:value-type="float" office:value="448042" table:style-name="ce22">
            <text:p>448 042</text:p>
          </table:table-cell>
          <table:table-cell office:value-type="float" office:value="450554" table:style-name="ce22">
            <text:p>450 554</text:p>
          </table:table-cell>
          <table:table-cell office:value-type="float" office:value="457230" table:style-name="ce22">
            <text:p>457 230</text:p>
          </table:table-cell>
          <table:table-cell office:value-type="float" office:value="463604" table:style-name="ce22">
            <text:p>463 604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222</text:p>
          </table:table-cell>
          <table:table-cell office:value-type="string" table:style-name="ce23">
            <text:p>Liezen</text:p>
          </table:table-cell>
          <table:table-cell office:value-type="float" office:value="80896" table:style-name="ce22">
            <text:p>80 896</text:p>
          </table:table-cell>
          <table:table-cell office:value-type="float" office:value="80936" table:style-name="ce22">
            <text:p>80 936</text:p>
          </table:table-cell>
          <table:table-cell office:value-type="float" office:value="80975" table:style-name="ce22">
            <text:p>80 975</text:p>
          </table:table-cell>
          <table:table-cell office:value-type="float" office:value="81027" table:style-name="ce22">
            <text:p>81 027</text:p>
          </table:table-cell>
          <table:table-cell office:value-type="float" office:value="81087" table:style-name="ce22">
            <text:p>81 087</text:p>
          </table:table-cell>
          <table:table-cell office:value-type="float" office:value="81152" table:style-name="ce22">
            <text:p>81 152</text:p>
          </table:table-cell>
          <table:table-cell office:value-type="float" office:value="81471" table:style-name="ce22">
            <text:p>81 471</text:p>
          </table:table-cell>
          <table:table-cell office:value-type="float" office:value="81619" table:style-name="ce22">
            <text:p>81 619</text:p>
          </table:table-cell>
          <table:table-cell office:value-type="float" office:value="81259" table:style-name="ce22">
            <text:p>81 259</text:p>
          </table:table-cell>
          <table:table-cell office:value-type="float" office:value="81169" table:style-name="ce22">
            <text:p>81 169</text:p>
          </table:table-cell>
          <table:table-cell office:value-type="float" office:value="81085" table:style-name="ce22">
            <text:p>81 085</text:p>
          </table:table-cell>
          <table:table-cell office:value-type="float" office:value="80988" table:style-name="ce22">
            <text:p>80 988</text:p>
          </table:table-cell>
          <table:table-cell office:value-type="float" office:value="80752" table:style-name="ce22">
            <text:p>80 752</text:p>
          </table:table-cell>
          <table:table-cell office:value-type="float" office:value="80461" table:style-name="ce22">
            <text:p>80 461</text:p>
          </table:table-cell>
          <table:table-cell office:value-type="float" office:value="80155" table:style-name="ce22">
            <text:p>80 155</text:p>
          </table:table-cell>
          <table:table-cell office:value-type="float" office:value="79774" table:style-name="ce22">
            <text:p>79 774</text:p>
          </table:table-cell>
          <table:table-cell office:value-type="float" office:value="79429" table:style-name="ce22">
            <text:p>79 429</text:p>
          </table:table-cell>
          <table:table-cell office:value-type="float" office:value="79144" table:style-name="ce22">
            <text:p>79 144</text:p>
          </table:table-cell>
          <table:table-cell office:value-type="float" office:value="79029" table:style-name="ce22">
            <text:p>79 029</text:p>
          </table:table-cell>
          <table:table-cell office:value-type="float" office:value="78886" table:style-name="ce22">
            <text:p>78 886</text:p>
          </table:table-cell>
          <table:table-cell office:value-type="float" office:value="79587" table:style-name="ce22">
            <text:p>79 587</text:p>
          </table:table-cell>
          <table:table-cell office:value-type="float" office:value="79990" table:style-name="ce22">
            <text:p>79 990</text:p>
          </table:table-cell>
          <table:table-cell office:value-type="float" office:value="80068" table:style-name="ce22">
            <text:p>80 068</text:p>
          </table:table-cell>
          <table:table-cell office:value-type="float" office:value="80009" table:style-name="ce22">
            <text:p>80 009</text:p>
          </table:table-cell>
          <table:table-cell office:value-type="float" office:value="79812" table:style-name="ce22">
            <text:p>79 812</text:p>
          </table:table-cell>
          <table:table-cell office:value-type="float" office:value="79674" table:style-name="ce22">
            <text:p>79 674</text:p>
          </table:table-cell>
          <table:table-cell office:value-type="float" office:value="79618" table:style-name="ce22">
            <text:p>79 618</text:p>
          </table:table-cell>
          <table:table-cell office:value-type="float" office:value="79771" table:style-name="ce22">
            <text:p>79 771</text:p>
          </table:table-cell>
          <table:table-cell office:value-type="float" office:value="79749" table:style-name="ce22">
            <text:p>79 749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223</text:p>
          </table:table-cell>
          <table:table-cell office:value-type="string" table:style-name="ce23">
            <text:p>Östliche Obersteiermark</text:p>
          </table:table-cell>
          <table:table-cell office:value-type="float" office:value="194355" table:style-name="ce22">
            <text:p>194 355</text:p>
          </table:table-cell>
          <table:table-cell office:value-type="float" office:value="193224" table:style-name="ce22">
            <text:p>193 224</text:p>
          </table:table-cell>
          <table:table-cell office:value-type="float" office:value="192091" table:style-name="ce22">
            <text:p>192 091</text:p>
          </table:table-cell>
          <table:table-cell office:value-type="float" office:value="190983" table:style-name="ce22">
            <text:p>190 983</text:p>
          </table:table-cell>
          <table:table-cell office:value-type="float" office:value="189886" table:style-name="ce22">
            <text:p>189 886</text:p>
          </table:table-cell>
          <table:table-cell office:value-type="float" office:value="188801" table:style-name="ce22">
            <text:p>188 801</text:p>
          </table:table-cell>
          <table:table-cell office:value-type="float" office:value="188220" table:style-name="ce22">
            <text:p>188 220</text:p>
          </table:table-cell>
          <table:table-cell office:value-type="float" office:value="174316" table:style-name="ce22">
            <text:p>174 316</text:p>
          </table:table-cell>
          <table:table-cell office:value-type="float" office:value="173233" table:style-name="ce22">
            <text:p>173 233</text:p>
          </table:table-cell>
          <table:table-cell office:value-type="float" office:value="172422" table:style-name="ce22">
            <text:p>172 422</text:p>
          </table:table-cell>
          <table:table-cell office:value-type="float" office:value="171654" table:style-name="ce22">
            <text:p>171 654</text:p>
          </table:table-cell>
          <table:table-cell office:value-type="float" office:value="170739" table:style-name="ce22">
            <text:p>170 739</text:p>
          </table:table-cell>
          <table:table-cell office:value-type="float" office:value="169550" table:style-name="ce22">
            <text:p>169 550</text:p>
          </table:table-cell>
          <table:table-cell office:value-type="float" office:value="168485" table:style-name="ce22">
            <text:p>168 485</text:p>
          </table:table-cell>
          <table:table-cell office:value-type="float" office:value="167272" table:style-name="ce22">
            <text:p>167 272</text:p>
          </table:table-cell>
          <table:table-cell office:value-type="float" office:value="166026" table:style-name="ce22">
            <text:p>166 026</text:p>
          </table:table-cell>
          <table:table-cell office:value-type="float" office:value="164925" table:style-name="ce22">
            <text:p>164 925</text:p>
          </table:table-cell>
          <table:table-cell office:value-type="float" office:value="163820" table:style-name="ce22">
            <text:p>163 820</text:p>
          </table:table-cell>
          <table:table-cell office:value-type="float" office:value="162872" table:style-name="ce22">
            <text:p>162 872</text:p>
          </table:table-cell>
          <table:table-cell office:value-type="float" office:value="162434" table:style-name="ce22">
            <text:p>162 434</text:p>
          </table:table-cell>
          <table:table-cell office:value-type="float" office:value="161427" table:style-name="ce22">
            <text:p>161 427</text:p>
          </table:table-cell>
          <table:table-cell office:value-type="float" office:value="161361" table:style-name="ce22">
            <text:p>161 361</text:p>
          </table:table-cell>
          <table:table-cell office:value-type="float" office:value="160230" table:style-name="ce22">
            <text:p>160 230</text:p>
          </table:table-cell>
          <table:table-cell office:value-type="float" office:value="159427" table:style-name="ce22">
            <text:p>159 427</text:p>
          </table:table-cell>
          <table:table-cell office:value-type="float" office:value="158668" table:style-name="ce22">
            <text:p>158 668</text:p>
          </table:table-cell>
          <table:table-cell office:value-type="float" office:value="157907" table:style-name="ce22">
            <text:p>157 907</text:p>
          </table:table-cell>
          <table:table-cell office:value-type="float" office:value="157107" table:style-name="ce22">
            <text:p>157 107</text:p>
          </table:table-cell>
          <table:table-cell office:value-type="float" office:value="158077" table:style-name="ce22">
            <text:p>158 077</text:p>
          </table:table-cell>
          <table:table-cell office:value-type="float" office:value="157667" table:style-name="ce22">
            <text:p>157 667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224</text:p>
          </table:table-cell>
          <table:table-cell office:value-type="string" table:style-name="ce23">
            <text:p>Oststeiermark</text:p>
          </table:table-cell>
          <table:table-cell office:value-type="float" office:value="256066" table:style-name="ce22">
            <text:p>256 066</text:p>
          </table:table-cell>
          <table:table-cell office:value-type="float" office:value="256405" table:style-name="ce22">
            <text:p>256 405</text:p>
          </table:table-cell>
          <table:table-cell office:value-type="float" office:value="256782" table:style-name="ce22">
            <text:p>256 782</text:p>
          </table:table-cell>
          <table:table-cell office:value-type="float" office:value="257171" table:style-name="ce22">
            <text:p>257 171</text:p>
          </table:table-cell>
          <table:table-cell office:value-type="float" office:value="257534" table:style-name="ce22">
            <text:p>257 534</text:p>
          </table:table-cell>
          <table:table-cell office:value-type="float" office:value="257965" table:style-name="ce22">
            <text:p>257 965</text:p>
          </table:table-cell>
          <table:table-cell office:value-type="float" office:value="258635" table:style-name="ce22">
            <text:p>258 635</text:p>
          </table:table-cell>
          <table:table-cell office:value-type="float" office:value="267764" table:style-name="ce22">
            <text:p>267 764</text:p>
          </table:table-cell>
          <table:table-cell office:value-type="float" office:value="267860" table:style-name="ce22">
            <text:p>267 860</text:p>
          </table:table-cell>
          <table:table-cell office:value-type="float" office:value="268130" table:style-name="ce22">
            <text:p>268 130</text:p>
          </table:table-cell>
          <table:table-cell office:value-type="float" office:value="268255" table:style-name="ce22">
            <text:p>268 255</text:p>
          </table:table-cell>
          <table:table-cell office:value-type="float" office:value="268258" table:style-name="ce22">
            <text:p>268 258</text:p>
          </table:table-cell>
          <table:table-cell office:value-type="float" office:value="268145" table:style-name="ce22">
            <text:p>268 145</text:p>
          </table:table-cell>
          <table:table-cell office:value-type="float" office:value="267825" table:style-name="ce22">
            <text:p>267 825</text:p>
          </table:table-cell>
          <table:table-cell office:value-type="float" office:value="267302" table:style-name="ce22">
            <text:p>267 302</text:p>
          </table:table-cell>
          <table:table-cell office:value-type="float" office:value="266921" table:style-name="ce22">
            <text:p>266 921</text:p>
          </table:table-cell>
          <table:table-cell office:value-type="float" office:value="266647" table:style-name="ce22">
            <text:p>266 647</text:p>
          </table:table-cell>
          <table:table-cell office:value-type="float" office:value="266447" table:style-name="ce22">
            <text:p>266 447</text:p>
          </table:table-cell>
          <table:table-cell office:value-type="float" office:value="266324" table:style-name="ce22">
            <text:p>266 324</text:p>
          </table:table-cell>
          <table:table-cell office:value-type="float" office:value="266821" table:style-name="ce22">
            <text:p>266 821</text:p>
          </table:table-cell>
          <table:table-cell office:value-type="float" office:value="265222" table:style-name="ce22">
            <text:p>265 222</text:p>
          </table:table-cell>
          <table:table-cell office:value-type="float" office:value="266388" table:style-name="ce22">
            <text:p>266 388</text:p>
          </table:table-cell>
          <table:table-cell office:value-type="float" office:value="266321" table:style-name="ce22">
            <text:p>266 321</text:p>
          </table:table-cell>
          <table:table-cell office:value-type="float" office:value="266773" table:style-name="ce22">
            <text:p>266 773</text:p>
          </table:table-cell>
          <table:table-cell office:value-type="float" office:value="266942" table:style-name="ce22">
            <text:p>266 942</text:p>
          </table:table-cell>
          <table:table-cell office:value-type="float" office:value="265464" table:style-name="ce22">
            <text:p>265 464</text:p>
          </table:table-cell>
          <table:table-cell office:value-type="float" office:value="265760" table:style-name="ce22">
            <text:p>265 760</text:p>
          </table:table-cell>
          <table:table-cell office:value-type="float" office:value="267135" table:style-name="ce22">
            <text:p>267 135</text:p>
          </table:table-cell>
          <table:table-cell office:value-type="float" office:value="267597" table:style-name="ce22">
            <text:p>267 597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225</text:p>
          </table:table-cell>
          <table:table-cell office:value-type="string" table:style-name="ce23">
            <text:p>West- und Südsteiermark</text:p>
          </table:table-cell>
          <table:table-cell office:value-type="float" office:value="185198" table:style-name="ce22">
            <text:p>185 198</text:p>
          </table:table-cell>
          <table:table-cell office:value-type="float" office:value="185523" table:style-name="ce22">
            <text:p>185 523</text:p>
          </table:table-cell>
          <table:table-cell office:value-type="float" office:value="185867" table:style-name="ce22">
            <text:p>185 867</text:p>
          </table:table-cell>
          <table:table-cell office:value-type="float" office:value="186228" table:style-name="ce22">
            <text:p>186 228</text:p>
          </table:table-cell>
          <table:table-cell office:value-type="float" office:value="186585" table:style-name="ce22">
            <text:p>186 585</text:p>
          </table:table-cell>
          <table:table-cell office:value-type="float" office:value="186976" table:style-name="ce22">
            <text:p>186 976</text:p>
          </table:table-cell>
          <table:table-cell office:value-type="float" office:value="187701" table:style-name="ce22">
            <text:p>187 701</text:p>
          </table:table-cell>
          <table:table-cell office:value-type="float" office:value="190017" table:style-name="ce22">
            <text:p>190 017</text:p>
          </table:table-cell>
          <table:table-cell office:value-type="float" office:value="190156" table:style-name="ce22">
            <text:p>190 156</text:p>
          </table:table-cell>
          <table:table-cell office:value-type="float" office:value="190542" table:style-name="ce22">
            <text:p>190 542</text:p>
          </table:table-cell>
          <table:table-cell office:value-type="float" office:value="190753" table:style-name="ce22">
            <text:p>190 753</text:p>
          </table:table-cell>
          <table:table-cell office:value-type="float" office:value="190737" table:style-name="ce22">
            <text:p>190 737</text:p>
          </table:table-cell>
          <table:table-cell office:value-type="float" office:value="190615" table:style-name="ce22">
            <text:p>190 615</text:p>
          </table:table-cell>
          <table:table-cell office:value-type="float" office:value="190535" table:style-name="ce22">
            <text:p>190 535</text:p>
          </table:table-cell>
          <table:table-cell office:value-type="float" office:value="190370" table:style-name="ce22">
            <text:p>190 370</text:p>
          </table:table-cell>
          <table:table-cell office:value-type="float" office:value="190190" table:style-name="ce22">
            <text:p>190 190</text:p>
          </table:table-cell>
          <table:table-cell office:value-type="float" office:value="190016" table:style-name="ce22">
            <text:p>190 016</text:p>
          </table:table-cell>
          <table:table-cell office:value-type="float" office:value="189897" table:style-name="ce22">
            <text:p>189 897</text:p>
          </table:table-cell>
          <table:table-cell office:value-type="float" office:value="189855" table:style-name="ce22">
            <text:p>189 855</text:p>
          </table:table-cell>
          <table:table-cell office:value-type="float" office:value="190097" table:style-name="ce22">
            <text:p>190 097</text:p>
          </table:table-cell>
          <table:table-cell office:value-type="float" office:value="193055" table:style-name="ce22">
            <text:p>193 055</text:p>
          </table:table-cell>
          <table:table-cell office:value-type="float" office:value="194254" table:style-name="ce22">
            <text:p>194 254</text:p>
          </table:table-cell>
          <table:table-cell office:value-type="float" office:value="194138" table:style-name="ce22">
            <text:p>194 138</text:p>
          </table:table-cell>
          <table:table-cell office:value-type="float" office:value="194231" table:style-name="ce22">
            <text:p>194 231</text:p>
          </table:table-cell>
          <table:table-cell office:value-type="float" office:value="194757" table:style-name="ce22">
            <text:p>194 757</text:p>
          </table:table-cell>
          <table:table-cell office:value-type="float" office:value="196873" table:style-name="ce22">
            <text:p>196 873</text:p>
          </table:table-cell>
          <table:table-cell office:value-type="float" office:value="197588" table:style-name="ce22">
            <text:p>197 588</text:p>
          </table:table-cell>
          <table:table-cell office:value-type="float" office:value="198933" table:style-name="ce22">
            <text:p>198 933</text:p>
          </table:table-cell>
          <table:table-cell office:value-type="float" office:value="199807" table:style-name="ce22">
            <text:p>199 807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226</text:p>
          </table:table-cell>
          <table:table-cell office:value-type="string" table:style-name="ce23">
            <text:p>Westliche Obersteiermark</text:p>
          </table:table-cell>
          <table:table-cell office:value-type="float" office:value="112691" table:style-name="ce22">
            <text:p>112 691</text:p>
          </table:table-cell>
          <table:table-cell office:value-type="float" office:value="112375" table:style-name="ce22">
            <text:p>112 375</text:p>
          </table:table-cell>
          <table:table-cell office:value-type="float" office:value="112077" table:style-name="ce22">
            <text:p>112 077</text:p>
          </table:table-cell>
          <table:table-cell office:value-type="float" office:value="111792" table:style-name="ce22">
            <text:p>111 792</text:p>
          </table:table-cell>
          <table:table-cell office:value-type="float" office:value="111509" table:style-name="ce22">
            <text:p>111 509</text:p>
          </table:table-cell>
          <table:table-cell office:value-type="float" office:value="111252" table:style-name="ce22">
            <text:p>111 252</text:p>
          </table:table-cell>
          <table:table-cell office:value-type="float" office:value="111192" table:style-name="ce22">
            <text:p>111 192</text:p>
          </table:table-cell>
          <table:table-cell office:value-type="float" office:value="108389" table:style-name="ce22">
            <text:p>108 389</text:p>
          </table:table-cell>
          <table:table-cell office:value-type="float" office:value="107786" table:style-name="ce22">
            <text:p>107 786</text:p>
          </table:table-cell>
          <table:table-cell office:value-type="float" office:value="107410" table:style-name="ce22">
            <text:p>107 410</text:p>
          </table:table-cell>
          <table:table-cell office:value-type="float" office:value="106972" table:style-name="ce22">
            <text:p>106 972</text:p>
          </table:table-cell>
          <table:table-cell office:value-type="float" office:value="106428" table:style-name="ce22">
            <text:p>106 428</text:p>
          </table:table-cell>
          <table:table-cell office:value-type="float" office:value="105777" table:style-name="ce22">
            <text:p>105 777</text:p>
          </table:table-cell>
          <table:table-cell office:value-type="float" office:value="105089" table:style-name="ce22">
            <text:p>105 089</text:p>
          </table:table-cell>
          <table:table-cell office:value-type="float" office:value="104336" table:style-name="ce22">
            <text:p>104 336</text:p>
          </table:table-cell>
          <table:table-cell office:value-type="float" office:value="103595" table:style-name="ce22">
            <text:p>103 595</text:p>
          </table:table-cell>
          <table:table-cell office:value-type="float" office:value="102985" table:style-name="ce22">
            <text:p>102 985</text:p>
          </table:table-cell>
          <table:table-cell office:value-type="float" office:value="102498" table:style-name="ce22">
            <text:p>102 498</text:p>
          </table:table-cell>
          <table:table-cell office:value-type="float" office:value="102053" table:style-name="ce22">
            <text:p>102 053</text:p>
          </table:table-cell>
          <table:table-cell office:value-type="float" office:value="101558" table:style-name="ce22">
            <text:p>101 558</text:p>
          </table:table-cell>
          <table:table-cell office:value-type="float" office:value="101472" table:style-name="ce22">
            <text:p>101 472</text:p>
          </table:table-cell>
          <table:table-cell office:value-type="float" office:value="101506" table:style-name="ce22">
            <text:p>101 506</text:p>
          </table:table-cell>
          <table:table-cell office:value-type="float" office:value="100662" table:style-name="ce22">
            <text:p>100 662</text:p>
          </table:table-cell>
          <table:table-cell office:value-type="float" office:value="100045" table:style-name="ce22">
            <text:p>100 045</text:p>
          </table:table-cell>
          <table:table-cell office:value-type="float" office:value="99435" table:style-name="ce22">
            <text:p>99 435</text:p>
          </table:table-cell>
          <table:table-cell office:value-type="float" office:value="99070" table:style-name="ce22">
            <text:p>99 070</text:p>
          </table:table-cell>
          <table:table-cell office:value-type="float" office:value="98651" table:style-name="ce22">
            <text:p>98 651</text:p>
          </table:table-cell>
          <table:table-cell office:value-type="float" office:value="98870" table:style-name="ce22">
            <text:p>98 870</text:p>
          </table:table-cell>
          <table:table-cell office:value-type="float" office:value="98845" table:style-name="ce22">
            <text:p>98 845</text:p>
          </table:table-cell>
          <table:table-cell table:style-name="ce18"/>
          <table:table-cell table:number-columns-repeated="16352" table:style-name="ce1"/>
        </table:table-row>
        <table:table-row table:style-name="ro5">
          <table:table-cell office:value-type="string" table:style-name="ce19">
            <text:p>AT3</text:p>
          </table:table-cell>
          <table:table-cell office:value-type="string" table:style-name="ce19">
            <text:p>Westösterreich</text:p>
          </table:table-cell>
          <table:table-cell office:value-type="float" office:value="2862011" table:style-name="ce17">
            <text:p>2 862 011</text:p>
          </table:table-cell>
          <table:table-cell office:value-type="float" office:value="2870417" table:style-name="ce17">
            <text:p>2 870 417</text:p>
          </table:table-cell>
          <table:table-cell office:value-type="float" office:value="2877986" table:style-name="ce17">
            <text:p>2 877 986</text:p>
          </table:table-cell>
          <table:table-cell office:value-type="float" office:value="2884785" table:style-name="ce17">
            <text:p>2 884 785</text:p>
          </table:table-cell>
          <table:table-cell office:value-type="float" office:value="2893564" table:style-name="ce17">
            <text:p>2 893 564</text:p>
          </table:table-cell>
          <table:table-cell office:value-type="float" office:value="2904168" table:style-name="ce17">
            <text:p>2 904 168</text:p>
          </table:table-cell>
          <table:table-cell office:value-type="float" office:value="2916373" table:style-name="ce17">
            <text:p>2 916 373</text:p>
          </table:table-cell>
          <table:table-cell office:value-type="float" office:value="2928020" table:style-name="ce17">
            <text:p>2 928 020</text:p>
          </table:table-cell>
          <table:table-cell office:value-type="float" office:value="2939322" table:style-name="ce17">
            <text:p>2 939 322</text:p>
          </table:table-cell>
          <table:table-cell office:value-type="float" office:value="2956092" table:style-name="ce17">
            <text:p>2 956 092</text:p>
          </table:table-cell>
          <table:table-cell office:value-type="float" office:value="2972987" table:style-name="ce17">
            <text:p>2 972 987</text:p>
          </table:table-cell>
          <table:table-cell office:value-type="float" office:value="2986266" table:style-name="ce17">
            <text:p>2 986 266</text:p>
          </table:table-cell>
          <table:table-cell office:value-type="float" office:value="2993801" table:style-name="ce17">
            <text:p>2 993 801</text:p>
          </table:table-cell>
          <table:table-cell office:value-type="float" office:value="3001083" table:style-name="ce17">
            <text:p>3 001 083</text:p>
          </table:table-cell>
          <table:table-cell office:value-type="float" office:value="3005951" table:style-name="ce17">
            <text:p>3 005 951</text:p>
          </table:table-cell>
          <table:table-cell office:value-type="float" office:value="3010998" table:style-name="ce17">
            <text:p>3 010 998</text:p>
          </table:table-cell>
          <table:table-cell office:value-type="float" office:value="3019429" table:style-name="ce17">
            <text:p>3 019 429</text:p>
          </table:table-cell>
          <table:table-cell office:value-type="float" office:value="3031460" table:style-name="ce17">
            <text:p>3 031 460</text:p>
          </table:table-cell>
          <table:table-cell office:value-type="float" office:value="3047090" table:style-name="ce17">
            <text:p>3 047 090</text:p>
          </table:table-cell>
          <table:table-cell office:value-type="float" office:value="3069444" table:style-name="ce17">
            <text:p>3 069 444</text:p>
          </table:table-cell>
          <table:table-cell office:value-type="float" office:value="3099232" table:style-name="ce17">
            <text:p>3 099 232</text:p>
          </table:table-cell>
          <table:table-cell office:value-type="float" office:value="3137213" table:style-name="ce17">
            <text:p>3 137 213</text:p>
          </table:table-cell>
          <table:table-cell office:value-type="float" office:value="3158645" table:style-name="ce17">
            <text:p>3 158 645</text:p>
          </table:table-cell>
          <table:table-cell office:value-type="float" office:value="3176969" table:style-name="ce17">
            <text:p>3 176 969</text:p>
          </table:table-cell>
          <table:table-cell office:value-type="float" office:value="3194412" table:style-name="ce17">
            <text:p>3 194 412</text:p>
          </table:table-cell>
          <table:table-cell office:value-type="float" office:value="3210264" table:style-name="ce17">
            <text:p>3 210 264</text:p>
          </table:table-cell>
          <table:table-cell office:value-type="float" office:value="3223524" table:style-name="ce17">
            <text:p>3 223 524</text:p>
          </table:table-cell>
          <table:table-cell office:value-type="float" office:value="3253680" table:style-name="ce17">
            <text:p>3 253 680</text:p>
          </table:table-cell>
          <table:table-cell office:value-type="float" office:value="3278611" table:style-name="ce17">
            <text:p>3 278 611</text:p>
          </table:table-cell>
          <table:table-cell table:style-name="ce18"/>
          <table:table-cell table:number-columns-repeated="16352" table:style-name="ce1"/>
        </table:table-row>
        <table:table-row table:style-name="ro6">
          <table:table-cell office:value-type="string" table:style-name="ce20">
            <text:p>AT31</text:p>
          </table:table-cell>
          <table:table-cell office:value-type="string" table:style-name="ce21">
            <text:p>Oberösterreich</text:p>
          </table:table-cell>
          <table:table-cell office:value-type="float" office:value="1360967" table:style-name="ce22">
            <text:p>1 360 967</text:p>
          </table:table-cell>
          <table:table-cell office:value-type="float" office:value="1362597" table:style-name="ce22">
            <text:p>1 362 597</text:p>
          </table:table-cell>
          <table:table-cell office:value-type="float" office:value="1363843" table:style-name="ce22">
            <text:p>1 363 843</text:p>
          </table:table-cell>
          <table:table-cell office:value-type="float" office:value="1365441" table:style-name="ce22">
            <text:p>1 365 441</text:p>
          </table:table-cell>
          <table:table-cell office:value-type="float" office:value="1368299" table:style-name="ce22">
            <text:p>1 368 299</text:p>
          </table:table-cell>
          <table:table-cell office:value-type="float" office:value="1371579" table:style-name="ce22">
            <text:p>1 371 579</text:p>
          </table:table-cell>
          <table:table-cell office:value-type="float" office:value="1375473" table:style-name="ce22">
            <text:p>1 375 473</text:p>
          </table:table-cell>
          <table:table-cell office:value-type="float" office:value="1380561" table:style-name="ce22">
            <text:p>1 380 561</text:p>
          </table:table-cell>
          <table:table-cell office:value-type="float" office:value="1385088" table:style-name="ce22">
            <text:p>1 385 088</text:p>
          </table:table-cell>
          <table:table-cell office:value-type="float" office:value="1391321" table:style-name="ce22">
            <text:p>1 391 321</text:p>
          </table:table-cell>
          <table:table-cell office:value-type="float" office:value="1397572" table:style-name="ce22">
            <text:p>1 397 572</text:p>
          </table:table-cell>
          <table:table-cell office:value-type="float" office:value="1402281" table:style-name="ce22">
            <text:p>1 402 281</text:p>
          </table:table-cell>
          <table:table-cell office:value-type="float" office:value="1405127" table:style-name="ce22">
            <text:p>1 405 127</text:p>
          </table:table-cell>
          <table:table-cell office:value-type="float" office:value="1407809" table:style-name="ce22">
            <text:p>1 407 809</text:p>
          </table:table-cell>
          <table:table-cell office:value-type="float" office:value="1409126" table:style-name="ce22">
            <text:p>1 409 126</text:p>
          </table:table-cell>
          <table:table-cell office:value-type="float" office:value="1410014" table:style-name="ce22">
            <text:p>1 410 014</text:p>
          </table:table-cell>
          <table:table-cell office:value-type="float" office:value="1412305" table:style-name="ce22">
            <text:p>1 412 305</text:p>
          </table:table-cell>
          <table:table-cell office:value-type="float" office:value="1416387" table:style-name="ce22">
            <text:p>1 416 387</text:p>
          </table:table-cell>
          <table:table-cell office:value-type="float" office:value="1421939" table:style-name="ce22">
            <text:p>1 421 939</text:p>
          </table:table-cell>
          <table:table-cell office:value-type="float" office:value="1431253" table:style-name="ce22">
            <text:p>1 431 253</text:p>
          </table:table-cell>
          <table:table-cell office:value-type="float" office:value="1444122" table:style-name="ce22">
            <text:p>1 444 122</text:p>
          </table:table-cell>
          <table:table-cell office:value-type="float" office:value="1460276" table:style-name="ce22">
            <text:p>1 460 276</text:p>
          </table:table-cell>
          <table:table-cell office:value-type="float" office:value="1469187" table:style-name="ce22">
            <text:p>1 469 187</text:p>
          </table:table-cell>
          <table:table-cell office:value-type="float" office:value="1477752" table:style-name="ce22">
            <text:p>1 477 752</text:p>
          </table:table-cell>
          <table:table-cell office:value-type="float" office:value="1486141" table:style-name="ce22">
            <text:p>1 486 141</text:p>
          </table:table-cell>
          <table:table-cell office:value-type="float" office:value="1493377" table:style-name="ce22">
            <text:p>1 493 377</text:p>
          </table:table-cell>
          <table:table-cell office:value-type="float" office:value="1500043" table:style-name="ce22">
            <text:p>1 500 043</text:p>
          </table:table-cell>
          <table:table-cell office:value-type="float" office:value="1515781" table:style-name="ce22">
            <text:p>1 515 781</text:p>
          </table:table-cell>
          <table:table-cell office:value-type="float" office:value="1526805" table:style-name="ce22">
            <text:p>1 526 805</text:p>
          </table:table-cell>
          <table:table-cell table:style-name="ce18"/>
          <table:table-cell table:number-columns-repeated="16352" table:style-name="ce16"/>
        </table:table-row>
        <table:table-row table:style-name="ro7">
          <table:table-cell office:value-type="string" table:style-name="ce20">
            <text:p>AT311</text:p>
          </table:table-cell>
          <table:table-cell office:value-type="string" table:style-name="ce23">
            <text:p>Innviertel</text:p>
          </table:table-cell>
          <table:table-cell office:value-type="float" office:value="268201" table:style-name="ce22">
            <text:p>268 201</text:p>
          </table:table-cell>
          <table:table-cell office:value-type="float" office:value="268685" table:style-name="ce22">
            <text:p>268 685</text:p>
          </table:table-cell>
          <table:table-cell office:value-type="float" office:value="269064" table:style-name="ce22">
            <text:p>269 064</text:p>
          </table:table-cell>
          <table:table-cell office:value-type="float" office:value="269486" table:style-name="ce22">
            <text:p>269 486</text:p>
          </table:table-cell>
          <table:table-cell office:value-type="float" office:value="270116" table:style-name="ce22">
            <text:p>270 116</text:p>
          </table:table-cell>
          <table:table-cell office:value-type="float" office:value="270907" table:style-name="ce22">
            <text:p>270 907</text:p>
          </table:table-cell>
          <table:table-cell office:value-type="float" office:value="271786" table:style-name="ce22">
            <text:p>271 786</text:p>
          </table:table-cell>
          <table:table-cell office:value-type="float" office:value="272583" table:style-name="ce22">
            <text:p>272 583</text:p>
          </table:table-cell>
          <table:table-cell office:value-type="float" office:value="272878" table:style-name="ce22">
            <text:p>272 878</text:p>
          </table:table-cell>
          <table:table-cell office:value-type="float" office:value="273481" table:style-name="ce22">
            <text:p>273 481</text:p>
          </table:table-cell>
          <table:table-cell office:value-type="float" office:value="274073" table:style-name="ce22">
            <text:p>274 073</text:p>
          </table:table-cell>
          <table:table-cell office:value-type="float" office:value="274399" table:style-name="ce22">
            <text:p>274 399</text:p>
          </table:table-cell>
          <table:table-cell office:value-type="float" office:value="274676" table:style-name="ce22">
            <text:p>274 676</text:p>
          </table:table-cell>
          <table:table-cell office:value-type="float" office:value="275198" table:style-name="ce22">
            <text:p>275 198</text:p>
          </table:table-cell>
          <table:table-cell office:value-type="float" office:value="275244" table:style-name="ce22">
            <text:p>275 244</text:p>
          </table:table-cell>
          <table:table-cell office:value-type="float" office:value="275098" table:style-name="ce22">
            <text:p>275 098</text:p>
          </table:table-cell>
          <table:table-cell office:value-type="float" office:value="275278" table:style-name="ce22">
            <text:p>275 278</text:p>
          </table:table-cell>
          <table:table-cell office:value-type="float" office:value="275796" table:style-name="ce22">
            <text:p>275 796</text:p>
          </table:table-cell>
          <table:table-cell office:value-type="float" office:value="276487" table:style-name="ce22">
            <text:p>276 487</text:p>
          </table:table-cell>
          <table:table-cell office:value-type="float" office:value="277814" table:style-name="ce22">
            <text:p>277 814</text:p>
          </table:table-cell>
          <table:table-cell office:value-type="float" office:value="280051" table:style-name="ce22">
            <text:p>280 051</text:p>
          </table:table-cell>
          <table:table-cell office:value-type="float" office:value="283170" table:style-name="ce22">
            <text:p>283 170</text:p>
          </table:table-cell>
          <table:table-cell office:value-type="float" office:value="284989" table:style-name="ce22">
            <text:p>284 989</text:p>
          </table:table-cell>
          <table:table-cell office:value-type="float" office:value="286863" table:style-name="ce22">
            <text:p>286 863</text:p>
          </table:table-cell>
          <table:table-cell office:value-type="float" office:value="288607" table:style-name="ce22">
            <text:p>288 607</text:p>
          </table:table-cell>
          <table:table-cell office:value-type="float" office:value="290390" table:style-name="ce22">
            <text:p>290 390</text:p>
          </table:table-cell>
          <table:table-cell office:value-type="float" office:value="292094" table:style-name="ce22">
            <text:p>292 094</text:p>
          </table:table-cell>
          <table:table-cell office:value-type="float" office:value="295284" table:style-name="ce22">
            <text:p>295 284</text:p>
          </table:table-cell>
          <table:table-cell office:value-type="float" office:value="297752" table:style-name="ce22">
            <text:p>297 752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12</text:p>
          </table:table-cell>
          <table:table-cell office:value-type="string" table:style-name="ce23">
            <text:p>Linz-Wels</text:p>
          </table:table-cell>
          <table:table-cell office:value-type="float" office:value="527991" table:style-name="ce22">
            <text:p>527 991</text:p>
          </table:table-cell>
          <table:table-cell office:value-type="float" office:value="527319" table:style-name="ce22">
            <text:p>527 319</text:p>
          </table:table-cell>
          <table:table-cell office:value-type="float" office:value="526575" table:style-name="ce22">
            <text:p>526 575</text:p>
          </table:table-cell>
          <table:table-cell office:value-type="float" office:value="526035" table:style-name="ce22">
            <text:p>526 035</text:p>
          </table:table-cell>
          <table:table-cell office:value-type="float" office:value="526079" table:style-name="ce22">
            <text:p>526 079</text:p>
          </table:table-cell>
          <table:table-cell office:value-type="float" office:value="526082" table:style-name="ce22">
            <text:p>526 082</text:p>
          </table:table-cell>
          <table:table-cell office:value-type="float" office:value="526401" table:style-name="ce22">
            <text:p>526 401</text:p>
          </table:table-cell>
          <table:table-cell office:value-type="float" office:value="526951" table:style-name="ce22">
            <text:p>526 951</text:p>
          </table:table-cell>
          <table:table-cell office:value-type="float" office:value="530550" table:style-name="ce22">
            <text:p>530 550</text:p>
          </table:table-cell>
          <table:table-cell office:value-type="float" office:value="534493" table:style-name="ce22">
            <text:p>534 493</text:p>
          </table:table-cell>
          <table:table-cell office:value-type="float" office:value="538296" table:style-name="ce22">
            <text:p>538 296</text:p>
          </table:table-cell>
          <table:table-cell office:value-type="float" office:value="541499" table:style-name="ce22">
            <text:p>541 499</text:p>
          </table:table-cell>
          <table:table-cell office:value-type="float" office:value="543840" table:style-name="ce22">
            <text:p>543 840</text:p>
          </table:table-cell>
          <table:table-cell office:value-type="float" office:value="545850" table:style-name="ce22">
            <text:p>545 850</text:p>
          </table:table-cell>
          <table:table-cell office:value-type="float" office:value="547380" table:style-name="ce22">
            <text:p>547 380</text:p>
          </table:table-cell>
          <table:table-cell office:value-type="float" office:value="548766" table:style-name="ce22">
            <text:p>548 766</text:p>
          </table:table-cell>
          <table:table-cell office:value-type="float" office:value="550845" table:style-name="ce22">
            <text:p>550 845</text:p>
          </table:table-cell>
          <table:table-cell office:value-type="float" office:value="554071" table:style-name="ce22">
            <text:p>554 071</text:p>
          </table:table-cell>
          <table:table-cell office:value-type="float" office:value="558088" table:style-name="ce22">
            <text:p>558 088</text:p>
          </table:table-cell>
          <table:table-cell office:value-type="float" office:value="564030" table:style-name="ce22">
            <text:p>564 030</text:p>
          </table:table-cell>
          <table:table-cell office:value-type="float" office:value="570906" table:style-name="ce22">
            <text:p>570 906</text:p>
          </table:table-cell>
          <table:table-cell office:value-type="float" office:value="578984" table:style-name="ce22">
            <text:p>578 984</text:p>
          </table:table-cell>
          <table:table-cell office:value-type="float" office:value="584323" table:style-name="ce22">
            <text:p>584 323</text:p>
          </table:table-cell>
          <table:table-cell office:value-type="float" office:value="589303" table:style-name="ce22">
            <text:p>589 303</text:p>
          </table:table-cell>
          <table:table-cell office:value-type="float" office:value="593619" table:style-name="ce22">
            <text:p>593 619</text:p>
          </table:table-cell>
          <table:table-cell office:value-type="float" office:value="596934" table:style-name="ce22">
            <text:p>596 934</text:p>
          </table:table-cell>
          <table:table-cell office:value-type="float" office:value="599808" table:style-name="ce22">
            <text:p>599 808</text:p>
          </table:table-cell>
          <table:table-cell office:value-type="float" office:value="606480" table:style-name="ce22">
            <text:p>606 480</text:p>
          </table:table-cell>
          <table:table-cell office:value-type="float" office:value="611769" table:style-name="ce22">
            <text:p>611 769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13</text:p>
          </table:table-cell>
          <table:table-cell office:value-type="string" table:style-name="ce23">
            <text:p>Mühlviertel</text:p>
          </table:table-cell>
          <table:table-cell office:value-type="float" office:value="193157" table:style-name="ce22">
            <text:p>193 157</text:p>
          </table:table-cell>
          <table:table-cell office:value-type="float" office:value="194035" table:style-name="ce22">
            <text:p>194 035</text:p>
          </table:table-cell>
          <table:table-cell office:value-type="float" office:value="194819" table:style-name="ce22">
            <text:p>194 819</text:p>
          </table:table-cell>
          <table:table-cell office:value-type="float" office:value="195614" table:style-name="ce22">
            <text:p>195 614</text:p>
          </table:table-cell>
          <table:table-cell office:value-type="float" office:value="196536" table:style-name="ce22">
            <text:p>196 536</text:p>
          </table:table-cell>
          <table:table-cell office:value-type="float" office:value="197627" table:style-name="ce22">
            <text:p>197 627</text:p>
          </table:table-cell>
          <table:table-cell office:value-type="float" office:value="198762" table:style-name="ce22">
            <text:p>198 762</text:p>
          </table:table-cell>
          <table:table-cell office:value-type="float" office:value="202328" table:style-name="ce22">
            <text:p>202 328</text:p>
          </table:table-cell>
          <table:table-cell office:value-type="float" office:value="202504" table:style-name="ce22">
            <text:p>202 504</text:p>
          </table:table-cell>
          <table:table-cell office:value-type="float" office:value="203038" table:style-name="ce22">
            <text:p>203 038</text:p>
          </table:table-cell>
          <table:table-cell office:value-type="float" office:value="203594" table:style-name="ce22">
            <text:p>203 594</text:p>
          </table:table-cell>
          <table:table-cell office:value-type="float" office:value="203898" table:style-name="ce22">
            <text:p>203 898</text:p>
          </table:table-cell>
          <table:table-cell office:value-type="float" office:value="204088" table:style-name="ce22">
            <text:p>204 088</text:p>
          </table:table-cell>
          <table:table-cell office:value-type="float" office:value="204251" table:style-name="ce22">
            <text:p>204 251</text:p>
          </table:table-cell>
          <table:table-cell office:value-type="float" office:value="204178" table:style-name="ce22">
            <text:p>204 178</text:p>
          </table:table-cell>
          <table:table-cell office:value-type="float" office:value="204053" table:style-name="ce22">
            <text:p>204 053</text:p>
          </table:table-cell>
          <table:table-cell office:value-type="float" office:value="204107" table:style-name="ce22">
            <text:p>204 107</text:p>
          </table:table-cell>
          <table:table-cell office:value-type="float" office:value="204243" table:style-name="ce22">
            <text:p>204 243</text:p>
          </table:table-cell>
          <table:table-cell office:value-type="float" office:value="204471" table:style-name="ce22">
            <text:p>204 471</text:p>
          </table:table-cell>
          <table:table-cell office:value-type="float" office:value="204958" table:style-name="ce22">
            <text:p>204 958</text:p>
          </table:table-cell>
          <table:table-cell office:value-type="float" office:value="206054" table:style-name="ce22">
            <text:p>206 054</text:p>
          </table:table-cell>
          <table:table-cell office:value-type="float" office:value="207757" table:style-name="ce22">
            <text:p>207 757</text:p>
          </table:table-cell>
          <table:table-cell office:value-type="float" office:value="208328" table:style-name="ce22">
            <text:p>208 328</text:p>
          </table:table-cell>
          <table:table-cell office:value-type="float" office:value="208893" table:style-name="ce22">
            <text:p>208 893</text:p>
          </table:table-cell>
          <table:table-cell office:value-type="float" office:value="209739" table:style-name="ce22">
            <text:p>209 739</text:p>
          </table:table-cell>
          <table:table-cell office:value-type="float" office:value="210431" table:style-name="ce22">
            <text:p>210 431</text:p>
          </table:table-cell>
          <table:table-cell office:value-type="float" office:value="211023" table:style-name="ce22">
            <text:p>211 023</text:p>
          </table:table-cell>
          <table:table-cell office:value-type="float" office:value="213025" table:style-name="ce22">
            <text:p>213 025</text:p>
          </table:table-cell>
          <table:table-cell office:value-type="float" office:value="214476" table:style-name="ce22">
            <text:p>214 476</text:p>
          </table:table-cell>
          <table:table-cell table:style-name="ce18"/>
          <table:table-cell table:number-columns-repeated="16352" table:style-name="ce16"/>
        </table:table-row>
        <table:table-row table:style-name="ro7">
          <table:table-cell office:value-type="string" table:style-name="ce20">
            <text:p>AT314</text:p>
          </table:table-cell>
          <table:table-cell office:value-type="string" table:style-name="ce23">
            <text:p>Steyr-Kirchdorf</text:p>
          </table:table-cell>
          <table:table-cell office:value-type="float" office:value="151023" table:style-name="ce22">
            <text:p>151 023</text:p>
          </table:table-cell>
          <table:table-cell office:value-type="float" office:value="151445" table:style-name="ce22">
            <text:p>151 445</text:p>
          </table:table-cell>
          <table:table-cell office:value-type="float" office:value="151817" table:style-name="ce22">
            <text:p>151 817</text:p>
          </table:table-cell>
          <table:table-cell office:value-type="float" office:value="152225" table:style-name="ce22">
            <text:p>152 225</text:p>
          </table:table-cell>
          <table:table-cell office:value-type="float" office:value="152770" table:style-name="ce22">
            <text:p>152 770</text:p>
          </table:table-cell>
          <table:table-cell office:value-type="float" office:value="153377" table:style-name="ce22">
            <text:p>153 377</text:p>
          </table:table-cell>
          <table:table-cell office:value-type="float" office:value="154053" table:style-name="ce22">
            <text:p>154 053</text:p>
          </table:table-cell>
          <table:table-cell office:value-type="float" office:value="152411" table:style-name="ce22">
            <text:p>152 411</text:p>
          </table:table-cell>
          <table:table-cell office:value-type="float" office:value="152460" table:style-name="ce22">
            <text:p>152 460</text:p>
          </table:table-cell>
          <table:table-cell office:value-type="float" office:value="152831" table:style-name="ce22">
            <text:p>152 831</text:p>
          </table:table-cell>
          <table:table-cell office:value-type="float" office:value="153167" table:style-name="ce22">
            <text:p>153 167</text:p>
          </table:table-cell>
          <table:table-cell office:value-type="float" office:value="153346" table:style-name="ce22">
            <text:p>153 346</text:p>
          </table:table-cell>
          <table:table-cell office:value-type="float" office:value="153219" table:style-name="ce22">
            <text:p>153 219</text:p>
          </table:table-cell>
          <table:table-cell office:value-type="float" office:value="153059" table:style-name="ce22">
            <text:p>153 059</text:p>
          </table:table-cell>
          <table:table-cell office:value-type="float" office:value="152911" table:style-name="ce22">
            <text:p>152 911</text:p>
          </table:table-cell>
          <table:table-cell office:value-type="float" office:value="152742" table:style-name="ce22">
            <text:p>152 742</text:p>
          </table:table-cell>
          <table:table-cell office:value-type="float" office:value="152489" table:style-name="ce22">
            <text:p>152 489</text:p>
          </table:table-cell>
          <table:table-cell office:value-type="float" office:value="152253" table:style-name="ce22">
            <text:p>152 253</text:p>
          </table:table-cell>
          <table:table-cell office:value-type="float" office:value="152227" table:style-name="ce22">
            <text:p>152 227</text:p>
          </table:table-cell>
          <table:table-cell office:value-type="float" office:value="152616" table:style-name="ce22">
            <text:p>152 616</text:p>
          </table:table-cell>
          <table:table-cell office:value-type="float" office:value="153460" table:style-name="ce22">
            <text:p>153 460</text:p>
          </table:table-cell>
          <table:table-cell office:value-type="float" office:value="154737" table:style-name="ce22">
            <text:p>154 737</text:p>
          </table:table-cell>
          <table:table-cell office:value-type="float" office:value="155225" table:style-name="ce22">
            <text:p>155 225</text:p>
          </table:table-cell>
          <table:table-cell office:value-type="float" office:value="155462" table:style-name="ce22">
            <text:p>155 462</text:p>
          </table:table-cell>
          <table:table-cell office:value-type="float" office:value="155635" table:style-name="ce22">
            <text:p>155 635</text:p>
          </table:table-cell>
          <table:table-cell office:value-type="float" office:value="155964" table:style-name="ce22">
            <text:p>155 964</text:p>
          </table:table-cell>
          <table:table-cell office:value-type="float" office:value="156333" table:style-name="ce22">
            <text:p>156 333</text:p>
          </table:table-cell>
          <table:table-cell office:value-type="float" office:value="157546" table:style-name="ce22">
            <text:p>157 546</text:p>
          </table:table-cell>
          <table:table-cell office:value-type="float" office:value="158359" table:style-name="ce22">
            <text:p>158 359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15</text:p>
          </table:table-cell>
          <table:table-cell office:value-type="string" table:style-name="ce23">
            <text:p>Traunviertel</text:p>
          </table:table-cell>
          <table:table-cell office:value-type="float" office:value="220595" table:style-name="ce22">
            <text:p>220 595</text:p>
          </table:table-cell>
          <table:table-cell office:value-type="float" office:value="221113" table:style-name="ce22">
            <text:p>221 113</text:p>
          </table:table-cell>
          <table:table-cell office:value-type="float" office:value="221568" table:style-name="ce22">
            <text:p>221 568</text:p>
          </table:table-cell>
          <table:table-cell office:value-type="float" office:value="222081" table:style-name="ce22">
            <text:p>222 081</text:p>
          </table:table-cell>
          <table:table-cell office:value-type="float" office:value="222798" table:style-name="ce22">
            <text:p>222 798</text:p>
          </table:table-cell>
          <table:table-cell office:value-type="float" office:value="223586" table:style-name="ce22">
            <text:p>223 586</text:p>
          </table:table-cell>
          <table:table-cell office:value-type="float" office:value="224471" table:style-name="ce22">
            <text:p>224 471</text:p>
          </table:table-cell>
          <table:table-cell office:value-type="float" office:value="226288" table:style-name="ce22">
            <text:p>226 288</text:p>
          </table:table-cell>
          <table:table-cell office:value-type="float" office:value="226696" table:style-name="ce22">
            <text:p>226 696</text:p>
          </table:table-cell>
          <table:table-cell office:value-type="float" office:value="227478" table:style-name="ce22">
            <text:p>227 478</text:p>
          </table:table-cell>
          <table:table-cell office:value-type="float" office:value="228442" table:style-name="ce22">
            <text:p>228 442</text:p>
          </table:table-cell>
          <table:table-cell office:value-type="float" office:value="229139" table:style-name="ce22">
            <text:p>229 139</text:p>
          </table:table-cell>
          <table:table-cell office:value-type="float" office:value="229304" table:style-name="ce22">
            <text:p>229 304</text:p>
          </table:table-cell>
          <table:table-cell office:value-type="float" office:value="229451" table:style-name="ce22">
            <text:p>229 451</text:p>
          </table:table-cell>
          <table:table-cell office:value-type="float" office:value="229413" table:style-name="ce22">
            <text:p>229 413</text:p>
          </table:table-cell>
          <table:table-cell office:value-type="float" office:value="229355" table:style-name="ce22">
            <text:p>229 355</text:p>
          </table:table-cell>
          <table:table-cell office:value-type="float" office:value="229586" table:style-name="ce22">
            <text:p>229 586</text:p>
          </table:table-cell>
          <table:table-cell office:value-type="float" office:value="230024" table:style-name="ce22">
            <text:p>230 024</text:p>
          </table:table-cell>
          <table:table-cell office:value-type="float" office:value="230666" table:style-name="ce22">
            <text:p>230 666</text:p>
          </table:table-cell>
          <table:table-cell office:value-type="float" office:value="231835" table:style-name="ce22">
            <text:p>231 835</text:p>
          </table:table-cell>
          <table:table-cell office:value-type="float" office:value="233651" table:style-name="ce22">
            <text:p>233 651</text:p>
          </table:table-cell>
          <table:table-cell office:value-type="float" office:value="235628" table:style-name="ce22">
            <text:p>235 628</text:p>
          </table:table-cell>
          <table:table-cell office:value-type="float" office:value="236322" table:style-name="ce22">
            <text:p>236 322</text:p>
          </table:table-cell>
          <table:table-cell office:value-type="float" office:value="237231" table:style-name="ce22">
            <text:p>237 231</text:p>
          </table:table-cell>
          <table:table-cell office:value-type="float" office:value="238541" table:style-name="ce22">
            <text:p>238 541</text:p>
          </table:table-cell>
          <table:table-cell office:value-type="float" office:value="239658" table:style-name="ce22">
            <text:p>239 658</text:p>
          </table:table-cell>
          <table:table-cell office:value-type="float" office:value="240785" table:style-name="ce22">
            <text:p>240 785</text:p>
          </table:table-cell>
          <table:table-cell office:value-type="float" office:value="243446" table:style-name="ce22">
            <text:p>243 446</text:p>
          </table:table-cell>
          <table:table-cell office:value-type="float" office:value="244449" table:style-name="ce22">
            <text:p>244 449</text:p>
          </table:table-cell>
          <table:table-cell table:style-name="ce18"/>
          <table:table-cell table:number-columns-repeated="16352" table:style-name="ce1"/>
        </table:table-row>
        <table:table-row table:style-name="ro6">
          <table:table-cell office:value-type="string" table:style-name="ce20">
            <text:p>AT32</text:p>
          </table:table-cell>
          <table:table-cell office:value-type="string" table:style-name="ce21">
            <text:p>Salzburg</text:p>
          </table:table-cell>
          <table:table-cell office:value-type="float" office:value="507454" table:style-name="ce22">
            <text:p>507 454</text:p>
          </table:table-cell>
          <table:table-cell office:value-type="float" office:value="509157" table:style-name="ce22">
            <text:p>509 157</text:p>
          </table:table-cell>
          <table:table-cell office:value-type="float" office:value="510501" table:style-name="ce22">
            <text:p>510 501</text:p>
          </table:table-cell>
          <table:table-cell office:value-type="float" office:value="511107" table:style-name="ce22">
            <text:p>511 107</text:p>
          </table:table-cell>
          <table:table-cell office:value-type="float" office:value="512049" table:style-name="ce22">
            <text:p>512 049</text:p>
          </table:table-cell>
          <table:table-cell office:value-type="float" office:value="513853" table:style-name="ce22">
            <text:p>513 853</text:p>
          </table:table-cell>
          <table:table-cell office:value-type="float" office:value="515949" table:style-name="ce22">
            <text:p>515 949</text:p>
          </table:table-cell>
          <table:table-cell office:value-type="float" office:value="516764" table:style-name="ce22">
            <text:p>516 764</text:p>
          </table:table-cell>
          <table:table-cell office:value-type="float" office:value="517908" table:style-name="ce22">
            <text:p>517 908</text:p>
          </table:table-cell>
          <table:table-cell office:value-type="float" office:value="520745" table:style-name="ce22">
            <text:p>520 745</text:p>
          </table:table-cell>
          <table:table-cell office:value-type="float" office:value="523356" table:style-name="ce22">
            <text:p>523 356</text:p>
          </table:table-cell>
          <table:table-cell office:value-type="float" office:value="525300" table:style-name="ce22">
            <text:p>525 300</text:p>
          </table:table-cell>
          <table:table-cell office:value-type="float" office:value="525826" table:style-name="ce22">
            <text:p>525 826</text:p>
          </table:table-cell>
          <table:table-cell office:value-type="float" office:value="526315" table:style-name="ce22">
            <text:p>526 315</text:p>
          </table:table-cell>
          <table:table-cell office:value-type="float" office:value="526518" table:style-name="ce22">
            <text:p>526 518</text:p>
          </table:table-cell>
          <table:table-cell office:value-type="float" office:value="527114" table:style-name="ce22">
            <text:p>527 114</text:p>
          </table:table-cell>
          <table:table-cell office:value-type="float" office:value="528599" table:style-name="ce22">
            <text:p>528 599</text:p>
          </table:table-cell>
          <table:table-cell office:value-type="float" office:value="530527" table:style-name="ce22">
            <text:p>530 527</text:p>
          </table:table-cell>
          <table:table-cell office:value-type="float" office:value="532902" table:style-name="ce22">
            <text:p>532 902</text:p>
          </table:table-cell>
          <table:table-cell office:value-type="float" office:value="536340" table:style-name="ce22">
            <text:p>536 340</text:p>
          </table:table-cell>
          <table:table-cell office:value-type="float" office:value="541439" table:style-name="ce22">
            <text:p>541 439</text:p>
          </table:table-cell>
          <table:table-cell office:value-type="float" office:value="547639" table:style-name="ce22">
            <text:p>547 639</text:p>
          </table:table-cell>
          <table:table-cell office:value-type="float" office:value="550976" table:style-name="ce22">
            <text:p>550 976</text:p>
          </table:table-cell>
          <table:table-cell office:value-type="float" office:value="553930" table:style-name="ce22">
            <text:p>553 930</text:p>
          </table:table-cell>
          <table:table-cell office:value-type="float" office:value="556627" table:style-name="ce22">
            <text:p>556 627</text:p>
          </table:table-cell>
          <table:table-cell office:value-type="float" office:value="559543" table:style-name="ce22">
            <text:p>559 543</text:p>
          </table:table-cell>
          <table:table-cell office:value-type="float" office:value="561416" table:style-name="ce22">
            <text:p>561 416</text:p>
          </table:table-cell>
          <table:table-cell office:value-type="float" office:value="565851" table:style-name="ce22">
            <text:p>565 851</text:p>
          </table:table-cell>
          <table:table-cell office:value-type="float" office:value="569911" table:style-name="ce22">
            <text:p>569 911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21</text:p>
          </table:table-cell>
          <table:table-cell office:value-type="string" table:style-name="ce23">
            <text:p>Lungau</text:p>
          </table:table-cell>
          <table:table-cell office:value-type="float" office:value="21674" table:style-name="ce22">
            <text:p>21 674</text:p>
          </table:table-cell>
          <table:table-cell office:value-type="float" office:value="21733" table:style-name="ce22">
            <text:p>21 733</text:p>
          </table:table-cell>
          <table:table-cell office:value-type="float" office:value="21781" table:style-name="ce22">
            <text:p>21 781</text:p>
          </table:table-cell>
          <table:table-cell office:value-type="float" office:value="21804" table:style-name="ce22">
            <text:p>21 804</text:p>
          </table:table-cell>
          <table:table-cell office:value-type="float" office:value="21826" table:style-name="ce22">
            <text:p>21 826</text:p>
          </table:table-cell>
          <table:table-cell office:value-type="float" office:value="21857" table:style-name="ce22">
            <text:p>21 857</text:p>
          </table:table-cell>
          <table:table-cell office:value-type="float" office:value="21883" table:style-name="ce22">
            <text:p>21 883</text:p>
          </table:table-cell>
          <table:table-cell office:value-type="float" office:value="21233" table:style-name="ce22">
            <text:p>21 233</text:p>
          </table:table-cell>
          <table:table-cell office:value-type="float" office:value="21147" table:style-name="ce22">
            <text:p>21 147</text:p>
          </table:table-cell>
          <table:table-cell office:value-type="float" office:value="21156" table:style-name="ce22">
            <text:p>21 156</text:p>
          </table:table-cell>
          <table:table-cell office:value-type="float" office:value="21117" table:style-name="ce22">
            <text:p>21 117</text:p>
          </table:table-cell>
          <table:table-cell office:value-type="float" office:value="21060" table:style-name="ce22">
            <text:p>21 060</text:p>
          </table:table-cell>
          <table:table-cell office:value-type="float" office:value="21030" table:style-name="ce22">
            <text:p>21 030</text:p>
          </table:table-cell>
          <table:table-cell office:value-type="float" office:value="20953" table:style-name="ce22">
            <text:p>20 953</text:p>
          </table:table-cell>
          <table:table-cell office:value-type="float" office:value="20896" table:style-name="ce22">
            <text:p>20 896</text:p>
          </table:table-cell>
          <table:table-cell office:value-type="float" office:value="20865" table:style-name="ce22">
            <text:p>20 865</text:p>
          </table:table-cell>
          <table:table-cell office:value-type="float" office:value="20781" table:style-name="ce22">
            <text:p>20 781</text:p>
          </table:table-cell>
          <table:table-cell office:value-type="float" office:value="20699" table:style-name="ce22">
            <text:p>20 699</text:p>
          </table:table-cell>
          <table:table-cell office:value-type="float" office:value="20528" table:style-name="ce22">
            <text:p>20 528</text:p>
          </table:table-cell>
          <table:table-cell office:value-type="float" office:value="20491" table:style-name="ce22">
            <text:p>20 491</text:p>
          </table:table-cell>
          <table:table-cell office:value-type="float" office:value="20471" table:style-name="ce22">
            <text:p>20 471</text:p>
          </table:table-cell>
          <table:table-cell office:value-type="float" office:value="20488" table:style-name="ce22">
            <text:p>20 488</text:p>
          </table:table-cell>
          <table:table-cell office:value-type="float" office:value="20387" table:style-name="ce22">
            <text:p>20 387</text:p>
          </table:table-cell>
          <table:table-cell office:value-type="float" office:value="20330" table:style-name="ce22">
            <text:p>20 330</text:p>
          </table:table-cell>
          <table:table-cell office:value-type="float" office:value="20284" table:style-name="ce22">
            <text:p>20 284</text:p>
          </table:table-cell>
          <table:table-cell office:value-type="float" office:value="20167" table:style-name="ce22">
            <text:p>20 167</text:p>
          </table:table-cell>
          <table:table-cell office:value-type="float" office:value="20141" table:style-name="ce22">
            <text:p>20 141</text:p>
          </table:table-cell>
          <table:table-cell office:value-type="float" office:value="20351" table:style-name="ce22">
            <text:p>20 351</text:p>
          </table:table-cell>
          <table:table-cell office:value-type="float" office:value="20423" table:style-name="ce22">
            <text:p>20 423</text:p>
          </table:table-cell>
          <table:table-cell table:style-name="ce18"/>
          <table:table-cell table:number-columns-repeated="16352" table:style-name="ce16"/>
        </table:table-row>
        <table:table-row table:style-name="ro7">
          <table:table-cell office:value-type="string" table:style-name="ce20">
            <text:p>AT322</text:p>
          </table:table-cell>
          <table:table-cell office:value-type="string" table:style-name="ce23">
            <text:p>Pinzgau-Pongau</text:p>
          </table:table-cell>
          <table:table-cell office:value-type="float" office:value="157219" table:style-name="ce22">
            <text:p>157 219</text:p>
          </table:table-cell>
          <table:table-cell office:value-type="float" office:value="158178" table:style-name="ce22">
            <text:p>158 178</text:p>
          </table:table-cell>
          <table:table-cell office:value-type="float" office:value="159038" table:style-name="ce22">
            <text:p>159 038</text:p>
          </table:table-cell>
          <table:table-cell office:value-type="float" office:value="159687" table:style-name="ce22">
            <text:p>159 687</text:p>
          </table:table-cell>
          <table:table-cell office:value-type="float" office:value="160404" table:style-name="ce22">
            <text:p>160 404</text:p>
          </table:table-cell>
          <table:table-cell office:value-type="float" office:value="161342" table:style-name="ce22">
            <text:p>161 342</text:p>
          </table:table-cell>
          <table:table-cell office:value-type="float" office:value="162349" table:style-name="ce22">
            <text:p>162 349</text:p>
          </table:table-cell>
          <table:table-cell office:value-type="float" office:value="161834" table:style-name="ce22">
            <text:p>161 834</text:p>
          </table:table-cell>
          <table:table-cell office:value-type="float" office:value="162040" table:style-name="ce22">
            <text:p>162 040</text:p>
          </table:table-cell>
          <table:table-cell office:value-type="float" office:value="162548" table:style-name="ce22">
            <text:p>162 548</text:p>
          </table:table-cell>
          <table:table-cell office:value-type="float" office:value="162966" table:style-name="ce22">
            <text:p>162 966</text:p>
          </table:table-cell>
          <table:table-cell office:value-type="float" office:value="163059" table:style-name="ce22">
            <text:p>163 059</text:p>
          </table:table-cell>
          <table:table-cell office:value-type="float" office:value="162822" table:style-name="ce22">
            <text:p>162 822</text:p>
          </table:table-cell>
          <table:table-cell office:value-type="float" office:value="162627" table:style-name="ce22">
            <text:p>162 627</text:p>
          </table:table-cell>
          <table:table-cell office:value-type="float" office:value="162297" table:style-name="ce22">
            <text:p>162 297</text:p>
          </table:table-cell>
          <table:table-cell office:value-type="float" office:value="162258" table:style-name="ce22">
            <text:p>162 258</text:p>
          </table:table-cell>
          <table:table-cell office:value-type="float" office:value="162543" table:style-name="ce22">
            <text:p>162 543</text:p>
          </table:table-cell>
          <table:table-cell office:value-type="float" office:value="162886" table:style-name="ce22">
            <text:p>162 886</text:p>
          </table:table-cell>
          <table:table-cell office:value-type="float" office:value="163310" table:style-name="ce22">
            <text:p>163 310</text:p>
          </table:table-cell>
          <table:table-cell office:value-type="float" office:value="163944" table:style-name="ce22">
            <text:p>163 944</text:p>
          </table:table-cell>
          <table:table-cell office:value-type="float" office:value="165010" table:style-name="ce22">
            <text:p>165 010</text:p>
          </table:table-cell>
          <table:table-cell office:value-type="float" office:value="166515" table:style-name="ce22">
            <text:p>166 515</text:p>
          </table:table-cell>
          <table:table-cell office:value-type="float" office:value="167150" table:style-name="ce22">
            <text:p>167 150</text:p>
          </table:table-cell>
          <table:table-cell office:value-type="float" office:value="167807" table:style-name="ce22">
            <text:p>167 807</text:p>
          </table:table-cell>
          <table:table-cell office:value-type="float" office:value="168398" table:style-name="ce22">
            <text:p>168 398</text:p>
          </table:table-cell>
          <table:table-cell office:value-type="float" office:value="169180" table:style-name="ce22">
            <text:p>169 180</text:p>
          </table:table-cell>
          <table:table-cell office:value-type="float" office:value="169844" table:style-name="ce22">
            <text:p>169 844</text:p>
          </table:table-cell>
          <table:table-cell office:value-type="float" office:value="171344" table:style-name="ce22">
            <text:p>171 344</text:p>
          </table:table-cell>
          <table:table-cell office:value-type="float" office:value="172790" table:style-name="ce22">
            <text:p>172 790</text:p>
          </table:table-cell>
          <table:table-cell table:style-name="ce18"/>
          <table:table-cell table:number-columns-repeated="16352" table:style-name="ce24"/>
        </table:table-row>
        <table:table-row table:style-name="ro7">
          <table:table-cell office:value-type="string" table:style-name="ce20">
            <text:p>AT323</text:p>
          </table:table-cell>
          <table:table-cell office:value-type="string" table:style-name="ce23">
            <text:p>Salzburg und Umgebung</text:p>
          </table:table-cell>
          <table:table-cell office:value-type="float" office:value="328561" table:style-name="ce22">
            <text:p>328 561</text:p>
          </table:table-cell>
          <table:table-cell office:value-type="float" office:value="329246" table:style-name="ce22">
            <text:p>329 246</text:p>
          </table:table-cell>
          <table:table-cell office:value-type="float" office:value="329682" table:style-name="ce22">
            <text:p>329 682</text:p>
          </table:table-cell>
          <table:table-cell office:value-type="float" office:value="329616" table:style-name="ce22">
            <text:p>329 616</text:p>
          </table:table-cell>
          <table:table-cell office:value-type="float" office:value="329819" table:style-name="ce22">
            <text:p>329 819</text:p>
          </table:table-cell>
          <table:table-cell office:value-type="float" office:value="330654" table:style-name="ce22">
            <text:p>330 654</text:p>
          </table:table-cell>
          <table:table-cell office:value-type="float" office:value="331717" table:style-name="ce22">
            <text:p>331 717</text:p>
          </table:table-cell>
          <table:table-cell office:value-type="float" office:value="333697" table:style-name="ce22">
            <text:p>333 697</text:p>
          </table:table-cell>
          <table:table-cell office:value-type="float" office:value="334721" table:style-name="ce22">
            <text:p>334 721</text:p>
          </table:table-cell>
          <table:table-cell office:value-type="float" office:value="337041" table:style-name="ce22">
            <text:p>337 041</text:p>
          </table:table-cell>
          <table:table-cell office:value-type="float" office:value="339273" table:style-name="ce22">
            <text:p>339 273</text:p>
          </table:table-cell>
          <table:table-cell office:value-type="float" office:value="341181" table:style-name="ce22">
            <text:p>341 181</text:p>
          </table:table-cell>
          <table:table-cell office:value-type="float" office:value="341974" table:style-name="ce22">
            <text:p>341 974</text:p>
          </table:table-cell>
          <table:table-cell office:value-type="float" office:value="342735" table:style-name="ce22">
            <text:p>342 735</text:p>
          </table:table-cell>
          <table:table-cell office:value-type="float" office:value="343325" table:style-name="ce22">
            <text:p>343 325</text:p>
          </table:table-cell>
          <table:table-cell office:value-type="float" office:value="343991" table:style-name="ce22">
            <text:p>343 991</text:p>
          </table:table-cell>
          <table:table-cell office:value-type="float" office:value="345275" table:style-name="ce22">
            <text:p>345 275</text:p>
          </table:table-cell>
          <table:table-cell office:value-type="float" office:value="346942" table:style-name="ce22">
            <text:p>346 942</text:p>
          </table:table-cell>
          <table:table-cell office:value-type="float" office:value="349064" table:style-name="ce22">
            <text:p>349 064</text:p>
          </table:table-cell>
          <table:table-cell office:value-type="float" office:value="351905" table:style-name="ce22">
            <text:p>351 905</text:p>
          </table:table-cell>
          <table:table-cell office:value-type="float" office:value="355958" table:style-name="ce22">
            <text:p>355 958</text:p>
          </table:table-cell>
          <table:table-cell office:value-type="float" office:value="360636" table:style-name="ce22">
            <text:p>360 636</text:p>
          </table:table-cell>
          <table:table-cell office:value-type="float" office:value="363439" table:style-name="ce22">
            <text:p>363 439</text:p>
          </table:table-cell>
          <table:table-cell office:value-type="float" office:value="365793" table:style-name="ce22">
            <text:p>365 793</text:p>
          </table:table-cell>
          <table:table-cell office:value-type="float" office:value="367945" table:style-name="ce22">
            <text:p>367 945</text:p>
          </table:table-cell>
          <table:table-cell office:value-type="float" office:value="370196" table:style-name="ce22">
            <text:p>370 196</text:p>
          </table:table-cell>
          <table:table-cell office:value-type="float" office:value="371431" table:style-name="ce22">
            <text:p>371 431</text:p>
          </table:table-cell>
          <table:table-cell office:value-type="float" office:value="374156" table:style-name="ce22">
            <text:p>374 156</text:p>
          </table:table-cell>
          <table:table-cell office:value-type="float" office:value="376698" table:style-name="ce22">
            <text:p>376 698</text:p>
          </table:table-cell>
          <table:table-cell table:style-name="ce18"/>
          <table:table-cell table:number-columns-repeated="16352" table:style-name="ce1"/>
        </table:table-row>
        <table:table-row table:style-name="ro6">
          <table:table-cell office:value-type="string" table:style-name="ce20">
            <text:p>AT33</text:p>
          </table:table-cell>
          <table:table-cell office:value-type="string" table:style-name="ce21">
            <text:p>Tirol</text:p>
          </table:table-cell>
          <table:table-cell office:value-type="float" office:value="651639" table:style-name="ce22">
            <text:p>651 639</text:p>
          </table:table-cell>
          <table:table-cell office:value-type="float" office:value="655528" table:style-name="ce22">
            <text:p>655 528</text:p>
          </table:table-cell>
          <table:table-cell office:value-type="float" office:value="659288" table:style-name="ce22">
            <text:p>659 288</text:p>
          </table:table-cell>
          <table:table-cell office:value-type="float" office:value="662471" table:style-name="ce22">
            <text:p>662 471</text:p>
          </table:table-cell>
          <table:table-cell office:value-type="float" office:value="665773" table:style-name="ce22">
            <text:p>665 773</text:p>
          </table:table-cell>
          <table:table-cell office:value-type="float" office:value="669479" table:style-name="ce22">
            <text:p>669 479</text:p>
          </table:table-cell>
          <table:table-cell office:value-type="float" office:value="673595" table:style-name="ce22">
            <text:p>673 595</text:p>
          </table:table-cell>
          <table:table-cell office:value-type="float" office:value="677060" table:style-name="ce22">
            <text:p>677 060</text:p>
          </table:table-cell>
          <table:table-cell office:value-type="float" office:value="680705" table:style-name="ce22">
            <text:p>680 705</text:p>
          </table:table-cell>
          <table:table-cell office:value-type="float" office:value="685505" table:style-name="ce22">
            <text:p>685 505</text:p>
          </table:table-cell>
          <table:table-cell office:value-type="float" office:value="690668" table:style-name="ce22">
            <text:p>690 668</text:p>
          </table:table-cell>
          <table:table-cell office:value-type="float" office:value="695296" table:style-name="ce22">
            <text:p>695 296</text:p>
          </table:table-cell>
          <table:table-cell office:value-type="float" office:value="697863" table:style-name="ce22">
            <text:p>697 863</text:p>
          </table:table-cell>
          <table:table-cell office:value-type="float" office:value="700562" table:style-name="ce22">
            <text:p>700 562</text:p>
          </table:table-cell>
          <table:table-cell office:value-type="float" office:value="702717" table:style-name="ce22">
            <text:p>702 717</text:p>
          </table:table-cell>
          <table:table-cell office:value-type="float" office:value="704976" table:style-name="ce22">
            <text:p>704 976</text:p>
          </table:table-cell>
          <table:table-cell office:value-type="float" office:value="708429" table:style-name="ce22">
            <text:p>708 429</text:p>
          </table:table-cell>
          <table:table-cell office:value-type="float" office:value="712849" table:style-name="ce22">
            <text:p>712 849</text:p>
          </table:table-cell>
          <table:table-cell office:value-type="float" office:value="718379" table:style-name="ce22">
            <text:p>718 379</text:p>
          </table:table-cell>
          <table:table-cell office:value-type="float" office:value="724878" table:style-name="ce22">
            <text:p>724 878</text:p>
          </table:table-cell>
          <table:table-cell office:value-type="float" office:value="732671" table:style-name="ce22">
            <text:p>732 671</text:p>
          </table:table-cell>
          <table:table-cell office:value-type="float" office:value="742590" table:style-name="ce22">
            <text:p>742 590</text:p>
          </table:table-cell>
          <table:table-cell office:value-type="float" office:value="748186" table:style-name="ce22">
            <text:p>748 186</text:p>
          </table:table-cell>
          <table:table-cell office:value-type="float" office:value="752262" table:style-name="ce22">
            <text:p>752 262</text:p>
          </table:table-cell>
          <table:table-cell office:value-type="float" office:value="755695" table:style-name="ce22">
            <text:p>755 695</text:p>
          </table:table-cell>
          <table:table-cell office:value-type="float" office:value="758901" table:style-name="ce22">
            <text:p>758 901</text:p>
          </table:table-cell>
          <table:table-cell office:value-type="float" office:value="761596" table:style-name="ce22">
            <text:p>761 596</text:p>
          </table:table-cell>
          <table:table-cell office:value-type="float" office:value="767795" table:style-name="ce22">
            <text:p>767 795</text:p>
          </table:table-cell>
          <table:table-cell office:value-type="float" office:value="773496" table:style-name="ce22">
            <text:p>773 496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31</text:p>
          </table:table-cell>
          <table:table-cell office:value-type="string" table:style-name="ce23">
            <text:p>Außerfern</text:p>
          </table:table-cell>
          <table:table-cell office:value-type="float" office:value="31049" table:style-name="ce22">
            <text:p>31 049</text:p>
          </table:table-cell>
          <table:table-cell office:value-type="float" office:value="31274" table:style-name="ce22">
            <text:p>31 274</text:p>
          </table:table-cell>
          <table:table-cell office:value-type="float" office:value="31499" table:style-name="ce22">
            <text:p>31 499</text:p>
          </table:table-cell>
          <table:table-cell office:value-type="float" office:value="31693" table:style-name="ce22">
            <text:p>31 693</text:p>
          </table:table-cell>
          <table:table-cell office:value-type="float" office:value="31895" table:style-name="ce22">
            <text:p>31 895</text:p>
          </table:table-cell>
          <table:table-cell office:value-type="float" office:value="32128" table:style-name="ce22">
            <text:p>32 128</text:p>
          </table:table-cell>
          <table:table-cell office:value-type="float" office:value="32417" table:style-name="ce22">
            <text:p>32 417</text:p>
          </table:table-cell>
          <table:table-cell office:value-type="float" office:value="31624" table:style-name="ce22">
            <text:p>31 624</text:p>
          </table:table-cell>
          <table:table-cell office:value-type="float" office:value="31679" table:style-name="ce22">
            <text:p>31 679</text:p>
          </table:table-cell>
          <table:table-cell office:value-type="float" office:value="31719" table:style-name="ce22">
            <text:p>31 719</text:p>
          </table:table-cell>
          <table:table-cell office:value-type="float" office:value="31738" table:style-name="ce22">
            <text:p>31 738</text:p>
          </table:table-cell>
          <table:table-cell office:value-type="float" office:value="31751" table:style-name="ce22">
            <text:p>31 751</text:p>
          </table:table-cell>
          <table:table-cell office:value-type="float" office:value="31782" table:style-name="ce22">
            <text:p>31 782</text:p>
          </table:table-cell>
          <table:table-cell office:value-type="float" office:value="31777" table:style-name="ce22">
            <text:p>31 777</text:p>
          </table:table-cell>
          <table:table-cell office:value-type="float" office:value="31680" table:style-name="ce22">
            <text:p>31 680</text:p>
          </table:table-cell>
          <table:table-cell office:value-type="float" office:value="31592" table:style-name="ce22">
            <text:p>31 592</text:p>
          </table:table-cell>
          <table:table-cell office:value-type="float" office:value="31581" table:style-name="ce22">
            <text:p>31 581</text:p>
          </table:table-cell>
          <table:table-cell office:value-type="float" office:value="31611" table:style-name="ce22">
            <text:p>31 611</text:p>
          </table:table-cell>
          <table:table-cell office:value-type="float" office:value="31693" table:style-name="ce22">
            <text:p>31 693</text:p>
          </table:table-cell>
          <table:table-cell office:value-type="float" office:value="31698" table:style-name="ce22">
            <text:p>31 698</text:p>
          </table:table-cell>
          <table:table-cell office:value-type="float" office:value="31872" table:style-name="ce22">
            <text:p>31 872</text:p>
          </table:table-cell>
          <table:table-cell office:value-type="float" office:value="32222" table:style-name="ce22">
            <text:p>32 222</text:p>
          </table:table-cell>
          <table:table-cell office:value-type="float" office:value="32459" table:style-name="ce22">
            <text:p>32 459</text:p>
          </table:table-cell>
          <table:table-cell office:value-type="float" office:value="32587" table:style-name="ce22">
            <text:p>32 587</text:p>
          </table:table-cell>
          <table:table-cell office:value-type="float" office:value="32735" table:style-name="ce22">
            <text:p>32 735</text:p>
          </table:table-cell>
          <table:table-cell office:value-type="float" office:value="32930" table:style-name="ce22">
            <text:p>32 930</text:p>
          </table:table-cell>
          <table:table-cell office:value-type="float" office:value="33140" table:style-name="ce22">
            <text:p>33 140</text:p>
          </table:table-cell>
          <table:table-cell office:value-type="float" office:value="33476" table:style-name="ce22">
            <text:p>33 476</text:p>
          </table:table-cell>
          <table:table-cell office:value-type="float" office:value="33714" table:style-name="ce22">
            <text:p>33 714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32</text:p>
          </table:table-cell>
          <table:table-cell office:value-type="string" table:style-name="ce23">
            <text:p>Innsbruck</text:p>
          </table:table-cell>
          <table:table-cell office:value-type="float" office:value="270382" table:style-name="ce22">
            <text:p>270 382</text:p>
          </table:table-cell>
          <table:table-cell office:value-type="float" office:value="271131" table:style-name="ce22">
            <text:p>271 131</text:p>
          </table:table-cell>
          <table:table-cell office:value-type="float" office:value="271812" table:style-name="ce22">
            <text:p>271 812</text:p>
          </table:table-cell>
          <table:table-cell office:value-type="float" office:value="272211" table:style-name="ce22">
            <text:p>272 211</text:p>
          </table:table-cell>
          <table:table-cell office:value-type="float" office:value="272643" table:style-name="ce22">
            <text:p>272 643</text:p>
          </table:table-cell>
          <table:table-cell office:value-type="float" office:value="273262" table:style-name="ce22">
            <text:p>273 262</text:p>
          </table:table-cell>
          <table:table-cell office:value-type="float" office:value="274133" table:style-name="ce22">
            <text:p>274 133</text:p>
          </table:table-cell>
          <table:table-cell office:value-type="float" office:value="268677" table:style-name="ce22">
            <text:p>268 677</text:p>
          </table:table-cell>
          <table:table-cell office:value-type="float" office:value="269986" table:style-name="ce22">
            <text:p>269 986</text:p>
          </table:table-cell>
          <table:table-cell office:value-type="float" office:value="272261" table:style-name="ce22">
            <text:p>272 261</text:p>
          </table:table-cell>
          <table:table-cell office:value-type="float" office:value="274889" table:style-name="ce22">
            <text:p>274 889</text:p>
          </table:table-cell>
          <table:table-cell office:value-type="float" office:value="277371" table:style-name="ce22">
            <text:p>277 371</text:p>
          </table:table-cell>
          <table:table-cell office:value-type="float" office:value="278784" table:style-name="ce22">
            <text:p>278 784</text:p>
          </table:table-cell>
          <table:table-cell office:value-type="float" office:value="280073" table:style-name="ce22">
            <text:p>280 073</text:p>
          </table:table-cell>
          <table:table-cell office:value-type="float" office:value="281581" table:style-name="ce22">
            <text:p>281 581</text:p>
          </table:table-cell>
          <table:table-cell office:value-type="float" office:value="283226" table:style-name="ce22">
            <text:p>283 226</text:p>
          </table:table-cell>
          <table:table-cell office:value-type="float" office:value="285244" table:style-name="ce22">
            <text:p>285 244</text:p>
          </table:table-cell>
          <table:table-cell office:value-type="float" office:value="288287" table:style-name="ce22">
            <text:p>288 287</text:p>
          </table:table-cell>
          <table:table-cell office:value-type="float" office:value="292057" table:style-name="ce22">
            <text:p>292 057</text:p>
          </table:table-cell>
          <table:table-cell office:value-type="float" office:value="296359" table:style-name="ce22">
            <text:p>296 359</text:p>
          </table:table-cell>
          <table:table-cell office:value-type="float" office:value="301303" table:style-name="ce22">
            <text:p>301 303</text:p>
          </table:table-cell>
          <table:table-cell office:value-type="float" office:value="306800" table:style-name="ce22">
            <text:p>306 800</text:p>
          </table:table-cell>
          <table:table-cell office:value-type="float" office:value="309108" table:style-name="ce22">
            <text:p>309 108</text:p>
          </table:table-cell>
          <table:table-cell office:value-type="float" office:value="310622" table:style-name="ce22">
            <text:p>310 622</text:p>
          </table:table-cell>
          <table:table-cell office:value-type="float" office:value="311752" table:style-name="ce22">
            <text:p>311 752</text:p>
          </table:table-cell>
          <table:table-cell office:value-type="float" office:value="312748" table:style-name="ce22">
            <text:p>312 748</text:p>
          </table:table-cell>
          <table:table-cell office:value-type="float" office:value="312804" table:style-name="ce22">
            <text:p>312 804</text:p>
          </table:table-cell>
          <table:table-cell office:value-type="float" office:value="314837" table:style-name="ce22">
            <text:p>314 837</text:p>
          </table:table-cell>
          <table:table-cell office:value-type="float" office:value="317142" table:style-name="ce22">
            <text:p>317 142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33</text:p>
          </table:table-cell>
          <table:table-cell office:value-type="string" table:style-name="ce23">
            <text:p>Osttirol</text:p>
          </table:table-cell>
          <table:table-cell office:value-type="float" office:value="50955" table:style-name="ce22">
            <text:p>50 955</text:p>
          </table:table-cell>
          <table:table-cell office:value-type="float" office:value="51190" table:style-name="ce22">
            <text:p>51 190</text:p>
          </table:table-cell>
          <table:table-cell office:value-type="float" office:value="51408" table:style-name="ce22">
            <text:p>51 408</text:p>
          </table:table-cell>
          <table:table-cell office:value-type="float" office:value="51591" table:style-name="ce22">
            <text:p>51 591</text:p>
          </table:table-cell>
          <table:table-cell office:value-type="float" office:value="51781" table:style-name="ce22">
            <text:p>51 781</text:p>
          </table:table-cell>
          <table:table-cell office:value-type="float" office:value="51978" table:style-name="ce22">
            <text:p>51 978</text:p>
          </table:table-cell>
          <table:table-cell office:value-type="float" office:value="52135" table:style-name="ce22">
            <text:p>52 135</text:p>
          </table:table-cell>
          <table:table-cell office:value-type="float" office:value="50245" table:style-name="ce22">
            <text:p>50 245</text:p>
          </table:table-cell>
          <table:table-cell office:value-type="float" office:value="50138" table:style-name="ce22">
            <text:p>50 138</text:p>
          </table:table-cell>
          <table:table-cell office:value-type="float" office:value="50205" table:style-name="ce22">
            <text:p>50 205</text:p>
          </table:table-cell>
          <table:table-cell office:value-type="float" office:value="50310" table:style-name="ce22">
            <text:p>50 310</text:p>
          </table:table-cell>
          <table:table-cell office:value-type="float" office:value="50416" table:style-name="ce22">
            <text:p>50 416</text:p>
          </table:table-cell>
          <table:table-cell office:value-type="float" office:value="50298" table:style-name="ce22">
            <text:p>50 298</text:p>
          </table:table-cell>
          <table:table-cell office:value-type="float" office:value="50011" table:style-name="ce22">
            <text:p>50 011</text:p>
          </table:table-cell>
          <table:table-cell office:value-type="float" office:value="49710" table:style-name="ce22">
            <text:p>49 710</text:p>
          </table:table-cell>
          <table:table-cell office:value-type="float" office:value="49479" table:style-name="ce22">
            <text:p>49 479</text:p>
          </table:table-cell>
          <table:table-cell office:value-type="float" office:value="49313" table:style-name="ce22">
            <text:p>49 313</text:p>
          </table:table-cell>
          <table:table-cell office:value-type="float" office:value="49139" table:style-name="ce22">
            <text:p>49 139</text:p>
          </table:table-cell>
          <table:table-cell office:value-type="float" office:value="49051" table:style-name="ce22">
            <text:p>49 051</text:p>
          </table:table-cell>
          <table:table-cell office:value-type="float" office:value="48948" table:style-name="ce22">
            <text:p>48 948</text:p>
          </table:table-cell>
          <table:table-cell office:value-type="float" office:value="48967" table:style-name="ce22">
            <text:p>48 967</text:p>
          </table:table-cell>
          <table:table-cell office:value-type="float" office:value="48960" table:style-name="ce22">
            <text:p>48 960</text:p>
          </table:table-cell>
          <table:table-cell office:value-type="float" office:value="48823" table:style-name="ce22">
            <text:p>48 823</text:p>
          </table:table-cell>
          <table:table-cell office:value-type="float" office:value="48787" table:style-name="ce22">
            <text:p>48 787</text:p>
          </table:table-cell>
          <table:table-cell office:value-type="float" office:value="48761" table:style-name="ce22">
            <text:p>48 761</text:p>
          </table:table-cell>
          <table:table-cell office:value-type="float" office:value="48820" table:style-name="ce22">
            <text:p>48 820</text:p>
          </table:table-cell>
          <table:table-cell office:value-type="float" office:value="48838" table:style-name="ce22">
            <text:p>48 838</text:p>
          </table:table-cell>
          <table:table-cell office:value-type="float" office:value="48866" table:style-name="ce22">
            <text:p>48 866</text:p>
          </table:table-cell>
          <table:table-cell office:value-type="float" office:value="48867" table:style-name="ce22">
            <text:p>48 867</text:p>
          </table:table-cell>
          <table:table-cell table:style-name="ce18"/>
          <table:table-cell table:number-columns-repeated="16352" table:style-name="ce16"/>
        </table:table-row>
        <table:table-row table:style-name="ro7">
          <table:table-cell office:value-type="string" table:style-name="ce20">
            <text:p>AT334</text:p>
          </table:table-cell>
          <table:table-cell office:value-type="string" table:style-name="ce23">
            <text:p>Tiroler Oberland</text:p>
          </table:table-cell>
          <table:table-cell office:value-type="float" office:value="88216" table:style-name="ce22">
            <text:p>88 216</text:p>
          </table:table-cell>
          <table:table-cell office:value-type="float" office:value="89023" table:style-name="ce22">
            <text:p>89 023</text:p>
          </table:table-cell>
          <table:table-cell office:value-type="float" office:value="89813" table:style-name="ce22">
            <text:p>89 813</text:p>
          </table:table-cell>
          <table:table-cell office:value-type="float" office:value="90541" table:style-name="ce22">
            <text:p>90 541</text:p>
          </table:table-cell>
          <table:table-cell office:value-type="float" office:value="91287" table:style-name="ce22">
            <text:p>91 287</text:p>
          </table:table-cell>
          <table:table-cell office:value-type="float" office:value="92072" table:style-name="ce22">
            <text:p>92 072</text:p>
          </table:table-cell>
          <table:table-cell office:value-type="float" office:value="92857" table:style-name="ce22">
            <text:p>92 857</text:p>
          </table:table-cell>
          <table:table-cell office:value-type="float" office:value="97201" table:style-name="ce22">
            <text:p>97 201</text:p>
          </table:table-cell>
          <table:table-cell office:value-type="float" office:value="98113" table:style-name="ce22">
            <text:p>98 113</text:p>
          </table:table-cell>
          <table:table-cell office:value-type="float" office:value="98754" table:style-name="ce22">
            <text:p>98 754</text:p>
          </table:table-cell>
          <table:table-cell office:value-type="float" office:value="99305" table:style-name="ce22">
            <text:p>99 305</text:p>
          </table:table-cell>
          <table:table-cell office:value-type="float" office:value="99688" table:style-name="ce22">
            <text:p>99 688</text:p>
          </table:table-cell>
          <table:table-cell office:value-type="float" office:value="99934" table:style-name="ce22">
            <text:p>99 934</text:p>
          </table:table-cell>
          <table:table-cell office:value-type="float" office:value="100504" table:style-name="ce22">
            <text:p>100 504</text:p>
          </table:table-cell>
          <table:table-cell office:value-type="float" office:value="100655" table:style-name="ce22">
            <text:p>100 655</text:p>
          </table:table-cell>
          <table:table-cell office:value-type="float" office:value="100784" table:style-name="ce22">
            <text:p>100 784</text:p>
          </table:table-cell>
          <table:table-cell office:value-type="float" office:value="101100" table:style-name="ce22">
            <text:p>101 100</text:p>
          </table:table-cell>
          <table:table-cell office:value-type="float" office:value="101125" table:style-name="ce22">
            <text:p>101 125</text:p>
          </table:table-cell>
          <table:table-cell office:value-type="float" office:value="100903" table:style-name="ce22">
            <text:p>100 903</text:p>
          </table:table-cell>
          <table:table-cell office:value-type="float" office:value="101155" table:style-name="ce22">
            <text:p>101 155</text:p>
          </table:table-cell>
          <table:table-cell office:value-type="float" office:value="101687" table:style-name="ce22">
            <text:p>101 687</text:p>
          </table:table-cell>
          <table:table-cell office:value-type="float" office:value="102655" table:style-name="ce22">
            <text:p>102 655</text:p>
          </table:table-cell>
          <table:table-cell office:value-type="float" office:value="103409" table:style-name="ce22">
            <text:p>103 409</text:p>
          </table:table-cell>
          <table:table-cell office:value-type="float" office:value="103975" table:style-name="ce22">
            <text:p>103 975</text:p>
          </table:table-cell>
          <table:table-cell office:value-type="float" office:value="104465" table:style-name="ce22">
            <text:p>104 465</text:p>
          </table:table-cell>
          <table:table-cell office:value-type="float" office:value="104966" table:style-name="ce22">
            <text:p>104 966</text:p>
          </table:table-cell>
          <table:table-cell office:value-type="float" office:value="105519" table:style-name="ce22">
            <text:p>105 519</text:p>
          </table:table-cell>
          <table:table-cell office:value-type="float" office:value="106661" table:style-name="ce22">
            <text:p>106 661</text:p>
          </table:table-cell>
          <table:table-cell office:value-type="float" office:value="107467" table:style-name="ce22">
            <text:p>107 467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35</text:p>
          </table:table-cell>
          <table:table-cell office:value-type="string" table:style-name="ce23">
            <text:p>Tiroler Unterland</text:p>
          </table:table-cell>
          <table:table-cell office:value-type="float" office:value="211037" table:style-name="ce22">
            <text:p>211 037</text:p>
          </table:table-cell>
          <table:table-cell office:value-type="float" office:value="212910" table:style-name="ce22">
            <text:p>212 910</text:p>
          </table:table-cell>
          <table:table-cell office:value-type="float" office:value="214756" table:style-name="ce22">
            <text:p>214 756</text:p>
          </table:table-cell>
          <table:table-cell office:value-type="float" office:value="216435" table:style-name="ce22">
            <text:p>216 435</text:p>
          </table:table-cell>
          <table:table-cell office:value-type="float" office:value="218167" table:style-name="ce22">
            <text:p>218 167</text:p>
          </table:table-cell>
          <table:table-cell office:value-type="float" office:value="220039" table:style-name="ce22">
            <text:p>220 039</text:p>
          </table:table-cell>
          <table:table-cell office:value-type="float" office:value="222053" table:style-name="ce22">
            <text:p>222 053</text:p>
          </table:table-cell>
          <table:table-cell office:value-type="float" office:value="229313" table:style-name="ce22">
            <text:p>229 313</text:p>
          </table:table-cell>
          <table:table-cell office:value-type="float" office:value="230789" table:style-name="ce22">
            <text:p>230 789</text:p>
          </table:table-cell>
          <table:table-cell office:value-type="float" office:value="232566" table:style-name="ce22">
            <text:p>232 566</text:p>
          </table:table-cell>
          <table:table-cell office:value-type="float" office:value="234426" table:style-name="ce22">
            <text:p>234 426</text:p>
          </table:table-cell>
          <table:table-cell office:value-type="float" office:value="236070" table:style-name="ce22">
            <text:p>236 070</text:p>
          </table:table-cell>
          <table:table-cell office:value-type="float" office:value="237065" table:style-name="ce22">
            <text:p>237 065</text:p>
          </table:table-cell>
          <table:table-cell office:value-type="float" office:value="238197" table:style-name="ce22">
            <text:p>238 197</text:p>
          </table:table-cell>
          <table:table-cell office:value-type="float" office:value="239091" table:style-name="ce22">
            <text:p>239 091</text:p>
          </table:table-cell>
          <table:table-cell office:value-type="float" office:value="239895" table:style-name="ce22">
            <text:p>239 895</text:p>
          </table:table-cell>
          <table:table-cell office:value-type="float" office:value="241191" table:style-name="ce22">
            <text:p>241 191</text:p>
          </table:table-cell>
          <table:table-cell office:value-type="float" office:value="242687" table:style-name="ce22">
            <text:p>242 687</text:p>
          </table:table-cell>
          <table:table-cell office:value-type="float" office:value="244675" table:style-name="ce22">
            <text:p>244 675</text:p>
          </table:table-cell>
          <table:table-cell office:value-type="float" office:value="246718" table:style-name="ce22">
            <text:p>246 718</text:p>
          </table:table-cell>
          <table:table-cell office:value-type="float" office:value="248842" table:style-name="ce22">
            <text:p>248 842</text:p>
          </table:table-cell>
          <table:table-cell office:value-type="float" office:value="251953" table:style-name="ce22">
            <text:p>251 953</text:p>
          </table:table-cell>
          <table:table-cell office:value-type="float" office:value="254387" table:style-name="ce22">
            <text:p>254 387</text:p>
          </table:table-cell>
          <table:table-cell office:value-type="float" office:value="256291" table:style-name="ce22">
            <text:p>256 291</text:p>
          </table:table-cell>
          <table:table-cell office:value-type="float" office:value="257982" table:style-name="ce22">
            <text:p>257 982</text:p>
          </table:table-cell>
          <table:table-cell office:value-type="float" office:value="259437" table:style-name="ce22">
            <text:p>259 437</text:p>
          </table:table-cell>
          <table:table-cell office:value-type="float" office:value="261295" table:style-name="ce22">
            <text:p>261 295</text:p>
          </table:table-cell>
          <table:table-cell office:value-type="float" office:value="263955" table:style-name="ce22">
            <text:p>263 955</text:p>
          </table:table-cell>
          <table:table-cell office:value-type="float" office:value="266306" table:style-name="ce22">
            <text:p>266 306</text:p>
          </table:table-cell>
          <table:table-cell table:style-name="ce18"/>
          <table:table-cell table:number-columns-repeated="16352" table:style-name="ce1"/>
        </table:table-row>
        <table:table-row table:style-name="ro6">
          <table:table-cell office:value-type="string" table:style-name="ce20">
            <text:p>AT34</text:p>
          </table:table-cell>
          <table:table-cell office:value-type="string" table:style-name="ce21">
            <text:p>Vorarlberg</text:p>
          </table:table-cell>
          <table:table-cell office:value-type="float" office:value="341951" table:style-name="ce22">
            <text:p>341 951</text:p>
          </table:table-cell>
          <table:table-cell office:value-type="float" office:value="343135" table:style-name="ce22">
            <text:p>343 135</text:p>
          </table:table-cell>
          <table:table-cell office:value-type="float" office:value="344354" table:style-name="ce22">
            <text:p>344 354</text:p>
          </table:table-cell>
          <table:table-cell office:value-type="float" office:value="345766" table:style-name="ce22">
            <text:p>345 766</text:p>
          </table:table-cell>
          <table:table-cell office:value-type="float" office:value="347443" table:style-name="ce22">
            <text:p>347 443</text:p>
          </table:table-cell>
          <table:table-cell office:value-type="float" office:value="349257" table:style-name="ce22">
            <text:p>349 257</text:p>
          </table:table-cell>
          <table:table-cell office:value-type="float" office:value="351356" table:style-name="ce22">
            <text:p>351 356</text:p>
          </table:table-cell>
          <table:table-cell office:value-type="float" office:value="353635" table:style-name="ce22">
            <text:p>353 635</text:p>
          </table:table-cell>
          <table:table-cell office:value-type="float" office:value="355621" table:style-name="ce22">
            <text:p>355 621</text:p>
          </table:table-cell>
          <table:table-cell office:value-type="float" office:value="358521" table:style-name="ce22">
            <text:p>358 521</text:p>
          </table:table-cell>
          <table:table-cell office:value-type="float" office:value="361391" table:style-name="ce22">
            <text:p>361 391</text:p>
          </table:table-cell>
          <table:table-cell office:value-type="float" office:value="363389" table:style-name="ce22">
            <text:p>363 389</text:p>
          </table:table-cell>
          <table:table-cell office:value-type="float" office:value="364985" table:style-name="ce22">
            <text:p>364 985</text:p>
          </table:table-cell>
          <table:table-cell office:value-type="float" office:value="366397" table:style-name="ce22">
            <text:p>366 397</text:p>
          </table:table-cell>
          <table:table-cell office:value-type="float" office:value="367590" table:style-name="ce22">
            <text:p>367 590</text:p>
          </table:table-cell>
          <table:table-cell office:value-type="float" office:value="368894" table:style-name="ce22">
            <text:p>368 894</text:p>
          </table:table-cell>
          <table:table-cell office:value-type="float" office:value="370096" table:style-name="ce22">
            <text:p>370 096</text:p>
          </table:table-cell>
          <table:table-cell office:value-type="float" office:value="371697" table:style-name="ce22">
            <text:p>371 697</text:p>
          </table:table-cell>
          <table:table-cell office:value-type="float" office:value="373870" table:style-name="ce22">
            <text:p>373 870</text:p>
          </table:table-cell>
          <table:table-cell office:value-type="float" office:value="376973" table:style-name="ce22">
            <text:p>376 973</text:p>
          </table:table-cell>
          <table:table-cell office:value-type="float" office:value="381000" table:style-name="ce22">
            <text:p>381 000</text:p>
          </table:table-cell>
          <table:table-cell office:value-type="float" office:value="386708" table:style-name="ce22">
            <text:p>386 708</text:p>
          </table:table-cell>
          <table:table-cell office:value-type="float" office:value="390296" table:style-name="ce22">
            <text:p>390 296</text:p>
          </table:table-cell>
          <table:table-cell office:value-type="float" office:value="393025" table:style-name="ce22">
            <text:p>393 025</text:p>
          </table:table-cell>
          <table:table-cell office:value-type="float" office:value="395949" table:style-name="ce22">
            <text:p>395 949</text:p>
          </table:table-cell>
          <table:table-cell office:value-type="float" office:value="398443" table:style-name="ce22">
            <text:p>398 443</text:p>
          </table:table-cell>
          <table:table-cell office:value-type="float" office:value="400469" table:style-name="ce22">
            <text:p>400 469</text:p>
          </table:table-cell>
          <table:table-cell office:value-type="float" office:value="404253" table:style-name="ce22">
            <text:p>404 253</text:p>
          </table:table-cell>
          <table:table-cell office:value-type="float" office:value="408399" table:style-name="ce22">
            <text:p>408 399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41</text:p>
          </table:table-cell>
          <table:table-cell office:value-type="string" table:style-name="ce23">
            <text:p>Bludenz-Bregenzer Wald</text:p>
          </table:table-cell>
          <table:table-cell office:value-type="float" office:value="84245" table:style-name="ce22">
            <text:p>84 245</text:p>
          </table:table-cell>
          <table:table-cell office:value-type="float" office:value="84523" table:style-name="ce22">
            <text:p>84 523</text:p>
          </table:table-cell>
          <table:table-cell office:value-type="float" office:value="84816" table:style-name="ce22">
            <text:p>84 816</text:p>
          </table:table-cell>
          <table:table-cell office:value-type="float" office:value="85132" table:style-name="ce22">
            <text:p>85 132</text:p>
          </table:table-cell>
          <table:table-cell office:value-type="float" office:value="85525" table:style-name="ce22">
            <text:p>85 525</text:p>
          </table:table-cell>
          <table:table-cell office:value-type="float" office:value="85959" table:style-name="ce22">
            <text:p>85 959</text:p>
          </table:table-cell>
          <table:table-cell office:value-type="float" office:value="86431" table:style-name="ce22">
            <text:p>86 431</text:p>
          </table:table-cell>
          <table:table-cell office:value-type="float" office:value="87273" table:style-name="ce22">
            <text:p>87 273</text:p>
          </table:table-cell>
          <table:table-cell office:value-type="float" office:value="87547" table:style-name="ce22">
            <text:p>87 547</text:p>
          </table:table-cell>
          <table:table-cell office:value-type="float" office:value="88108" table:style-name="ce22">
            <text:p>88 108</text:p>
          </table:table-cell>
          <table:table-cell office:value-type="float" office:value="88597" table:style-name="ce22">
            <text:p>88 597</text:p>
          </table:table-cell>
          <table:table-cell office:value-type="float" office:value="88731" table:style-name="ce22">
            <text:p>88 731</text:p>
          </table:table-cell>
          <table:table-cell office:value-type="float" office:value="88544" table:style-name="ce22">
            <text:p>88 544</text:p>
          </table:table-cell>
          <table:table-cell office:value-type="float" office:value="88351" table:style-name="ce22">
            <text:p>88 351</text:p>
          </table:table-cell>
          <table:table-cell office:value-type="float" office:value="88256" table:style-name="ce22">
            <text:p>88 256</text:p>
          </table:table-cell>
          <table:table-cell office:value-type="float" office:value="88071" table:style-name="ce22">
            <text:p>88 071</text:p>
          </table:table-cell>
          <table:table-cell office:value-type="float" office:value="87864" table:style-name="ce22">
            <text:p>87 864</text:p>
          </table:table-cell>
          <table:table-cell office:value-type="float" office:value="87812" table:style-name="ce22">
            <text:p>87 812</text:p>
          </table:table-cell>
          <table:table-cell office:value-type="float" office:value="87823" table:style-name="ce22">
            <text:p>87 823</text:p>
          </table:table-cell>
          <table:table-cell office:value-type="float" office:value="88214" table:style-name="ce22">
            <text:p>88 214</text:p>
          </table:table-cell>
          <table:table-cell office:value-type="float" office:value="89106" table:style-name="ce22">
            <text:p>89 106</text:p>
          </table:table-cell>
          <table:table-cell office:value-type="float" office:value="90410" table:style-name="ce22">
            <text:p>90 410</text:p>
          </table:table-cell>
          <table:table-cell office:value-type="float" office:value="91148" table:style-name="ce22">
            <text:p>91 148</text:p>
          </table:table-cell>
          <table:table-cell office:value-type="float" office:value="91625" table:style-name="ce22">
            <text:p>91 625</text:p>
          </table:table-cell>
          <table:table-cell office:value-type="float" office:value="92145" table:style-name="ce22">
            <text:p>92 145</text:p>
          </table:table-cell>
          <table:table-cell office:value-type="float" office:value="92516" table:style-name="ce22">
            <text:p>92 516</text:p>
          </table:table-cell>
          <table:table-cell office:value-type="float" office:value="92928" table:style-name="ce22">
            <text:p>92 928</text:p>
          </table:table-cell>
          <table:table-cell office:value-type="float" office:value="93793" table:style-name="ce22">
            <text:p>93 793</text:p>
          </table:table-cell>
          <table:table-cell office:value-type="float" office:value="94690" table:style-name="ce22">
            <text:p>94 690</text:p>
          </table:table-cell>
          <table:table-cell table:style-name="ce18"/>
          <table:table-cell table:number-columns-repeated="16352" table:style-name="ce1"/>
        </table:table-row>
        <table:table-row table:style-name="ro7">
          <table:table-cell office:value-type="string" table:style-name="ce20">
            <text:p>AT342</text:p>
          </table:table-cell>
          <table:table-cell office:value-type="string" table:style-name="ce23">
            <text:p>Rheintal-Bodenseegebiet</text:p>
          </table:table-cell>
          <table:table-cell office:value-type="float" office:value="257706" table:style-name="ce22">
            <text:p>257 706</text:p>
          </table:table-cell>
          <table:table-cell office:value-type="float" office:value="258612" table:style-name="ce22">
            <text:p>258 612</text:p>
          </table:table-cell>
          <table:table-cell office:value-type="float" office:value="259538" table:style-name="ce22">
            <text:p>259 538</text:p>
          </table:table-cell>
          <table:table-cell office:value-type="float" office:value="260634" table:style-name="ce22">
            <text:p>260 634</text:p>
          </table:table-cell>
          <table:table-cell office:value-type="float" office:value="261918" table:style-name="ce22">
            <text:p>261 918</text:p>
          </table:table-cell>
          <table:table-cell office:value-type="float" office:value="263298" table:style-name="ce22">
            <text:p>263 298</text:p>
          </table:table-cell>
          <table:table-cell office:value-type="float" office:value="264925" table:style-name="ce22">
            <text:p>264 925</text:p>
          </table:table-cell>
          <table:table-cell office:value-type="float" office:value="266362" table:style-name="ce22">
            <text:p>266 362</text:p>
          </table:table-cell>
          <table:table-cell office:value-type="float" office:value="268074" table:style-name="ce22">
            <text:p>268 074</text:p>
          </table:table-cell>
          <table:table-cell office:value-type="float" office:value="270413" table:style-name="ce22">
            <text:p>270 413</text:p>
          </table:table-cell>
          <table:table-cell office:value-type="float" office:value="272794" table:style-name="ce22">
            <text:p>272 794</text:p>
          </table:table-cell>
          <table:table-cell office:value-type="float" office:value="274658" table:style-name="ce22">
            <text:p>274 658</text:p>
          </table:table-cell>
          <table:table-cell office:value-type="float" office:value="276441" table:style-name="ce22">
            <text:p>276 441</text:p>
          </table:table-cell>
          <table:table-cell office:value-type="float" office:value="278046" table:style-name="ce22">
            <text:p>278 046</text:p>
          </table:table-cell>
          <table:table-cell office:value-type="float" office:value="279334" table:style-name="ce22">
            <text:p>279 334</text:p>
          </table:table-cell>
          <table:table-cell office:value-type="float" office:value="280823" table:style-name="ce22">
            <text:p>280 823</text:p>
          </table:table-cell>
          <table:table-cell office:value-type="float" office:value="282232" table:style-name="ce22">
            <text:p>282 232</text:p>
          </table:table-cell>
          <table:table-cell office:value-type="float" office:value="283885" table:style-name="ce22">
            <text:p>283 885</text:p>
          </table:table-cell>
          <table:table-cell office:value-type="float" office:value="286047" table:style-name="ce22">
            <text:p>286 047</text:p>
          </table:table-cell>
          <table:table-cell office:value-type="float" office:value="288759" table:style-name="ce22">
            <text:p>288 759</text:p>
          </table:table-cell>
          <table:table-cell office:value-type="float" office:value="291894" table:style-name="ce22">
            <text:p>291 894</text:p>
          </table:table-cell>
          <table:table-cell office:value-type="float" office:value="296298" table:style-name="ce22">
            <text:p>296 298</text:p>
          </table:table-cell>
          <table:table-cell office:value-type="float" office:value="299148" table:style-name="ce22">
            <text:p>299 148</text:p>
          </table:table-cell>
          <table:table-cell office:value-type="float" office:value="301400" table:style-name="ce22">
            <text:p>301 400</text:p>
          </table:table-cell>
          <table:table-cell office:value-type="float" office:value="303804" table:style-name="ce22">
            <text:p>303 804</text:p>
          </table:table-cell>
          <table:table-cell office:value-type="float" office:value="305927" table:style-name="ce22">
            <text:p>305 927</text:p>
          </table:table-cell>
          <table:table-cell office:value-type="float" office:value="307541" table:style-name="ce22">
            <text:p>307 541</text:p>
          </table:table-cell>
          <table:table-cell office:value-type="float" office:value="310460" table:style-name="ce22">
            <text:p>310 460</text:p>
          </table:table-cell>
          <table:table-cell office:value-type="float" office:value="313709" table:style-name="ce22">
            <text:p>313 709</text:p>
          </table:table-cell>
          <table:table-cell table:style-name="ce18"/>
          <table:table-cell table:number-columns-repeated="16352" table:style-name="ce16"/>
        </table:table-row>
        <table:table-row table:style-name="ro2">
          <table:table-cell office:value-type="string" table:number-columns-spanned="31" table:number-rows-spanned="1" table:style-name="ce28">
            <text:p>Q: STATISTIK AUSTRIA, Statistik des Bevölkerungsstandes. Erstellt am 28.05.2024.</text:p>
          </table:table-cell>
          <table:covered-table-cell table:number-columns-repeated="30"/>
          <table:table-cell table:number-columns-repeated="16353" table:style-name="ce1"/>
        </table:table-row>
        <table:table-row table:number-rows-repeated="13" table:style-name="ro2">
          <table:table-cell table:number-columns-repeated="32" table:style-name="ce25"/>
          <table:table-cell table:number-columns-repeated="16352" table:style-name="ce1"/>
        </table:table-row>
        <table:table-row table:number-rows-repeated="118" table:style-name="ro2">
          <table:table-cell table:number-columns-repeated="16384"/>
        </table:table-row>
        <table:table-row table:number-rows-repeated="1048394" table:style-name="ro8">
          <table:table-cell table:number-columns-repeated="16384"/>
        </table:table-row>
        <table:named-expressions>
          <table:named-range table:name="Print_Titles" table:cell-range-address="Zeitreihe.$A$1:Zeitreihe.$XFD$2" table:base-cell-address="Zeitreihe.$A$1"/>
        </table:named-expressions>
      </table:table>
      <table:table table:name="Altersgruppen" table:style-name="ta2">
        <table:table-column table:style-name="co5" table:default-cell-style-name="ce25"/>
        <table:table-column table:style-name="co6" table:default-cell-style-name="ce25"/>
        <table:table-column table:style-name="co8" table:default-cell-style-name="ce25"/>
        <table:table-column table:style-name="co7" table:number-columns-repeated="3" table:default-cell-style-name="ce25"/>
        <table:table-column table:style-name="co9" table:default-cell-style-name="ce25"/>
        <table:table-column table:style-name="co7" table:number-columns-repeated="3" table:default-cell-style-name="ce25"/>
        <table:table-column table:style-name="co9" table:default-cell-style-name="ce25"/>
        <table:table-column table:style-name="co7" table:number-columns-repeated="3" table:default-cell-style-name="ce25"/>
        <table:table-column table:style-name="co8" table:default-cell-style-name="ce25"/>
        <table:table-column table:style-name="co7" table:number-columns-repeated="3" table:default-cell-style-name="ce25"/>
        <table:table-column table:style-name="co10" table:default-cell-style-name="ce25"/>
        <table:table-column table:style-name="co7" table:number-columns-repeated="7" table:default-cell-style-name="ce25"/>
        <table:table-column table:style-name="co4" table:number-columns-repeated="16358" table:default-cell-style-name="ce25"/>
        <table:table-row table:style-name="ro1">
          <table:table-cell office:value-type="string" table:number-columns-spanned="26" table:number-rows-spanned="1" table:style-name="ce26">
            <text:p>Bevölkerung im Jahresdurchschnitt nach NUTS-Regionen und breiten Altersgruppen seit 2018</text:p>
          </table:table-cell>
          <table:covered-table-cell table:number-columns-repeated="25"/>
          <table:table-cell table:number-columns-repeated="16358" table:style-name="ce25"/>
        </table:table-row>
        <table:table-row table:style-name="ro9">
          <table:table-cell office:value-type="string" table:number-columns-spanned="2" table:number-rows-spanned="2" table:style-name="ce27">
            <text:p>NUTS-Region</text:p>
          </table:table-cell>
          <table:covered-table-cell/>
          <table:table-cell office:value-type="float" office:value="2018" table:number-columns-spanned="4" table:number-rows-spanned="1" table:style-name="ce35">
            <text:p>2018</text:p>
          </table:table-cell>
          <table:covered-table-cell table:number-columns-repeated="3"/>
          <table:table-cell office:value-type="float" office:value="2019" table:number-columns-spanned="4" table:number-rows-spanned="1" table:style-name="ce35">
            <text:p>2019</text:p>
          </table:table-cell>
          <table:covered-table-cell table:number-columns-repeated="3"/>
          <table:table-cell office:value-type="float" office:value="2020" table:number-columns-spanned="4" table:number-rows-spanned="1" table:style-name="ce35">
            <text:p>2020</text:p>
          </table:table-cell>
          <table:covered-table-cell table:number-columns-repeated="3"/>
          <table:table-cell office:value-type="float" office:value="2021" table:number-columns-spanned="4" table:number-rows-spanned="1" table:style-name="ce35">
            <text:p>2021</text:p>
          </table:table-cell>
          <table:covered-table-cell table:number-columns-repeated="3"/>
          <table:table-cell office:value-type="float" office:value="2022" table:number-columns-spanned="4" table:number-rows-spanned="1" table:style-name="ce35">
            <text:p>2022</text:p>
          </table:table-cell>
          <table:covered-table-cell table:number-columns-repeated="3"/>
          <table:table-cell office:value-type="float" office:value="2023" table:number-columns-spanned="4" table:number-rows-spanned="1" table:style-name="ce36">
            <text:p>2023</text:p>
          </table:table-cell>
          <table:covered-table-cell table:number-columns-repeated="3"/>
          <table:table-cell table:number-columns-repeated="1635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Insgesamt</text:p>
          </table:table-cell>
          <table:table-cell office:value-type="string" table:style-name="ce29">
            <text:p>0 bis 14 Jahre</text:p>
          </table:table-cell>
          <table:table-cell office:value-type="string" table:style-name="ce29">
            <text:p>15 bis 64 Jahre</text:p>
          </table:table-cell>
          <table:table-cell office:value-type="string" table:style-name="ce29">
            <text:p>65 Jahre</text:p>
            <text:p>und älter</text:p>
          </table:table-cell>
          <table:table-cell office:value-type="string" table:style-name="ce31">
            <text:p>Insgesamt</text:p>
          </table:table-cell>
          <table:table-cell office:value-type="string" table:style-name="ce29">
            <text:p>0 bis 14 Jahre</text:p>
          </table:table-cell>
          <table:table-cell office:value-type="string" table:style-name="ce29">
            <text:p>15 bis 64 Jahre</text:p>
          </table:table-cell>
          <table:table-cell office:value-type="string" table:style-name="ce29">
            <text:p>65 Jahre</text:p>
            <text:p>und älter</text:p>
          </table:table-cell>
          <table:table-cell office:value-type="string" table:style-name="ce31">
            <text:p>Insgesamt</text:p>
          </table:table-cell>
          <table:table-cell office:value-type="string" table:style-name="ce29">
            <text:p>0 bis 14 Jahre</text:p>
          </table:table-cell>
          <table:table-cell office:value-type="string" table:style-name="ce29">
            <text:p>15 bis 64 Jahre</text:p>
          </table:table-cell>
          <table:table-cell office:value-type="string" table:style-name="ce29">
            <text:p>65 Jahre</text:p>
            <text:p>und älter</text:p>
          </table:table-cell>
          <table:table-cell office:value-type="string" table:style-name="ce31">
            <text:p>Insgesamt</text:p>
          </table:table-cell>
          <table:table-cell office:value-type="string" table:style-name="ce29">
            <text:p>0 bis 14 Jahre</text:p>
          </table:table-cell>
          <table:table-cell office:value-type="string" table:style-name="ce29">
            <text:p>15 bis 64 Jahre</text:p>
          </table:table-cell>
          <table:table-cell office:value-type="string" table:style-name="ce29">
            <text:p>65 Jahre</text:p>
            <text:p>und älter</text:p>
          </table:table-cell>
          <table:table-cell office:value-type="string" table:style-name="ce31">
            <text:p>Insgesamt</text:p>
          </table:table-cell>
          <table:table-cell office:value-type="string" table:style-name="ce29">
            <text:p>0 bis 14 Jahre</text:p>
          </table:table-cell>
          <table:table-cell office:value-type="string" table:style-name="ce29">
            <text:p>15 bis 64 Jahre</text:p>
          </table:table-cell>
          <table:table-cell office:value-type="string" table:style-name="ce30">
            <text:p>65 Jahre</text:p>
            <text:p>und älter</text:p>
          </table:table-cell>
          <table:table-cell office:value-type="string" table:style-name="ce31">
            <text:p>Insgesamt</text:p>
          </table:table-cell>
          <table:table-cell office:value-type="string" table:style-name="ce29">
            <text:p>0 bis 14 Jahre</text:p>
          </table:table-cell>
          <table:table-cell office:value-type="string" table:style-name="ce29">
            <text:p>15 bis 64 Jahre</text:p>
          </table:table-cell>
          <table:table-cell office:value-type="string" table:style-name="ce30">
            <text:p>65 Jahre</text:p>
            <text:p>und älter</text:p>
          </table:table-cell>
          <table:table-cell table:number-columns-repeated="16358" table:style-name="ce15"/>
        </table:table-row>
        <table:table-row table:style-name="ro4">
          <table:table-cell office:value-type="string" table:style-name="ce16">
            <text:p>AT</text:p>
          </table:table-cell>
          <table:table-cell office:value-type="string" table:style-name="ce16">
            <text:p>ÖSTERREICH</text:p>
          </table:table-cell>
          <table:table-cell office:value-type="float" office:value="8837707" table:style-name="ce17">
            <text:p>8 837 707</text:p>
          </table:table-cell>
          <table:table-cell office:value-type="float" office:value="1275389" table:style-name="ce17">
            <text:p>1 275 389</text:p>
          </table:table-cell>
          <table:table-cell office:value-type="float" office:value="5904434" table:style-name="ce17">
            <text:p>5 904 434</text:p>
          </table:table-cell>
          <table:table-cell office:value-type="float" office:value="1657884" table:style-name="ce17">
            <text:p>1 657 884</text:p>
          </table:table-cell>
          <table:table-cell office:value-type="float" office:value="8877637" table:style-name="ce17">
            <text:p>8 877 637</text:p>
          </table:table-cell>
          <table:table-cell office:value-type="float" office:value="1280328" table:style-name="ce17">
            <text:p>1 280 328</text:p>
          </table:table-cell>
          <table:table-cell office:value-type="float" office:value="5915786" table:style-name="ce17">
            <text:p>5 915 786</text:p>
          </table:table-cell>
          <table:table-cell office:value-type="float" office:value="1681523" table:style-name="ce17">
            <text:p>1 681 523</text:p>
          </table:table-cell>
          <table:table-cell office:value-type="float" office:value="8916845" table:style-name="ce17">
            <text:p>8 916 845</text:p>
          </table:table-cell>
          <table:table-cell office:value-type="float" office:value="1283431" table:style-name="ce17">
            <text:p>1 283 431</text:p>
          </table:table-cell>
          <table:table-cell office:value-type="float" office:value="5925641" table:style-name="ce17">
            <text:p>5 925 641</text:p>
          </table:table-cell>
          <table:table-cell office:value-type="float" office:value="1707773" table:style-name="ce17">
            <text:p>1 707 773</text:p>
          </table:table-cell>
          <table:table-cell office:value-type="float" office:value="8951520" table:style-name="ce17">
            <text:p>8 951 520</text:p>
          </table:table-cell>
          <table:table-cell office:value-type="float" office:value="1287441" table:style-name="ce17">
            <text:p>1 287 441</text:p>
          </table:table-cell>
          <table:table-cell office:value-type="float" office:value="5931030" table:style-name="ce17">
            <text:p>5 931 030</text:p>
          </table:table-cell>
          <table:table-cell office:value-type="float" office:value="1733049" table:style-name="ce17">
            <text:p>1 733 049</text:p>
          </table:table-cell>
          <table:table-cell office:value-type="float" office:value="9052856" table:style-name="ce17">
            <text:p>9 052 856</text:p>
          </table:table-cell>
          <table:table-cell office:value-type="float" office:value="1307685" table:style-name="ce17">
            <text:p>1 307 685</text:p>
          </table:table-cell>
          <table:table-cell office:value-type="float" office:value="5979620" table:style-name="ce17">
            <text:p>5 979 620</text:p>
          </table:table-cell>
          <table:table-cell office:value-type="float" office:value="1765551" table:style-name="ce17">
            <text:p>1 765 551</text:p>
          </table:table-cell>
          <table:table-cell office:value-type="float" office:value="9130697" table:style-name="ce17">
            <text:p>9 130 697</text:p>
          </table:table-cell>
          <table:table-cell office:value-type="float" office:value="1314201" table:style-name="ce17">
            <text:p>1 314 201</text:p>
          </table:table-cell>
          <table:table-cell office:value-type="float" office:value="6016521" table:style-name="ce17">
            <text:p>6 016 521</text:p>
          </table:table-cell>
          <table:table-cell office:value-type="float" office:value="1799975" table:style-name="ce17">
            <text:p>1 799 975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5">
          <table:table-cell office:value-type="string" table:style-name="ce19">
            <text:p>AT1</text:p>
          </table:table-cell>
          <table:table-cell office:value-type="string" table:style-name="ce19">
            <text:p>Ostösterreich</text:p>
          </table:table-cell>
          <table:table-cell office:value-type="float" office:value="3858723" table:style-name="ce17">
            <text:p>3 858 723</text:p>
          </table:table-cell>
          <table:table-cell office:value-type="float" office:value="556318" table:style-name="ce17">
            <text:p>556 318</text:p>
          </table:table-cell>
          <table:table-cell office:value-type="float" office:value="2591934" table:style-name="ce17">
            <text:p>2 591 934</text:p>
          </table:table-cell>
          <table:table-cell office:value-type="float" office:value="710471" table:style-name="ce17">
            <text:p>710 471</text:p>
          </table:table-cell>
          <table:table-cell office:value-type="float" office:value="3877689" table:style-name="ce17">
            <text:p>3 877 689</text:p>
          </table:table-cell>
          <table:table-cell office:value-type="float" office:value="558847" table:style-name="ce17">
            <text:p>558 847</text:p>
          </table:table-cell>
          <table:table-cell office:value-type="float" office:value="2600273" table:style-name="ce17">
            <text:p>2 600 273</text:p>
          </table:table-cell>
          <table:table-cell office:value-type="float" office:value="718569" table:style-name="ce17">
            <text:p>718 569</text:p>
          </table:table-cell>
          <table:table-cell office:value-type="float" office:value="3897904" table:style-name="ce17">
            <text:p>3 897 904</text:p>
          </table:table-cell>
          <table:table-cell office:value-type="float" office:value="560294" table:style-name="ce17">
            <text:p>560 294</text:p>
          </table:table-cell>
          <table:table-cell office:value-type="float" office:value="2609689" table:style-name="ce17">
            <text:p>2 609 689</text:p>
          </table:table-cell>
          <table:table-cell office:value-type="float" office:value="727921" table:style-name="ce17">
            <text:p>727 921</text:p>
          </table:table-cell>
          <table:table-cell office:value-type="float" office:value="3915542" table:style-name="ce17">
            <text:p>3 915 542</text:p>
          </table:table-cell>
          <table:table-cell office:value-type="float" office:value="562119" table:style-name="ce17">
            <text:p>562 119</text:p>
          </table:table-cell>
          <table:table-cell office:value-type="float" office:value="2617051" table:style-name="ce17">
            <text:p>2 617 051</text:p>
          </table:table-cell>
          <table:table-cell office:value-type="float" office:value="736372" table:style-name="ce17">
            <text:p>736 372</text:p>
          </table:table-cell>
          <table:table-cell office:value-type="float" office:value="3971964" table:style-name="ce17">
            <text:p>3 971 964</text:p>
          </table:table-cell>
          <table:table-cell office:value-type="float" office:value="573377" table:style-name="ce17">
            <text:p>573 377</text:p>
          </table:table-cell>
          <table:table-cell office:value-type="float" office:value="2650108" table:style-name="ce17">
            <text:p>2 650 108</text:p>
          </table:table-cell>
          <table:table-cell office:value-type="float" office:value="748479" table:style-name="ce17">
            <text:p>748 479</text:p>
          </table:table-cell>
          <table:table-cell office:value-type="float" office:value="4015709" table:style-name="ce17">
            <text:p>4 015 709</text:p>
          </table:table-cell>
          <table:table-cell office:value-type="float" office:value="577255" table:style-name="ce17">
            <text:p>577 255</text:p>
          </table:table-cell>
          <table:table-cell office:value-type="float" office:value="2677274" table:style-name="ce17">
            <text:p>2 677 274</text:p>
          </table:table-cell>
          <table:table-cell office:value-type="float" office:value="761180" table:style-name="ce17">
            <text:p>761 180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6">
          <table:table-cell office:value-type="string" table:style-name="ce20">
            <text:p>AT11</text:p>
          </table:table-cell>
          <table:table-cell office:value-type="string" table:style-name="ce21">
            <text:p>Burgenland</text:p>
          </table:table-cell>
          <table:table-cell office:value-type="float" office:value="292966" table:style-name="ce22">
            <text:p>292 966</text:p>
          </table:table-cell>
          <table:table-cell office:value-type="float" office:value="38682" table:style-name="ce22">
            <text:p>38 682</text:p>
          </table:table-cell>
          <table:table-cell office:value-type="float" office:value="190668" table:style-name="ce22">
            <text:p>190 668</text:p>
          </table:table-cell>
          <table:table-cell office:value-type="float" office:value="63616" table:style-name="ce22">
            <text:p>63 616</text:p>
          </table:table-cell>
          <table:table-cell office:value-type="float" office:value="293861" table:style-name="ce22">
            <text:p>293 861</text:p>
          </table:table-cell>
          <table:table-cell office:value-type="float" office:value="38614" table:style-name="ce22">
            <text:p>38 614</text:p>
          </table:table-cell>
          <table:table-cell office:value-type="float" office:value="190441" table:style-name="ce22">
            <text:p>190 441</text:p>
          </table:table-cell>
          <table:table-cell office:value-type="float" office:value="64806" table:style-name="ce22">
            <text:p>64 806</text:p>
          </table:table-cell>
          <table:table-cell office:value-type="float" office:value="295098" table:style-name="ce22">
            <text:p>295 098</text:p>
          </table:table-cell>
          <table:table-cell office:value-type="float" office:value="38725" table:style-name="ce22">
            <text:p>38 725</text:p>
          </table:table-cell>
          <table:table-cell office:value-type="float" office:value="190163" table:style-name="ce22">
            <text:p>190 163</text:p>
          </table:table-cell>
          <table:table-cell office:value-type="float" office:value="66210" table:style-name="ce22">
            <text:p>66 210</text:p>
          </table:table-cell>
          <table:table-cell office:value-type="float" office:value="296704" table:style-name="ce22">
            <text:p>296 704</text:p>
          </table:table-cell>
          <table:table-cell office:value-type="float" office:value="38969" table:style-name="ce22">
            <text:p>38 969</text:p>
          </table:table-cell>
          <table:table-cell office:value-type="float" office:value="190052" table:style-name="ce22">
            <text:p>190 052</text:p>
          </table:table-cell>
          <table:table-cell office:value-type="float" office:value="67683" table:style-name="ce22">
            <text:p>67 683</text:p>
          </table:table-cell>
          <table:table-cell office:value-type="float" office:value="299968" table:style-name="ce22">
            <text:p>299 968</text:p>
          </table:table-cell>
          <table:table-cell office:value-type="float" office:value="39714" table:style-name="ce22">
            <text:p>39 714</text:p>
          </table:table-cell>
          <table:table-cell office:value-type="float" office:value="190812" table:style-name="ce22">
            <text:p>190 812</text:p>
          </table:table-cell>
          <table:table-cell office:value-type="float" office:value="69442" table:style-name="ce22">
            <text:p>69 442</text:p>
          </table:table-cell>
          <table:table-cell office:value-type="float" office:value="301495" table:style-name="ce22">
            <text:p>301 495</text:p>
          </table:table-cell>
          <table:table-cell office:value-type="float" office:value="39679" table:style-name="ce22">
            <text:p>39 679</text:p>
          </table:table-cell>
          <table:table-cell office:value-type="float" office:value="190554" table:style-name="ce22">
            <text:p>190 554</text:p>
          </table:table-cell>
          <table:table-cell office:value-type="float" office:value="71262" table:style-name="ce22">
            <text:p>71 262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111</text:p>
          </table:table-cell>
          <table:table-cell office:value-type="string" table:style-name="ce23">
            <text:p>Mittelburgenland</text:p>
          </table:table-cell>
          <table:table-cell office:value-type="float" office:value="37550" table:style-name="ce22">
            <text:p>37 550</text:p>
          </table:table-cell>
          <table:table-cell office:value-type="float" office:value="4722" table:style-name="ce22">
            <text:p>4 722</text:p>
          </table:table-cell>
          <table:table-cell office:value-type="float" office:value="24008" table:style-name="ce22">
            <text:p>24 008</text:p>
          </table:table-cell>
          <table:table-cell office:value-type="float" office:value="8820" table:style-name="ce22">
            <text:p>8 820</text:p>
          </table:table-cell>
          <table:table-cell office:value-type="float" office:value="37440" table:style-name="ce22">
            <text:p>37 440</text:p>
          </table:table-cell>
          <table:table-cell office:value-type="float" office:value="4678" table:style-name="ce22">
            <text:p>4 678</text:p>
          </table:table-cell>
          <table:table-cell office:value-type="float" office:value="23814" table:style-name="ce22">
            <text:p>23 814</text:p>
          </table:table-cell>
          <table:table-cell office:value-type="float" office:value="8948" table:style-name="ce22">
            <text:p>8 948</text:p>
          </table:table-cell>
          <table:table-cell office:value-type="float" office:value="37402" table:style-name="ce22">
            <text:p>37 402</text:p>
          </table:table-cell>
          <table:table-cell office:value-type="float" office:value="4644" table:style-name="ce22">
            <text:p>4 644</text:p>
          </table:table-cell>
          <table:table-cell office:value-type="float" office:value="23635" table:style-name="ce22">
            <text:p>23 635</text:p>
          </table:table-cell>
          <table:table-cell office:value-type="float" office:value="9123" table:style-name="ce22">
            <text:p>9 123</text:p>
          </table:table-cell>
          <table:table-cell office:value-type="float" office:value="37452" table:style-name="ce22">
            <text:p>37 452</text:p>
          </table:table-cell>
          <table:table-cell office:value-type="float" office:value="4620" table:style-name="ce22">
            <text:p>4 620</text:p>
          </table:table-cell>
          <table:table-cell office:value-type="float" office:value="23510" table:style-name="ce22">
            <text:p>23 510</text:p>
          </table:table-cell>
          <table:table-cell office:value-type="float" office:value="9322" table:style-name="ce22">
            <text:p>9 322</text:p>
          </table:table-cell>
          <table:table-cell office:value-type="float" office:value="37666" table:style-name="ce22">
            <text:p>37 666</text:p>
          </table:table-cell>
          <table:table-cell office:value-type="float" office:value="4648" table:style-name="ce22">
            <text:p>4 648</text:p>
          </table:table-cell>
          <table:table-cell office:value-type="float" office:value="23472" table:style-name="ce22">
            <text:p>23 472</text:p>
          </table:table-cell>
          <table:table-cell office:value-type="float" office:value="9546" table:style-name="ce22">
            <text:p>9 546</text:p>
          </table:table-cell>
          <table:table-cell office:value-type="float" office:value="37772" table:style-name="ce22">
            <text:p>37 772</text:p>
          </table:table-cell>
          <table:table-cell office:value-type="float" office:value="4633" table:style-name="ce22">
            <text:p>4 633</text:p>
          </table:table-cell>
          <table:table-cell office:value-type="float" office:value="23343" table:style-name="ce22">
            <text:p>23 343</text:p>
          </table:table-cell>
          <table:table-cell office:value-type="float" office:value="9796" table:style-name="ce22">
            <text:p>9 796</text:p>
          </table:table-cell>
          <table:table-cell table:style-name="ce32"/>
          <table:table-cell table:number-columns-repeated="4" table:style-name="ce33"/>
          <table:table-cell table:number-columns-repeated="16353" table:style-name="ce16"/>
        </table:table-row>
        <table:table-row table:style-name="ro7">
          <table:table-cell office:value-type="string" table:style-name="ce20">
            <text:p>AT112</text:p>
          </table:table-cell>
          <table:table-cell office:value-type="string" table:style-name="ce23">
            <text:p>Nordburgenland</text:p>
          </table:table-cell>
          <table:table-cell office:value-type="float" office:value="158382" table:style-name="ce22">
            <text:p>158 382</text:p>
          </table:table-cell>
          <table:table-cell office:value-type="float" office:value="21834" table:style-name="ce22">
            <text:p>21 834</text:p>
          </table:table-cell>
          <table:table-cell office:value-type="float" office:value="103918" table:style-name="ce22">
            <text:p>103 918</text:p>
          </table:table-cell>
          <table:table-cell office:value-type="float" office:value="32630" table:style-name="ce22">
            <text:p>32 630</text:p>
          </table:table-cell>
          <table:table-cell office:value-type="float" office:value="159502" table:style-name="ce22">
            <text:p>159 502</text:p>
          </table:table-cell>
          <table:table-cell office:value-type="float" office:value="21962" table:style-name="ce22">
            <text:p>21 962</text:p>
          </table:table-cell>
          <table:table-cell office:value-type="float" office:value="104251" table:style-name="ce22">
            <text:p>104 251</text:p>
          </table:table-cell>
          <table:table-cell office:value-type="float" office:value="33289" table:style-name="ce22">
            <text:p>33 289</text:p>
          </table:table-cell>
          <table:table-cell office:value-type="float" office:value="160703" table:style-name="ce22">
            <text:p>160 703</text:p>
          </table:table-cell>
          <table:table-cell office:value-type="float" office:value="22149" table:style-name="ce22">
            <text:p>22 149</text:p>
          </table:table-cell>
          <table:table-cell office:value-type="float" office:value="104501" table:style-name="ce22">
            <text:p>104 501</text:p>
          </table:table-cell>
          <table:table-cell office:value-type="float" office:value="34053" table:style-name="ce22">
            <text:p>34 053</text:p>
          </table:table-cell>
          <table:table-cell office:value-type="float" office:value="162201" table:style-name="ce22">
            <text:p>162 201</text:p>
          </table:table-cell>
          <table:table-cell office:value-type="float" office:value="22439" table:style-name="ce22">
            <text:p>22 439</text:p>
          </table:table-cell>
          <table:table-cell office:value-type="float" office:value="104821" table:style-name="ce22">
            <text:p>104 821</text:p>
          </table:table-cell>
          <table:table-cell office:value-type="float" office:value="34941" table:style-name="ce22">
            <text:p>34 941</text:p>
          </table:table-cell>
          <table:table-cell office:value-type="float" office:value="164338" table:style-name="ce22">
            <text:p>164 338</text:p>
          </table:table-cell>
          <table:table-cell office:value-type="float" office:value="22897" table:style-name="ce22">
            <text:p>22 897</text:p>
          </table:table-cell>
          <table:table-cell office:value-type="float" office:value="105512" table:style-name="ce22">
            <text:p>105 512</text:p>
          </table:table-cell>
          <table:table-cell office:value-type="float" office:value="35929" table:style-name="ce22">
            <text:p>35 929</text:p>
          </table:table-cell>
          <table:table-cell office:value-type="float" office:value="165321" table:style-name="ce22">
            <text:p>165 321</text:p>
          </table:table-cell>
          <table:table-cell office:value-type="float" office:value="22881" table:style-name="ce22">
            <text:p>22 881</text:p>
          </table:table-cell>
          <table:table-cell office:value-type="float" office:value="105551" table:style-name="ce22">
            <text:p>105 551</text:p>
          </table:table-cell>
          <table:table-cell office:value-type="float" office:value="36889" table:style-name="ce22">
            <text:p>36 889</text:p>
          </table:table-cell>
          <table:table-cell table:style-name="ce32"/>
          <table:table-cell table:number-columns-repeated="4" table:style-name="ce33"/>
          <table:table-cell table:number-columns-repeated="16353" table:style-name="ce16"/>
        </table:table-row>
        <table:table-row table:style-name="ro7">
          <table:table-cell office:value-type="string" table:style-name="ce20">
            <text:p>AT113</text:p>
          </table:table-cell>
          <table:table-cell office:value-type="string" table:style-name="ce23">
            <text:p>Südburgenland</text:p>
          </table:table-cell>
          <table:table-cell office:value-type="float" office:value="97034" table:style-name="ce22">
            <text:p>97 034</text:p>
          </table:table-cell>
          <table:table-cell office:value-type="float" office:value="12126" table:style-name="ce22">
            <text:p>12 126</text:p>
          </table:table-cell>
          <table:table-cell office:value-type="float" office:value="62742" table:style-name="ce22">
            <text:p>62 742</text:p>
          </table:table-cell>
          <table:table-cell office:value-type="float" office:value="22166" table:style-name="ce22">
            <text:p>22 166</text:p>
          </table:table-cell>
          <table:table-cell office:value-type="float" office:value="96919" table:style-name="ce22">
            <text:p>96 919</text:p>
          </table:table-cell>
          <table:table-cell office:value-type="float" office:value="11974" table:style-name="ce22">
            <text:p>11 974</text:p>
          </table:table-cell>
          <table:table-cell office:value-type="float" office:value="62376" table:style-name="ce22">
            <text:p>62 376</text:p>
          </table:table-cell>
          <table:table-cell office:value-type="float" office:value="22569" table:style-name="ce22">
            <text:p>22 569</text:p>
          </table:table-cell>
          <table:table-cell office:value-type="float" office:value="96993" table:style-name="ce22">
            <text:p>96 993</text:p>
          </table:table-cell>
          <table:table-cell office:value-type="float" office:value="11932" table:style-name="ce22">
            <text:p>11 932</text:p>
          </table:table-cell>
          <table:table-cell office:value-type="float" office:value="62027" table:style-name="ce22">
            <text:p>62 027</text:p>
          </table:table-cell>
          <table:table-cell office:value-type="float" office:value="23034" table:style-name="ce22">
            <text:p>23 034</text:p>
          </table:table-cell>
          <table:table-cell office:value-type="float" office:value="97051" table:style-name="ce22">
            <text:p>97 051</text:p>
          </table:table-cell>
          <table:table-cell office:value-type="float" office:value="11910" table:style-name="ce22">
            <text:p>11 910</text:p>
          </table:table-cell>
          <table:table-cell office:value-type="float" office:value="61721" table:style-name="ce22">
            <text:p>61 721</text:p>
          </table:table-cell>
          <table:table-cell office:value-type="float" office:value="23420" table:style-name="ce22">
            <text:p>23 420</text:p>
          </table:table-cell>
          <table:table-cell office:value-type="float" office:value="97964" table:style-name="ce22">
            <text:p>97 964</text:p>
          </table:table-cell>
          <table:table-cell office:value-type="float" office:value="12169" table:style-name="ce22">
            <text:p>12 169</text:p>
          </table:table-cell>
          <table:table-cell office:value-type="float" office:value="61828" table:style-name="ce22">
            <text:p>61 828</text:p>
          </table:table-cell>
          <table:table-cell office:value-type="float" office:value="23967" table:style-name="ce22">
            <text:p>23 967</text:p>
          </table:table-cell>
          <table:table-cell office:value-type="float" office:value="98402" table:style-name="ce22">
            <text:p>98 402</text:p>
          </table:table-cell>
          <table:table-cell office:value-type="float" office:value="12165" table:style-name="ce22">
            <text:p>12 165</text:p>
          </table:table-cell>
          <table:table-cell office:value-type="float" office:value="61660" table:style-name="ce22">
            <text:p>61 660</text:p>
          </table:table-cell>
          <table:table-cell office:value-type="float" office:value="24577" table:style-name="ce22">
            <text:p>24 577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6">
          <table:table-cell office:value-type="string" table:style-name="ce20">
            <text:p>AT12</text:p>
          </table:table-cell>
          <table:table-cell office:value-type="string" table:style-name="ce21">
            <text:p>Niederösterreich</text:p>
          </table:table-cell>
          <table:table-cell office:value-type="float" office:value="1673607" table:style-name="ce22">
            <text:p>1 673 607</text:p>
          </table:table-cell>
          <table:table-cell office:value-type="float" office:value="241942" table:style-name="ce22">
            <text:p>241 942</text:p>
          </table:table-cell>
          <table:table-cell office:value-type="float" office:value="1096509" table:style-name="ce22">
            <text:p>1 096 509</text:p>
          </table:table-cell>
          <table:table-cell office:value-type="float" office:value="335156" table:style-name="ce22">
            <text:p>335 156</text:p>
          </table:table-cell>
          <table:table-cell office:value-type="float" office:value="1680588" table:style-name="ce22">
            <text:p>1 680 588</text:p>
          </table:table-cell>
          <table:table-cell office:value-type="float" office:value="242743" table:style-name="ce22">
            <text:p>242 743</text:p>
          </table:table-cell>
          <table:table-cell office:value-type="float" office:value="1098217" table:style-name="ce22">
            <text:p>1 098 217</text:p>
          </table:table-cell>
          <table:table-cell office:value-type="float" office:value="339628" table:style-name="ce22">
            <text:p>339 628</text:p>
          </table:table-cell>
          <table:table-cell office:value-type="float" office:value="1687651" table:style-name="ce22">
            <text:p>1 687 651</text:p>
          </table:table-cell>
          <table:table-cell office:value-type="float" office:value="243541" table:style-name="ce22">
            <text:p>243 541</text:p>
          </table:table-cell>
          <table:table-cell office:value-type="float" office:value="1099514" table:style-name="ce22">
            <text:p>1 099 514</text:p>
          </table:table-cell>
          <table:table-cell office:value-type="float" office:value="344596" table:style-name="ce22">
            <text:p>344 596</text:p>
          </table:table-cell>
          <table:table-cell office:value-type="float" office:value="1695013" table:style-name="ce22">
            <text:p>1 695 013</text:p>
          </table:table-cell>
          <table:table-cell office:value-type="float" office:value="244570" table:style-name="ce22">
            <text:p>244 570</text:p>
          </table:table-cell>
          <table:table-cell office:value-type="float" office:value="1100734" table:style-name="ce22">
            <text:p>1 100 734</text:p>
          </table:table-cell>
          <table:table-cell office:value-type="float" office:value="349709" table:style-name="ce22">
            <text:p>349 709</text:p>
          </table:table-cell>
          <table:table-cell office:value-type="float" office:value="1711341" table:style-name="ce22">
            <text:p>1 711 341</text:p>
          </table:table-cell>
          <table:table-cell office:value-type="float" office:value="248856" table:style-name="ce22">
            <text:p>248 856</text:p>
          </table:table-cell>
          <table:table-cell office:value-type="float" office:value="1106280" table:style-name="ce22">
            <text:p>1 106 280</text:p>
          </table:table-cell>
          <table:table-cell office:value-type="float" office:value="356205" table:style-name="ce22">
            <text:p>356 205</text:p>
          </table:table-cell>
          <table:table-cell office:value-type="float" office:value="1721067" table:style-name="ce22">
            <text:p>1 721 067</text:p>
          </table:table-cell>
          <table:table-cell office:value-type="float" office:value="249691" table:style-name="ce22">
            <text:p>249 691</text:p>
          </table:table-cell>
          <table:table-cell office:value-type="float" office:value="1108187" table:style-name="ce22">
            <text:p>1 108 187</text:p>
          </table:table-cell>
          <table:table-cell office:value-type="float" office:value="363189" table:style-name="ce22">
            <text:p>363 18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121</text:p>
          </table:table-cell>
          <table:table-cell office:value-type="string" table:style-name="ce23">
            <text:p>Mostviertel-Eisenwurzen</text:p>
          </table:table-cell>
          <table:table-cell office:value-type="float" office:value="246299" table:style-name="ce22">
            <text:p>246 299</text:p>
          </table:table-cell>
          <table:table-cell office:value-type="float" office:value="38424" table:style-name="ce22">
            <text:p>38 424</text:p>
          </table:table-cell>
          <table:table-cell office:value-type="float" office:value="162634" table:style-name="ce22">
            <text:p>162 634</text:p>
          </table:table-cell>
          <table:table-cell office:value-type="float" office:value="45241" table:style-name="ce22">
            <text:p>45 241</text:p>
          </table:table-cell>
          <table:table-cell office:value-type="float" office:value="247001" table:style-name="ce22">
            <text:p>247 001</text:p>
          </table:table-cell>
          <table:table-cell office:value-type="float" office:value="38452" table:style-name="ce22">
            <text:p>38 452</text:p>
          </table:table-cell>
          <table:table-cell office:value-type="float" office:value="162597" table:style-name="ce22">
            <text:p>162 597</text:p>
          </table:table-cell>
          <table:table-cell office:value-type="float" office:value="45952" table:style-name="ce22">
            <text:p>45 952</text:p>
          </table:table-cell>
          <table:table-cell office:value-type="float" office:value="247505" table:style-name="ce22">
            <text:p>247 505</text:p>
          </table:table-cell>
          <table:table-cell office:value-type="float" office:value="38400" table:style-name="ce22">
            <text:p>38 400</text:p>
          </table:table-cell>
          <table:table-cell office:value-type="float" office:value="162329" table:style-name="ce22">
            <text:p>162 329</text:p>
          </table:table-cell>
          <table:table-cell office:value-type="float" office:value="46776" table:style-name="ce22">
            <text:p>46 776</text:p>
          </table:table-cell>
          <table:table-cell office:value-type="float" office:value="247906" table:style-name="ce22">
            <text:p>247 906</text:p>
          </table:table-cell>
          <table:table-cell office:value-type="float" office:value="38381" table:style-name="ce22">
            <text:p>38 381</text:p>
          </table:table-cell>
          <table:table-cell office:value-type="float" office:value="161987" table:style-name="ce22">
            <text:p>161 987</text:p>
          </table:table-cell>
          <table:table-cell office:value-type="float" office:value="47538" table:style-name="ce22">
            <text:p>47 538</text:p>
          </table:table-cell>
          <table:table-cell office:value-type="float" office:value="249617" table:style-name="ce22">
            <text:p>249 617</text:p>
          </table:table-cell>
          <table:table-cell office:value-type="float" office:value="38914" table:style-name="ce22">
            <text:p>38 914</text:p>
          </table:table-cell>
          <table:table-cell office:value-type="float" office:value="162221" table:style-name="ce22">
            <text:p>162 221</text:p>
          </table:table-cell>
          <table:table-cell office:value-type="float" office:value="48482" table:style-name="ce22">
            <text:p>48 482</text:p>
          </table:table-cell>
          <table:table-cell office:value-type="float" office:value="250540" table:style-name="ce22">
            <text:p>250 540</text:p>
          </table:table-cell>
          <table:table-cell office:value-type="float" office:value="38931" table:style-name="ce22">
            <text:p>38 931</text:p>
          </table:table-cell>
          <table:table-cell office:value-type="float" office:value="161955" table:style-name="ce22">
            <text:p>161 955</text:p>
          </table:table-cell>
          <table:table-cell office:value-type="float" office:value="49654" table:style-name="ce22">
            <text:p>49 654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122</text:p>
          </table:table-cell>
          <table:table-cell office:value-type="string" table:style-name="ce23">
            <text:p>Niederösterreich-Süd</text:p>
          </table:table-cell>
          <table:table-cell office:value-type="float" office:value="259997" table:style-name="ce22">
            <text:p>259 997</text:p>
          </table:table-cell>
          <table:table-cell office:value-type="float" office:value="37605" table:style-name="ce22">
            <text:p>37 605</text:p>
          </table:table-cell>
          <table:table-cell office:value-type="float" office:value="169443" table:style-name="ce22">
            <text:p>169 443</text:p>
          </table:table-cell>
          <table:table-cell office:value-type="float" office:value="52949" table:style-name="ce22">
            <text:p>52 949</text:p>
          </table:table-cell>
          <table:table-cell office:value-type="float" office:value="260794" table:style-name="ce22">
            <text:p>260 794</text:p>
          </table:table-cell>
          <table:table-cell office:value-type="float" office:value="37674" table:style-name="ce22">
            <text:p>37 674</text:p>
          </table:table-cell>
          <table:table-cell office:value-type="float" office:value="169630" table:style-name="ce22">
            <text:p>169 630</text:p>
          </table:table-cell>
          <table:table-cell office:value-type="float" office:value="53490" table:style-name="ce22">
            <text:p>53 490</text:p>
          </table:table-cell>
          <table:table-cell office:value-type="float" office:value="261691" table:style-name="ce22">
            <text:p>261 691</text:p>
          </table:table-cell>
          <table:table-cell office:value-type="float" office:value="37676" table:style-name="ce22">
            <text:p>37 676</text:p>
          </table:table-cell>
          <table:table-cell office:value-type="float" office:value="169834" table:style-name="ce22">
            <text:p>169 834</text:p>
          </table:table-cell>
          <table:table-cell office:value-type="float" office:value="54181" table:style-name="ce22">
            <text:p>54 181</text:p>
          </table:table-cell>
          <table:table-cell office:value-type="float" office:value="262966" table:style-name="ce22">
            <text:p>262 966</text:p>
          </table:table-cell>
          <table:table-cell office:value-type="float" office:value="37781" table:style-name="ce22">
            <text:p>37 781</text:p>
          </table:table-cell>
          <table:table-cell office:value-type="float" office:value="170412" table:style-name="ce22">
            <text:p>170 412</text:p>
          </table:table-cell>
          <table:table-cell office:value-type="float" office:value="54773" table:style-name="ce22">
            <text:p>54 773</text:p>
          </table:table-cell>
          <table:table-cell office:value-type="float" office:value="265410" table:style-name="ce22">
            <text:p>265 410</text:p>
          </table:table-cell>
          <table:table-cell office:value-type="float" office:value="38309" table:style-name="ce22">
            <text:p>38 309</text:p>
          </table:table-cell>
          <table:table-cell office:value-type="float" office:value="171552" table:style-name="ce22">
            <text:p>171 552</text:p>
          </table:table-cell>
          <table:table-cell office:value-type="float" office:value="55549" table:style-name="ce22">
            <text:p>55 549</text:p>
          </table:table-cell>
          <table:table-cell office:value-type="float" office:value="267019" table:style-name="ce22">
            <text:p>267 019</text:p>
          </table:table-cell>
          <table:table-cell office:value-type="float" office:value="38437" table:style-name="ce22">
            <text:p>38 437</text:p>
          </table:table-cell>
          <table:table-cell office:value-type="float" office:value="172199" table:style-name="ce22">
            <text:p>172 199</text:p>
          </table:table-cell>
          <table:table-cell office:value-type="float" office:value="56383" table:style-name="ce22">
            <text:p>56 383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123</text:p>
          </table:table-cell>
          <table:table-cell office:value-type="string" table:style-name="ce23">
            <text:p>Sankt Pölten</text:p>
          </table:table-cell>
          <table:table-cell office:value-type="float" office:value="155060" table:style-name="ce22">
            <text:p>155 060</text:p>
          </table:table-cell>
          <table:table-cell office:value-type="float" office:value="22755" table:style-name="ce22">
            <text:p>22 755</text:p>
          </table:table-cell>
          <table:table-cell office:value-type="float" office:value="102325" table:style-name="ce22">
            <text:p>102 325</text:p>
          </table:table-cell>
          <table:table-cell office:value-type="float" office:value="29980" table:style-name="ce22">
            <text:p>29 980</text:p>
          </table:table-cell>
          <table:table-cell office:value-type="float" office:value="155916" table:style-name="ce22">
            <text:p>155 916</text:p>
          </table:table-cell>
          <table:table-cell office:value-type="float" office:value="22893" table:style-name="ce22">
            <text:p>22 893</text:p>
          </table:table-cell>
          <table:table-cell office:value-type="float" office:value="102612" table:style-name="ce22">
            <text:p>102 612</text:p>
          </table:table-cell>
          <table:table-cell office:value-type="float" office:value="30411" table:style-name="ce22">
            <text:p>30 411</text:p>
          </table:table-cell>
          <table:table-cell office:value-type="float" office:value="156667" table:style-name="ce22">
            <text:p>156 667</text:p>
          </table:table-cell>
          <table:table-cell office:value-type="float" office:value="22934" table:style-name="ce22">
            <text:p>22 934</text:p>
          </table:table-cell>
          <table:table-cell office:value-type="float" office:value="102862" table:style-name="ce22">
            <text:p>102 862</text:p>
          </table:table-cell>
          <table:table-cell office:value-type="float" office:value="30871" table:style-name="ce22">
            <text:p>30 871</text:p>
          </table:table-cell>
          <table:table-cell office:value-type="float" office:value="157504" table:style-name="ce22">
            <text:p>157 504</text:p>
          </table:table-cell>
          <table:table-cell office:value-type="float" office:value="22950" table:style-name="ce22">
            <text:p>22 950</text:p>
          </table:table-cell>
          <table:table-cell office:value-type="float" office:value="103150" table:style-name="ce22">
            <text:p>103 150</text:p>
          </table:table-cell>
          <table:table-cell office:value-type="float" office:value="31404" table:style-name="ce22">
            <text:p>31 404</text:p>
          </table:table-cell>
          <table:table-cell office:value-type="float" office:value="159595" table:style-name="ce22">
            <text:p>159 595</text:p>
          </table:table-cell>
          <table:table-cell office:value-type="float" office:value="23394" table:style-name="ce22">
            <text:p>23 394</text:p>
          </table:table-cell>
          <table:table-cell office:value-type="float" office:value="104124" table:style-name="ce22">
            <text:p>104 124</text:p>
          </table:table-cell>
          <table:table-cell office:value-type="float" office:value="32077" table:style-name="ce22">
            <text:p>32 077</text:p>
          </table:table-cell>
          <table:table-cell office:value-type="float" office:value="161145" table:style-name="ce22">
            <text:p>161 145</text:p>
          </table:table-cell>
          <table:table-cell office:value-type="float" office:value="23612" table:style-name="ce22">
            <text:p>23 612</text:p>
          </table:table-cell>
          <table:table-cell office:value-type="float" office:value="104795" table:style-name="ce22">
            <text:p>104 795</text:p>
          </table:table-cell>
          <table:table-cell office:value-type="float" office:value="32738" table:style-name="ce22">
            <text:p>32 738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124</text:p>
          </table:table-cell>
          <table:table-cell office:value-type="string" table:style-name="ce23">
            <text:p>Waldviertel</text:p>
          </table:table-cell>
          <table:table-cell office:value-type="float" office:value="217756" table:style-name="ce22">
            <text:p>217 756</text:p>
          </table:table-cell>
          <table:table-cell office:value-type="float" office:value="28678" table:style-name="ce22">
            <text:p>28 678</text:p>
          </table:table-cell>
          <table:table-cell office:value-type="float" office:value="140556" table:style-name="ce22">
            <text:p>140 556</text:p>
          </table:table-cell>
          <table:table-cell office:value-type="float" office:value="48522" table:style-name="ce22">
            <text:p>48 522</text:p>
          </table:table-cell>
          <table:table-cell office:value-type="float" office:value="216920" table:style-name="ce22">
            <text:p>216 920</text:p>
          </table:table-cell>
          <table:table-cell office:value-type="float" office:value="28433" table:style-name="ce22">
            <text:p>28 433</text:p>
          </table:table-cell>
          <table:table-cell office:value-type="float" office:value="139469" table:style-name="ce22">
            <text:p>139 469</text:p>
          </table:table-cell>
          <table:table-cell office:value-type="float" office:value="49018" table:style-name="ce22">
            <text:p>49 018</text:p>
          </table:table-cell>
          <table:table-cell office:value-type="float" office:value="216289" table:style-name="ce22">
            <text:p>216 289</text:p>
          </table:table-cell>
          <table:table-cell office:value-type="float" office:value="28307" table:style-name="ce22">
            <text:p>28 307</text:p>
          </table:table-cell>
          <table:table-cell office:value-type="float" office:value="138434" table:style-name="ce22">
            <text:p>138 434</text:p>
          </table:table-cell>
          <table:table-cell office:value-type="float" office:value="49548" table:style-name="ce22">
            <text:p>49 548</text:p>
          </table:table-cell>
          <table:table-cell office:value-type="float" office:value="215793" table:style-name="ce22">
            <text:p>215 793</text:p>
          </table:table-cell>
          <table:table-cell office:value-type="float" office:value="28191" table:style-name="ce22">
            <text:p>28 191</text:p>
          </table:table-cell>
          <table:table-cell office:value-type="float" office:value="137462" table:style-name="ce22">
            <text:p>137 462</text:p>
          </table:table-cell>
          <table:table-cell office:value-type="float" office:value="50140" table:style-name="ce22">
            <text:p>50 140</text:p>
          </table:table-cell>
          <table:table-cell office:value-type="float" office:value="216355" table:style-name="ce22">
            <text:p>216 355</text:p>
          </table:table-cell>
          <table:table-cell office:value-type="float" office:value="28468" table:style-name="ce22">
            <text:p>28 468</text:p>
          </table:table-cell>
          <table:table-cell office:value-type="float" office:value="137019" table:style-name="ce22">
            <text:p>137 019</text:p>
          </table:table-cell>
          <table:table-cell office:value-type="float" office:value="50868" table:style-name="ce22">
            <text:p>50 868</text:p>
          </table:table-cell>
          <table:table-cell office:value-type="float" office:value="216237" table:style-name="ce22">
            <text:p>216 237</text:p>
          </table:table-cell>
          <table:table-cell office:value-type="float" office:value="28385" table:style-name="ce22">
            <text:p>28 385</text:p>
          </table:table-cell>
          <table:table-cell office:value-type="float" office:value="136251" table:style-name="ce22">
            <text:p>136 251</text:p>
          </table:table-cell>
          <table:table-cell office:value-type="float" office:value="51601" table:style-name="ce22">
            <text:p>51 601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125</text:p>
          </table:table-cell>
          <table:table-cell office:value-type="string" table:style-name="ce23">
            <text:p>Weinviertel</text:p>
          </table:table-cell>
          <table:table-cell office:value-type="float" office:value="124905" table:style-name="ce22">
            <text:p>124 905</text:p>
          </table:table-cell>
          <table:table-cell office:value-type="float" office:value="16199" table:style-name="ce22">
            <text:p>16 199</text:p>
          </table:table-cell>
          <table:table-cell office:value-type="float" office:value="81403" table:style-name="ce22">
            <text:p>81 403</text:p>
          </table:table-cell>
          <table:table-cell office:value-type="float" office:value="27303" table:style-name="ce22">
            <text:p>27 303</text:p>
          </table:table-cell>
          <table:table-cell office:value-type="float" office:value="125084" table:style-name="ce22">
            <text:p>125 084</text:p>
          </table:table-cell>
          <table:table-cell office:value-type="float" office:value="16223" table:style-name="ce22">
            <text:p>16 223</text:p>
          </table:table-cell>
          <table:table-cell office:value-type="float" office:value="81204" table:style-name="ce22">
            <text:p>81 204</text:p>
          </table:table-cell>
          <table:table-cell office:value-type="float" office:value="27657" table:style-name="ce22">
            <text:p>27 657</text:p>
          </table:table-cell>
          <table:table-cell office:value-type="float" office:value="125278" table:style-name="ce22">
            <text:p>125 278</text:p>
          </table:table-cell>
          <table:table-cell office:value-type="float" office:value="16350" table:style-name="ce22">
            <text:p>16 350</text:p>
          </table:table-cell>
          <table:table-cell office:value-type="float" office:value="80873" table:style-name="ce22">
            <text:p>80 873</text:p>
          </table:table-cell>
          <table:table-cell office:value-type="float" office:value="28055" table:style-name="ce22">
            <text:p>28 055</text:p>
          </table:table-cell>
          <table:table-cell office:value-type="float" office:value="125955" table:style-name="ce22">
            <text:p>125 955</text:p>
          </table:table-cell>
          <table:table-cell office:value-type="float" office:value="16645" table:style-name="ce22">
            <text:p>16 645</text:p>
          </table:table-cell>
          <table:table-cell office:value-type="float" office:value="80748" table:style-name="ce22">
            <text:p>80 748</text:p>
          </table:table-cell>
          <table:table-cell office:value-type="float" office:value="28562" table:style-name="ce22">
            <text:p>28 562</text:p>
          </table:table-cell>
          <table:table-cell office:value-type="float" office:value="127130" table:style-name="ce22">
            <text:p>127 130</text:p>
          </table:table-cell>
          <table:table-cell office:value-type="float" office:value="17131" table:style-name="ce22">
            <text:p>17 131</text:p>
          </table:table-cell>
          <table:table-cell office:value-type="float" office:value="80827" table:style-name="ce22">
            <text:p>80 827</text:p>
          </table:table-cell>
          <table:table-cell office:value-type="float" office:value="29172" table:style-name="ce22">
            <text:p>29 172</text:p>
          </table:table-cell>
          <table:table-cell office:value-type="float" office:value="127497" table:style-name="ce22">
            <text:p>127 497</text:p>
          </table:table-cell>
          <table:table-cell office:value-type="float" office:value="17186" table:style-name="ce22">
            <text:p>17 186</text:p>
          </table:table-cell>
          <table:table-cell office:value-type="float" office:value="80543" table:style-name="ce22">
            <text:p>80 543</text:p>
          </table:table-cell>
          <table:table-cell office:value-type="float" office:value="29768" table:style-name="ce22">
            <text:p>29 768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126</text:p>
          </table:table-cell>
          <table:table-cell office:value-type="string" table:style-name="ce23">
            <text:p>Wiener Umland/Nordteil</text:p>
          </table:table-cell>
          <table:table-cell office:value-type="float" office:value="328735" table:style-name="ce22">
            <text:p>328 735</text:p>
          </table:table-cell>
          <table:table-cell office:value-type="float" office:value="48578" table:style-name="ce22">
            <text:p>48 578</text:p>
          </table:table-cell>
          <table:table-cell office:value-type="float" office:value="216792" table:style-name="ce22">
            <text:p>216 792</text:p>
          </table:table-cell>
          <table:table-cell office:value-type="float" office:value="63365" table:style-name="ce22">
            <text:p>63 365</text:p>
          </table:table-cell>
          <table:table-cell office:value-type="float" office:value="331602" table:style-name="ce22">
            <text:p>331 602</text:p>
          </table:table-cell>
          <table:table-cell office:value-type="float" office:value="49157" table:style-name="ce22">
            <text:p>49 157</text:p>
          </table:table-cell>
          <table:table-cell office:value-type="float" office:value="218014" table:style-name="ce22">
            <text:p>218 014</text:p>
          </table:table-cell>
          <table:table-cell office:value-type="float" office:value="64431" table:style-name="ce22">
            <text:p>64 431</text:p>
          </table:table-cell>
          <table:table-cell office:value-type="float" office:value="334345" table:style-name="ce22">
            <text:p>334 345</text:p>
          </table:table-cell>
          <table:table-cell office:value-type="float" office:value="49700" table:style-name="ce22">
            <text:p>49 700</text:p>
          </table:table-cell>
          <table:table-cell office:value-type="float" office:value="219097" table:style-name="ce22">
            <text:p>219 097</text:p>
          </table:table-cell>
          <table:table-cell office:value-type="float" office:value="65548" table:style-name="ce22">
            <text:p>65 548</text:p>
          </table:table-cell>
          <table:table-cell office:value-type="float" office:value="336995" table:style-name="ce22">
            <text:p>336 995</text:p>
          </table:table-cell>
          <table:table-cell office:value-type="float" office:value="50199" table:style-name="ce22">
            <text:p>50 199</text:p>
          </table:table-cell>
          <table:table-cell office:value-type="float" office:value="219999" table:style-name="ce22">
            <text:p>219 999</text:p>
          </table:table-cell>
          <table:table-cell office:value-type="float" office:value="66797" table:style-name="ce22">
            <text:p>66 797</text:p>
          </table:table-cell>
          <table:table-cell office:value-type="float" office:value="341143" table:style-name="ce22">
            <text:p>341 143</text:p>
          </table:table-cell>
          <table:table-cell office:value-type="float" office:value="51299" table:style-name="ce22">
            <text:p>51 299</text:p>
          </table:table-cell>
          <table:table-cell office:value-type="float" office:value="221529" table:style-name="ce22">
            <text:p>221 529</text:p>
          </table:table-cell>
          <table:table-cell office:value-type="float" office:value="68315" table:style-name="ce22">
            <text:p>68 315</text:p>
          </table:table-cell>
          <table:table-cell office:value-type="float" office:value="343967" table:style-name="ce22">
            <text:p>343 967</text:p>
          </table:table-cell>
          <table:table-cell office:value-type="float" office:value="51557" table:style-name="ce22">
            <text:p>51 557</text:p>
          </table:table-cell>
          <table:table-cell office:value-type="float" office:value="222320" table:style-name="ce22">
            <text:p>222 320</text:p>
          </table:table-cell>
          <table:table-cell office:value-type="float" office:value="70090" table:style-name="ce22">
            <text:p>70 090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127</text:p>
          </table:table-cell>
          <table:table-cell office:value-type="string" table:style-name="ce23">
            <text:p>Wiener Umland/Südteil</text:p>
          </table:table-cell>
          <table:table-cell office:value-type="float" office:value="340855" table:style-name="ce22">
            <text:p>340 855</text:p>
          </table:table-cell>
          <table:table-cell office:value-type="float" office:value="49703" table:style-name="ce22">
            <text:p>49 703</text:p>
          </table:table-cell>
          <table:table-cell office:value-type="float" office:value="223356" table:style-name="ce22">
            <text:p>223 356</text:p>
          </table:table-cell>
          <table:table-cell office:value-type="float" office:value="67796" table:style-name="ce22">
            <text:p>67 796</text:p>
          </table:table-cell>
          <table:table-cell office:value-type="float" office:value="343271" table:style-name="ce22">
            <text:p>343 271</text:p>
          </table:table-cell>
          <table:table-cell office:value-type="float" office:value="49911" table:style-name="ce22">
            <text:p>49 911</text:p>
          </table:table-cell>
          <table:table-cell office:value-type="float" office:value="224691" table:style-name="ce22">
            <text:p>224 691</text:p>
          </table:table-cell>
          <table:table-cell office:value-type="float" office:value="68669" table:style-name="ce22">
            <text:p>68 669</text:p>
          </table:table-cell>
          <table:table-cell office:value-type="float" office:value="345876" table:style-name="ce22">
            <text:p>345 876</text:p>
          </table:table-cell>
          <table:table-cell office:value-type="float" office:value="50174" table:style-name="ce22">
            <text:p>50 174</text:p>
          </table:table-cell>
          <table:table-cell office:value-type="float" office:value="226085" table:style-name="ce22">
            <text:p>226 085</text:p>
          </table:table-cell>
          <table:table-cell office:value-type="float" office:value="69617" table:style-name="ce22">
            <text:p>69 617</text:p>
          </table:table-cell>
          <table:table-cell office:value-type="float" office:value="347894" table:style-name="ce22">
            <text:p>347 894</text:p>
          </table:table-cell>
          <table:table-cell office:value-type="float" office:value="50423" table:style-name="ce22">
            <text:p>50 423</text:p>
          </table:table-cell>
          <table:table-cell office:value-type="float" office:value="226976" table:style-name="ce22">
            <text:p>226 976</text:p>
          </table:table-cell>
          <table:table-cell office:value-type="float" office:value="70495" table:style-name="ce22">
            <text:p>70 495</text:p>
          </table:table-cell>
          <table:table-cell office:value-type="float" office:value="352091" table:style-name="ce22">
            <text:p>352 091</text:p>
          </table:table-cell>
          <table:table-cell office:value-type="float" office:value="51341" table:style-name="ce22">
            <text:p>51 341</text:p>
          </table:table-cell>
          <table:table-cell office:value-type="float" office:value="229008" table:style-name="ce22">
            <text:p>229 008</text:p>
          </table:table-cell>
          <table:table-cell office:value-type="float" office:value="71742" table:style-name="ce22">
            <text:p>71 742</text:p>
          </table:table-cell>
          <table:table-cell office:value-type="float" office:value="354662" table:style-name="ce22">
            <text:p>354 662</text:p>
          </table:table-cell>
          <table:table-cell office:value-type="float" office:value="51583" table:style-name="ce22">
            <text:p>51 583</text:p>
          </table:table-cell>
          <table:table-cell office:value-type="float" office:value="230124" table:style-name="ce22">
            <text:p>230 124</text:p>
          </table:table-cell>
          <table:table-cell office:value-type="float" office:value="72955" table:style-name="ce22">
            <text:p>72 955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6">
          <table:table-cell office:value-type="string" table:style-name="ce20">
            <text:p>AT13</text:p>
          </table:table-cell>
          <table:table-cell office:value-type="string" table:style-name="ce21">
            <text:p>Wien</text:p>
          </table:table-cell>
          <table:table-cell office:value-type="float" office:value="1892150" table:style-name="ce22">
            <text:p>1 892 150</text:p>
          </table:table-cell>
          <table:table-cell office:value-type="float" office:value="275694" table:style-name="ce22">
            <text:p>275 694</text:p>
          </table:table-cell>
          <table:table-cell office:value-type="float" office:value="1304757" table:style-name="ce22">
            <text:p>1 304 757</text:p>
          </table:table-cell>
          <table:table-cell office:value-type="float" office:value="311699" table:style-name="ce22">
            <text:p>311 699</text:p>
          </table:table-cell>
          <table:table-cell office:value-type="float" office:value="1903240" table:style-name="ce22">
            <text:p>1 903 240</text:p>
          </table:table-cell>
          <table:table-cell office:value-type="float" office:value="277490" table:style-name="ce22">
            <text:p>277 490</text:p>
          </table:table-cell>
          <table:table-cell office:value-type="float" office:value="1311615" table:style-name="ce22">
            <text:p>1 311 615</text:p>
          </table:table-cell>
          <table:table-cell office:value-type="float" office:value="314135" table:style-name="ce22">
            <text:p>314 135</text:p>
          </table:table-cell>
          <table:table-cell office:value-type="float" office:value="1915155" table:style-name="ce22">
            <text:p>1 915 155</text:p>
          </table:table-cell>
          <table:table-cell office:value-type="float" office:value="278028" table:style-name="ce22">
            <text:p>278 028</text:p>
          </table:table-cell>
          <table:table-cell office:value-type="float" office:value="1320012" table:style-name="ce22">
            <text:p>1 320 012</text:p>
          </table:table-cell>
          <table:table-cell office:value-type="float" office:value="317115" table:style-name="ce22">
            <text:p>317 115</text:p>
          </table:table-cell>
          <table:table-cell office:value-type="float" office:value="1923825" table:style-name="ce22">
            <text:p>1 923 825</text:p>
          </table:table-cell>
          <table:table-cell office:value-type="float" office:value="278580" table:style-name="ce22">
            <text:p>278 580</text:p>
          </table:table-cell>
          <table:table-cell office:value-type="float" office:value="1326265" table:style-name="ce22">
            <text:p>1 326 265</text:p>
          </table:table-cell>
          <table:table-cell office:value-type="float" office:value="318980" table:style-name="ce22">
            <text:p>318 980</text:p>
          </table:table-cell>
          <table:table-cell office:value-type="float" office:value="1960655" table:style-name="ce22">
            <text:p>1 960 655</text:p>
          </table:table-cell>
          <table:table-cell office:value-type="float" office:value="284807" table:style-name="ce22">
            <text:p>284 807</text:p>
          </table:table-cell>
          <table:table-cell office:value-type="float" office:value="1353016" table:style-name="ce22">
            <text:p>1 353 016</text:p>
          </table:table-cell>
          <table:table-cell office:value-type="float" office:value="322832" table:style-name="ce22">
            <text:p>322 832</text:p>
          </table:table-cell>
          <table:table-cell office:value-type="float" office:value="1993147" table:style-name="ce22">
            <text:p>1 993 147</text:p>
          </table:table-cell>
          <table:table-cell office:value-type="float" office:value="287885" table:style-name="ce22">
            <text:p>287 885</text:p>
          </table:table-cell>
          <table:table-cell office:value-type="float" office:value="1378533" table:style-name="ce22">
            <text:p>1 378 533</text:p>
          </table:table-cell>
          <table:table-cell office:value-type="float" office:value="326729" table:style-name="ce22">
            <text:p>326 72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130</text:p>
          </table:table-cell>
          <table:table-cell office:value-type="string" table:style-name="ce23">
            <text:p>Wien</text:p>
          </table:table-cell>
          <table:table-cell office:value-type="float" office:value="1892150" table:style-name="ce22">
            <text:p>1 892 150</text:p>
          </table:table-cell>
          <table:table-cell office:value-type="float" office:value="275694" table:style-name="ce22">
            <text:p>275 694</text:p>
          </table:table-cell>
          <table:table-cell office:value-type="float" office:value="1304757" table:style-name="ce22">
            <text:p>1 304 757</text:p>
          </table:table-cell>
          <table:table-cell office:value-type="float" office:value="311699" table:style-name="ce22">
            <text:p>311 699</text:p>
          </table:table-cell>
          <table:table-cell office:value-type="float" office:value="1903240" table:style-name="ce22">
            <text:p>1 903 240</text:p>
          </table:table-cell>
          <table:table-cell office:value-type="float" office:value="277490" table:style-name="ce22">
            <text:p>277 490</text:p>
          </table:table-cell>
          <table:table-cell office:value-type="float" office:value="1311615" table:style-name="ce22">
            <text:p>1 311 615</text:p>
          </table:table-cell>
          <table:table-cell office:value-type="float" office:value="314135" table:style-name="ce22">
            <text:p>314 135</text:p>
          </table:table-cell>
          <table:table-cell office:value-type="float" office:value="1915155" table:style-name="ce22">
            <text:p>1 915 155</text:p>
          </table:table-cell>
          <table:table-cell office:value-type="float" office:value="278028" table:style-name="ce22">
            <text:p>278 028</text:p>
          </table:table-cell>
          <table:table-cell office:value-type="float" office:value="1320012" table:style-name="ce22">
            <text:p>1 320 012</text:p>
          </table:table-cell>
          <table:table-cell office:value-type="float" office:value="317115" table:style-name="ce22">
            <text:p>317 115</text:p>
          </table:table-cell>
          <table:table-cell office:value-type="float" office:value="1923825" table:style-name="ce22">
            <text:p>1 923 825</text:p>
          </table:table-cell>
          <table:table-cell office:value-type="float" office:value="278580" table:style-name="ce22">
            <text:p>278 580</text:p>
          </table:table-cell>
          <table:table-cell office:value-type="float" office:value="1326265" table:style-name="ce22">
            <text:p>1 326 265</text:p>
          </table:table-cell>
          <table:table-cell office:value-type="float" office:value="318980" table:style-name="ce22">
            <text:p>318 980</text:p>
          </table:table-cell>
          <table:table-cell office:value-type="float" office:value="1960655" table:style-name="ce22">
            <text:p>1 960 655</text:p>
          </table:table-cell>
          <table:table-cell office:value-type="float" office:value="284807" table:style-name="ce22">
            <text:p>284 807</text:p>
          </table:table-cell>
          <table:table-cell office:value-type="float" office:value="1353016" table:style-name="ce22">
            <text:p>1 353 016</text:p>
          </table:table-cell>
          <table:table-cell office:value-type="float" office:value="322832" table:style-name="ce22">
            <text:p>322 832</text:p>
          </table:table-cell>
          <table:table-cell office:value-type="float" office:value="1993147" table:style-name="ce22">
            <text:p>1 993 147</text:p>
          </table:table-cell>
          <table:table-cell office:value-type="float" office:value="287885" table:style-name="ce22">
            <text:p>287 885</text:p>
          </table:table-cell>
          <table:table-cell office:value-type="float" office:value="1378533" table:style-name="ce22">
            <text:p>1 378 533</text:p>
          </table:table-cell>
          <table:table-cell office:value-type="float" office:value="326729" table:style-name="ce22">
            <text:p>326 72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5">
          <table:table-cell office:value-type="string" table:style-name="ce19">
            <text:p>AT2</text:p>
          </table:table-cell>
          <table:table-cell office:value-type="string" table:style-name="ce19">
            <text:p>Südösterreich</text:p>
          </table:table-cell>
          <table:table-cell office:value-type="float" office:value="1802015" table:style-name="ce17">
            <text:p>1 802 015</text:p>
          </table:table-cell>
          <table:table-cell office:value-type="float" office:value="241657" table:style-name="ce17">
            <text:p>241 657</text:p>
          </table:table-cell>
          <table:table-cell office:value-type="float" office:value="1189189" table:style-name="ce17">
            <text:p>1 189 189</text:p>
          </table:table-cell>
          <table:table-cell office:value-type="float" office:value="371169" table:style-name="ce17">
            <text:p>371 169</text:p>
          </table:table-cell>
          <table:table-cell office:value-type="float" office:value="1805536" table:style-name="ce17">
            <text:p>1 805 536</text:p>
          </table:table-cell>
          <table:table-cell office:value-type="float" office:value="241641" table:style-name="ce17">
            <text:p>241 641</text:p>
          </table:table-cell>
          <table:table-cell office:value-type="float" office:value="1187337" table:style-name="ce17">
            <text:p>1 187 337</text:p>
          </table:table-cell>
          <table:table-cell office:value-type="float" office:value="376558" table:style-name="ce17">
            <text:p>376 558</text:p>
          </table:table-cell>
          <table:table-cell office:value-type="float" office:value="1808677" table:style-name="ce17">
            <text:p>1 808 677</text:p>
          </table:table-cell>
          <table:table-cell office:value-type="float" office:value="241634" table:style-name="ce17">
            <text:p>241 634</text:p>
          </table:table-cell>
          <table:table-cell office:value-type="float" office:value="1184627" table:style-name="ce17">
            <text:p>1 184 627</text:p>
          </table:table-cell>
          <table:table-cell office:value-type="float" office:value="382416" table:style-name="ce17">
            <text:p>382 416</text:p>
          </table:table-cell>
          <table:table-cell office:value-type="float" office:value="1812454" table:style-name="ce17">
            <text:p>1 812 454</text:p>
          </table:table-cell>
          <table:table-cell office:value-type="float" office:value="241986" table:style-name="ce17">
            <text:p>241 986</text:p>
          </table:table-cell>
          <table:table-cell office:value-type="float" office:value="1182094" table:style-name="ce17">
            <text:p>1 182 094</text:p>
          </table:table-cell>
          <table:table-cell office:value-type="float" office:value="388374" table:style-name="ce17">
            <text:p>388 374</text:p>
          </table:table-cell>
          <table:table-cell office:value-type="float" office:value="1827212" table:style-name="ce17">
            <text:p>1 827 212</text:p>
          </table:table-cell>
          <table:table-cell office:value-type="float" office:value="245014" table:style-name="ce17">
            <text:p>245 014</text:p>
          </table:table-cell>
          <table:table-cell office:value-type="float" office:value="1185882" table:style-name="ce17">
            <text:p>1 185 882</text:p>
          </table:table-cell>
          <table:table-cell office:value-type="float" office:value="396316" table:style-name="ce17">
            <text:p>396 316</text:p>
          </table:table-cell>
          <table:table-cell office:value-type="float" office:value="1836377" table:style-name="ce17">
            <text:p>1 836 377</text:p>
          </table:table-cell>
          <table:table-cell office:value-type="float" office:value="245976" table:style-name="ce17">
            <text:p>245 976</text:p>
          </table:table-cell>
          <table:table-cell office:value-type="float" office:value="1186178" table:style-name="ce17">
            <text:p>1 186 178</text:p>
          </table:table-cell>
          <table:table-cell office:value-type="float" office:value="404223" table:style-name="ce17">
            <text:p>404 223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6">
          <table:table-cell office:value-type="string" table:style-name="ce20">
            <text:p>AT21</text:p>
          </table:table-cell>
          <table:table-cell office:value-type="string" table:style-name="ce21">
            <text:p>Kärnten</text:p>
          </table:table-cell>
          <table:table-cell office:value-type="float" office:value="560787" table:style-name="ce22">
            <text:p>560 787</text:p>
          </table:table-cell>
          <table:table-cell office:value-type="float" office:value="75312" table:style-name="ce22">
            <text:p>75 312</text:p>
          </table:table-cell>
          <table:table-cell office:value-type="float" office:value="364605" table:style-name="ce22">
            <text:p>364 605</text:p>
          </table:table-cell>
          <table:table-cell office:value-type="float" office:value="120870" table:style-name="ce22">
            <text:p>120 870</text:p>
          </table:table-cell>
          <table:table-cell office:value-type="float" office:value="561062" table:style-name="ce22">
            <text:p>561 062</text:p>
          </table:table-cell>
          <table:table-cell office:value-type="float" office:value="74866" table:style-name="ce22">
            <text:p>74 866</text:p>
          </table:table-cell>
          <table:table-cell office:value-type="float" office:value="363372" table:style-name="ce22">
            <text:p>363 372</text:p>
          </table:table-cell>
          <table:table-cell office:value-type="float" office:value="122824" table:style-name="ce22">
            <text:p>122 824</text:p>
          </table:table-cell>
          <table:table-cell office:value-type="float" office:value="561647" table:style-name="ce22">
            <text:p>561 647</text:p>
          </table:table-cell>
          <table:table-cell office:value-type="float" office:value="74491" table:style-name="ce22">
            <text:p>74 491</text:p>
          </table:table-cell>
          <table:table-cell office:value-type="float" office:value="362147" table:style-name="ce22">
            <text:p>362 147</text:p>
          </table:table-cell>
          <table:table-cell office:value-type="float" office:value="125009" table:style-name="ce22">
            <text:p>125 009</text:p>
          </table:table-cell>
          <table:table-cell office:value-type="float" office:value="563176" table:style-name="ce22">
            <text:p>563 176</text:p>
          </table:table-cell>
          <table:table-cell office:value-type="float" office:value="74342" table:style-name="ce22">
            <text:p>74 342</text:p>
          </table:table-cell>
          <table:table-cell office:value-type="float" office:value="361584" table:style-name="ce22">
            <text:p>361 584</text:p>
          </table:table-cell>
          <table:table-cell office:value-type="float" office:value="127250" table:style-name="ce22">
            <text:p>127 250</text:p>
          </table:table-cell>
          <table:table-cell office:value-type="float" office:value="567196" table:style-name="ce22">
            <text:p>567 196</text:p>
          </table:table-cell>
          <table:table-cell office:value-type="float" office:value="74928" table:style-name="ce22">
            <text:p>74 928</text:p>
          </table:table-cell>
          <table:table-cell office:value-type="float" office:value="362231" table:style-name="ce22">
            <text:p>362 231</text:p>
          </table:table-cell>
          <table:table-cell office:value-type="float" office:value="130037" table:style-name="ce22">
            <text:p>130 037</text:p>
          </table:table-cell>
          <table:table-cell office:value-type="float" office:value="569108" table:style-name="ce22">
            <text:p>569 108</text:p>
          </table:table-cell>
          <table:table-cell office:value-type="float" office:value="74860" table:style-name="ce22">
            <text:p>74 860</text:p>
          </table:table-cell>
          <table:table-cell office:value-type="float" office:value="361539" table:style-name="ce22">
            <text:p>361 539</text:p>
          </table:table-cell>
          <table:table-cell office:value-type="float" office:value="132709" table:style-name="ce22">
            <text:p>132 70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211</text:p>
          </table:table-cell>
          <table:table-cell office:value-type="string" table:style-name="ce23">
            <text:p>Klagenfurt-Villach</text:p>
          </table:table-cell>
          <table:table-cell office:value-type="float" office:value="286877" table:style-name="ce22">
            <text:p>286 877</text:p>
          </table:table-cell>
          <table:table-cell office:value-type="float" office:value="38391" table:style-name="ce22">
            <text:p>38 391</text:p>
          </table:table-cell>
          <table:table-cell office:value-type="float" office:value="188000" table:style-name="ce22">
            <text:p>188 000</text:p>
          </table:table-cell>
          <table:table-cell office:value-type="float" office:value="60486" table:style-name="ce22">
            <text:p>60 486</text:p>
          </table:table-cell>
          <table:table-cell office:value-type="float" office:value="288157" table:style-name="ce22">
            <text:p>288 157</text:p>
          </table:table-cell>
          <table:table-cell office:value-type="float" office:value="38422" table:style-name="ce22">
            <text:p>38 422</text:p>
          </table:table-cell>
          <table:table-cell office:value-type="float" office:value="188173" table:style-name="ce22">
            <text:p>188 173</text:p>
          </table:table-cell>
          <table:table-cell office:value-type="float" office:value="61562" table:style-name="ce22">
            <text:p>61 562</text:p>
          </table:table-cell>
          <table:table-cell office:value-type="float" office:value="289539" table:style-name="ce22">
            <text:p>289 539</text:p>
          </table:table-cell>
          <table:table-cell office:value-type="float" office:value="38389" table:style-name="ce22">
            <text:p>38 389</text:p>
          </table:table-cell>
          <table:table-cell office:value-type="float" office:value="188310" table:style-name="ce22">
            <text:p>188 310</text:p>
          </table:table-cell>
          <table:table-cell office:value-type="float" office:value="62840" table:style-name="ce22">
            <text:p>62 840</text:p>
          </table:table-cell>
          <table:table-cell office:value-type="float" office:value="291604" table:style-name="ce22">
            <text:p>291 604</text:p>
          </table:table-cell>
          <table:table-cell office:value-type="float" office:value="38488" table:style-name="ce22">
            <text:p>38 488</text:p>
          </table:table-cell>
          <table:table-cell office:value-type="float" office:value="188936" table:style-name="ce22">
            <text:p>188 936</text:p>
          </table:table-cell>
          <table:table-cell office:value-type="float" office:value="64180" table:style-name="ce22">
            <text:p>64 180</text:p>
          </table:table-cell>
          <table:table-cell office:value-type="float" office:value="294998" table:style-name="ce22">
            <text:p>294 998</text:p>
          </table:table-cell>
          <table:table-cell office:value-type="float" office:value="38959" table:style-name="ce22">
            <text:p>38 959</text:p>
          </table:table-cell>
          <table:table-cell office:value-type="float" office:value="190302" table:style-name="ce22">
            <text:p>190 302</text:p>
          </table:table-cell>
          <table:table-cell office:value-type="float" office:value="65737" table:style-name="ce22">
            <text:p>65 737</text:p>
          </table:table-cell>
          <table:table-cell office:value-type="float" office:value="296861" table:style-name="ce22">
            <text:p>296 861</text:p>
          </table:table-cell>
          <table:table-cell office:value-type="float" office:value="39007" table:style-name="ce22">
            <text:p>39 007</text:p>
          </table:table-cell>
          <table:table-cell office:value-type="float" office:value="190794" table:style-name="ce22">
            <text:p>190 794</text:p>
          </table:table-cell>
          <table:table-cell office:value-type="float" office:value="67060" table:style-name="ce22">
            <text:p>67 060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212</text:p>
          </table:table-cell>
          <table:table-cell office:value-type="string" table:style-name="ce23">
            <text:p>Oberkärnten</text:p>
          </table:table-cell>
          <table:table-cell office:value-type="float" office:value="124342" table:style-name="ce22">
            <text:p>124 342</text:p>
          </table:table-cell>
          <table:table-cell office:value-type="float" office:value="16395" table:style-name="ce22">
            <text:p>16 395</text:p>
          </table:table-cell>
          <table:table-cell office:value-type="float" office:value="79720" table:style-name="ce22">
            <text:p>79 720</text:p>
          </table:table-cell>
          <table:table-cell office:value-type="float" office:value="28227" table:style-name="ce22">
            <text:p>28 227</text:p>
          </table:table-cell>
          <table:table-cell office:value-type="float" office:value="123989" table:style-name="ce22">
            <text:p>123 989</text:p>
          </table:table-cell>
          <table:table-cell office:value-type="float" office:value="16179" table:style-name="ce22">
            <text:p>16 179</text:p>
          </table:table-cell>
          <table:table-cell office:value-type="float" office:value="79099" table:style-name="ce22">
            <text:p>79 099</text:p>
          </table:table-cell>
          <table:table-cell office:value-type="float" office:value="28711" table:style-name="ce22">
            <text:p>28 711</text:p>
          </table:table-cell>
          <table:table-cell office:value-type="float" office:value="123626" table:style-name="ce22">
            <text:p>123 626</text:p>
          </table:table-cell>
          <table:table-cell office:value-type="float" office:value="15999" table:style-name="ce22">
            <text:p>15 999</text:p>
          </table:table-cell>
          <table:table-cell office:value-type="float" office:value="78464" table:style-name="ce22">
            <text:p>78 464</text:p>
          </table:table-cell>
          <table:table-cell office:value-type="float" office:value="29163" table:style-name="ce22">
            <text:p>29 163</text:p>
          </table:table-cell>
          <table:table-cell office:value-type="float" office:value="123403" table:style-name="ce22">
            <text:p>123 403</text:p>
          </table:table-cell>
          <table:table-cell office:value-type="float" office:value="15949" table:style-name="ce22">
            <text:p>15 949</text:p>
          </table:table-cell>
          <table:table-cell office:value-type="float" office:value="77894" table:style-name="ce22">
            <text:p>77 894</text:p>
          </table:table-cell>
          <table:table-cell office:value-type="float" office:value="29560" table:style-name="ce22">
            <text:p>29 560</text:p>
          </table:table-cell>
          <table:table-cell office:value-type="float" office:value="123861" table:style-name="ce22">
            <text:p>123 861</text:p>
          </table:table-cell>
          <table:table-cell office:value-type="float" office:value="16158" table:style-name="ce22">
            <text:p>16 158</text:p>
          </table:table-cell>
          <table:table-cell office:value-type="float" office:value="77617" table:style-name="ce22">
            <text:p>77 617</text:p>
          </table:table-cell>
          <table:table-cell office:value-type="float" office:value="30086" table:style-name="ce22">
            <text:p>30 086</text:p>
          </table:table-cell>
          <table:table-cell office:value-type="float" office:value="123863" table:style-name="ce22">
            <text:p>123 863</text:p>
          </table:table-cell>
          <table:table-cell office:value-type="float" office:value="16129" table:style-name="ce22">
            <text:p>16 129</text:p>
          </table:table-cell>
          <table:table-cell office:value-type="float" office:value="77015" table:style-name="ce22">
            <text:p>77 015</text:p>
          </table:table-cell>
          <table:table-cell office:value-type="float" office:value="30719" table:style-name="ce22">
            <text:p>30 71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213</text:p>
          </table:table-cell>
          <table:table-cell office:value-type="string" table:style-name="ce23">
            <text:p>Unterkärnten</text:p>
          </table:table-cell>
          <table:table-cell office:value-type="float" office:value="149568" table:style-name="ce22">
            <text:p>149 568</text:p>
          </table:table-cell>
          <table:table-cell office:value-type="float" office:value="20526" table:style-name="ce22">
            <text:p>20 526</text:p>
          </table:table-cell>
          <table:table-cell office:value-type="float" office:value="96885" table:style-name="ce22">
            <text:p>96 885</text:p>
          </table:table-cell>
          <table:table-cell office:value-type="float" office:value="32157" table:style-name="ce22">
            <text:p>32 157</text:p>
          </table:table-cell>
          <table:table-cell office:value-type="float" office:value="148916" table:style-name="ce22">
            <text:p>148 916</text:p>
          </table:table-cell>
          <table:table-cell office:value-type="float" office:value="20265" table:style-name="ce22">
            <text:p>20 265</text:p>
          </table:table-cell>
          <table:table-cell office:value-type="float" office:value="96100" table:style-name="ce22">
            <text:p>96 100</text:p>
          </table:table-cell>
          <table:table-cell office:value-type="float" office:value="32551" table:style-name="ce22">
            <text:p>32 551</text:p>
          </table:table-cell>
          <table:table-cell office:value-type="float" office:value="148482" table:style-name="ce22">
            <text:p>148 482</text:p>
          </table:table-cell>
          <table:table-cell office:value-type="float" office:value="20103" table:style-name="ce22">
            <text:p>20 103</text:p>
          </table:table-cell>
          <table:table-cell office:value-type="float" office:value="95373" table:style-name="ce22">
            <text:p>95 373</text:p>
          </table:table-cell>
          <table:table-cell office:value-type="float" office:value="33006" table:style-name="ce22">
            <text:p>33 006</text:p>
          </table:table-cell>
          <table:table-cell office:value-type="float" office:value="148169" table:style-name="ce22">
            <text:p>148 169</text:p>
          </table:table-cell>
          <table:table-cell office:value-type="float" office:value="19905" table:style-name="ce22">
            <text:p>19 905</text:p>
          </table:table-cell>
          <table:table-cell office:value-type="float" office:value="94754" table:style-name="ce22">
            <text:p>94 754</text:p>
          </table:table-cell>
          <table:table-cell office:value-type="float" office:value="33510" table:style-name="ce22">
            <text:p>33 510</text:p>
          </table:table-cell>
          <table:table-cell office:value-type="float" office:value="148337" table:style-name="ce22">
            <text:p>148 337</text:p>
          </table:table-cell>
          <table:table-cell office:value-type="float" office:value="19811" table:style-name="ce22">
            <text:p>19 811</text:p>
          </table:table-cell>
          <table:table-cell office:value-type="float" office:value="94312" table:style-name="ce22">
            <text:p>94 312</text:p>
          </table:table-cell>
          <table:table-cell office:value-type="float" office:value="34214" table:style-name="ce22">
            <text:p>34 214</text:p>
          </table:table-cell>
          <table:table-cell office:value-type="float" office:value="148384" table:style-name="ce22">
            <text:p>148 384</text:p>
          </table:table-cell>
          <table:table-cell office:value-type="float" office:value="19724" table:style-name="ce22">
            <text:p>19 724</text:p>
          </table:table-cell>
          <table:table-cell office:value-type="float" office:value="93730" table:style-name="ce22">
            <text:p>93 730</text:p>
          </table:table-cell>
          <table:table-cell office:value-type="float" office:value="34930" table:style-name="ce22">
            <text:p>34 930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6">
          <table:table-cell office:value-type="string" table:style-name="ce20">
            <text:p>AT22</text:p>
          </table:table-cell>
          <table:table-cell office:value-type="string" table:style-name="ce21">
            <text:p>Steiermark</text:p>
          </table:table-cell>
          <table:table-cell office:value-type="float" office:value="1241228" table:style-name="ce22">
            <text:p>1 241 228</text:p>
          </table:table-cell>
          <table:table-cell office:value-type="float" office:value="166345" table:style-name="ce22">
            <text:p>166 345</text:p>
          </table:table-cell>
          <table:table-cell office:value-type="float" office:value="824584" table:style-name="ce22">
            <text:p>824 584</text:p>
          </table:table-cell>
          <table:table-cell office:value-type="float" office:value="250299" table:style-name="ce22">
            <text:p>250 299</text:p>
          </table:table-cell>
          <table:table-cell office:value-type="float" office:value="1244474" table:style-name="ce22">
            <text:p>1 244 474</text:p>
          </table:table-cell>
          <table:table-cell office:value-type="float" office:value="166775" table:style-name="ce22">
            <text:p>166 775</text:p>
          </table:table-cell>
          <table:table-cell office:value-type="float" office:value="823965" table:style-name="ce22">
            <text:p>823 965</text:p>
          </table:table-cell>
          <table:table-cell office:value-type="float" office:value="253734" table:style-name="ce22">
            <text:p>253 734</text:p>
          </table:table-cell>
          <table:table-cell office:value-type="float" office:value="1247030" table:style-name="ce22">
            <text:p>1 247 030</text:p>
          </table:table-cell>
          <table:table-cell office:value-type="float" office:value="167143" table:style-name="ce22">
            <text:p>167 143</text:p>
          </table:table-cell>
          <table:table-cell office:value-type="float" office:value="822480" table:style-name="ce22">
            <text:p>822 480</text:p>
          </table:table-cell>
          <table:table-cell office:value-type="float" office:value="257407" table:style-name="ce22">
            <text:p>257 407</text:p>
          </table:table-cell>
          <table:table-cell office:value-type="float" office:value="1249278" table:style-name="ce22">
            <text:p>1 249 278</text:p>
          </table:table-cell>
          <table:table-cell office:value-type="float" office:value="167644" table:style-name="ce22">
            <text:p>167 644</text:p>
          </table:table-cell>
          <table:table-cell office:value-type="float" office:value="820510" table:style-name="ce22">
            <text:p>820 510</text:p>
          </table:table-cell>
          <table:table-cell office:value-type="float" office:value="261124" table:style-name="ce22">
            <text:p>261 124</text:p>
          </table:table-cell>
          <table:table-cell office:value-type="float" office:value="1260016" table:style-name="ce22">
            <text:p>1 260 016</text:p>
          </table:table-cell>
          <table:table-cell office:value-type="float" office:value="170086" table:style-name="ce22">
            <text:p>170 086</text:p>
          </table:table-cell>
          <table:table-cell office:value-type="float" office:value="823651" table:style-name="ce22">
            <text:p>823 651</text:p>
          </table:table-cell>
          <table:table-cell office:value-type="float" office:value="266279" table:style-name="ce22">
            <text:p>266 279</text:p>
          </table:table-cell>
          <table:table-cell office:value-type="float" office:value="1267269" table:style-name="ce22">
            <text:p>1 267 269</text:p>
          </table:table-cell>
          <table:table-cell office:value-type="float" office:value="171116" table:style-name="ce22">
            <text:p>171 116</text:p>
          </table:table-cell>
          <table:table-cell office:value-type="float" office:value="824639" table:style-name="ce22">
            <text:p>824 639</text:p>
          </table:table-cell>
          <table:table-cell office:value-type="float" office:value="271514" table:style-name="ce22">
            <text:p>271 514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221</text:p>
          </table:table-cell>
          <table:table-cell office:value-type="string" table:style-name="ce23">
            <text:p>Graz</text:p>
          </table:table-cell>
          <table:table-cell office:value-type="float" office:value="440743" table:style-name="ce22">
            <text:p>440 743</text:p>
          </table:table-cell>
          <table:table-cell office:value-type="float" office:value="60501" table:style-name="ce22">
            <text:p>60 501</text:p>
          </table:table-cell>
          <table:table-cell office:value-type="float" office:value="303295" table:style-name="ce22">
            <text:p>303 295</text:p>
          </table:table-cell>
          <table:table-cell office:value-type="float" office:value="76947" table:style-name="ce22">
            <text:p>76 947</text:p>
          </table:table-cell>
          <table:table-cell office:value-type="float" office:value="444860" table:style-name="ce22">
            <text:p>444 860</text:p>
          </table:table-cell>
          <table:table-cell office:value-type="float" office:value="61343" table:style-name="ce22">
            <text:p>61 343</text:p>
          </table:table-cell>
          <table:table-cell office:value-type="float" office:value="305500" table:style-name="ce22">
            <text:p>305 500</text:p>
          </table:table-cell>
          <table:table-cell office:value-type="float" office:value="78017" table:style-name="ce22">
            <text:p>78 017</text:p>
          </table:table-cell>
          <table:table-cell office:value-type="float" office:value="448042" table:style-name="ce22">
            <text:p>448 042</text:p>
          </table:table-cell>
          <table:table-cell office:value-type="float" office:value="62023" table:style-name="ce22">
            <text:p>62 023</text:p>
          </table:table-cell>
          <table:table-cell office:value-type="float" office:value="306820" table:style-name="ce22">
            <text:p>306 820</text:p>
          </table:table-cell>
          <table:table-cell office:value-type="float" office:value="79199" table:style-name="ce22">
            <text:p>79 199</text:p>
          </table:table-cell>
          <table:table-cell office:value-type="float" office:value="450554" table:style-name="ce22">
            <text:p>450 554</text:p>
          </table:table-cell>
          <table:table-cell office:value-type="float" office:value="62449" table:style-name="ce22">
            <text:p>62 449</text:p>
          </table:table-cell>
          <table:table-cell office:value-type="float" office:value="307663" table:style-name="ce22">
            <text:p>307 663</text:p>
          </table:table-cell>
          <table:table-cell office:value-type="float" office:value="80442" table:style-name="ce22">
            <text:p>80 442</text:p>
          </table:table-cell>
          <table:table-cell office:value-type="float" office:value="457230" table:style-name="ce22">
            <text:p>457 230</text:p>
          </table:table-cell>
          <table:table-cell office:value-type="float" office:value="63689" table:style-name="ce22">
            <text:p>63 689</text:p>
          </table:table-cell>
          <table:table-cell office:value-type="float" office:value="311533" table:style-name="ce22">
            <text:p>311 533</text:p>
          </table:table-cell>
          <table:table-cell office:value-type="float" office:value="82008" table:style-name="ce22">
            <text:p>82 008</text:p>
          </table:table-cell>
          <table:table-cell office:value-type="float" office:value="463604" table:style-name="ce22">
            <text:p>463 604</text:p>
          </table:table-cell>
          <table:table-cell office:value-type="float" office:value="64547" table:style-name="ce22">
            <text:p>64 547</text:p>
          </table:table-cell>
          <table:table-cell office:value-type="float" office:value="315499" table:style-name="ce22">
            <text:p>315 499</text:p>
          </table:table-cell>
          <table:table-cell office:value-type="float" office:value="83558" table:style-name="ce22">
            <text:p>83 558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222</text:p>
          </table:table-cell>
          <table:table-cell office:value-type="string" table:style-name="ce23">
            <text:p>Liezen</text:p>
          </table:table-cell>
          <table:table-cell office:value-type="float" office:value="80009" table:style-name="ce22">
            <text:p>80 009</text:p>
          </table:table-cell>
          <table:table-cell office:value-type="float" office:value="10684" table:style-name="ce22">
            <text:p>10 684</text:p>
          </table:table-cell>
          <table:table-cell office:value-type="float" office:value="51171" table:style-name="ce22">
            <text:p>51 171</text:p>
          </table:table-cell>
          <table:table-cell office:value-type="float" office:value="18154" table:style-name="ce22">
            <text:p>18 154</text:p>
          </table:table-cell>
          <table:table-cell office:value-type="float" office:value="79812" table:style-name="ce22">
            <text:p>79 812</text:p>
          </table:table-cell>
          <table:table-cell office:value-type="float" office:value="10606" table:style-name="ce22">
            <text:p>10 606</text:p>
          </table:table-cell>
          <table:table-cell office:value-type="float" office:value="50896" table:style-name="ce22">
            <text:p>50 896</text:p>
          </table:table-cell>
          <table:table-cell office:value-type="float" office:value="18310" table:style-name="ce22">
            <text:p>18 310</text:p>
          </table:table-cell>
          <table:table-cell office:value-type="float" office:value="79674" table:style-name="ce22">
            <text:p>79 674</text:p>
          </table:table-cell>
          <table:table-cell office:value-type="float" office:value="10528" table:style-name="ce22">
            <text:p>10 528</text:p>
          </table:table-cell>
          <table:table-cell office:value-type="float" office:value="50551" table:style-name="ce22">
            <text:p>50 551</text:p>
          </table:table-cell>
          <table:table-cell office:value-type="float" office:value="18595" table:style-name="ce22">
            <text:p>18 595</text:p>
          </table:table-cell>
          <table:table-cell office:value-type="float" office:value="79618" table:style-name="ce22">
            <text:p>79 618</text:p>
          </table:table-cell>
          <table:table-cell office:value-type="float" office:value="10526" table:style-name="ce22">
            <text:p>10 526</text:p>
          </table:table-cell>
          <table:table-cell office:value-type="float" office:value="50303" table:style-name="ce22">
            <text:p>50 303</text:p>
          </table:table-cell>
          <table:table-cell office:value-type="float" office:value="18789" table:style-name="ce22">
            <text:p>18 789</text:p>
          </table:table-cell>
          <table:table-cell office:value-type="float" office:value="79771" table:style-name="ce22">
            <text:p>79 771</text:p>
          </table:table-cell>
          <table:table-cell office:value-type="float" office:value="10551" table:style-name="ce22">
            <text:p>10 551</text:p>
          </table:table-cell>
          <table:table-cell office:value-type="float" office:value="50173" table:style-name="ce22">
            <text:p>50 173</text:p>
          </table:table-cell>
          <table:table-cell office:value-type="float" office:value="19047" table:style-name="ce22">
            <text:p>19 047</text:p>
          </table:table-cell>
          <table:table-cell office:value-type="float" office:value="79749" table:style-name="ce22">
            <text:p>79 749</text:p>
          </table:table-cell>
          <table:table-cell office:value-type="float" office:value="10498" table:style-name="ce22">
            <text:p>10 498</text:p>
          </table:table-cell>
          <table:table-cell office:value-type="float" office:value="49880" table:style-name="ce22">
            <text:p>49 880</text:p>
          </table:table-cell>
          <table:table-cell office:value-type="float" office:value="19371" table:style-name="ce22">
            <text:p>19 371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223</text:p>
          </table:table-cell>
          <table:table-cell office:value-type="string" table:style-name="ce23">
            <text:p>Östliche Obersteiermark</text:p>
          </table:table-cell>
          <table:table-cell office:value-type="float" office:value="159427" table:style-name="ce22">
            <text:p>159 427</text:p>
          </table:table-cell>
          <table:table-cell office:value-type="float" office:value="19024" table:style-name="ce22">
            <text:p>19 024</text:p>
          </table:table-cell>
          <table:table-cell office:value-type="float" office:value="100792" table:style-name="ce22">
            <text:p>100 792</text:p>
          </table:table-cell>
          <table:table-cell office:value-type="float" office:value="39611" table:style-name="ce22">
            <text:p>39 611</text:p>
          </table:table-cell>
          <table:table-cell office:value-type="float" office:value="158668" table:style-name="ce22">
            <text:p>158 668</text:p>
          </table:table-cell>
          <table:table-cell office:value-type="float" office:value="18876" table:style-name="ce22">
            <text:p>18 876</text:p>
          </table:table-cell>
          <table:table-cell office:value-type="float" office:value="99999" table:style-name="ce22">
            <text:p>99 999</text:p>
          </table:table-cell>
          <table:table-cell office:value-type="float" office:value="39793" table:style-name="ce22">
            <text:p>39 793</text:p>
          </table:table-cell>
          <table:table-cell office:value-type="float" office:value="157907" table:style-name="ce22">
            <text:p>157 907</text:p>
          </table:table-cell>
          <table:table-cell office:value-type="float" office:value="18775" table:style-name="ce22">
            <text:p>18 775</text:p>
          </table:table-cell>
          <table:table-cell office:value-type="float" office:value="99131" table:style-name="ce22">
            <text:p>99 131</text:p>
          </table:table-cell>
          <table:table-cell office:value-type="float" office:value="40001" table:style-name="ce22">
            <text:p>40 001</text:p>
          </table:table-cell>
          <table:table-cell office:value-type="float" office:value="157107" table:style-name="ce22">
            <text:p>157 107</text:p>
          </table:table-cell>
          <table:table-cell office:value-type="float" office:value="18706" table:style-name="ce22">
            <text:p>18 706</text:p>
          </table:table-cell>
          <table:table-cell office:value-type="float" office:value="98313" table:style-name="ce22">
            <text:p>98 313</text:p>
          </table:table-cell>
          <table:table-cell office:value-type="float" office:value="40088" table:style-name="ce22">
            <text:p>40 088</text:p>
          </table:table-cell>
          <table:table-cell office:value-type="float" office:value="158077" table:style-name="ce22">
            <text:p>158 077</text:p>
          </table:table-cell>
          <table:table-cell office:value-type="float" office:value="19067" table:style-name="ce22">
            <text:p>19 067</text:p>
          </table:table-cell>
          <table:table-cell office:value-type="float" office:value="98563" table:style-name="ce22">
            <text:p>98 563</text:p>
          </table:table-cell>
          <table:table-cell office:value-type="float" office:value="40447" table:style-name="ce22">
            <text:p>40 447</text:p>
          </table:table-cell>
          <table:table-cell office:value-type="float" office:value="157667" table:style-name="ce22">
            <text:p>157 667</text:p>
          </table:table-cell>
          <table:table-cell office:value-type="float" office:value="19158" table:style-name="ce22">
            <text:p>19 158</text:p>
          </table:table-cell>
          <table:table-cell office:value-type="float" office:value="97663" table:style-name="ce22">
            <text:p>97 663</text:p>
          </table:table-cell>
          <table:table-cell office:value-type="float" office:value="40846" table:style-name="ce22">
            <text:p>40 846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224</text:p>
          </table:table-cell>
          <table:table-cell office:value-type="string" table:style-name="ce23">
            <text:p>Oststeiermark</text:p>
          </table:table-cell>
          <table:table-cell office:value-type="float" office:value="266773" table:style-name="ce22">
            <text:p>266 773</text:p>
          </table:table-cell>
          <table:table-cell office:value-type="float" office:value="37504" table:style-name="ce22">
            <text:p>37 504</text:p>
          </table:table-cell>
          <table:table-cell office:value-type="float" office:value="176267" table:style-name="ce22">
            <text:p>176 267</text:p>
          </table:table-cell>
          <table:table-cell office:value-type="float" office:value="53002" table:style-name="ce22">
            <text:p>53 002</text:p>
          </table:table-cell>
          <table:table-cell office:value-type="float" office:value="266942" table:style-name="ce22">
            <text:p>266 942</text:p>
          </table:table-cell>
          <table:table-cell office:value-type="float" office:value="37516" table:style-name="ce22">
            <text:p>37 516</text:p>
          </table:table-cell>
          <table:table-cell office:value-type="float" office:value="175359" table:style-name="ce22">
            <text:p>175 359</text:p>
          </table:table-cell>
          <table:table-cell office:value-type="float" office:value="54067" table:style-name="ce22">
            <text:p>54 067</text:p>
          </table:table-cell>
          <table:table-cell office:value-type="float" office:value="265464" table:style-name="ce22">
            <text:p>265 464</text:p>
          </table:table-cell>
          <table:table-cell office:value-type="float" office:value="37258" table:style-name="ce22">
            <text:p>37 258</text:p>
          </table:table-cell>
          <table:table-cell office:value-type="float" office:value="173449" table:style-name="ce22">
            <text:p>173 449</text:p>
          </table:table-cell>
          <table:table-cell office:value-type="float" office:value="54757" table:style-name="ce22">
            <text:p>54 757</text:p>
          </table:table-cell>
          <table:table-cell office:value-type="float" office:value="265760" table:style-name="ce22">
            <text:p>265 760</text:p>
          </table:table-cell>
          <table:table-cell office:value-type="float" office:value="37305" table:style-name="ce22">
            <text:p>37 305</text:p>
          </table:table-cell>
          <table:table-cell office:value-type="float" office:value="172618" table:style-name="ce22">
            <text:p>172 618</text:p>
          </table:table-cell>
          <table:table-cell office:value-type="float" office:value="55837" table:style-name="ce22">
            <text:p>55 837</text:p>
          </table:table-cell>
          <table:table-cell office:value-type="float" office:value="267135" table:style-name="ce22">
            <text:p>267 135</text:p>
          </table:table-cell>
          <table:table-cell office:value-type="float" office:value="37658" table:style-name="ce22">
            <text:p>37 658</text:p>
          </table:table-cell>
          <table:table-cell office:value-type="float" office:value="172264" table:style-name="ce22">
            <text:p>172 264</text:p>
          </table:table-cell>
          <table:table-cell office:value-type="float" office:value="57213" table:style-name="ce22">
            <text:p>57 213</text:p>
          </table:table-cell>
          <table:table-cell office:value-type="float" office:value="267597" table:style-name="ce22">
            <text:p>267 597</text:p>
          </table:table-cell>
          <table:table-cell office:value-type="float" office:value="37658" table:style-name="ce22">
            <text:p>37 658</text:p>
          </table:table-cell>
          <table:table-cell office:value-type="float" office:value="171300" table:style-name="ce22">
            <text:p>171 300</text:p>
          </table:table-cell>
          <table:table-cell office:value-type="float" office:value="58639" table:style-name="ce22">
            <text:p>58 63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225</text:p>
          </table:table-cell>
          <table:table-cell office:value-type="string" table:style-name="ce23">
            <text:p>West- und Südsteiermark</text:p>
          </table:table-cell>
          <table:table-cell office:value-type="float" office:value="194231" table:style-name="ce22">
            <text:p>194 231</text:p>
          </table:table-cell>
          <table:table-cell office:value-type="float" office:value="25710" table:style-name="ce22">
            <text:p>25 710</text:p>
          </table:table-cell>
          <table:table-cell office:value-type="float" office:value="128863" table:style-name="ce22">
            <text:p>128 863</text:p>
          </table:table-cell>
          <table:table-cell office:value-type="float" office:value="39658" table:style-name="ce22">
            <text:p>39 658</text:p>
          </table:table-cell>
          <table:table-cell office:value-type="float" office:value="194757" table:style-name="ce22">
            <text:p>194 757</text:p>
          </table:table-cell>
          <table:table-cell office:value-type="float" office:value="25701" table:style-name="ce22">
            <text:p>25 701</text:p>
          </table:table-cell>
          <table:table-cell office:value-type="float" office:value="128661" table:style-name="ce22">
            <text:p>128 661</text:p>
          </table:table-cell>
          <table:table-cell office:value-type="float" office:value="40395" table:style-name="ce22">
            <text:p>40 395</text:p>
          </table:table-cell>
          <table:table-cell office:value-type="float" office:value="196873" table:style-name="ce22">
            <text:p>196 873</text:p>
          </table:table-cell>
          <table:table-cell office:value-type="float" office:value="25918" table:style-name="ce22">
            <text:p>25 918</text:p>
          </table:table-cell>
          <table:table-cell office:value-type="float" office:value="129516" table:style-name="ce22">
            <text:p>129 516</text:p>
          </table:table-cell>
          <table:table-cell office:value-type="float" office:value="41439" table:style-name="ce22">
            <text:p>41 439</text:p>
          </table:table-cell>
          <table:table-cell office:value-type="float" office:value="197588" table:style-name="ce22">
            <text:p>197 588</text:p>
          </table:table-cell>
          <table:table-cell office:value-type="float" office:value="26069" table:style-name="ce22">
            <text:p>26 069</text:p>
          </table:table-cell>
          <table:table-cell office:value-type="float" office:value="129270" table:style-name="ce22">
            <text:p>129 270</text:p>
          </table:table-cell>
          <table:table-cell office:value-type="float" office:value="42249" table:style-name="ce22">
            <text:p>42 249</text:p>
          </table:table-cell>
          <table:table-cell office:value-type="float" office:value="198933" table:style-name="ce22">
            <text:p>198 933</text:p>
          </table:table-cell>
          <table:table-cell office:value-type="float" office:value="26415" table:style-name="ce22">
            <text:p>26 415</text:p>
          </table:table-cell>
          <table:table-cell office:value-type="float" office:value="129118" table:style-name="ce22">
            <text:p>129 118</text:p>
          </table:table-cell>
          <table:table-cell office:value-type="float" office:value="43400" table:style-name="ce22">
            <text:p>43 400</text:p>
          </table:table-cell>
          <table:table-cell office:value-type="float" office:value="199807" table:style-name="ce22">
            <text:p>199 807</text:p>
          </table:table-cell>
          <table:table-cell office:value-type="float" office:value="26535" table:style-name="ce22">
            <text:p>26 535</text:p>
          </table:table-cell>
          <table:table-cell office:value-type="float" office:value="128721" table:style-name="ce22">
            <text:p>128 721</text:p>
          </table:table-cell>
          <table:table-cell office:value-type="float" office:value="44551" table:style-name="ce22">
            <text:p>44 551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226</text:p>
          </table:table-cell>
          <table:table-cell office:value-type="string" table:style-name="ce23">
            <text:p>Westliche Obersteiermark</text:p>
          </table:table-cell>
          <table:table-cell office:value-type="float" office:value="100045" table:style-name="ce22">
            <text:p>100 045</text:p>
          </table:table-cell>
          <table:table-cell office:value-type="float" office:value="12922" table:style-name="ce22">
            <text:p>12 922</text:p>
          </table:table-cell>
          <table:table-cell office:value-type="float" office:value="64196" table:style-name="ce22">
            <text:p>64 196</text:p>
          </table:table-cell>
          <table:table-cell office:value-type="float" office:value="22927" table:style-name="ce22">
            <text:p>22 927</text:p>
          </table:table-cell>
          <table:table-cell office:value-type="float" office:value="99435" table:style-name="ce22">
            <text:p>99 435</text:p>
          </table:table-cell>
          <table:table-cell office:value-type="float" office:value="12733" table:style-name="ce22">
            <text:p>12 733</text:p>
          </table:table-cell>
          <table:table-cell office:value-type="float" office:value="63550" table:style-name="ce22">
            <text:p>63 550</text:p>
          </table:table-cell>
          <table:table-cell office:value-type="float" office:value="23152" table:style-name="ce22">
            <text:p>23 152</text:p>
          </table:table-cell>
          <table:table-cell office:value-type="float" office:value="99070" table:style-name="ce22">
            <text:p>99 070</text:p>
          </table:table-cell>
          <table:table-cell office:value-type="float" office:value="12641" table:style-name="ce22">
            <text:p>12 641</text:p>
          </table:table-cell>
          <table:table-cell office:value-type="float" office:value="63013" table:style-name="ce22">
            <text:p>63 013</text:p>
          </table:table-cell>
          <table:table-cell office:value-type="float" office:value="23416" table:style-name="ce22">
            <text:p>23 416</text:p>
          </table:table-cell>
          <table:table-cell office:value-type="float" office:value="98651" table:style-name="ce22">
            <text:p>98 651</text:p>
          </table:table-cell>
          <table:table-cell office:value-type="float" office:value="12589" table:style-name="ce22">
            <text:p>12 589</text:p>
          </table:table-cell>
          <table:table-cell office:value-type="float" office:value="62343" table:style-name="ce22">
            <text:p>62 343</text:p>
          </table:table-cell>
          <table:table-cell office:value-type="float" office:value="23719" table:style-name="ce22">
            <text:p>23 719</text:p>
          </table:table-cell>
          <table:table-cell office:value-type="float" office:value="98870" table:style-name="ce22">
            <text:p>98 870</text:p>
          </table:table-cell>
          <table:table-cell office:value-type="float" office:value="12706" table:style-name="ce22">
            <text:p>12 706</text:p>
          </table:table-cell>
          <table:table-cell office:value-type="float" office:value="62000" table:style-name="ce22">
            <text:p>62 000</text:p>
          </table:table-cell>
          <table:table-cell office:value-type="float" office:value="24164" table:style-name="ce22">
            <text:p>24 164</text:p>
          </table:table-cell>
          <table:table-cell office:value-type="float" office:value="98845" table:style-name="ce22">
            <text:p>98 845</text:p>
          </table:table-cell>
          <table:table-cell office:value-type="float" office:value="12720" table:style-name="ce22">
            <text:p>12 720</text:p>
          </table:table-cell>
          <table:table-cell office:value-type="float" office:value="61576" table:style-name="ce22">
            <text:p>61 576</text:p>
          </table:table-cell>
          <table:table-cell office:value-type="float" office:value="24549" table:style-name="ce22">
            <text:p>24 54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5">
          <table:table-cell office:value-type="string" table:style-name="ce19">
            <text:p>AT3</text:p>
          </table:table-cell>
          <table:table-cell office:value-type="string" table:style-name="ce19">
            <text:p>Westösterreich</text:p>
          </table:table-cell>
          <table:table-cell office:value-type="float" office:value="3176969" table:style-name="ce17">
            <text:p>3 176 969</text:p>
          </table:table-cell>
          <table:table-cell office:value-type="float" office:value="477414" table:style-name="ce17">
            <text:p>477 414</text:p>
          </table:table-cell>
          <table:table-cell office:value-type="float" office:value="2123311" table:style-name="ce17">
            <text:p>2 123 311</text:p>
          </table:table-cell>
          <table:table-cell office:value-type="float" office:value="576244" table:style-name="ce17">
            <text:p>576 244</text:p>
          </table:table-cell>
          <table:table-cell office:value-type="float" office:value="3194412" table:style-name="ce17">
            <text:p>3 194 412</text:p>
          </table:table-cell>
          <table:table-cell office:value-type="float" office:value="479840" table:style-name="ce17">
            <text:p>479 840</text:p>
          </table:table-cell>
          <table:table-cell office:value-type="float" office:value="2128176" table:style-name="ce17">
            <text:p>2 128 176</text:p>
          </table:table-cell>
          <table:table-cell office:value-type="float" office:value="586396" table:style-name="ce17">
            <text:p>586 396</text:p>
          </table:table-cell>
          <table:table-cell office:value-type="float" office:value="3210264" table:style-name="ce17">
            <text:p>3 210 264</text:p>
          </table:table-cell>
          <table:table-cell office:value-type="float" office:value="481503" table:style-name="ce17">
            <text:p>481 503</text:p>
          </table:table-cell>
          <table:table-cell office:value-type="float" office:value="2131325" table:style-name="ce17">
            <text:p>2 131 325</text:p>
          </table:table-cell>
          <table:table-cell office:value-type="float" office:value="597436" table:style-name="ce17">
            <text:p>597 436</text:p>
          </table:table-cell>
          <table:table-cell office:value-type="float" office:value="3223524" table:style-name="ce17">
            <text:p>3 223 524</text:p>
          </table:table-cell>
          <table:table-cell office:value-type="float" office:value="483336" table:style-name="ce17">
            <text:p>483 336</text:p>
          </table:table-cell>
          <table:table-cell office:value-type="float" office:value="2131885" table:style-name="ce17">
            <text:p>2 131 885</text:p>
          </table:table-cell>
          <table:table-cell office:value-type="float" office:value="608303" table:style-name="ce17">
            <text:p>608 303</text:p>
          </table:table-cell>
          <table:table-cell office:value-type="float" office:value="3253680" table:style-name="ce17">
            <text:p>3 253 680</text:p>
          </table:table-cell>
          <table:table-cell office:value-type="float" office:value="489294" table:style-name="ce17">
            <text:p>489 294</text:p>
          </table:table-cell>
          <table:table-cell office:value-type="float" office:value="2143630" table:style-name="ce17">
            <text:p>2 143 630</text:p>
          </table:table-cell>
          <table:table-cell office:value-type="float" office:value="620756" table:style-name="ce17">
            <text:p>620 756</text:p>
          </table:table-cell>
          <table:table-cell office:value-type="float" office:value="3278611" table:style-name="ce17">
            <text:p>3 278 611</text:p>
          </table:table-cell>
          <table:table-cell office:value-type="float" office:value="490970" table:style-name="ce17">
            <text:p>490 970</text:p>
          </table:table-cell>
          <table:table-cell office:value-type="float" office:value="2153069" table:style-name="ce17">
            <text:p>2 153 069</text:p>
          </table:table-cell>
          <table:table-cell office:value-type="float" office:value="634572" table:style-name="ce17">
            <text:p>634 572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6">
          <table:table-cell office:value-type="string" table:style-name="ce20">
            <text:p>AT31</text:p>
          </table:table-cell>
          <table:table-cell office:value-type="string" table:style-name="ce21">
            <text:p>Oberösterreich</text:p>
          </table:table-cell>
          <table:table-cell office:value-type="float" office:value="1477752" table:style-name="ce22">
            <text:p>1 477 752</text:p>
          </table:table-cell>
          <table:table-cell office:value-type="float" office:value="223293" table:style-name="ce22">
            <text:p>223 293</text:p>
          </table:table-cell>
          <table:table-cell office:value-type="float" office:value="983455" table:style-name="ce22">
            <text:p>983 455</text:p>
          </table:table-cell>
          <table:table-cell office:value-type="float" office:value="271004" table:style-name="ce22">
            <text:p>271 004</text:p>
          </table:table-cell>
          <table:table-cell office:value-type="float" office:value="1486141" table:style-name="ce22">
            <text:p>1 486 141</text:p>
          </table:table-cell>
          <table:table-cell office:value-type="float" office:value="224859" table:style-name="ce22">
            <text:p>224 859</text:p>
          </table:table-cell>
          <table:table-cell office:value-type="float" office:value="985664" table:style-name="ce22">
            <text:p>985 664</text:p>
          </table:table-cell>
          <table:table-cell office:value-type="float" office:value="275618" table:style-name="ce22">
            <text:p>275 618</text:p>
          </table:table-cell>
          <table:table-cell office:value-type="float" office:value="1493377" table:style-name="ce22">
            <text:p>1 493 377</text:p>
          </table:table-cell>
          <table:table-cell office:value-type="float" office:value="225822" table:style-name="ce22">
            <text:p>225 822</text:p>
          </table:table-cell>
          <table:table-cell office:value-type="float" office:value="986819" table:style-name="ce22">
            <text:p>986 819</text:p>
          </table:table-cell>
          <table:table-cell office:value-type="float" office:value="280736" table:style-name="ce22">
            <text:p>280 736</text:p>
          </table:table-cell>
          <table:table-cell office:value-type="float" office:value="1500043" table:style-name="ce22">
            <text:p>1 500 043</text:p>
          </table:table-cell>
          <table:table-cell office:value-type="float" office:value="226840" table:style-name="ce22">
            <text:p>226 840</text:p>
          </table:table-cell>
          <table:table-cell office:value-type="float" office:value="987572" table:style-name="ce22">
            <text:p>987 572</text:p>
          </table:table-cell>
          <table:table-cell office:value-type="float" office:value="285631" table:style-name="ce22">
            <text:p>285 631</text:p>
          </table:table-cell>
          <table:table-cell office:value-type="float" office:value="1515781" table:style-name="ce22">
            <text:p>1 515 781</text:p>
          </table:table-cell>
          <table:table-cell office:value-type="float" office:value="230169" table:style-name="ce22">
            <text:p>230 169</text:p>
          </table:table-cell>
          <table:table-cell office:value-type="float" office:value="994109" table:style-name="ce22">
            <text:p>994 109</text:p>
          </table:table-cell>
          <table:table-cell office:value-type="float" office:value="291503" table:style-name="ce22">
            <text:p>291 503</text:p>
          </table:table-cell>
          <table:table-cell office:value-type="float" office:value="1526805" table:style-name="ce22">
            <text:p>1 526 805</text:p>
          </table:table-cell>
          <table:table-cell office:value-type="float" office:value="231278" table:style-name="ce22">
            <text:p>231 278</text:p>
          </table:table-cell>
          <table:table-cell office:value-type="float" office:value="997379" table:style-name="ce22">
            <text:p>997 379</text:p>
          </table:table-cell>
          <table:table-cell office:value-type="float" office:value="298148" table:style-name="ce22">
            <text:p>298 148</text:p>
          </table:table-cell>
          <table:table-cell table:style-name="ce32"/>
          <table:table-cell table:number-columns-repeated="4" table:style-name="ce33"/>
          <table:table-cell table:number-columns-repeated="16353" table:style-name="ce16"/>
        </table:table-row>
        <table:table-row table:style-name="ro7">
          <table:table-cell office:value-type="string" table:style-name="ce20">
            <text:p>AT311</text:p>
          </table:table-cell>
          <table:table-cell office:value-type="string" table:style-name="ce23">
            <text:p>Innviertel</text:p>
          </table:table-cell>
          <table:table-cell office:value-type="float" office:value="286863" table:style-name="ce22">
            <text:p>286 863</text:p>
          </table:table-cell>
          <table:table-cell office:value-type="float" office:value="42645" table:style-name="ce22">
            <text:p>42 645</text:p>
          </table:table-cell>
          <table:table-cell office:value-type="float" office:value="192476" table:style-name="ce22">
            <text:p>192 476</text:p>
          </table:table-cell>
          <table:table-cell office:value-type="float" office:value="51742" table:style-name="ce22">
            <text:p>51 742</text:p>
          </table:table-cell>
          <table:table-cell office:value-type="float" office:value="288607" table:style-name="ce22">
            <text:p>288 607</text:p>
          </table:table-cell>
          <table:table-cell office:value-type="float" office:value="43032" table:style-name="ce22">
            <text:p>43 032</text:p>
          </table:table-cell>
          <table:table-cell office:value-type="float" office:value="192781" table:style-name="ce22">
            <text:p>192 781</text:p>
          </table:table-cell>
          <table:table-cell office:value-type="float" office:value="52794" table:style-name="ce22">
            <text:p>52 794</text:p>
          </table:table-cell>
          <table:table-cell office:value-type="float" office:value="290390" table:style-name="ce22">
            <text:p>290 390</text:p>
          </table:table-cell>
          <table:table-cell office:value-type="float" office:value="43479" table:style-name="ce22">
            <text:p>43 479</text:p>
          </table:table-cell>
          <table:table-cell office:value-type="float" office:value="193090" table:style-name="ce22">
            <text:p>193 090</text:p>
          </table:table-cell>
          <table:table-cell office:value-type="float" office:value="53821" table:style-name="ce22">
            <text:p>53 821</text:p>
          </table:table-cell>
          <table:table-cell office:value-type="float" office:value="292094" table:style-name="ce22">
            <text:p>292 094</text:p>
          </table:table-cell>
          <table:table-cell office:value-type="float" office:value="43990" table:style-name="ce22">
            <text:p>43 990</text:p>
          </table:table-cell>
          <table:table-cell office:value-type="float" office:value="193369" table:style-name="ce22">
            <text:p>193 369</text:p>
          </table:table-cell>
          <table:table-cell office:value-type="float" office:value="54735" table:style-name="ce22">
            <text:p>54 735</text:p>
          </table:table-cell>
          <table:table-cell office:value-type="float" office:value="295284" table:style-name="ce22">
            <text:p>295 284</text:p>
          </table:table-cell>
          <table:table-cell office:value-type="float" office:value="44912" table:style-name="ce22">
            <text:p>44 912</text:p>
          </table:table-cell>
          <table:table-cell office:value-type="float" office:value="194401" table:style-name="ce22">
            <text:p>194 401</text:p>
          </table:table-cell>
          <table:table-cell office:value-type="float" office:value="55971" table:style-name="ce22">
            <text:p>55 971</text:p>
          </table:table-cell>
          <table:table-cell office:value-type="float" office:value="297752" table:style-name="ce22">
            <text:p>297 752</text:p>
          </table:table-cell>
          <table:table-cell office:value-type="float" office:value="45280" table:style-name="ce22">
            <text:p>45 280</text:p>
          </table:table-cell>
          <table:table-cell office:value-type="float" office:value="195099" table:style-name="ce22">
            <text:p>195 099</text:p>
          </table:table-cell>
          <table:table-cell office:value-type="float" office:value="57373" table:style-name="ce22">
            <text:p>57 373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12</text:p>
          </table:table-cell>
          <table:table-cell office:value-type="string" table:style-name="ce23">
            <text:p>Linz-Wels</text:p>
          </table:table-cell>
          <table:table-cell office:value-type="float" office:value="589303" table:style-name="ce22">
            <text:p>589 303</text:p>
          </table:table-cell>
          <table:table-cell office:value-type="float" office:value="88437" table:style-name="ce22">
            <text:p>88 437</text:p>
          </table:table-cell>
          <table:table-cell office:value-type="float" office:value="394323" table:style-name="ce22">
            <text:p>394 323</text:p>
          </table:table-cell>
          <table:table-cell office:value-type="float" office:value="106543" table:style-name="ce22">
            <text:p>106 543</text:p>
          </table:table-cell>
          <table:table-cell office:value-type="float" office:value="593619" table:style-name="ce22">
            <text:p>593 619</text:p>
          </table:table-cell>
          <table:table-cell office:value-type="float" office:value="89338" table:style-name="ce22">
            <text:p>89 338</text:p>
          </table:table-cell>
          <table:table-cell office:value-type="float" office:value="396095" table:style-name="ce22">
            <text:p>396 095</text:p>
          </table:table-cell>
          <table:table-cell office:value-type="float" office:value="108186" table:style-name="ce22">
            <text:p>108 186</text:p>
          </table:table-cell>
          <table:table-cell office:value-type="float" office:value="596934" table:style-name="ce22">
            <text:p>596 934</text:p>
          </table:table-cell>
          <table:table-cell office:value-type="float" office:value="89746" table:style-name="ce22">
            <text:p>89 746</text:p>
          </table:table-cell>
          <table:table-cell office:value-type="float" office:value="397058" table:style-name="ce22">
            <text:p>397 058</text:p>
          </table:table-cell>
          <table:table-cell office:value-type="float" office:value="110130" table:style-name="ce22">
            <text:p>110 130</text:p>
          </table:table-cell>
          <table:table-cell office:value-type="float" office:value="599808" table:style-name="ce22">
            <text:p>599 808</text:p>
          </table:table-cell>
          <table:table-cell office:value-type="float" office:value="90080" table:style-name="ce22">
            <text:p>90 080</text:p>
          </table:table-cell>
          <table:table-cell office:value-type="float" office:value="397765" table:style-name="ce22">
            <text:p>397 765</text:p>
          </table:table-cell>
          <table:table-cell office:value-type="float" office:value="111963" table:style-name="ce22">
            <text:p>111 963</text:p>
          </table:table-cell>
          <table:table-cell office:value-type="float" office:value="606480" table:style-name="ce22">
            <text:p>606 480</text:p>
          </table:table-cell>
          <table:table-cell office:value-type="float" office:value="91263" table:style-name="ce22">
            <text:p>91 263</text:p>
          </table:table-cell>
          <table:table-cell office:value-type="float" office:value="401301" table:style-name="ce22">
            <text:p>401 301</text:p>
          </table:table-cell>
          <table:table-cell office:value-type="float" office:value="113916" table:style-name="ce22">
            <text:p>113 916</text:p>
          </table:table-cell>
          <table:table-cell office:value-type="float" office:value="611769" table:style-name="ce22">
            <text:p>611 769</text:p>
          </table:table-cell>
          <table:table-cell office:value-type="float" office:value="91716" table:style-name="ce22">
            <text:p>91 716</text:p>
          </table:table-cell>
          <table:table-cell office:value-type="float" office:value="403939" table:style-name="ce22">
            <text:p>403 939</text:p>
          </table:table-cell>
          <table:table-cell office:value-type="float" office:value="116114" table:style-name="ce22">
            <text:p>116 114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13</text:p>
          </table:table-cell>
          <table:table-cell office:value-type="string" table:style-name="ce23">
            <text:p>Mühlviertel</text:p>
          </table:table-cell>
          <table:table-cell office:value-type="float" office:value="208893" table:style-name="ce22">
            <text:p>208 893</text:p>
          </table:table-cell>
          <table:table-cell office:value-type="float" office:value="33495" table:style-name="ce22">
            <text:p>33 495</text:p>
          </table:table-cell>
          <table:table-cell office:value-type="float" office:value="139096" table:style-name="ce22">
            <text:p>139 096</text:p>
          </table:table-cell>
          <table:table-cell office:value-type="float" office:value="36302" table:style-name="ce22">
            <text:p>36 302</text:p>
          </table:table-cell>
          <table:table-cell office:value-type="float" office:value="209739" table:style-name="ce22">
            <text:p>209 739</text:p>
          </table:table-cell>
          <table:table-cell office:value-type="float" office:value="33596" table:style-name="ce22">
            <text:p>33 596</text:p>
          </table:table-cell>
          <table:table-cell office:value-type="float" office:value="139062" table:style-name="ce22">
            <text:p>139 062</text:p>
          </table:table-cell>
          <table:table-cell office:value-type="float" office:value="37081" table:style-name="ce22">
            <text:p>37 081</text:p>
          </table:table-cell>
          <table:table-cell office:value-type="float" office:value="210431" table:style-name="ce22">
            <text:p>210 431</text:p>
          </table:table-cell>
          <table:table-cell office:value-type="float" office:value="33675" table:style-name="ce22">
            <text:p>33 675</text:p>
          </table:table-cell>
          <table:table-cell office:value-type="float" office:value="138865" table:style-name="ce22">
            <text:p>138 865</text:p>
          </table:table-cell>
          <table:table-cell office:value-type="float" office:value="37891" table:style-name="ce22">
            <text:p>37 891</text:p>
          </table:table-cell>
          <table:table-cell office:value-type="float" office:value="211023" table:style-name="ce22">
            <text:p>211 023</text:p>
          </table:table-cell>
          <table:table-cell office:value-type="float" office:value="33721" table:style-name="ce22">
            <text:p>33 721</text:p>
          </table:table-cell>
          <table:table-cell office:value-type="float" office:value="138617" table:style-name="ce22">
            <text:p>138 617</text:p>
          </table:table-cell>
          <table:table-cell office:value-type="float" office:value="38685" table:style-name="ce22">
            <text:p>38 685</text:p>
          </table:table-cell>
          <table:table-cell office:value-type="float" office:value="213025" table:style-name="ce22">
            <text:p>213 025</text:p>
          </table:table-cell>
          <table:table-cell office:value-type="float" office:value="34178" table:style-name="ce22">
            <text:p>34 178</text:p>
          </table:table-cell>
          <table:table-cell office:value-type="float" office:value="139077" table:style-name="ce22">
            <text:p>139 077</text:p>
          </table:table-cell>
          <table:table-cell office:value-type="float" office:value="39770" table:style-name="ce22">
            <text:p>39 770</text:p>
          </table:table-cell>
          <table:table-cell office:value-type="float" office:value="214476" table:style-name="ce22">
            <text:p>214 476</text:p>
          </table:table-cell>
          <table:table-cell office:value-type="float" office:value="34347" table:style-name="ce22">
            <text:p>34 347</text:p>
          </table:table-cell>
          <table:table-cell office:value-type="float" office:value="139175" table:style-name="ce22">
            <text:p>139 175</text:p>
          </table:table-cell>
          <table:table-cell office:value-type="float" office:value="40954" table:style-name="ce22">
            <text:p>40 954</text:p>
          </table:table-cell>
          <table:table-cell table:style-name="ce32"/>
          <table:table-cell table:number-columns-repeated="4" table:style-name="ce33"/>
          <table:table-cell table:number-columns-repeated="16353" table:style-name="ce16"/>
        </table:table-row>
        <table:table-row table:style-name="ro7">
          <table:table-cell office:value-type="string" table:style-name="ce20">
            <text:p>AT314</text:p>
          </table:table-cell>
          <table:table-cell office:value-type="string" table:style-name="ce23">
            <text:p>Steyr-Kirchdorf</text:p>
          </table:table-cell>
          <table:table-cell office:value-type="float" office:value="155462" table:style-name="ce22">
            <text:p>155 462</text:p>
          </table:table-cell>
          <table:table-cell office:value-type="float" office:value="23172" table:style-name="ce22">
            <text:p>23 172</text:p>
          </table:table-cell>
          <table:table-cell office:value-type="float" office:value="101742" table:style-name="ce22">
            <text:p>101 742</text:p>
          </table:table-cell>
          <table:table-cell office:value-type="float" office:value="30548" table:style-name="ce22">
            <text:p>30 548</text:p>
          </table:table-cell>
          <table:table-cell office:value-type="float" office:value="155635" table:style-name="ce22">
            <text:p>155 635</text:p>
          </table:table-cell>
          <table:table-cell office:value-type="float" office:value="23108" table:style-name="ce22">
            <text:p>23 108</text:p>
          </table:table-cell>
          <table:table-cell office:value-type="float" office:value="101519" table:style-name="ce22">
            <text:p>101 519</text:p>
          </table:table-cell>
          <table:table-cell office:value-type="float" office:value="31008" table:style-name="ce22">
            <text:p>31 008</text:p>
          </table:table-cell>
          <table:table-cell office:value-type="float" office:value="155964" table:style-name="ce22">
            <text:p>155 964</text:p>
          </table:table-cell>
          <table:table-cell office:value-type="float" office:value="23105" table:style-name="ce22">
            <text:p>23 105</text:p>
          </table:table-cell>
          <table:table-cell office:value-type="float" office:value="101365" table:style-name="ce22">
            <text:p>101 365</text:p>
          </table:table-cell>
          <table:table-cell office:value-type="float" office:value="31494" table:style-name="ce22">
            <text:p>31 494</text:p>
          </table:table-cell>
          <table:table-cell office:value-type="float" office:value="156333" table:style-name="ce22">
            <text:p>156 333</text:p>
          </table:table-cell>
          <table:table-cell office:value-type="float" office:value="23105" table:style-name="ce22">
            <text:p>23 105</text:p>
          </table:table-cell>
          <table:table-cell office:value-type="float" office:value="101273" table:style-name="ce22">
            <text:p>101 273</text:p>
          </table:table-cell>
          <table:table-cell office:value-type="float" office:value="31955" table:style-name="ce22">
            <text:p>31 955</text:p>
          </table:table-cell>
          <table:table-cell office:value-type="float" office:value="157546" table:style-name="ce22">
            <text:p>157 546</text:p>
          </table:table-cell>
          <table:table-cell office:value-type="float" office:value="23410" table:style-name="ce22">
            <text:p>23 410</text:p>
          </table:table-cell>
          <table:table-cell office:value-type="float" office:value="101588" table:style-name="ce22">
            <text:p>101 588</text:p>
          </table:table-cell>
          <table:table-cell office:value-type="float" office:value="32548" table:style-name="ce22">
            <text:p>32 548</text:p>
          </table:table-cell>
          <table:table-cell office:value-type="float" office:value="158359" table:style-name="ce22">
            <text:p>158 359</text:p>
          </table:table-cell>
          <table:table-cell office:value-type="float" office:value="23503" table:style-name="ce22">
            <text:p>23 503</text:p>
          </table:table-cell>
          <table:table-cell office:value-type="float" office:value="101617" table:style-name="ce22">
            <text:p>101 617</text:p>
          </table:table-cell>
          <table:table-cell office:value-type="float" office:value="33239" table:style-name="ce22">
            <text:p>33 23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15</text:p>
          </table:table-cell>
          <table:table-cell office:value-type="string" table:style-name="ce23">
            <text:p>Traunviertel</text:p>
          </table:table-cell>
          <table:table-cell office:value-type="float" office:value="237231" table:style-name="ce22">
            <text:p>237 231</text:p>
          </table:table-cell>
          <table:table-cell office:value-type="float" office:value="35544" table:style-name="ce22">
            <text:p>35 544</text:p>
          </table:table-cell>
          <table:table-cell office:value-type="float" office:value="155818" table:style-name="ce22">
            <text:p>155 818</text:p>
          </table:table-cell>
          <table:table-cell office:value-type="float" office:value="45869" table:style-name="ce22">
            <text:p>45 869</text:p>
          </table:table-cell>
          <table:table-cell office:value-type="float" office:value="238541" table:style-name="ce22">
            <text:p>238 541</text:p>
          </table:table-cell>
          <table:table-cell office:value-type="float" office:value="35785" table:style-name="ce22">
            <text:p>35 785</text:p>
          </table:table-cell>
          <table:table-cell office:value-type="float" office:value="156207" table:style-name="ce22">
            <text:p>156 207</text:p>
          </table:table-cell>
          <table:table-cell office:value-type="float" office:value="46549" table:style-name="ce22">
            <text:p>46 549</text:p>
          </table:table-cell>
          <table:table-cell office:value-type="float" office:value="239658" table:style-name="ce22">
            <text:p>239 658</text:p>
          </table:table-cell>
          <table:table-cell office:value-type="float" office:value="35817" table:style-name="ce22">
            <text:p>35 817</text:p>
          </table:table-cell>
          <table:table-cell office:value-type="float" office:value="156441" table:style-name="ce22">
            <text:p>156 441</text:p>
          </table:table-cell>
          <table:table-cell office:value-type="float" office:value="47400" table:style-name="ce22">
            <text:p>47 400</text:p>
          </table:table-cell>
          <table:table-cell office:value-type="float" office:value="240785" table:style-name="ce22">
            <text:p>240 785</text:p>
          </table:table-cell>
          <table:table-cell office:value-type="float" office:value="35944" table:style-name="ce22">
            <text:p>35 944</text:p>
          </table:table-cell>
          <table:table-cell office:value-type="float" office:value="156548" table:style-name="ce22">
            <text:p>156 548</text:p>
          </table:table-cell>
          <table:table-cell office:value-type="float" office:value="48293" table:style-name="ce22">
            <text:p>48 293</text:p>
          </table:table-cell>
          <table:table-cell office:value-type="float" office:value="243446" table:style-name="ce22">
            <text:p>243 446</text:p>
          </table:table-cell>
          <table:table-cell office:value-type="float" office:value="36406" table:style-name="ce22">
            <text:p>36 406</text:p>
          </table:table-cell>
          <table:table-cell office:value-type="float" office:value="157742" table:style-name="ce22">
            <text:p>157 742</text:p>
          </table:table-cell>
          <table:table-cell office:value-type="float" office:value="49298" table:style-name="ce22">
            <text:p>49 298</text:p>
          </table:table-cell>
          <table:table-cell office:value-type="float" office:value="244449" table:style-name="ce22">
            <text:p>244 449</text:p>
          </table:table-cell>
          <table:table-cell office:value-type="float" office:value="36432" table:style-name="ce22">
            <text:p>36 432</text:p>
          </table:table-cell>
          <table:table-cell office:value-type="float" office:value="157549" table:style-name="ce22">
            <text:p>157 549</text:p>
          </table:table-cell>
          <table:table-cell office:value-type="float" office:value="50468" table:style-name="ce22">
            <text:p>50 468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6">
          <table:table-cell office:value-type="string" table:style-name="ce20">
            <text:p>AT32</text:p>
          </table:table-cell>
          <table:table-cell office:value-type="string" table:style-name="ce21">
            <text:p>Salzburg</text:p>
          </table:table-cell>
          <table:table-cell office:value-type="float" office:value="553930" table:style-name="ce22">
            <text:p>553 930</text:p>
          </table:table-cell>
          <table:table-cell office:value-type="float" office:value="81158" table:style-name="ce22">
            <text:p>81 158</text:p>
          </table:table-cell>
          <table:table-cell office:value-type="float" office:value="369798" table:style-name="ce22">
            <text:p>369 798</text:p>
          </table:table-cell>
          <table:table-cell office:value-type="float" office:value="102974" table:style-name="ce22">
            <text:p>102 974</text:p>
          </table:table-cell>
          <table:table-cell office:value-type="float" office:value="556627" table:style-name="ce22">
            <text:p>556 627</text:p>
          </table:table-cell>
          <table:table-cell office:value-type="float" office:value="81424" table:style-name="ce22">
            <text:p>81 424</text:p>
          </table:table-cell>
          <table:table-cell office:value-type="float" office:value="370303" table:style-name="ce22">
            <text:p>370 303</text:p>
          </table:table-cell>
          <table:table-cell office:value-type="float" office:value="104900" table:style-name="ce22">
            <text:p>104 900</text:p>
          </table:table-cell>
          <table:table-cell office:value-type="float" office:value="559543" table:style-name="ce22">
            <text:p>559 543</text:p>
          </table:table-cell>
          <table:table-cell office:value-type="float" office:value="81796" table:style-name="ce22">
            <text:p>81 796</text:p>
          </table:table-cell>
          <table:table-cell office:value-type="float" office:value="370851" table:style-name="ce22">
            <text:p>370 851</text:p>
          </table:table-cell>
          <table:table-cell office:value-type="float" office:value="106896" table:style-name="ce22">
            <text:p>106 896</text:p>
          </table:table-cell>
          <table:table-cell office:value-type="float" office:value="561416" table:style-name="ce22">
            <text:p>561 416</text:p>
          </table:table-cell>
          <table:table-cell office:value-type="float" office:value="82131" table:style-name="ce22">
            <text:p>82 131</text:p>
          </table:table-cell>
          <table:table-cell office:value-type="float" office:value="370419" table:style-name="ce22">
            <text:p>370 419</text:p>
          </table:table-cell>
          <table:table-cell office:value-type="float" office:value="108866" table:style-name="ce22">
            <text:p>108 866</text:p>
          </table:table-cell>
          <table:table-cell office:value-type="float" office:value="565851" table:style-name="ce22">
            <text:p>565 851</text:p>
          </table:table-cell>
          <table:table-cell office:value-type="float" office:value="83037" table:style-name="ce22">
            <text:p>83 037</text:p>
          </table:table-cell>
          <table:table-cell office:value-type="float" office:value="371651" table:style-name="ce22">
            <text:p>371 651</text:p>
          </table:table-cell>
          <table:table-cell office:value-type="float" office:value="111163" table:style-name="ce22">
            <text:p>111 163</text:p>
          </table:table-cell>
          <table:table-cell office:value-type="float" office:value="569911" table:style-name="ce22">
            <text:p>569 911</text:p>
          </table:table-cell>
          <table:table-cell office:value-type="float" office:value="83071" table:style-name="ce22">
            <text:p>83 071</text:p>
          </table:table-cell>
          <table:table-cell office:value-type="float" office:value="373350" table:style-name="ce22">
            <text:p>373 350</text:p>
          </table:table-cell>
          <table:table-cell office:value-type="float" office:value="113490" table:style-name="ce22">
            <text:p>113 490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21</text:p>
          </table:table-cell>
          <table:table-cell office:value-type="string" table:style-name="ce23">
            <text:p>Lungau</text:p>
          </table:table-cell>
          <table:table-cell office:value-type="float" office:value="20330" table:style-name="ce22">
            <text:p>20 330</text:p>
          </table:table-cell>
          <table:table-cell office:value-type="float" office:value="2879" table:style-name="ce22">
            <text:p>2 879</text:p>
          </table:table-cell>
          <table:table-cell office:value-type="float" office:value="13410" table:style-name="ce22">
            <text:p>13 410</text:p>
          </table:table-cell>
          <table:table-cell office:value-type="float" office:value="4041" table:style-name="ce22">
            <text:p>4 041</text:p>
          </table:table-cell>
          <table:table-cell office:value-type="float" office:value="20284" table:style-name="ce22">
            <text:p>20 284</text:p>
          </table:table-cell>
          <table:table-cell office:value-type="float" office:value="2818" table:style-name="ce22">
            <text:p>2 818</text:p>
          </table:table-cell>
          <table:table-cell office:value-type="float" office:value="13318" table:style-name="ce22">
            <text:p>13 318</text:p>
          </table:table-cell>
          <table:table-cell office:value-type="float" office:value="4148" table:style-name="ce22">
            <text:p>4 148</text:p>
          </table:table-cell>
          <table:table-cell office:value-type="float" office:value="20167" table:style-name="ce22">
            <text:p>20 167</text:p>
          </table:table-cell>
          <table:table-cell office:value-type="float" office:value="2800" table:style-name="ce22">
            <text:p>2 800</text:p>
          </table:table-cell>
          <table:table-cell office:value-type="float" office:value="13119" table:style-name="ce22">
            <text:p>13 119</text:p>
          </table:table-cell>
          <table:table-cell office:value-type="float" office:value="4248" table:style-name="ce22">
            <text:p>4 248</text:p>
          </table:table-cell>
          <table:table-cell office:value-type="float" office:value="20141" table:style-name="ce22">
            <text:p>20 141</text:p>
          </table:table-cell>
          <table:table-cell office:value-type="float" office:value="2785" table:style-name="ce22">
            <text:p>2 785</text:p>
          </table:table-cell>
          <table:table-cell office:value-type="float" office:value="13037" table:style-name="ce22">
            <text:p>13 037</text:p>
          </table:table-cell>
          <table:table-cell office:value-type="float" office:value="4319" table:style-name="ce22">
            <text:p>4 319</text:p>
          </table:table-cell>
          <table:table-cell office:value-type="float" office:value="20351" table:style-name="ce22">
            <text:p>20 351</text:p>
          </table:table-cell>
          <table:table-cell office:value-type="float" office:value="2810" table:style-name="ce22">
            <text:p>2 810</text:p>
          </table:table-cell>
          <table:table-cell office:value-type="float" office:value="13092" table:style-name="ce22">
            <text:p>13 092</text:p>
          </table:table-cell>
          <table:table-cell office:value-type="float" office:value="4449" table:style-name="ce22">
            <text:p>4 449</text:p>
          </table:table-cell>
          <table:table-cell office:value-type="float" office:value="20423" table:style-name="ce22">
            <text:p>20 423</text:p>
          </table:table-cell>
          <table:table-cell office:value-type="float" office:value="2829" table:style-name="ce22">
            <text:p>2 829</text:p>
          </table:table-cell>
          <table:table-cell office:value-type="float" office:value="13028" table:style-name="ce22">
            <text:p>13 028</text:p>
          </table:table-cell>
          <table:table-cell office:value-type="float" office:value="4566" table:style-name="ce22">
            <text:p>4 566</text:p>
          </table:table-cell>
          <table:table-cell table:style-name="ce32"/>
          <table:table-cell table:number-columns-repeated="4" table:style-name="ce33"/>
          <table:table-cell table:number-columns-repeated="16353" table:style-name="ce16"/>
        </table:table-row>
        <table:table-row table:style-name="ro7">
          <table:table-cell office:value-type="string" table:style-name="ce20">
            <text:p>AT322</text:p>
          </table:table-cell>
          <table:table-cell office:value-type="string" table:style-name="ce23">
            <text:p>Pinzgau-Pongau</text:p>
          </table:table-cell>
          <table:table-cell office:value-type="float" office:value="167807" table:style-name="ce22">
            <text:p>167 807</text:p>
          </table:table-cell>
          <table:table-cell office:value-type="float" office:value="25257" table:style-name="ce22">
            <text:p>25 257</text:p>
          </table:table-cell>
          <table:table-cell office:value-type="float" office:value="111977" table:style-name="ce22">
            <text:p>111 977</text:p>
          </table:table-cell>
          <table:table-cell office:value-type="float" office:value="30573" table:style-name="ce22">
            <text:p>30 573</text:p>
          </table:table-cell>
          <table:table-cell office:value-type="float" office:value="168398" table:style-name="ce22">
            <text:p>168 398</text:p>
          </table:table-cell>
          <table:table-cell office:value-type="float" office:value="25304" table:style-name="ce22">
            <text:p>25 304</text:p>
          </table:table-cell>
          <table:table-cell office:value-type="float" office:value="111920" table:style-name="ce22">
            <text:p>111 920</text:p>
          </table:table-cell>
          <table:table-cell office:value-type="float" office:value="31174" table:style-name="ce22">
            <text:p>31 174</text:p>
          </table:table-cell>
          <table:table-cell office:value-type="float" office:value="169180" table:style-name="ce22">
            <text:p>169 180</text:p>
          </table:table-cell>
          <table:table-cell office:value-type="float" office:value="25408" table:style-name="ce22">
            <text:p>25 408</text:p>
          </table:table-cell>
          <table:table-cell office:value-type="float" office:value="111966" table:style-name="ce22">
            <text:p>111 966</text:p>
          </table:table-cell>
          <table:table-cell office:value-type="float" office:value="31806" table:style-name="ce22">
            <text:p>31 806</text:p>
          </table:table-cell>
          <table:table-cell office:value-type="float" office:value="169844" table:style-name="ce22">
            <text:p>169 844</text:p>
          </table:table-cell>
          <table:table-cell office:value-type="float" office:value="25503" table:style-name="ce22">
            <text:p>25 503</text:p>
          </table:table-cell>
          <table:table-cell office:value-type="float" office:value="111824" table:style-name="ce22">
            <text:p>111 824</text:p>
          </table:table-cell>
          <table:table-cell office:value-type="float" office:value="32517" table:style-name="ce22">
            <text:p>32 517</text:p>
          </table:table-cell>
          <table:table-cell office:value-type="float" office:value="171344" table:style-name="ce22">
            <text:p>171 344</text:p>
          </table:table-cell>
          <table:table-cell office:value-type="float" office:value="25912" table:style-name="ce22">
            <text:p>25 912</text:p>
          </table:table-cell>
          <table:table-cell office:value-type="float" office:value="112124" table:style-name="ce22">
            <text:p>112 124</text:p>
          </table:table-cell>
          <table:table-cell office:value-type="float" office:value="33308" table:style-name="ce22">
            <text:p>33 308</text:p>
          </table:table-cell>
          <table:table-cell office:value-type="float" office:value="172790" table:style-name="ce22">
            <text:p>172 790</text:p>
          </table:table-cell>
          <table:table-cell office:value-type="float" office:value="26069" table:style-name="ce22">
            <text:p>26 069</text:p>
          </table:table-cell>
          <table:table-cell office:value-type="float" office:value="112636" table:style-name="ce22">
            <text:p>112 636</text:p>
          </table:table-cell>
          <table:table-cell office:value-type="float" office:value="34085" table:style-name="ce22">
            <text:p>34 085</text:p>
          </table:table-cell>
          <table:table-cell table:style-name="ce32"/>
          <table:table-cell table:number-columns-repeated="4" table:style-name="ce33"/>
          <table:table-cell table:number-columns-repeated="16353" table:style-name="ce24"/>
        </table:table-row>
        <table:table-row table:style-name="ro7">
          <table:table-cell office:value-type="string" table:style-name="ce20">
            <text:p>AT323</text:p>
          </table:table-cell>
          <table:table-cell office:value-type="string" table:style-name="ce23">
            <text:p>Salzburg und Umgebung</text:p>
          </table:table-cell>
          <table:table-cell office:value-type="float" office:value="365793" table:style-name="ce22">
            <text:p>365 793</text:p>
          </table:table-cell>
          <table:table-cell office:value-type="float" office:value="53022" table:style-name="ce22">
            <text:p>53 022</text:p>
          </table:table-cell>
          <table:table-cell office:value-type="float" office:value="244411" table:style-name="ce22">
            <text:p>244 411</text:p>
          </table:table-cell>
          <table:table-cell office:value-type="float" office:value="68360" table:style-name="ce22">
            <text:p>68 360</text:p>
          </table:table-cell>
          <table:table-cell office:value-type="float" office:value="367945" table:style-name="ce22">
            <text:p>367 945</text:p>
          </table:table-cell>
          <table:table-cell office:value-type="float" office:value="53302" table:style-name="ce22">
            <text:p>53 302</text:p>
          </table:table-cell>
          <table:table-cell office:value-type="float" office:value="245065" table:style-name="ce22">
            <text:p>245 065</text:p>
          </table:table-cell>
          <table:table-cell office:value-type="float" office:value="69578" table:style-name="ce22">
            <text:p>69 578</text:p>
          </table:table-cell>
          <table:table-cell office:value-type="float" office:value="370196" table:style-name="ce22">
            <text:p>370 196</text:p>
          </table:table-cell>
          <table:table-cell office:value-type="float" office:value="53588" table:style-name="ce22">
            <text:p>53 588</text:p>
          </table:table-cell>
          <table:table-cell office:value-type="float" office:value="245766" table:style-name="ce22">
            <text:p>245 766</text:p>
          </table:table-cell>
          <table:table-cell office:value-type="float" office:value="70842" table:style-name="ce22">
            <text:p>70 842</text:p>
          </table:table-cell>
          <table:table-cell office:value-type="float" office:value="371431" table:style-name="ce22">
            <text:p>371 431</text:p>
          </table:table-cell>
          <table:table-cell office:value-type="float" office:value="53843" table:style-name="ce22">
            <text:p>53 843</text:p>
          </table:table-cell>
          <table:table-cell office:value-type="float" office:value="245558" table:style-name="ce22">
            <text:p>245 558</text:p>
          </table:table-cell>
          <table:table-cell office:value-type="float" office:value="72030" table:style-name="ce22">
            <text:p>72 030</text:p>
          </table:table-cell>
          <table:table-cell office:value-type="float" office:value="374156" table:style-name="ce22">
            <text:p>374 156</text:p>
          </table:table-cell>
          <table:table-cell office:value-type="float" office:value="54315" table:style-name="ce22">
            <text:p>54 315</text:p>
          </table:table-cell>
          <table:table-cell office:value-type="float" office:value="246435" table:style-name="ce22">
            <text:p>246 435</text:p>
          </table:table-cell>
          <table:table-cell office:value-type="float" office:value="73406" table:style-name="ce22">
            <text:p>73 406</text:p>
          </table:table-cell>
          <table:table-cell office:value-type="float" office:value="376698" table:style-name="ce22">
            <text:p>376 698</text:p>
          </table:table-cell>
          <table:table-cell office:value-type="float" office:value="54173" table:style-name="ce22">
            <text:p>54 173</text:p>
          </table:table-cell>
          <table:table-cell office:value-type="float" office:value="247686" table:style-name="ce22">
            <text:p>247 686</text:p>
          </table:table-cell>
          <table:table-cell office:value-type="float" office:value="74839" table:style-name="ce22">
            <text:p>74 83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6">
          <table:table-cell office:value-type="string" table:style-name="ce20">
            <text:p>AT33</text:p>
          </table:table-cell>
          <table:table-cell office:value-type="string" table:style-name="ce21">
            <text:p>Tirol</text:p>
          </table:table-cell>
          <table:table-cell office:value-type="float" office:value="752262" table:style-name="ce22">
            <text:p>752 262</text:p>
          </table:table-cell>
          <table:table-cell office:value-type="float" office:value="109894" table:style-name="ce22">
            <text:p>109 894</text:p>
          </table:table-cell>
          <table:table-cell office:value-type="float" office:value="507801" table:style-name="ce22">
            <text:p>507 801</text:p>
          </table:table-cell>
          <table:table-cell office:value-type="float" office:value="134567" table:style-name="ce22">
            <text:p>134 567</text:p>
          </table:table-cell>
          <table:table-cell office:value-type="float" office:value="755695" table:style-name="ce22">
            <text:p>755 695</text:p>
          </table:table-cell>
          <table:table-cell office:value-type="float" office:value="110141" table:style-name="ce22">
            <text:p>110 141</text:p>
          </table:table-cell>
          <table:table-cell office:value-type="float" office:value="508725" table:style-name="ce22">
            <text:p>508 725</text:p>
          </table:table-cell>
          <table:table-cell office:value-type="float" office:value="136829" table:style-name="ce22">
            <text:p>136 829</text:p>
          </table:table-cell>
          <table:table-cell office:value-type="float" office:value="758901" table:style-name="ce22">
            <text:p>758 901</text:p>
          </table:table-cell>
          <table:table-cell office:value-type="float" office:value="110312" table:style-name="ce22">
            <text:p>110 312</text:p>
          </table:table-cell>
          <table:table-cell office:value-type="float" office:value="509290" table:style-name="ce22">
            <text:p>509 290</text:p>
          </table:table-cell>
          <table:table-cell office:value-type="float" office:value="139299" table:style-name="ce22">
            <text:p>139 299</text:p>
          </table:table-cell>
          <table:table-cell office:value-type="float" office:value="761596" table:style-name="ce22">
            <text:p>761 596</text:p>
          </table:table-cell>
          <table:table-cell office:value-type="float" office:value="110581" table:style-name="ce22">
            <text:p>110 581</text:p>
          </table:table-cell>
          <table:table-cell office:value-type="float" office:value="509054" table:style-name="ce22">
            <text:p>509 054</text:p>
          </table:table-cell>
          <table:table-cell office:value-type="float" office:value="141961" table:style-name="ce22">
            <text:p>141 961</text:p>
          </table:table-cell>
          <table:table-cell office:value-type="float" office:value="767795" table:style-name="ce22">
            <text:p>767 795</text:p>
          </table:table-cell>
          <table:table-cell office:value-type="float" office:value="111785" table:style-name="ce22">
            <text:p>111 785</text:p>
          </table:table-cell>
          <table:table-cell office:value-type="float" office:value="511073" table:style-name="ce22">
            <text:p>511 073</text:p>
          </table:table-cell>
          <table:table-cell office:value-type="float" office:value="144937" table:style-name="ce22">
            <text:p>144 937</text:p>
          </table:table-cell>
          <table:table-cell office:value-type="float" office:value="773496" table:style-name="ce22">
            <text:p>773 496</text:p>
          </table:table-cell>
          <table:table-cell office:value-type="float" office:value="112010" table:style-name="ce22">
            <text:p>112 010</text:p>
          </table:table-cell>
          <table:table-cell office:value-type="float" office:value="513317" table:style-name="ce22">
            <text:p>513 317</text:p>
          </table:table-cell>
          <table:table-cell office:value-type="float" office:value="148169" table:style-name="ce22">
            <text:p>148 16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31</text:p>
          </table:table-cell>
          <table:table-cell office:value-type="string" table:style-name="ce23">
            <text:p>Außerfern</text:p>
          </table:table-cell>
          <table:table-cell office:value-type="float" office:value="32587" table:style-name="ce22">
            <text:p>32 587</text:p>
          </table:table-cell>
          <table:table-cell office:value-type="float" office:value="4621" table:style-name="ce22">
            <text:p>4 621</text:p>
          </table:table-cell>
          <table:table-cell office:value-type="float" office:value="21543" table:style-name="ce22">
            <text:p>21 543</text:p>
          </table:table-cell>
          <table:table-cell office:value-type="float" office:value="6423" table:style-name="ce22">
            <text:p>6 423</text:p>
          </table:table-cell>
          <table:table-cell office:value-type="float" office:value="32735" table:style-name="ce22">
            <text:p>32 735</text:p>
          </table:table-cell>
          <table:table-cell office:value-type="float" office:value="4638" table:style-name="ce22">
            <text:p>4 638</text:p>
          </table:table-cell>
          <table:table-cell office:value-type="float" office:value="21565" table:style-name="ce22">
            <text:p>21 565</text:p>
          </table:table-cell>
          <table:table-cell office:value-type="float" office:value="6532" table:style-name="ce22">
            <text:p>6 532</text:p>
          </table:table-cell>
          <table:table-cell office:value-type="float" office:value="32930" table:style-name="ce22">
            <text:p>32 930</text:p>
          </table:table-cell>
          <table:table-cell office:value-type="float" office:value="4665" table:style-name="ce22">
            <text:p>4 665</text:p>
          </table:table-cell>
          <table:table-cell office:value-type="float" office:value="21597" table:style-name="ce22">
            <text:p>21 597</text:p>
          </table:table-cell>
          <table:table-cell office:value-type="float" office:value="6668" table:style-name="ce22">
            <text:p>6 668</text:p>
          </table:table-cell>
          <table:table-cell office:value-type="float" office:value="33140" table:style-name="ce22">
            <text:p>33 140</text:p>
          </table:table-cell>
          <table:table-cell office:value-type="float" office:value="4682" table:style-name="ce22">
            <text:p>4 682</text:p>
          </table:table-cell>
          <table:table-cell office:value-type="float" office:value="21680" table:style-name="ce22">
            <text:p>21 680</text:p>
          </table:table-cell>
          <table:table-cell office:value-type="float" office:value="6778" table:style-name="ce22">
            <text:p>6 778</text:p>
          </table:table-cell>
          <table:table-cell office:value-type="float" office:value="33476" table:style-name="ce22">
            <text:p>33 476</text:p>
          </table:table-cell>
          <table:table-cell office:value-type="float" office:value="4727" table:style-name="ce22">
            <text:p>4 727</text:p>
          </table:table-cell>
          <table:table-cell office:value-type="float" office:value="21827" table:style-name="ce22">
            <text:p>21 827</text:p>
          </table:table-cell>
          <table:table-cell office:value-type="float" office:value="6922" table:style-name="ce22">
            <text:p>6 922</text:p>
          </table:table-cell>
          <table:table-cell office:value-type="float" office:value="33714" table:style-name="ce22">
            <text:p>33 714</text:p>
          </table:table-cell>
          <table:table-cell office:value-type="float" office:value="4727" table:style-name="ce22">
            <text:p>4 727</text:p>
          </table:table-cell>
          <table:table-cell office:value-type="float" office:value="21861" table:style-name="ce22">
            <text:p>21 861</text:p>
          </table:table-cell>
          <table:table-cell office:value-type="float" office:value="7126" table:style-name="ce22">
            <text:p>7 126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32</text:p>
          </table:table-cell>
          <table:table-cell office:value-type="string" table:style-name="ce23">
            <text:p>Innsbruck</text:p>
          </table:table-cell>
          <table:table-cell office:value-type="float" office:value="310622" table:style-name="ce22">
            <text:p>310 622</text:p>
          </table:table-cell>
          <table:table-cell office:value-type="float" office:value="43369" table:style-name="ce22">
            <text:p>43 369</text:p>
          </table:table-cell>
          <table:table-cell office:value-type="float" office:value="211748" table:style-name="ce22">
            <text:p>211 748</text:p>
          </table:table-cell>
          <table:table-cell office:value-type="float" office:value="55505" table:style-name="ce22">
            <text:p>55 505</text:p>
          </table:table-cell>
          <table:table-cell office:value-type="float" office:value="311752" table:style-name="ce22">
            <text:p>311 752</text:p>
          </table:table-cell>
          <table:table-cell office:value-type="float" office:value="43565" table:style-name="ce22">
            <text:p>43 565</text:p>
          </table:table-cell>
          <table:table-cell office:value-type="float" office:value="211909" table:style-name="ce22">
            <text:p>211 909</text:p>
          </table:table-cell>
          <table:table-cell office:value-type="float" office:value="56278" table:style-name="ce22">
            <text:p>56 278</text:p>
          </table:table-cell>
          <table:table-cell office:value-type="float" office:value="312748" table:style-name="ce22">
            <text:p>312 748</text:p>
          </table:table-cell>
          <table:table-cell office:value-type="float" office:value="43651" table:style-name="ce22">
            <text:p>43 651</text:p>
          </table:table-cell>
          <table:table-cell office:value-type="float" office:value="212000" table:style-name="ce22">
            <text:p>212 000</text:p>
          </table:table-cell>
          <table:table-cell office:value-type="float" office:value="57097" table:style-name="ce22">
            <text:p>57 097</text:p>
          </table:table-cell>
          <table:table-cell office:value-type="float" office:value="312804" table:style-name="ce22">
            <text:p>312 804</text:p>
          </table:table-cell>
          <table:table-cell office:value-type="float" office:value="43644" table:style-name="ce22">
            <text:p>43 644</text:p>
          </table:table-cell>
          <table:table-cell office:value-type="float" office:value="211189" table:style-name="ce22">
            <text:p>211 189</text:p>
          </table:table-cell>
          <table:table-cell office:value-type="float" office:value="57971" table:style-name="ce22">
            <text:p>57 971</text:p>
          </table:table-cell>
          <table:table-cell office:value-type="float" office:value="314837" table:style-name="ce22">
            <text:p>314 837</text:p>
          </table:table-cell>
          <table:table-cell office:value-type="float" office:value="44127" table:style-name="ce22">
            <text:p>44 127</text:p>
          </table:table-cell>
          <table:table-cell office:value-type="float" office:value="211752" table:style-name="ce22">
            <text:p>211 752</text:p>
          </table:table-cell>
          <table:table-cell office:value-type="float" office:value="58958" table:style-name="ce22">
            <text:p>58 958</text:p>
          </table:table-cell>
          <table:table-cell office:value-type="float" office:value="317142" table:style-name="ce22">
            <text:p>317 142</text:p>
          </table:table-cell>
          <table:table-cell office:value-type="float" office:value="44016" table:style-name="ce22">
            <text:p>44 016</text:p>
          </table:table-cell>
          <table:table-cell office:value-type="float" office:value="213117" table:style-name="ce22">
            <text:p>213 117</text:p>
          </table:table-cell>
          <table:table-cell office:value-type="float" office:value="60009" table:style-name="ce22">
            <text:p>60 00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33</text:p>
          </table:table-cell>
          <table:table-cell office:value-type="string" table:style-name="ce23">
            <text:p>Osttirol</text:p>
          </table:table-cell>
          <table:table-cell office:value-type="float" office:value="48787" table:style-name="ce22">
            <text:p>48 787</text:p>
          </table:table-cell>
          <table:table-cell office:value-type="float" office:value="7177" table:style-name="ce22">
            <text:p>7 177</text:p>
          </table:table-cell>
          <table:table-cell office:value-type="float" office:value="31834" table:style-name="ce22">
            <text:p>31 834</text:p>
          </table:table-cell>
          <table:table-cell office:value-type="float" office:value="9776" table:style-name="ce22">
            <text:p>9 776</text:p>
          </table:table-cell>
          <table:table-cell office:value-type="float" office:value="48761" table:style-name="ce22">
            <text:p>48 761</text:p>
          </table:table-cell>
          <table:table-cell office:value-type="float" office:value="7105" table:style-name="ce22">
            <text:p>7 105</text:p>
          </table:table-cell>
          <table:table-cell office:value-type="float" office:value="31745" table:style-name="ce22">
            <text:p>31 745</text:p>
          </table:table-cell>
          <table:table-cell office:value-type="float" office:value="9911" table:style-name="ce22">
            <text:p>9 911</text:p>
          </table:table-cell>
          <table:table-cell office:value-type="float" office:value="48820" table:style-name="ce22">
            <text:p>48 820</text:p>
          </table:table-cell>
          <table:table-cell office:value-type="float" office:value="7073" table:style-name="ce22">
            <text:p>7 073</text:p>
          </table:table-cell>
          <table:table-cell office:value-type="float" office:value="31698" table:style-name="ce22">
            <text:p>31 698</text:p>
          </table:table-cell>
          <table:table-cell office:value-type="float" office:value="10049" table:style-name="ce22">
            <text:p>10 049</text:p>
          </table:table-cell>
          <table:table-cell office:value-type="float" office:value="48838" table:style-name="ce22">
            <text:p>48 838</text:p>
          </table:table-cell>
          <table:table-cell office:value-type="float" office:value="7029" table:style-name="ce22">
            <text:p>7 029</text:p>
          </table:table-cell>
          <table:table-cell office:value-type="float" office:value="31586" table:style-name="ce22">
            <text:p>31 586</text:p>
          </table:table-cell>
          <table:table-cell office:value-type="float" office:value="10223" table:style-name="ce22">
            <text:p>10 223</text:p>
          </table:table-cell>
          <table:table-cell office:value-type="float" office:value="48866" table:style-name="ce22">
            <text:p>48 866</text:p>
          </table:table-cell>
          <table:table-cell office:value-type="float" office:value="7015" table:style-name="ce22">
            <text:p>7 015</text:p>
          </table:table-cell>
          <table:table-cell office:value-type="float" office:value="31498" table:style-name="ce22">
            <text:p>31 498</text:p>
          </table:table-cell>
          <table:table-cell office:value-type="float" office:value="10353" table:style-name="ce22">
            <text:p>10 353</text:p>
          </table:table-cell>
          <table:table-cell office:value-type="float" office:value="48867" table:style-name="ce22">
            <text:p>48 867</text:p>
          </table:table-cell>
          <table:table-cell office:value-type="float" office:value="7025" table:style-name="ce22">
            <text:p>7 025</text:p>
          </table:table-cell>
          <table:table-cell office:value-type="float" office:value="31289" table:style-name="ce22">
            <text:p>31 289</text:p>
          </table:table-cell>
          <table:table-cell office:value-type="float" office:value="10553" table:style-name="ce22">
            <text:p>10 553</text:p>
          </table:table-cell>
          <table:table-cell table:style-name="ce32"/>
          <table:table-cell table:number-columns-repeated="4" table:style-name="ce33"/>
          <table:table-cell table:number-columns-repeated="16353" table:style-name="ce16"/>
        </table:table-row>
        <table:table-row table:style-name="ro7">
          <table:table-cell office:value-type="string" table:style-name="ce20">
            <text:p>AT334</text:p>
          </table:table-cell>
          <table:table-cell office:value-type="string" table:style-name="ce23">
            <text:p>Tiroler Oberland</text:p>
          </table:table-cell>
          <table:table-cell office:value-type="float" office:value="103975" table:style-name="ce22">
            <text:p>103 975</text:p>
          </table:table-cell>
          <table:table-cell office:value-type="float" office:value="16287" table:style-name="ce22">
            <text:p>16 287</text:p>
          </table:table-cell>
          <table:table-cell office:value-type="float" office:value="70793" table:style-name="ce22">
            <text:p>70 793</text:p>
          </table:table-cell>
          <table:table-cell office:value-type="float" office:value="16895" table:style-name="ce22">
            <text:p>16 895</text:p>
          </table:table-cell>
          <table:table-cell office:value-type="float" office:value="104465" table:style-name="ce22">
            <text:p>104 465</text:p>
          </table:table-cell>
          <table:table-cell office:value-type="float" office:value="16323" table:style-name="ce22">
            <text:p>16 323</text:p>
          </table:table-cell>
          <table:table-cell office:value-type="float" office:value="70893" table:style-name="ce22">
            <text:p>70 893</text:p>
          </table:table-cell>
          <table:table-cell office:value-type="float" office:value="17249" table:style-name="ce22">
            <text:p>17 249</text:p>
          </table:table-cell>
          <table:table-cell office:value-type="float" office:value="104966" table:style-name="ce22">
            <text:p>104 966</text:p>
          </table:table-cell>
          <table:table-cell office:value-type="float" office:value="16377" table:style-name="ce22">
            <text:p>16 377</text:p>
          </table:table-cell>
          <table:table-cell office:value-type="float" office:value="70961" table:style-name="ce22">
            <text:p>70 961</text:p>
          </table:table-cell>
          <table:table-cell office:value-type="float" office:value="17628" table:style-name="ce22">
            <text:p>17 628</text:p>
          </table:table-cell>
          <table:table-cell office:value-type="float" office:value="105519" table:style-name="ce22">
            <text:p>105 519</text:p>
          </table:table-cell>
          <table:table-cell office:value-type="float" office:value="16398" table:style-name="ce22">
            <text:p>16 398</text:p>
          </table:table-cell>
          <table:table-cell office:value-type="float" office:value="71061" table:style-name="ce22">
            <text:p>71 061</text:p>
          </table:table-cell>
          <table:table-cell office:value-type="float" office:value="18060" table:style-name="ce22">
            <text:p>18 060</text:p>
          </table:table-cell>
          <table:table-cell office:value-type="float" office:value="106661" table:style-name="ce22">
            <text:p>106 661</text:p>
          </table:table-cell>
          <table:table-cell office:value-type="float" office:value="16578" table:style-name="ce22">
            <text:p>16 578</text:p>
          </table:table-cell>
          <table:table-cell office:value-type="float" office:value="71602" table:style-name="ce22">
            <text:p>71 602</text:p>
          </table:table-cell>
          <table:table-cell office:value-type="float" office:value="18481" table:style-name="ce22">
            <text:p>18 481</text:p>
          </table:table-cell>
          <table:table-cell office:value-type="float" office:value="107467" table:style-name="ce22">
            <text:p>107 467</text:p>
          </table:table-cell>
          <table:table-cell office:value-type="float" office:value="16629" table:style-name="ce22">
            <text:p>16 629</text:p>
          </table:table-cell>
          <table:table-cell office:value-type="float" office:value="71806" table:style-name="ce22">
            <text:p>71 806</text:p>
          </table:table-cell>
          <table:table-cell office:value-type="float" office:value="19032" table:style-name="ce22">
            <text:p>19 032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35</text:p>
          </table:table-cell>
          <table:table-cell office:value-type="string" table:style-name="ce23">
            <text:p>Tiroler Unterland</text:p>
          </table:table-cell>
          <table:table-cell office:value-type="float" office:value="256291" table:style-name="ce22">
            <text:p>256 291</text:p>
          </table:table-cell>
          <table:table-cell office:value-type="float" office:value="38440" table:style-name="ce22">
            <text:p>38 440</text:p>
          </table:table-cell>
          <table:table-cell office:value-type="float" office:value="171883" table:style-name="ce22">
            <text:p>171 883</text:p>
          </table:table-cell>
          <table:table-cell office:value-type="float" office:value="45968" table:style-name="ce22">
            <text:p>45 968</text:p>
          </table:table-cell>
          <table:table-cell office:value-type="float" office:value="257982" table:style-name="ce22">
            <text:p>257 982</text:p>
          </table:table-cell>
          <table:table-cell office:value-type="float" office:value="38510" table:style-name="ce22">
            <text:p>38 510</text:p>
          </table:table-cell>
          <table:table-cell office:value-type="float" office:value="172613" table:style-name="ce22">
            <text:p>172 613</text:p>
          </table:table-cell>
          <table:table-cell office:value-type="float" office:value="46859" table:style-name="ce22">
            <text:p>46 859</text:p>
          </table:table-cell>
          <table:table-cell office:value-type="float" office:value="259437" table:style-name="ce22">
            <text:p>259 437</text:p>
          </table:table-cell>
          <table:table-cell office:value-type="float" office:value="38546" table:style-name="ce22">
            <text:p>38 546</text:p>
          </table:table-cell>
          <table:table-cell office:value-type="float" office:value="173034" table:style-name="ce22">
            <text:p>173 034</text:p>
          </table:table-cell>
          <table:table-cell office:value-type="float" office:value="47857" table:style-name="ce22">
            <text:p>47 857</text:p>
          </table:table-cell>
          <table:table-cell office:value-type="float" office:value="261295" table:style-name="ce22">
            <text:p>261 295</text:p>
          </table:table-cell>
          <table:table-cell office:value-type="float" office:value="38828" table:style-name="ce22">
            <text:p>38 828</text:p>
          </table:table-cell>
          <table:table-cell office:value-type="float" office:value="173538" table:style-name="ce22">
            <text:p>173 538</text:p>
          </table:table-cell>
          <table:table-cell office:value-type="float" office:value="48929" table:style-name="ce22">
            <text:p>48 929</text:p>
          </table:table-cell>
          <table:table-cell office:value-type="float" office:value="263955" table:style-name="ce22">
            <text:p>263 955</text:p>
          </table:table-cell>
          <table:table-cell office:value-type="float" office:value="39338" table:style-name="ce22">
            <text:p>39 338</text:p>
          </table:table-cell>
          <table:table-cell office:value-type="float" office:value="174394" table:style-name="ce22">
            <text:p>174 394</text:p>
          </table:table-cell>
          <table:table-cell office:value-type="float" office:value="50223" table:style-name="ce22">
            <text:p>50 223</text:p>
          </table:table-cell>
          <table:table-cell office:value-type="float" office:value="266306" table:style-name="ce22">
            <text:p>266 306</text:p>
          </table:table-cell>
          <table:table-cell office:value-type="float" office:value="39613" table:style-name="ce22">
            <text:p>39 613</text:p>
          </table:table-cell>
          <table:table-cell office:value-type="float" office:value="175244" table:style-name="ce22">
            <text:p>175 244</text:p>
          </table:table-cell>
          <table:table-cell office:value-type="float" office:value="51449" table:style-name="ce22">
            <text:p>51 449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6">
          <table:table-cell office:value-type="string" table:style-name="ce20">
            <text:p>AT34</text:p>
          </table:table-cell>
          <table:table-cell office:value-type="string" table:style-name="ce21">
            <text:p>Vorarlberg</text:p>
          </table:table-cell>
          <table:table-cell office:value-type="float" office:value="393025" table:style-name="ce22">
            <text:p>393 025</text:p>
          </table:table-cell>
          <table:table-cell office:value-type="float" office:value="63069" table:style-name="ce22">
            <text:p>63 069</text:p>
          </table:table-cell>
          <table:table-cell office:value-type="float" office:value="262257" table:style-name="ce22">
            <text:p>262 257</text:p>
          </table:table-cell>
          <table:table-cell office:value-type="float" office:value="67699" table:style-name="ce22">
            <text:p>67 699</text:p>
          </table:table-cell>
          <table:table-cell office:value-type="float" office:value="395949" table:style-name="ce22">
            <text:p>395 949</text:p>
          </table:table-cell>
          <table:table-cell office:value-type="float" office:value="63416" table:style-name="ce22">
            <text:p>63 416</text:p>
          </table:table-cell>
          <table:table-cell office:value-type="float" office:value="263484" table:style-name="ce22">
            <text:p>263 484</text:p>
          </table:table-cell>
          <table:table-cell office:value-type="float" office:value="69049" table:style-name="ce22">
            <text:p>69 049</text:p>
          </table:table-cell>
          <table:table-cell office:value-type="float" office:value="398443" table:style-name="ce22">
            <text:p>398 443</text:p>
          </table:table-cell>
          <table:table-cell office:value-type="float" office:value="63573" table:style-name="ce22">
            <text:p>63 573</text:p>
          </table:table-cell>
          <table:table-cell office:value-type="float" office:value="264365" table:style-name="ce22">
            <text:p>264 365</text:p>
          </table:table-cell>
          <table:table-cell office:value-type="float" office:value="70505" table:style-name="ce22">
            <text:p>70 505</text:p>
          </table:table-cell>
          <table:table-cell office:value-type="float" office:value="400469" table:style-name="ce22">
            <text:p>400 469</text:p>
          </table:table-cell>
          <table:table-cell office:value-type="float" office:value="63784" table:style-name="ce22">
            <text:p>63 784</text:p>
          </table:table-cell>
          <table:table-cell office:value-type="float" office:value="264840" table:style-name="ce22">
            <text:p>264 840</text:p>
          </table:table-cell>
          <table:table-cell office:value-type="float" office:value="71845" table:style-name="ce22">
            <text:p>71 845</text:p>
          </table:table-cell>
          <table:table-cell office:value-type="float" office:value="404253" table:style-name="ce22">
            <text:p>404 253</text:p>
          </table:table-cell>
          <table:table-cell office:value-type="float" office:value="64303" table:style-name="ce22">
            <text:p>64 303</text:p>
          </table:table-cell>
          <table:table-cell office:value-type="float" office:value="266797" table:style-name="ce22">
            <text:p>266 797</text:p>
          </table:table-cell>
          <table:table-cell office:value-type="float" office:value="73153" table:style-name="ce22">
            <text:p>73 153</text:p>
          </table:table-cell>
          <table:table-cell office:value-type="float" office:value="408399" table:style-name="ce22">
            <text:p>408 399</text:p>
          </table:table-cell>
          <table:table-cell office:value-type="float" office:value="64611" table:style-name="ce22">
            <text:p>64 611</text:p>
          </table:table-cell>
          <table:table-cell office:value-type="float" office:value="269023" table:style-name="ce22">
            <text:p>269 023</text:p>
          </table:table-cell>
          <table:table-cell office:value-type="float" office:value="74765" table:style-name="ce22">
            <text:p>74 765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41</text:p>
          </table:table-cell>
          <table:table-cell office:value-type="string" table:style-name="ce23">
            <text:p>Bludenz-Bregenzer Wald</text:p>
          </table:table-cell>
          <table:table-cell office:value-type="float" office:value="91625" table:style-name="ce22">
            <text:p>91 625</text:p>
          </table:table-cell>
          <table:table-cell office:value-type="float" office:value="14665" table:style-name="ce22">
            <text:p>14 665</text:p>
          </table:table-cell>
          <table:table-cell office:value-type="float" office:value="60956" table:style-name="ce22">
            <text:p>60 956</text:p>
          </table:table-cell>
          <table:table-cell office:value-type="float" office:value="16004" table:style-name="ce22">
            <text:p>16 004</text:p>
          </table:table-cell>
          <table:table-cell office:value-type="float" office:value="92145" table:style-name="ce22">
            <text:p>92 145</text:p>
          </table:table-cell>
          <table:table-cell office:value-type="float" office:value="14688" table:style-name="ce22">
            <text:p>14 688</text:p>
          </table:table-cell>
          <table:table-cell office:value-type="float" office:value="61136" table:style-name="ce22">
            <text:p>61 136</text:p>
          </table:table-cell>
          <table:table-cell office:value-type="float" office:value="16321" table:style-name="ce22">
            <text:p>16 321</text:p>
          </table:table-cell>
          <table:table-cell office:value-type="float" office:value="92516" table:style-name="ce22">
            <text:p>92 516</text:p>
          </table:table-cell>
          <table:table-cell office:value-type="float" office:value="14737" table:style-name="ce22">
            <text:p>14 737</text:p>
          </table:table-cell>
          <table:table-cell office:value-type="float" office:value="61052" table:style-name="ce22">
            <text:p>61 052</text:p>
          </table:table-cell>
          <table:table-cell office:value-type="float" office:value="16727" table:style-name="ce22">
            <text:p>16 727</text:p>
          </table:table-cell>
          <table:table-cell office:value-type="float" office:value="92928" table:style-name="ce22">
            <text:p>92 928</text:p>
          </table:table-cell>
          <table:table-cell office:value-type="float" office:value="14776" table:style-name="ce22">
            <text:p>14 776</text:p>
          </table:table-cell>
          <table:table-cell office:value-type="float" office:value="61083" table:style-name="ce22">
            <text:p>61 083</text:p>
          </table:table-cell>
          <table:table-cell office:value-type="float" office:value="17069" table:style-name="ce22">
            <text:p>17 069</text:p>
          </table:table-cell>
          <table:table-cell office:value-type="float" office:value="93793" table:style-name="ce22">
            <text:p>93 793</text:p>
          </table:table-cell>
          <table:table-cell office:value-type="float" office:value="14926" table:style-name="ce22">
            <text:p>14 926</text:p>
          </table:table-cell>
          <table:table-cell office:value-type="float" office:value="61425" table:style-name="ce22">
            <text:p>61 425</text:p>
          </table:table-cell>
          <table:table-cell office:value-type="float" office:value="17442" table:style-name="ce22">
            <text:p>17 442</text:p>
          </table:table-cell>
          <table:table-cell office:value-type="float" office:value="94690" table:style-name="ce22">
            <text:p>94 690</text:p>
          </table:table-cell>
          <table:table-cell office:value-type="float" office:value="15018" table:style-name="ce22">
            <text:p>15 018</text:p>
          </table:table-cell>
          <table:table-cell office:value-type="float" office:value="61745" table:style-name="ce22">
            <text:p>61 745</text:p>
          </table:table-cell>
          <table:table-cell office:value-type="float" office:value="17927" table:style-name="ce22">
            <text:p>17 927</text:p>
          </table:table-cell>
          <table:table-cell table:style-name="ce32"/>
          <table:table-cell table:number-columns-repeated="4" table:style-name="ce33"/>
          <table:table-cell table:number-columns-repeated="16353" table:style-name="ce34"/>
        </table:table-row>
        <table:table-row table:style-name="ro7">
          <table:table-cell office:value-type="string" table:style-name="ce20">
            <text:p>AT342</text:p>
          </table:table-cell>
          <table:table-cell office:value-type="string" table:style-name="ce23">
            <text:p>Rheintal-Bodenseegebiet</text:p>
          </table:table-cell>
          <table:table-cell office:value-type="float" office:value="301400" table:style-name="ce22">
            <text:p>301 400</text:p>
          </table:table-cell>
          <table:table-cell office:value-type="float" office:value="48404" table:style-name="ce22">
            <text:p>48 404</text:p>
          </table:table-cell>
          <table:table-cell office:value-type="float" office:value="201301" table:style-name="ce22">
            <text:p>201 301</text:p>
          </table:table-cell>
          <table:table-cell office:value-type="float" office:value="51695" table:style-name="ce22">
            <text:p>51 695</text:p>
          </table:table-cell>
          <table:table-cell office:value-type="float" office:value="303804" table:style-name="ce22">
            <text:p>303 804</text:p>
          </table:table-cell>
          <table:table-cell office:value-type="float" office:value="48728" table:style-name="ce22">
            <text:p>48 728</text:p>
          </table:table-cell>
          <table:table-cell office:value-type="float" office:value="202348" table:style-name="ce22">
            <text:p>202 348</text:p>
          </table:table-cell>
          <table:table-cell office:value-type="float" office:value="52728" table:style-name="ce22">
            <text:p>52 728</text:p>
          </table:table-cell>
          <table:table-cell office:value-type="float" office:value="305927" table:style-name="ce22">
            <text:p>305 927</text:p>
          </table:table-cell>
          <table:table-cell office:value-type="float" office:value="48836" table:style-name="ce22">
            <text:p>48 836</text:p>
          </table:table-cell>
          <table:table-cell office:value-type="float" office:value="203313" table:style-name="ce22">
            <text:p>203 313</text:p>
          </table:table-cell>
          <table:table-cell office:value-type="float" office:value="53778" table:style-name="ce22">
            <text:p>53 778</text:p>
          </table:table-cell>
          <table:table-cell office:value-type="float" office:value="307541" table:style-name="ce22">
            <text:p>307 541</text:p>
          </table:table-cell>
          <table:table-cell office:value-type="float" office:value="49008" table:style-name="ce22">
            <text:p>49 008</text:p>
          </table:table-cell>
          <table:table-cell office:value-type="float" office:value="203757" table:style-name="ce22">
            <text:p>203 757</text:p>
          </table:table-cell>
          <table:table-cell office:value-type="float" office:value="54776" table:style-name="ce22">
            <text:p>54 776</text:p>
          </table:table-cell>
          <table:table-cell office:value-type="float" office:value="310460" table:style-name="ce22">
            <text:p>310 460</text:p>
          </table:table-cell>
          <table:table-cell office:value-type="float" office:value="49377" table:style-name="ce22">
            <text:p>49 377</text:p>
          </table:table-cell>
          <table:table-cell office:value-type="float" office:value="205372" table:style-name="ce22">
            <text:p>205 372</text:p>
          </table:table-cell>
          <table:table-cell office:value-type="float" office:value="55711" table:style-name="ce22">
            <text:p>55 711</text:p>
          </table:table-cell>
          <table:table-cell office:value-type="float" office:value="313709" table:style-name="ce22">
            <text:p>313 709</text:p>
          </table:table-cell>
          <table:table-cell office:value-type="float" office:value="49593" table:style-name="ce22">
            <text:p>49 593</text:p>
          </table:table-cell>
          <table:table-cell office:value-type="float" office:value="207278" table:style-name="ce22">
            <text:p>207 278</text:p>
          </table:table-cell>
          <table:table-cell office:value-type="float" office:value="56838" table:style-name="ce22">
            <text:p>56 838</text:p>
          </table:table-cell>
          <table:table-cell table:style-name="ce32"/>
          <table:table-cell table:number-columns-repeated="4" table:style-name="ce33"/>
          <table:table-cell table:number-columns-repeated="16353" table:style-name="ce16"/>
        </table:table-row>
        <table:table-row table:style-name="ro2">
          <table:table-cell office:value-type="string" table:number-columns-spanned="26" table:number-rows-spanned="1" table:style-name="ce28">
            <text:p>Q: STATISTIK AUSTRIA, Statistik des Bevölkerungsstandes. Erstellt am 28.05.2024.</text:p>
          </table:table-cell>
          <table:covered-table-cell table:number-columns-repeated="25"/>
          <table:table-cell table:number-columns-repeated="16358" table:style-name="ce34"/>
        </table:table-row>
        <table:table-row table:number-rows-repeated="13" table:style-name="ro2">
          <table:table-cell table:number-columns-repeated="27" table:style-name="ce25"/>
          <table:table-cell table:number-columns-repeated="16357" table:style-name="ce34"/>
        </table:table-row>
        <table:table-row table:number-rows-repeated="1048511" table:style-name="ro2">
          <table:table-cell table:number-columns-repeated="16384"/>
        </table:table-row>
        <table:named-expressions>
          <table:named-range table:name="Print_Titles" table:cell-range-address="Altersgruppen.$A$1:Altersgruppen.$XFD$3" table:base-cell-address="Altersgruppen.$A$1"/>
        </table:named-expressions>
      </table:table>
      <table:table table:name="'file://xwwp0069/profiles$/mhilg/Documents/Alte_Website/Tabs_Fam6.xlsx'#Fam6" table:style-name="ta3">
        <table:table-source xlink:href="file://xwwp0069/profiles$/mhilg/Documents/Alte_Website/Tabs_Fam6.xlsx" table:table-name="Fa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Lebensformen2.ods'#Tabellenverzeichnis" table:style-name="ta3">
        <table:table-source xlink:href="file:///J:/_TEAM/Hilgarth/Website%20NEU/Volkszählung/Dokumente_alte_Website_VZ/VZ_Lebensformen/Lebensformen2.ods" table:table-name="Tabellenverzeichn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Lebensformen2.ods'#Tab_1_(2)" table:style-name="ta3">
        <table:table-source xlink:href="file:///J:/_TEAM/Hilgarth/Website%20NEU/Volkszählung/Dokumente_alte_Website_VZ/VZ_Lebensformen/Lebensformen2.ods" table:table-name="Tab_1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Lebensformen2.ods'#H13" table:style-name="ta3">
        <table:table-source xlink:href="file:///J:/_TEAM/Hilgarth/Website%20NEU/Volkszählung/Dokumente_alte_Website_VZ/VZ_Lebensformen/Lebensformen2.ods" table:table-name="H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Lebensformen2.ods'#Tab_1" table:style-name="ta3">
        <table:table-source xlink:href="file:///J:/_TEAM/Hilgarth/Website%20NEU/Volkszählung/Dokumente_alte_Website_VZ/VZ_Lebensformen/Lebensformen2.ods" table:table-name="Tab_1" table:mode="copy-results-only"/>
        <table:table-column/>
        <table:table-row table:number-rows-repeated="4">
          <table:table-cell table:number-columns-repeated="16384"/>
        </table:table-row>
        <table:table-row>
          <table:table-cell/>
          <table:table-cell office:value-type="string" office:string-value="Nach Alter zusammengefasst"/>
          <table:table-cell table:number-columns-repeated="16382"/>
        </table:table-row>
        <table:table-row>
          <table:table-cell/>
          <table:table-cell office:value-type="float" office:value="1726750"/>
          <table:table-cell office:value-type="float" office:value="780305"/>
          <table:table-cell office:value-type="float" office:value="345664"/>
          <table:table-cell office:value-type="float" office:value="415957"/>
          <table:table-cell office:value-type="float" office:value="137021"/>
          <table:table-cell office:value-type="float" office:value="35671"/>
          <table:table-cell office:value-type="float" office:value="8617"/>
          <table:table-cell office:value-type="float" office:value="3515"/>
          <table:table-cell office:value-type="float" office:value="23321"/>
          <table:table-cell office:value-type="float" office:value="1797731"/>
          <table:table-cell office:value-type="float" office:value="1.0411067033444332"/>
          <table:table-cell office:value-type="float" office:value="1.8994563867947953"/>
          <table:table-cell table:number-columns-repeated="16371"/>
        </table:table-row>
        <table:table-row>
          <table:table-cell/>
          <table:table-cell office:value-type="float" office:value="1756969"/>
          <table:table-cell office:value-type="float" office:value="251459"/>
          <table:table-cell office:value-type="float" office:value="400215"/>
          <table:table-cell office:value-type="float" office:value="546279"/>
          <table:table-cell office:value-type="float" office:value="296106"/>
          <table:table-cell office:value-type="float" office:value="137967"/>
          <table:table-cell office:value-type="float" office:value="62891"/>
          <table:table-cell office:value-type="float" office:value="62052"/>
          <table:table-cell office:value-type="float" office:value="441875"/>
          <table:table-cell office:value-type="float" office:value="3689289"/>
          <table:table-cell office:value-type="float" office:value="2.099803126862227"/>
          <table:table-cell office:value-type="float" office:value="2.4505244070115775"/>
          <table:table-cell table:number-columns-repeated="16371"/>
        </table:table-row>
        <table:table-row>
          <table:table-cell/>
          <table:table-cell office:value-type="string" office:string-value="Nach fünfjährigen Altersgruppen "/>
          <table:table-cell table:number-columns-repeated="16382"/>
        </table:table-row>
        <table:table-row>
          <table:table-cell/>
          <table:table-cell office:value-type="float" office:value="236505"/>
          <table:table-cell office:value-type="float" office:value="231936"/>
          <table:table-cell office:value-type="float" office:value="4240"/>
          <table:table-cell office:value-type="float" office:value="317"/>
          <table:table-cell office:value-type="float" office:value="11"/>
          <table:table-cell office:value-type="float" office:value="1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4911"/>
          <table:table-cell office:value-type="float" office:value="2.0764888691571004E-2"/>
          <table:table-cell office:value-type="float" office:value="1.0748522652659225"/>
          <table:table-cell table:number-columns-repeated="16371"/>
        </table:table-row>
        <table:table-row>
          <table:table-cell/>
          <table:table-cell office:value-type="float" office:value="232606"/>
          <table:table-cell office:value-type="float" office:value="190532"/>
          <table:table-cell office:value-type="float" office:value="31312"/>
          <table:table-cell office:value-type="float" office:value="9452"/>
          <table:table-cell office:value-type="float" office:value="1144"/>
          <table:table-cell office:value-type="float" office:value="145"/>
          <table:table-cell office:value-type="float" office:value="18"/>
          <table:table-cell office:value-type="float" office:value="3"/>
          <table:table-cell office:value-type="float" office:value="18"/>
          <table:table-cell office:value-type="float" office:value="54336"/>
          <table:table-cell office:value-type="float" office:value="0.23359672579383162"/>
          <table:table-cell office:value-type="float" office:value="1.2914388933783334"/>
          <table:table-cell table:number-columns-repeated="16371"/>
        </table:table-row>
        <table:table-row>
          <table:table-cell/>
          <table:table-cell office:value-type="float" office:value="270852"/>
          <table:table-cell office:value-type="float" office:value="143666"/>
          <table:table-cell office:value-type="float" office:value="66254"/>
          <table:table-cell office:value-type="float" office:value="48968"/>
          <table:table-cell office:value-type="float" office:value="9908"/>
          <table:table-cell office:value-type="float" office:value="1694"/>
          <table:table-cell office:value-type="float" office:value="277"/>
          <table:table-cell office:value-type="float" office:value="85"/>
          <table:table-cell office:value-type="float" office:value="554"/>
          <table:table-cell office:value-type="float" office:value="202629"/>
          <table:table-cell office:value-type="float" office:value="0.74811705285543395"/>
          <table:table-cell office:value-type="float" office:value="1.5931706319877974"/>
          <table:table-cell table:number-columns-repeated="16371"/>
        </table:table-row>
        <table:table-row>
          <table:table-cell/>
          <table:table-cell office:value-type="float" office:value="331160"/>
          <table:table-cell office:value-type="float" office:value="98088"/>
          <table:table-cell office:value-type="float" office:value="88018"/>
          <table:table-cell office:value-type="float" office:value="108010"/>
          <table:table-cell office:value-type="float" office:value="29305"/>
          <table:table-cell office:value-type="float" office:value="6120"/>
          <table:table-cell office:value-type="float" office:value="1225"/>
          <table:table-cell office:value-type="float" office:value="394"/>
          <table:table-cell office:value-type="float" office:value="2568"/>
          <table:table-cell office:value-type="float" office:value="425126"/>
          <table:table-cell office:value-type="float" office:value="1.2837480372025607"/>
          <table:table-cell office:value-type="float" office:value="1.8240114642685521"/>
          <table:table-cell table:number-columns-repeated="16371"/>
        </table:table-row>
        <table:table-row>
          <table:table-cell/>
          <table:table-cell office:value-type="float" office:value="346124"/>
          <table:table-cell office:value-type="float" office:value="66239"/>
          <table:table-cell office:value-type="float" office:value="83419"/>
          <table:table-cell office:value-type="float" office:value="131782"/>
          <table:table-cell office:value-type="float" office:value="47917"/>
          <table:table-cell office:value-type="float" office:value="12623"/>
          <table:table-cell office:value-type="float" office:value="2938"/>
          <table:table-cell office:value-type="float" office:value="1206"/>
          <table:table-cell office:value-type="float" office:value="7980"/>
          <table:table-cell office:value-type="float" office:value="563896"/>
          <table:table-cell office:value-type="float" office:value="1.6291733598363591"/>
          <table:table-cell office:value-type="float" office:value="2.0147417689408149"/>
          <table:table-cell table:number-columns-repeated="16371"/>
        </table:table-row>
        <table:table-row>
          <table:table-cell/>
          <table:table-cell office:value-type="float" office:value="309503"/>
          <table:table-cell office:value-type="float" office:value="49844"/>
          <table:table-cell office:value-type="float" office:value="72421"/>
          <table:table-cell office:value-type="float" office:value="117428"/>
          <table:table-cell office:value-type="float" office:value="48736"/>
          <table:table-cell office:value-type="float" office:value="15088"/>
          <table:table-cell office:value-type="float" office:value="4159"/>
          <table:table-cell office:value-type="float" office:value="1827"/>
          <table:table-cell office:value-type="float" office:value="12201"/>
          <table:table-cell office:value-type="float" office:value="546833"/>
          <table:table-cell office:value-type="float" office:value="1.7668100147656081"/>
          <table:table-cell office:value-type="float" office:value="2.1059659014322629"/>
          <table:table-cell table:number-columns-repeated="16371"/>
        </table:table-row>
        <table:table-row>
          <table:table-cell/>
          <table:table-cell office:value-type="float" office:value="263304"/>
          <table:table-cell office:value-type="float" office:value="37434"/>
          <table:table-cell office:value-type="float" office:value="60953"/>
          <table:table-cell office:value-type="float" office:value="98785"/>
          <table:table-cell office:value-type="float" office:value="43927"/>
          <table:table-cell office:value-type="float" office:value="15088"/>
          <table:table-cell office:value-type="float" office:value="4729"/>
          <table:table-cell office:value-type="float" office:value="2388"/>
          <table:table-cell office:value-type="float" office:value="15964"/>
          <table:table-cell office:value-type="float" office:value="490265"/>
          <table:table-cell office:value-type="float" office:value="1.8619732324613374"/>
          <table:table-cell office:value-type="float" office:value="2.1705627130650376"/>
          <table:table-cell table:number-columns-repeated="16371"/>
        </table:table-row>
        <table:table-row>
          <table:table-cell/>
          <table:table-cell office:value-type="float" office:value="258629"/>
          <table:table-cell office:value-type="float" office:value="31945"/>
          <table:table-cell office:value-type="float" office:value="59519"/>
          <table:table-cell office:value-type="float" office:value="94347"/>
          <table:table-cell office:value-type="float" office:value="45240"/>
          <table:table-cell office:value-type="float" office:value="17371"/>
          <table:table-cell office:value-type="float" office:value="6316"/>
          <table:table-cell office:value-type="float" office:value="3891"/>
          <table:table-cell office:value-type="float" office:value="26236"/>
          <table:table-cell office:value-type="float" office:value="511233"/>
          <table:table-cell office:value-type="float" office:value="1.9767040819088346"/>
          <table:table-cell office:value-type="float" office:value="2.255267244269556"/>
          <table:table-cell table:number-columns-repeated="16371"/>
        </table:table-row>
        <table:table-row>
          <table:table-cell/>
          <table:table-cell office:value-type="float" office:value="231438"/>
          <table:table-cell office:value-type="float" office:value="28219"/>
          <table:table-cell office:value-type="float" office:value="51775"/>
          <table:table-cell office:value-type="float" office:value="78994"/>
          <table:table-cell office:value-type="float" office:value="41603"/>
          <table:table-cell office:value-type="float" office:value="17925"/>
          <table:table-cell office:value-type="float" office:value="7519"/>
          <table:table-cell office:value-type="float" office:value="5403"/>
          <table:table-cell office:value-type="float" office:value="37344"/>
          <table:table-cell office:value-type="float" office:value="481211"/>
          <table:table-cell office:value-type="float" office:value="2.0792220810757094"/>
          <table:table-cell office:value-type="float" office:value="2.3679429580895488"/>
          <table:table-cell table:number-columns-repeated="16371"/>
        </table:table-row>
        <table:table-row>
          <table:table-cell/>
          <table:table-cell office:value-type="float" office:value="233866"/>
          <table:table-cell office:value-type="float" office:value="27359"/>
          <table:table-cell office:value-type="float" office:value="45696"/>
          <table:table-cell office:value-type="float" office:value="71990"/>
          <table:table-cell office:value-type="float" office:value="45307"/>
          <table:table-cell office:value-type="float" office:value="22773"/>
          <table:table-cell office:value-type="float" office:value="10733"/>
          <table:table-cell office:value-type="float" office:value="10008"/>
          <table:table-cell office:value-type="float" office:value="70436"/>
          <table:table-cell office:value-type="float" office:value="540790"/>
          <table:table-cell office:value-type="float" office:value="2.3123925666834855"/>
          <table:table-cell office:value-type="float" office:value="2.61874900124451"/>
          <table:table-cell table:number-columns-repeated="16371"/>
        </table:table-row>
        <table:table-row>
          <table:table-cell/>
          <table:table-cell office:value-type="float" office:value="179752"/>
          <table:table-cell office:value-type="float" office:value="22414"/>
          <table:table-cell office:value-type="float" office:value="34224"/>
          <table:table-cell office:value-type="float" office:value="49587"/>
          <table:table-cell office:value-type="float" office:value="33399"/>
          <table:table-cell office:value-type="float" office:value="18887"/>
          <table:table-cell office:value-type="float" office:value="9830"/>
          <table:table-cell office:value-type="float" office:value="11411"/>
          <table:table-cell office:value-type="float" office:value="82200"/>
          <table:table-cell office:value-type="float" office:value="440493"/>
          <table:table-cell office:value-type="float" office:value="2.4505596599759669"/>
          <table:table-cell office:value-type="float" office:value="2.7996606032871907"/>
          <table:table-cell table:number-columns-repeated="16371"/>
        </table:table-row>
        <table:table-row>
          <table:table-cell/>
          <table:table-cell office:value-type="float" office:value="187128"/>
          <table:table-cell office:value-type="float" office:value="29043"/>
          <table:table-cell office:value-type="float" office:value="42366"/>
          <table:table-cell office:value-type="float" office:value="49786"/>
          <table:table-cell office:value-type="float" office:value="30051"/>
          <table:table-cell office:value-type="float" office:value="16552"/>
          <table:table-cell office:value-type="float" office:value="8639"/>
          <table:table-cell office:value-type="float" office:value="10691"/>
          <table:table-cell office:value-type="float" office:value="77332"/>
          <table:table-cell office:value-type="float" office:value="418826"/>
          <table:table-cell office:value-type="float" office:value="2.2381792142276944"/>
          <table:table-cell office:value-type="float" office:value="2.6493721731979631"/>
          <table:table-cell table:number-columns-repeated="16371"/>
        </table:table-row>
        <table:table-row>
          <table:table-cell/>
          <table:table-cell office:value-type="float" office:value="192254"/>
          <table:table-cell office:value-type="float" office:value="34329"/>
          <table:table-cell office:value-type="float" office:value="49645"/>
          <table:table-cell office:value-type="float" office:value="49542"/>
          <table:table-cell office:value-type="float" office:value="27510"/>
          <table:table-cell office:value-type="float" office:value="14486"/>
          <table:table-cell office:value-type="float" office:value="7510"/>
          <table:table-cell office:value-type="float" office:value="9232"/>
          <table:table-cell office:value-type="float" office:value="66747"/>
          <table:table-cell office:value-type="float" office:value="393500"/>
          <table:table-cell office:value-type="float" office:value="2.0467714585912389"/>
          <table:table-cell office:value-type="float" office:value="2.4916890929238562"/>
          <table:table-cell table:number-columns-repeated="16371"/>
        </table:table-row>
        <table:table-row>
          <table:table-cell/>
          <table:table-cell office:value-type="float" office:value="105442"/>
          <table:table-cell office:value-type="float" office:value="18448"/>
          <table:table-cell office:value-type="float" office:value="27841"/>
          <table:table-cell office:value-type="float" office:value="27602"/>
          <table:table-cell office:value-type="float" office:value="15111"/>
          <table:table-cell office:value-type="float" office:value="7881"/>
          <table:table-cell office:value-type="float" office:value="4076"/>
          <table:table-cell office:value-type="float" office:value="4483"/>
          <table:table-cell office:value-type="float" office:value="32408"/>
          <table:table-cell office:value-type="float" office:value="212690"/>
          <table:table-cell office:value-type="float" office:value="2.0171278996984126"/>
          <table:table-cell office:value-type="float" office:value="2.4448812561785869"/>
          <table:table-cell table:number-columns-repeated="16371"/>
        </table:table-row>
        <table:table-row>
          <table:table-cell/>
          <table:table-cell office:value-type="float" office:value="70610"/>
          <table:table-cell office:value-type="float" office:value="14064"/>
          <table:table-cell office:value-type="float" office:value="18890"/>
          <table:table-cell office:value-type="float" office:value="17589"/>
          <table:table-cell office:value-type="float" office:value="9799"/>
          <table:table-cell office:value-type="float" office:value="4879"/>
          <table:table-cell office:value-type="float" office:value="2426"/>
          <table:table-cell office:value-type="float" office:value="2963"/>
          <table:table-cell office:value-type="float" office:value="21551"/>
          <table:table-cell office:value-type="float" office:value="136662"/>
          <table:table-cell office:value-type="float" office:value="1.9354482367936552"/>
          <table:table-cell office:value-type="float" office:value="2.416828776571287"/>
          <table:table-cell table:number-columns-repeated="16371"/>
        </table:table-row>
        <table:table-row>
          <table:table-cell/>
          <table:table-cell office:value-type="float" office:value="28842"/>
          <table:table-cell office:value-type="float" office:value="6561"/>
          <table:table-cell office:value-type="float" office:value="7758"/>
          <table:table-cell office:value-type="float" office:value="6842"/>
          <table:table-cell office:value-type="float" office:value="3591"/>
          <table:table-cell office:value-type="float" office:value="1799"/>
          <table:table-cell office:value-type="float" office:value="965"/>
          <table:table-cell office:value-type="float" office:value="1326"/>
          <table:table-cell office:value-type="float" office:value="9712"/>
          <table:table-cell office:value-type="float" office:value="53948"/>
          <table:table-cell office:value-type="float" office:value="1.8704666805353305"/>
          <table:table-cell office:value-type="float" office:value="2.4212557784659574"/>
          <table:table-cell table:number-columns-repeated="16371"/>
        </table:table-row>
        <table:table-row>
          <table:table-cell/>
          <table:table-cell office:value-type="float" office:value="5704"/>
          <table:table-cell office:value-type="float" office:value="1643"/>
          <table:table-cell office:value-type="float" office:value="1548"/>
          <table:table-cell office:value-type="float" office:value="1215"/>
          <table:table-cell office:value-type="float" office:value="568"/>
          <table:table-cell office:value-type="float" office:value="326"/>
          <table:table-cell office:value-type="float" office:value="148"/>
          <table:table-cell office:value-type="float" office:value="256"/>
          <table:table-cell office:value-type="float" office:value="1945"/>
          <table:table-cell office:value-type="float" office:value="9671"/>
          <table:table-cell office:value-type="float" office:value="1.695476858345021"/>
          <table:table-cell office:value-type="float" office:value="2.3814331445456784"/>
          <table:table-cell table:number-columns-repeated="16371"/>
        </table:table-row>
        <table:table-row>
          <table:table-cell/>
          <table:table-cell office:value-type="string" office:string-value="Nach Geburtsjahr zusammengefasst"/>
          <table:table-cell table:number-columns-repeated="16382"/>
        </table:table-row>
        <table:table-row>
          <table:table-cell/>
          <table:table-cell office:value-type="float" office:value="1750020"/>
          <table:table-cell office:value-type="float" office:value="783864"/>
          <table:table-cell office:value-type="float" office:value="350985"/>
          <table:table-cell office:value-type="float" office:value="424711"/>
          <table:table-cell office:value-type="float" office:value="140783"/>
          <table:table-cell office:value-type="float" office:value="36961"/>
          <table:table-cell office:value-type="float" office:value="9012"/>
          <table:table-cell office:value-type="float" office:value="3704"/>
          <table:table-cell office:value-type="float" office:value="24565"/>
          <table:table-cell office:value-type="float" office:value="1840225"/>
          <table:table-cell office:value-type="float" office:value="1.0515451251985692"/>
          <table:table-cell office:value-type="float" office:value="1.9046872347736805"/>
          <table:table-cell table:number-columns-repeated="16371"/>
        </table:table-row>
        <table:table-row>
          <table:table-cell/>
          <table:table-cell office:value-type="float" office:value="1733699"/>
          <table:table-cell office:value-type="float" office:value="247900"/>
          <table:table-cell office:value-type="float" office:value="394894"/>
          <table:table-cell office:value-type="float" office:value="537525"/>
          <table:table-cell office:value-type="float" office:value="292344"/>
          <table:table-cell office:value-type="float" office:value="136677"/>
          <table:table-cell office:value-type="float" office:value="62496"/>
          <table:table-cell office:value-type="float" office:value="61863"/>
          <table:table-cell office:value-type="float" office:value="440631"/>
          <table:table-cell office:value-type="float" office:value="3646795"/>
          <table:table-cell office:value-type="float" office:value="2.1034764396818595"/>
          <table:table-cell office:value-type="float" office:value="2.4544336077760183"/>
          <table:table-cell table:number-columns-repeated="16371"/>
        </table:table-row>
        <table:table-row>
          <table:table-cell/>
          <table:table-cell office:value-type="string" office:string-value="Nach Geburtsjahr in Fünfjahresgruppen"/>
          <table:table-cell table:number-columns-repeated="16382"/>
        </table:table-row>
        <table:table-row>
          <table:table-cell/>
          <table:table-cell office:value-type="float" office:value="254999"/>
          <table:table-cell office:value-type="float" office:value="249005"/>
          <table:table-cell office:value-type="float" office:value="5533"/>
          <table:table-cell office:value-type="float" office:value="442"/>
          <table:table-cell office:value-type="float" office:value="16"/>
          <table:table-cell office:value-type="float" office:value="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6477"/>
          <table:table-cell office:value-type="float" office:value="2.5400099608233757E-2"/>
          <table:table-cell office:value-type="float" office:value="1.0805805805805806"/>
          <table:table-cell table:number-columns-repeated="16371"/>
        </table:table-row>
        <table:table-row>
          <table:table-cell/>
          <table:table-cell office:value-type="float" office:value="232770"/>
          <table:table-cell office:value-type="float" office:value="186161"/>
          <table:table-cell office:value-type="float" office:value="33760"/>
          <table:table-cell office:value-type="float" office:value="11204"/>
          <table:table-cell office:value-type="float" office:value="1435"/>
          <table:table-cell office:value-type="float" office:value="178"/>
          <table:table-cell office:value-type="float" office:value="26"/>
          <table:table-cell office:value-type="float" office:value="6"/>
          <table:table-cell office:value-type="float" office:value="37"/>
          <table:table-cell office:value-type="float" office:value="61352"/>
          <table:table-cell office:value-type="float" office:value="0.26357348455556989"/>
          <table:table-cell office:value-type="float" office:value="1.3163123001995323"/>
          <table:table-cell table:number-columns-repeated="16371"/>
        </table:table-row>
        <table:table-row>
          <table:table-cell/>
          <table:table-cell office:value-type="float" office:value="275771"/>
          <table:table-cell office:value-type="float" office:value="140052"/>
          <table:table-cell office:value-type="float" office:value="68874"/>
          <table:table-cell office:value-type="float" office:value="53372"/>
          <table:table-cell office:value-type="float" office:value="11106"/>
          <table:table-cell office:value-type="float" office:value="1947"/>
          <table:table-cell office:value-type="float" office:value="321"/>
          <table:table-cell office:value-type="float" office:value="99"/>
          <table:table-cell office:value-type="float" office:value="645"/>
          <table:table-cell office:value-type="float" office:value="218974"/>
          <table:table-cell office:value-type="float" office:value="0.79404288340688467"/>
          <table:table-cell office:value-type="float" office:value="1.6134365858870165"/>
          <table:table-cell table:number-columns-repeated="16371"/>
        </table:table-row>
        <table:table-row>
          <table:table-cell/>
          <table:table-cell office:value-type="float" office:value="334270"/>
          <table:table-cell office:value-type="float" office:value="94876"/>
          <table:table-cell office:value-type="float" office:value="88115"/>
          <table:table-cell office:value-type="float" office:value="111648"/>
          <table:table-cell office:value-type="float" office:value="31211"/>
          <table:table-cell office:value-type="float" office:value="6637"/>
          <table:table-cell office:value-type="float" office:value="1340"/>
          <table:table-cell office:value-type="float" office:value="443"/>
          <table:table-cell office:value-type="float" office:value="2903"/>
          <table:table-cell office:value-type="float" office:value="441195"/>
          <table:table-cell office:value-type="float" office:value="1.3198761480240524"/>
          <table:table-cell office:value-type="float" office:value="1.8429659891225345"/>
          <table:table-cell table:number-columns-repeated="16371"/>
        </table:table-row>
        <table:table-row>
          <table:table-cell/>
          <table:table-cell office:value-type="float" office:value="345727"/>
          <table:table-cell office:value-type="float" office:value="64742"/>
          <table:table-cell office:value-type="float" office:value="83143"/>
          <table:table-cell office:value-type="float" office:value="131934"/>
          <table:table-cell office:value-type="float" office:value="48523"/>
          <table:table-cell office:value-type="float" office:value="13029"/>
          <table:table-cell office:value-type="float" office:value="3081"/>
          <table:table-cell office:value-type="float" office:value="1275"/>
          <table:table-cell office:value-type="float" office:value="8455"/>
          <table:table-cell office:value-type="float" office:value="568556"/>
          <table:table-cell office:value-type="float" office:value="1.6445229906834005"/>
          <table:table-cell office:value-type="float" office:value="2.0234389736106908"/>
          <table:table-cell table:number-columns-repeated="16371"/>
        </table:table-row>
        <table:table-row>
          <table:table-cell/>
          <table:table-cell office:value-type="float" office:value="306483"/>
          <table:table-cell office:value-type="float" office:value="49028"/>
          <table:table-cell office:value-type="float" office:value="71560"/>
          <table:table-cell office:value-type="float" office:value="116111"/>
          <table:table-cell office:value-type="float" office:value="48492"/>
          <table:table-cell office:value-type="float" office:value="15167"/>
          <table:table-cell office:value-type="float" office:value="4244"/>
          <table:table-cell office:value-type="float" office:value="1881"/>
          <table:table-cell office:value-type="float" office:value="12525"/>
          <table:table-cell office:value-type="float" office:value="543671"/>
          <table:table-cell office:value-type="float" office:value="1.7739026308147596"/>
          <table:table-cell office:value-type="float" office:value="2.1117127264958926"/>
          <table:table-cell table:number-columns-repeated="16371"/>
        </table:table-row>
        <table:table-row>
          <table:table-cell/>
          <table:table-cell office:value-type="float" office:value="259263"/>
          <table:table-cell office:value-type="float" office:value="36329"/>
          <table:table-cell office:value-type="float" office:value="59983"/>
          <table:table-cell office:value-type="float" office:value="97111"/>
          <table:table-cell office:value-type="float" office:value="43611"/>
          <table:table-cell office:value-type="float" office:value="15044"/>
          <table:table-cell office:value-type="float" office:value="4750"/>
          <table:table-cell office:value-type="float" office:value="2435"/>
          <table:table-cell office:value-type="float" office:value="16289"/>
          <table:table-cell office:value-type="float" office:value="485253"/>
          <table:table-cell office:value-type="float" office:value="1.8716631374318742"/>
          <table:table-cell office:value-type="float" office:value="2.1766666367624499"/>
          <table:table-cell table:number-columns-repeated="16371"/>
        </table:table-row>
        <table:table-row>
          <table:table-cell/>
          <table:table-cell office:value-type="float" office:value="253503"/>
          <table:table-cell office:value-type="float" office:value="31055"/>
          <table:table-cell office:value-type="float" office:value="58210"/>
          <table:table-cell office:value-type="float" office:value="92208"/>
          <table:table-cell office:value-type="float" office:value="44402"/>
          <table:table-cell office:value-type="float" office:value="17230"/>
          <table:table-cell office:value-type="float" office:value="6376"/>
          <table:table-cell office:value-type="float" office:value="4022"/>
          <table:table-cell office:value-type="float" office:value="27229"/>
          <table:table-cell office:value-type="float" office:value="503861"/>
          <table:table-cell office:value-type="float" office:value="1.9875938351814377"/>
          <table:table-cell office:value-type="float" office:value="2.2650731856433861"/>
          <table:table-cell table:number-columns-repeated="16371"/>
        </table:table-row>
        <table:table-row>
          <table:table-cell/>
          <table:table-cell office:value-type="float" office:value="237783"/>
          <table:table-cell office:value-type="float" office:value="29064"/>
          <table:table-cell office:value-type="float" office:value="53013"/>
          <table:table-cell office:value-type="float" office:value="80652"/>
          <table:table-cell office:value-type="float" office:value="42869"/>
          <table:table-cell office:value-type="float" office:value="18604"/>
          <table:table-cell office:value-type="float" office:value="7866"/>
          <table:table-cell office:value-type="float" office:value="5715"/>
          <table:table-cell office:value-type="float" office:value="39448"/>
          <table:table-cell office:value-type="float" office:value="496118"/>
          <table:table-cell office:value-type="float" office:value="2.0864317465924813"/>
          <table:table-cell office:value-type="float" office:value="2.3769661602441561"/>
          <table:table-cell table:number-columns-repeated="16371"/>
        </table:table-row>
        <table:table-row>
          <table:table-cell/>
          <table:table-cell office:value-type="float" office:value="227148"/>
          <table:table-cell office:value-type="float" office:value="26606"/>
          <table:table-cell office:value-type="float" office:value="43839"/>
          <table:table-cell office:value-type="float" office:value="69312"/>
          <table:table-cell office:value-type="float" office:value="44033"/>
          <table:table-cell office:value-type="float" office:value="22449"/>
          <table:table-cell office:value-type="float" office:value="10722"/>
          <table:table-cell office:value-type="float" office:value="10187"/>
          <table:table-cell office:value-type="float" office:value="71915"/>
          <table:table-cell office:value-type="float" office:value="529883"/>
          <table:table-cell office:value-type="float" office:value="2.3327654216634088"/>
          <table:table-cell office:value-type="float" office:value="2.6422544903312026"/>
          <table:table-cell table:number-columns-repeated="16371"/>
        </table:table-row>
        <table:table-row>
          <table:table-cell/>
          <table:table-cell office:value-type="float" office:value="180672"/>
          <table:table-cell office:value-type="float" office:value="22781"/>
          <table:table-cell office:value-type="float" office:value="34884"/>
          <table:table-cell office:value-type="float" office:value="49711"/>
          <table:table-cell office:value-type="float" office:value="33281"/>
          <table:table-cell office:value-type="float" office:value="18803"/>
          <table:table-cell office:value-type="float" office:value="9726"/>
          <table:table-cell office:value-type="float" office:value="11486"/>
          <table:table-cell office:value-type="float" office:value="82786"/>
          <table:table-cell office:value-type="float" office:value="440777"/>
          <table:table-cell office:value-type="float" office:value="2.4396530729720154"/>
          <table:table-cell office:value-type="float" office:value="2.7916537358050806"/>
          <table:table-cell table:number-columns-repeated="16371"/>
        </table:table-row>
        <table:table-row>
          <table:table-cell/>
          <table:table-cell office:value-type="float" office:value="187326"/>
          <table:table-cell office:value-type="float" office:value="29639"/>
          <table:table-cell office:value-type="float" office:value="42938"/>
          <table:table-cell office:value-type="float" office:value="49659"/>
          <table:table-cell office:value-type="float" office:value="29776"/>
          <table:table-cell office:value-type="float" office:value="16338"/>
          <table:table-cell office:value-type="float" office:value="8500"/>
          <table:table-cell office:value-type="float" office:value="10476"/>
          <table:table-cell office:value-type="float" office:value="75814"/>
          <table:table-cell office:value-type="float" office:value="415250"/>
          <table:table-cell office:value-type="float" office:value="2.2167237863403906"/>
          <table:table-cell office:value-type="float" office:value="2.6333813186882877"/>
          <table:table-cell table:number-columns-repeated="16371"/>
        </table:table-row>
        <table:table-row>
          <table:table-cell/>
          <table:table-cell office:value-type="float" office:value="190657"/>
          <table:table-cell office:value-type="float" office:value="33929"/>
          <table:table-cell office:value-type="float" office:value="49509"/>
          <table:table-cell office:value-type="float" office:value="49137"/>
          <table:table-cell office:value-type="float" office:value="27169"/>
          <table:table-cell office:value-type="float" office:value="14325"/>
          <table:table-cell office:value-type="float" office:value="7481"/>
          <table:table-cell office:value-type="float" office:value="9107"/>
          <table:table-cell office:value-type="float" office:value="65762"/>
          <table:table-cell office:value-type="float" office:value="389757"/>
          <table:table-cell office:value-type="float" office:value="2.0442837136847847"/>
          <table:table-cell office:value-type="float" office:value="2.4868370680414476"/>
          <table:table-cell table:number-columns-repeated="16371"/>
        </table:table-row>
        <table:table-row>
          <table:table-cell/>
          <table:table-cell office:value-type="float" office:value="97084"/>
          <table:table-cell office:value-type="float" office:value="17124"/>
          <table:table-cell office:value-type="float" office:value="25656"/>
          <table:table-cell office:value-type="float" office:value="25362"/>
          <table:table-cell office:value-type="float" office:value="13945"/>
          <table:table-cell office:value-type="float" office:value="7202"/>
          <table:table-cell office:value-type="float" office:value="3705"/>
          <table:table-cell office:value-type="float" office:value="4090"/>
          <table:table-cell office:value-type="float" office:value="29625"/>
          <table:table-cell office:value-type="float" office:value="195173"/>
          <table:table-cell office:value-type="float" office:value="2.0103518602447363"/>
          <table:table-cell office:value-type="float" office:value="2.4408829414707354"/>
          <table:table-cell table:number-columns-repeated="16371"/>
        </table:table-row>
        <table:table-row>
          <table:table-cell/>
          <table:table-cell office:value-type="float" office:value="69232"/>
          <table:table-cell office:value-type="float" office:value="13919"/>
          <table:table-cell office:value-type="float" office:value="18474"/>
          <table:table-cell office:value-type="float" office:value="17210"/>
          <table:table-cell office:value-type="float" office:value="9565"/>
          <table:table-cell office:value-type="float" office:value="4779"/>
          <table:table-cell office:value-type="float" office:value="2368"/>
          <table:table-cell office:value-type="float" office:value="2917"/>
          <table:table-cell office:value-type="float" office:value="21225"/>
          <table:table-cell office:value-type="float" office:value="133770"/>
          <table:table-cell office:value-type="float" office:value="1.9321989831291888"/>
          <table:table-cell office:value-type="float" office:value="2.4184188165530709"/>
          <table:table-cell table:number-columns-repeated="16371"/>
        </table:table-row>
        <table:table-row>
          <table:table-cell/>
          <table:table-cell office:value-type="float" office:value="26194"/>
          <table:table-cell office:value-type="float" office:value="6042"/>
          <table:table-cell office:value-type="float" office:value="7077"/>
          <table:table-cell office:value-type="float" office:value="6142"/>
          <table:table-cell office:value-type="float" office:value="3216"/>
          <table:table-cell office:value-type="float" office:value="1624"/>
          <table:table-cell office:value-type="float" office:value="877"/>
          <table:table-cell office:value-type="float" office:value="1216"/>
          <table:table-cell office:value-type="float" office:value="8917"/>
          <table:table-cell office:value-type="float" office:value="48807"/>
          <table:table-cell office:value-type="float" office:value="1.8632893028937925"/>
          <table:table-cell office:value-type="float" office:value="2.4219432314410478"/>
          <table:table-cell table:number-columns-repeated="16371"/>
        </table:table-row>
        <table:table-row>
          <table:table-cell/>
          <table:table-cell office:value-type="float" office:value="4837"/>
          <table:table-cell office:value-type="float" office:value="1412"/>
          <table:table-cell office:value-type="float" office:value="1311"/>
          <table:table-cell office:value-type="float" office:value="1021"/>
          <table:table-cell office:value-type="float" office:value="477"/>
          <table:table-cell office:value-type="float" office:value="279"/>
          <table:table-cell office:value-type="float" office:value="125"/>
          <table:table-cell office:value-type="float" office:value="212"/>
          <table:table-cell office:value-type="float" office:value="1621"/>
          <table:table-cell office:value-type="float" office:value="8146"/>
          <table:table-cell office:value-type="float" office:value="1.6841017159396321"/>
          <table:table-cell office:value-type="float" office:value="2.3783941605839418"/>
          <table:table-cell table:number-columns-repeated="16371"/>
        </table:table-row>
        <table:table-row table:number-rows-repeated="1048530">
          <table:table-cell table:number-columns-repeated="16371"/>
        </table:table-row>
      </table:table>
      <table:table table:name="'file:///J:/_TEAM/Hilgarth/Website%20NEU/Volkszählung/Dokumente_alte_Website_VZ/VZ_Lebensformen/Alte_Website/Tabs.xls'#HH1" table:style-name="ta3">
        <table:table-source xlink:href="file:///J:/_TEAM/Hilgarth/Website%20NEU/Volkszählung/Dokumente_alte_Website_VZ/VZ_Lebensformen/Alte_Website/Tabs.xls" table:table-name="HH1" table:mode="copy-results-only"/>
        <table:table-column/>
        <table:table-row table:number-rows-repeated="3">
          <table:table-cell table:number-columns-repeated="16384"/>
        </table:table-row>
        <table:table-row>
          <table:table-cell/>
          <table:table-cell office:value-type="float" office:value="201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3649309"/>
          <table:table-cell office:value-type="float" office:value="116898"/>
          <table:table-cell office:value-type="float" office:value="240602"/>
          <table:table-cell office:value-type="float" office:value="679828"/>
          <table:table-cell office:value-type="float" office:value="589950"/>
          <table:table-cell office:value-type="float" office:value="223443"/>
          <table:table-cell office:value-type="float" office:value="512586"/>
          <table:table-cell office:value-type="float" office:value="296712"/>
          <table:table-cell office:value-type="float" office:value="151812"/>
          <table:table-cell office:value-type="float" office:value="837478"/>
          <table:table-cell table:number-columns-repeated="16373"/>
        </table:table-row>
        <table:table-row table:number-rows-repeated="10">
          <table:table-cell table:number-columns-repeated="16384"/>
        </table:table-row>
        <table:table-row>
          <table:table-cell/>
          <table:table-cell office:value-type="float" office:value="200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3339663"/>
          <table:table-cell office:value-type="float" office:value="106221"/>
          <table:table-cell office:value-type="float" office:value="224968"/>
          <table:table-cell office:value-type="float" office:value="622746"/>
          <table:table-cell office:value-type="float" office:value="543034"/>
          <table:table-cell office:value-type="float" office:value="207618"/>
          <table:table-cell office:value-type="float" office:value="468820"/>
          <table:table-cell office:value-type="float" office:value="260660"/>
          <table:table-cell office:value-type="float" office:value="134513"/>
          <table:table-cell office:value-type="float" office:value="771083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9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3013006"/>
          <table:table-cell office:value-type="float" office:value="94951"/>
          <table:table-cell office:value-type="float" office:value="199124"/>
          <table:table-cell office:value-type="float" office:value="554286"/>
          <table:table-cell office:value-type="float" office:value="481646"/>
          <table:table-cell office:value-type="float" office:value="178573"/>
          <table:table-cell office:value-type="float" office:value="425570"/>
          <table:table-cell office:value-type="float" office:value="219783"/>
          <table:table-cell office:value-type="float" office:value="112313"/>
          <table:table-cell office:value-type="float" office:value="746760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8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2763870"/>
          <table:table-cell office:value-type="float" office:value="86404"/>
          <table:table-cell office:value-type="float" office:value="176341"/>
          <table:table-cell office:value-type="float" office:value="508264"/>
          <table:table-cell office:value-type="float" office:value="431758"/>
          <table:table-cell office:value-type="float" office:value="153916"/>
          <table:table-cell office:value-type="float" office:value="394584"/>
          <table:table-cell office:value-type="float" office:value="188898"/>
          <table:table-cell office:value-type="float" office:value="98237"/>
          <table:table-cell office:value-type="float" office:value="725468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7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2571039"/>
          <table:table-cell office:value-type="float" office:value="78240"/>
          <table:table-cell office:value-type="float" office:value="155588"/>
          <table:table-cell office:value-type="float" office:value="472932"/>
          <table:table-cell office:value-type="float" office:value="387316"/>
          <table:table-cell office:value-type="float" office:value="128585"/>
          <table:table-cell office:value-type="float" office:value="365040"/>
          <table:table-cell office:value-type="float" office:value="160979"/>
          <table:table-cell office:value-type="float" office:value="84622"/>
          <table:table-cell office:value-type="float" office:value="737737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6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2305760"/>
          <table:table-cell office:value-type="float" office:value="75171"/>
          <table:table-cell office:value-type="float" office:value="136840"/>
          <table:table-cell office:value-type="float" office:value="440587"/>
          <table:table-cell office:value-type="float" office:value="341131"/>
          <table:table-cell office:value-type="float" office:value="102467"/>
          <table:table-cell office:value-type="float" office:value="333424"/>
          <table:table-cell office:value-type="float" office:value="123705"/>
          <table:table-cell office:value-type="float" office:value="59514"/>
          <table:table-cell office:value-type="float" office:value="692921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5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2205159"/>
          <table:table-cell office:value-type="float" office:value="73146"/>
          <table:table-cell office:value-type="float" office:value="124561"/>
          <table:table-cell office:value-type="float" office:value="439597"/>
          <table:table-cell office:value-type="float" office:value="324011"/>
          <table:table-cell office:value-type="float" office:value="93569"/>
          <table:table-cell office:value-type="float" office:value="313313"/>
          <table:table-cell office:value-type="float" office:value="114689"/>
          <table:table-cell office:value-type="float" office:value="50301"/>
          <table:table-cell office:value-type="float" office:value="671972"/>
          <table:table-cell table:number-columns-repeated="16373"/>
        </table:table-row>
        <table:table-row table:number-rows-repeated="1048504">
          <table:table-cell table:number-columns-repeated="16373"/>
        </table:table-row>
      </table:table>
      <table:table table:name="'file:///J:/_TEAM/Hilgarth/Website%20NEU/Volkszählung/Dokumente_alte_Website_VZ/VZ_Lebensformen/Alte_Website/Tabs.xls'#HH1_engl" table:style-name="ta3">
        <table:table-source xlink:href="file:///J:/_TEAM/Hilgarth/Website%20NEU/Volkszählung/Dokumente_alte_Website_VZ/VZ_Lebensformen/Alte_Website/Tabs.xls" table:table-name="HH1_eng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2" table:style-name="ta3">
        <table:table-source xlink:href="file:///J:/_TEAM/Hilgarth/Website%20NEU/Volkszählung/Dokumente_alte_Website_VZ/VZ_Lebensformen/Alte_Website/Tabs.xls" table:table-name="H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3" table:style-name="ta3">
        <table:table-source xlink:href="file:///J:/_TEAM/Hilgarth/Website%20NEU/Volkszählung/Dokumente_alte_Website_VZ/VZ_Lebensformen/Alte_Website/Tabs.xls" table:table-name="H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4" table:style-name="ta3">
        <table:table-source xlink:href="file:///J:/_TEAM/Hilgarth/Website%20NEU/Volkszählung/Dokumente_alte_Website_VZ/VZ_Lebensformen/Alte_Website/Tabs.xls" table:table-name="HH4" table:mode="copy-results-only"/>
        <table:table-column/>
        <table:table-row table:number-rows-repeated="7">
          <table:table-cell table:number-columns-repeated="16384"/>
        </table:table-row>
        <table:table-row>
          <table:table-cell office:value-type="string" office:string-value="Paare"/>
          <table:table-cell table:number-columns-repeated="16383"/>
        </table:table-row>
        <table:table-row table:number-rows-repeated="6">
          <table:table-cell table:number-columns-repeated="16384"/>
        </table:table-row>
        <table:table-row>
          <table:table-cell office:value-type="string" office:string-value="Ein-Eltern-Haushalte zus."/>
          <table:table-cell table:number-columns-repeated="16383"/>
        </table:table-row>
        <table:table-row table:number-rows-repeated="8">
          <table:table-cell table:number-columns-repeated="16384"/>
        </table:table-row>
        <table:table-row>
          <table:table-cell office:value-type="string" office:string-value="Zwei- und Mehrfamilien-&#10;haushalte"/>
          <table:table-cell table:number-columns-repeated="16383"/>
        </table:table-row>
        <table:table-row>
          <table:table-cell office:value-type="string" office:string-value="Nichtfamilienhaushalte zus."/>
          <table:table-cell table:number-columns-repeated="16383"/>
        </table:table-row>
        <table:table-row table:number-rows-repeated="8">
          <table:table-cell table:number-columns-repeated="16384"/>
        </table:table-row>
        <table:table-row>
          <table:table-cell office:value-type="string" office:string-value="Paare"/>
          <table:table-cell table:number-columns-repeated="16383"/>
        </table:table-row>
        <table:table-row table:number-rows-repeated="6">
          <table:table-cell table:number-columns-repeated="16384"/>
        </table:table-row>
        <table:table-row>
          <table:table-cell office:value-type="string" office:string-value="Ein-Eltern-Haushalte zus."/>
          <table:table-cell table:number-columns-repeated="16383"/>
        </table:table-row>
        <table:table-row table:number-rows-repeated="8">
          <table:table-cell table:number-columns-repeated="16384"/>
        </table:table-row>
        <table:table-row>
          <table:table-cell office:value-type="string" office:string-value="Zwei- und Mehrfamilien-&#10;haushalte"/>
          <table:table-cell table:number-columns-repeated="16383"/>
        </table:table-row>
        <table:table-row>
          <table:table-cell office:value-type="string" office:string-value="Nichtfamilienhaushalte zus."/>
          <table:table-cell table:number-columns-repeated="16383"/>
        </table:table-row>
        <table:table-row table:number-rows-repeated="1048525">
          <table:table-cell table:number-columns-repeated="16383"/>
        </table:table-row>
      </table:table>
      <table:table table:name="'file:///J:/_TEAM/Hilgarth/Website%20NEU/Volkszählung/Dokumente_alte_Website_VZ/VZ_Lebensformen/Alte_Website/Tabs.xls'#HH5" table:style-name="ta3">
        <table:table-source xlink:href="file:///J:/_TEAM/Hilgarth/Website%20NEU/Volkszählung/Dokumente_alte_Website_VZ/VZ_Lebensformen/Alte_Website/Tabs.xls" table:table-name="H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6" table:style-name="ta3">
        <table:table-source xlink:href="file:///J:/_TEAM/Hilgarth/Website%20NEU/Volkszählung/Dokumente_alte_Website_VZ/VZ_Lebensformen/Alte_Website/Tabs.xls" table:table-name="HH6" table:mode="copy-results-only"/>
        <table:table-column/>
        <table:table-row table:number-rows-repeated="5">
          <table:table-cell table:number-columns-repeated="16384"/>
        </table:table-row>
        <table:table-row>
          <table:table-cell office:value-type="string" office:string-value="Insgesamt"/>
          <table:table-cell office:value-type="float" office:value="1324287"/>
          <table:table-cell office:value-type="float" office:value="82213"/>
          <table:table-cell office:value-type="float" office:value="194161"/>
          <table:table-cell office:value-type="float" office:value="173548"/>
          <table:table-cell office:value-type="float" office:value="213037"/>
          <table:table-cell office:value-type="float" office:value="197852"/>
          <table:table-cell office:value-type="float" office:value="205545"/>
          <table:table-cell office:value-type="float" office:value="257931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Insgesamt"/>
          <table:table-cell office:value-type="float" office:value="1119910"/>
          <table:table-cell office:value-type="float" office:value="67496"/>
          <table:table-cell office:value-type="float" office:value="186680"/>
          <table:table-cell office:value-type="float" office:value="159633"/>
          <table:table-cell office:value-type="float" office:value="140597"/>
          <table:table-cell office:value-type="float" office:value="161719"/>
          <table:table-cell office:value-type="float" office:value="162952"/>
          <table:table-cell office:value-type="float" office:value="240833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Insgesamt"/>
          <table:table-cell office:value-type="float" office:value="893529"/>
          <table:table-cell office:value-type="float" office:value="65452"/>
          <table:table-cell office:value-type="float" office:value="135868"/>
          <table:table-cell office:value-type="float" office:value="87075"/>
          <table:table-cell office:value-type="float" office:value="98667"/>
          <table:table-cell office:value-type="float" office:value="111108"/>
          <table:table-cell office:value-type="float" office:value="176513"/>
          <table:table-cell office:value-type="float" office:value="218846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Insgesamt"/>
          <table:table-cell office:value-type="float" office:value="782112"/>
          <table:table-cell office:value-type="float" office:value="57458"/>
          <table:table-cell office:value-type="float" office:value="82300"/>
          <table:table-cell office:value-type="float" office:value="68658"/>
          <table:table-cell office:value-type="float" office:value="68484"/>
          <table:table-cell office:value-type="float" office:value="120646"/>
          <table:table-cell office:value-type="float" office:value="203098"/>
          <table:table-cell office:value-type="float" office:value="181468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Insgesamt "/>
          <table:table-cell office:value-type="float" office:value="658164"/>
          <table:table-cell office:value-type="float" office:value="47793"/>
          <table:table-cell office:value-type="float" office:value="62930"/>
          <table:table-cell office:value-type="float" office:value="49392"/>
          <table:table-cell office:value-type="float" office:value="63742"/>
          <table:table-cell office:value-type="float" office:value="133299"/>
          <table:table-cell office:value-type="float" office:value="181983"/>
          <table:table-cell office:value-type="float" office:value="119022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1048496">
          <table:table-cell table:number-columns-repeated="16383"/>
        </table:table-row>
      </table:table>
      <table:table table:name="'file:///J:/_TEAM/Hilgarth/Website%20NEU/Volkszählung/Dokumente_alte_Website_VZ/VZ_Lebensformen/Alte_Website/Tabs.xls'#HH7" table:style-name="ta3">
        <table:table-source xlink:href="file:///J:/_TEAM/Hilgarth/Website%20NEU/Volkszählung/Dokumente_alte_Website_VZ/VZ_Lebensformen/Alte_Website/Tabs.xls" table:table-name="HH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8" table:style-name="ta3">
        <table:table-source xlink:href="file:///J:/_TEAM/Hilgarth/Website%20NEU/Volkszählung/Dokumente_alte_Website_VZ/VZ_Lebensformen/Alte_Website/Tabs.xls" table:table-name="HH8" table:mode="copy-results-only"/>
        <table:table-column/>
        <table:table-row table:number-rows-repeated="4">
          <table:table-cell table:number-columns-repeated="16384"/>
        </table:table-row>
        <table:table-row>
          <table:table-cell/>
          <table:table-cell office:value-type="string" office:string-value="Zusammen"/>
          <table:table-cell table:number-columns-repeated="16382"/>
        </table:table-row>
        <table:table-row table:number-rows-repeated="17">
          <table:table-cell table:number-columns-repeated="16384"/>
        </table:table-row>
        <table:table-row>
          <table:table-cell/>
          <table:table-cell office:value-type="string" office:string-value="Männer"/>
          <table:table-cell table:number-columns-repeated="16382"/>
        </table:table-row>
        <table:table-row>
          <table:table-cell office:value-type="string" office:string-value="Insgesamt"/>
          <table:table-cell office:value-type="float" office:value="47540"/>
          <table:table-cell office:value-type="float" office:value="5037"/>
          <table:table-cell office:value-type="float" office:value="16250"/>
          <table:table-cell office:value-type="float" office:value="2941"/>
          <table:table-cell office:value-type="float" office:value="1165"/>
          <table:table-cell office:value-type="float" office:value="1644"/>
          <table:table-cell office:value-type="float" office:value="14"/>
          <table:table-cell office:value-type="float" office:value="4723"/>
          <table:table-cell office:value-type="float" office:value="7463"/>
          <table:table-cell office:value-type="float" office:value="2978"/>
          <table:table-cell office:value-type="float" office:value="985"/>
          <table:table-cell office:value-type="float" office:value="4340"/>
          <table:table-cell table:number-columns-repeated="16371"/>
        </table:table-row>
        <table:table-row table:number-rows-repeated="16">
          <table:table-cell table:number-columns-repeated="16384"/>
        </table:table-row>
        <table:table-row>
          <table:table-cell/>
          <table:table-cell office:value-type="string" office:string-value="Frauen"/>
          <table:table-cell table:number-columns-repeated="16382"/>
        </table:table-row>
        <table:table-row>
          <table:table-cell office:value-type="string" office:string-value="Insgesamt"/>
          <table:table-cell office:value-type="float" office:value="69054"/>
          <table:table-cell office:value-type="float" office:value="4985"/>
          <table:table-cell office:value-type="float" office:value="48562"/>
          <table:table-cell office:value-type="float" office:value="2663"/>
          <table:table-cell office:value-type="float" office:value="962"/>
          <table:table-cell office:value-type="float" office:value="3161"/>
          <table:table-cell office:value-type="string" office:string-value="-"/>
          <table:table-cell office:value-type="float" office:value="246"/>
          <table:table-cell office:value-type="float" office:value="3829"/>
          <table:table-cell office:value-type="float" office:value="1410"/>
          <table:table-cell office:value-type="float" office:value="1046"/>
          <table:table-cell office:value-type="float" office:value="2190"/>
          <table:table-cell table:number-columns-repeated="16371"/>
        </table:table-row>
        <table:table-row table:number-rows-repeated="1048534">
          <table:table-cell table:number-columns-repeated="16371"/>
        </table:table-row>
      </table:table>
      <table:table table:name="'file:///J:/_TEAM/Hilgarth/Website%20NEU/Volkszählung/Dokumente_alte_Website_VZ/VZ_Lebensformen/Alte_Website/Tabs.xls'#Fam1" table:style-name="ta3">
        <table:table-source xlink:href="file:///J:/_TEAM/Hilgarth/Website%20NEU/Volkszählung/Dokumente_alte_Website_VZ/VZ_Lebensformen/Alte_Website/Tabs.xls" table:table-name="Fam1" table:mode="copy-results-only"/>
        <table:table-column/>
        <table:table-row table:number-rows-repeated="5">
          <table:table-cell table:number-columns-repeated="16384"/>
        </table:table-row>
        <table:table-row>
          <table:table-cell office:value-type="string" office:string-value="Ehepaare"/>
          <table:table-cell office:value-type="float" office:value="1630914"/>
          <table:table-cell office:value-type="float" office:value="73.925764827520865"/>
          <table:table-cell office:value-type="float" office:value="100"/>
          <table:table-cell office:value-type="float" office:value="1614273"/>
          <table:table-cell office:value-type="float" office:value="69.983439186699329"/>
          <table:table-cell office:value-type="float" office:value="100"/>
          <table:table-cell office:value-type="float" office:value="-1.0203480992866576"/>
          <table:table-cell table:number-columns-repeated="16376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Lebensgemeinschaften"/>
          <table:table-cell office:value-type="float" office:value="223365"/>
          <table:table-cell office:value-type="float" office:value="10.124646952996418"/>
          <table:table-cell office:value-type="float" office:value="100"/>
          <table:table-cell office:value-type="float" office:value="321689"/>
          <table:table-cell office:value-type="float" office:value="13.946155680315609"/>
          <table:table-cell office:value-type="float" office:value="100"/>
          <table:table-cell office:value-type="float" office:value="44.019430080809435"/>
          <table:table-cell table:number-columns-repeated="16376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Väter in Ein-Eltern-Familien"/>
          <table:table-cell office:value-type="float" office:value="51140"/>
          <table:table-cell office:value-type="float" office:value="2.318064357335468"/>
          <table:table-cell office:value-type="float" office:value="100.00000000000001"/>
          <table:table-cell office:value-type="float" office:value="54736"/>
          <table:table-cell office:value-type="float" office:value="2.3729651225803656"/>
          <table:table-cell office:value-type="float" office:value="100.00000000000001"/>
          <table:table-cell office:value-type="float" office:value="7.0316777473601881"/>
          <table:table-cell table:number-columns-repeated="16376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Mütter in Ein-Eltern-Familien"/>
          <table:table-cell office:value-type="float" office:value="300732"/>
          <table:table-cell office:value-type="float" office:value="13.63152386214724"/>
          <table:table-cell office:value-type="float" office:value="99.999999999999986"/>
          <table:table-cell office:value-type="float" office:value="315952"/>
          <table:table-cell office:value-type="float" office:value="13.6974400104047"/>
          <table:table-cell office:value-type="float" office:value="100"/>
          <table:table-cell office:value-type="float" office:value="5.0609845310775041"/>
          <table:table-cell table:number-columns-repeated="16376"/>
        </table:table-row>
        <table:table-row table:number-rows-repeated="1048548">
          <table:table-cell table:number-columns-repeated="16376"/>
        </table:table-row>
      </table:table>
      <table:table table:name="'file:///J:/_TEAM/Hilgarth/Website%20NEU/Volkszählung/Dokumente_alte_Website_VZ/VZ_Lebensformen/Alte_Website/Tabs.xls'#Fam2" table:style-name="ta3">
        <table:table-source xlink:href="file:///J:/_TEAM/Hilgarth/Website%20NEU/Volkszählung/Dokumente_alte_Website_VZ/VZ_Lebensformen/Alte_Website/Tabs.xls" table:table-name="Fam2" table:mode="copy-results-only"/>
        <table:table-column/>
        <table:table-row table:number-rows-repeated="12">
          <table:table-cell table:number-columns-repeated="16384"/>
        </table:table-row>
        <table:table-row>
          <table:table-cell office:value-type="string" office:string-value="Paare zusammen"/>
          <table:table-cell office:value-type="float" office:value="1600039"/>
          <table:table-cell office:value-type="float" office:value="1704616"/>
          <table:table-cell office:value-type="float" office:value="1729065"/>
          <table:table-cell office:value-type="float" office:value="1786352"/>
          <table:table-cell office:value-type="float" office:value="1854279"/>
          <table:table-cell office:value-type="float" office:value="1935962"/>
          <table:table-cell table:number-columns-repeated="16377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Ehepaare"/>
          <table:table-cell table:number-columns-repeated="16383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Lebensgemeinschaften"/>
          <table:table-cell table:number-columns-repeated="16383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Ein-Eltern-Familien zusammen"/>
          <table:table-cell office:value-type="float" office:value="259216"/>
          <table:table-cell office:value-type="float" office:value="224412"/>
          <table:table-cell office:value-type="float" office:value="257276"/>
          <table:table-cell office:value-type="float" office:value="322776"/>
          <table:table-cell office:value-type="float" office:value="351872"/>
          <table:table-cell office:value-type="float" office:value="370688"/>
          <table:table-cell table:number-columns-repeated="16377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Väter in Ein-Eltern-Famili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Mütter in Ein-Eltern-Familien"/>
          <table:table-cell table:number-columns-repeated="16383"/>
        </table:table-row>
        <table:table-row table:number-rows-repeated="1048527">
          <table:table-cell table:number-columns-repeated="16383"/>
        </table:table-row>
      </table:table>
      <table:table table:name="'file:///J:/_TEAM/Hilgarth/Website%20NEU/Volkszählung/Dokumente_alte_Website_VZ/VZ_Lebensformen/Alte_Website/Tabs.xls'#Fam3" table:style-name="ta3">
        <table:table-source xlink:href="file:///J:/_TEAM/Hilgarth/Website%20NEU/Volkszählung/Dokumente_alte_Website_VZ/VZ_Lebensformen/Alte_Website/Tabs.xls" table:table-name="Fam3" table:mode="copy-results-only"/>
        <table:table-column/>
        <table:table-row table:number-rows-repeated="3">
          <table:table-cell table:number-columns-repeated="16384"/>
        </table:table-row>
        <table:table-row>
          <table:table-cell/>
          <table:table-cell office:value-type="float" office:value="2011"/>
          <table:table-cell table:number-columns-repeated="16382"/>
        </table:table-row>
        <table:table-row>
          <table:table-cell office:value-type="string" office:string-value="Familien mit … Kindern&#10;aller Altersstufen"/>
          <table:table-cell office:value-type="float" office:value="2306650"/>
          <table:table-cell office:value-type="float" office:value="83242"/>
          <table:table-cell office:value-type="float" office:value="155979"/>
          <table:table-cell office:value-type="float" office:value="460444"/>
          <table:table-cell office:value-type="float" office:value="391671"/>
          <table:table-cell office:value-type="float" office:value="144697"/>
          <table:table-cell office:value-type="float" office:value="337974"/>
          <table:table-cell office:value-type="float" office:value="193919"/>
          <table:table-cell office:value-type="float" office:value="102522"/>
          <table:table-cell office:value-type="float" office:value="436202"/>
          <table:table-cell table:number-columns-repeated="1637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Kinder"/>
          <table:table-cell office:value-type="float" office:value="2341743"/>
          <table:table-cell office:value-type="float" office:value="82042"/>
          <table:table-cell office:value-type="float" office:value="155631"/>
          <table:table-cell office:value-type="float" office:value="463861"/>
          <table:table-cell office:value-type="float" office:value="417292"/>
          <table:table-cell office:value-type="float" office:value="155575"/>
          <table:table-cell office:value-type="float" office:value="326322"/>
          <table:table-cell office:value-type="float" office:value="212352"/>
          <table:table-cell office:value-type="float" office:value="115664"/>
          <table:table-cell office:value-type="float" office:value="413004"/>
          <table:table-cell table:number-columns-repeated="16373"/>
        </table:table-row>
        <table:table-row>
          <table:table-cell table:number-columns-repeated="16384"/>
        </table:table-row>
        <table:table-row>
          <table:table-cell office:value-type="string" office:string-value="Familien mit … Kindern&#10;unter 15 Jahren"/>
          <table:table-cell office:value-type="float" office:value="762226"/>
          <table:table-cell office:value-type="float" office:value="24181"/>
          <table:table-cell office:value-type="float" office:value="49452"/>
          <table:table-cell office:value-type="float" office:value="146219"/>
          <table:table-cell office:value-type="float" office:value="132120"/>
          <table:table-cell office:value-type="float" office:value="50032"/>
          <table:table-cell office:value-type="float" office:value="104174"/>
          <table:table-cell office:value-type="float" office:value="66872"/>
          <table:table-cell office:value-type="float" office:value="36416"/>
          <table:table-cell office:value-type="float" office:value="152760"/>
          <table:table-cell table:number-columns-repeated="16373"/>
        </table:table-row>
        <table:table-row table:number-rows-repeated="3">
          <table:table-cell table:number-columns-repeated="16384"/>
        </table:table-row>
        <table:table-row>
          <table:table-cell office:value-type="string" office:string-value="Kinder"/>
          <table:table-cell office:value-type="float" office:value="1204941"/>
          <table:table-cell office:value-type="float" office:value="36903"/>
          <table:table-cell office:value-type="float" office:value="75714"/>
          <table:table-cell office:value-type="float" office:value="232585"/>
          <table:table-cell office:value-type="float" office:value="213451"/>
          <table:table-cell office:value-type="float" office:value="79172"/>
          <table:table-cell office:value-type="float" office:value="161232"/>
          <table:table-cell office:value-type="float" office:value="105236"/>
          <table:table-cell office:value-type="float" office:value="60560"/>
          <table:table-cell office:value-type="float" office:value="240088"/>
          <table:table-cell table:number-columns-repeated="16373"/>
        </table:table-row>
        <table:table-row>
          <table:table-cell/>
          <table:table-cell office:value-type="float" office:value="2001"/>
          <table:table-cell table:number-columns-repeated="16382"/>
        </table:table-row>
        <table:table-row>
          <table:table-cell office:value-type="string" office:string-value="Familien mit … Kindern&#10;aller Altersstufen"/>
          <table:table-cell office:value-type="float" office:value="2206151"/>
          <table:table-cell office:value-type="float" office:value="79692"/>
          <table:table-cell office:value-type="float" office:value="155838"/>
          <table:table-cell office:value-type="float" office:value="437315"/>
          <table:table-cell office:value-type="float" office:value="378368"/>
          <table:table-cell office:value-type="float" office:value="138876"/>
          <table:table-cell office:value-type="float" office:value="330460"/>
          <table:table-cell office:value-type="float" office:value="181984"/>
          <table:table-cell office:value-type="float" office:value="95642"/>
          <table:table-cell office:value-type="float" office:value="407976"/>
          <table:table-cell table:number-columns-repeated="1637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Kinder"/>
          <table:table-cell office:value-type="float" office:value="2424805"/>
          <table:table-cell office:value-type="float" office:value="86980"/>
          <table:table-cell office:value-type="float" office:value="178444"/>
          <table:table-cell office:value-type="float" office:value="471519"/>
          <table:table-cell office:value-type="float" office:value="445510"/>
          <table:table-cell office:value-type="float" office:value="165374"/>
          <table:table-cell office:value-type="float" office:value="361014"/>
          <table:table-cell office:value-type="float" office:value="227856"/>
          <table:table-cell office:value-type="float" office:value="121269"/>
          <table:table-cell office:value-type="float" office:value="366839"/>
          <table:table-cell table:number-columns-repeated="16373"/>
        </table:table-row>
        <table:table-row>
          <table:table-cell table:number-columns-repeated="16384"/>
        </table:table-row>
        <table:table-row>
          <table:table-cell office:value-type="string" office:string-value="Familien mit … Kindern&#10;unter 15 Jahren"/>
          <table:table-cell office:value-type="float" office:value="831418"/>
          <table:table-cell office:value-type="float" office:value="26900"/>
          <table:table-cell office:value-type="float" office:value="59015"/>
          <table:table-cell office:value-type="float" office:value="158871"/>
          <table:table-cell office:value-type="float" office:value="149863"/>
          <table:table-cell office:value-type="float" office:value="56302"/>
          <table:table-cell office:value-type="float" office:value="121370"/>
          <table:table-cell office:value-type="float" office:value="74819"/>
          <table:table-cell office:value-type="float" office:value="39646"/>
          <table:table-cell office:value-type="float" office:value="144632"/>
          <table:table-cell table:number-columns-repeated="16373"/>
        </table:table-row>
        <table:table-row table:number-rows-repeated="3">
          <table:table-cell table:number-columns-repeated="16384"/>
        </table:table-row>
        <table:table-row>
          <table:table-cell office:value-type="string" office:string-value="Kinder"/>
          <table:table-cell office:value-type="float" office:value="1335517"/>
          <table:table-cell office:value-type="float" office:value="41598"/>
          <table:table-cell office:value-type="float" office:value="92527"/>
          <table:table-cell office:value-type="float" office:value="259590"/>
          <table:table-cell office:value-type="float" office:value="248682"/>
          <table:table-cell office:value-type="float" office:value="91067"/>
          <table:table-cell office:value-type="float" office:value="189311"/>
          <table:table-cell office:value-type="float" office:value="122481"/>
          <table:table-cell office:value-type="float" office:value="67432"/>
          <table:table-cell office:value-type="float" office:value="222829"/>
          <table:table-cell table:number-columns-repeated="16373"/>
        </table:table-row>
        <table:table-row table:number-rows-repeated="1048545">
          <table:table-cell table:number-columns-repeated="16373"/>
        </table:table-row>
      </table:table>
      <table:table table:name="'file://xwwp0069/profiles$/fuchs/Downloads/Leitfaden-Excel-Tabellen%20(3).xlsx'#Vorgaben" table:style-name="ta3">
        <table:table-source xlink:href="file://xwwp0069/profiles$/fuchs/Downloads/Leitfaden-Excel-Tabellen%20(3).xlsx" table:table-name="Vorgab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xwwp0069/profiles$/fuchs/Downloads/Leitfaden-Excel-Tabellen%20(3).xlsx'#Tabelle_IST" table:style-name="ta3">
        <table:table-source xlink:href="file://xwwp0069/profiles$/fuchs/Downloads/Leitfaden-Excel-Tabellen%20(3).xlsx" table:table-name="Tabelle_IST" table:mode="copy-results-only"/>
        <table:table-column/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Insgesamt"/>
          <table:table-cell table:number-columns-repeated="16382"/>
        </table:table-row>
        <table:table-row table:number-rows-repeated="27">
          <table:table-cell table:number-columns-repeated="16384"/>
        </table:table-row>
        <table:table-row>
          <table:table-cell/>
          <table:table-cell office:value-type="string" office:string-value="Männer"/>
          <table:table-cell table:number-columns-repeated="16382"/>
        </table:table-row>
        <table:table-row table:number-rows-repeated="27">
          <table:table-cell table:number-columns-repeated="16384"/>
        </table:table-row>
        <table:table-row>
          <table:table-cell/>
          <table:table-cell office:value-type="string" office:string-value="Frauen"/>
          <table:table-cell table:number-columns-repeated="16382"/>
        </table:table-row>
        <table:table-row table:number-rows-repeated="1048513">
          <table:table-cell table:number-columns-repeated="16382"/>
        </table:table-row>
      </table:table>
      <table:table table:name="'file://xwwp0069/profiles$/fuchs/Downloads/Leitfaden-Excel-Tabellen%20(3).xlsx'#Tabelle_NEU" table:style-name="ta3">
        <table:table-source xlink:href="file://xwwp0069/profiles$/fuchs/Downloads/Leitfaden-Excel-Tabellen%20(3).xlsx" table:table-name="Tabelle_NEU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1d56568_STF_Fuss_1_CN1" table:expression="of:=[.#REF!]" table:base-cell-address="Tabellenverzeichnis.$A$1"/>
        <table:named-expression table:name="_1d56568_STF_Gesamtsumme_1_CN1" table:expression="of:=[.#REF!]" table:base-cell-address="Tabellenverzeichnis.$A$1"/>
        <table:named-expression table:name="_1d56568_STF_Tabellenkopf_1_CN1" table:expression="of:=[.#REF!]" table:base-cell-address="Tabellenverzeichnis.$A$1"/>
        <table:named-expression table:name="_1d56568_STF_Titel_1_CN1" table:expression="of:=[.#REF!]" table:base-cell-address="Tabellenverzeichnis.$A$1"/>
        <table:named-expression table:name="_1d56568_STF_Vorspalte_1_CN1" table:expression="of:=[.#REF!]" table:base-cell-address="Tabellenverzeichnis.$A$1"/>
        <table:named-expression table:name="_270d2bda_STF_Fuss_1_CN1" table:expression="of:=[.#REF!]" table:base-cell-address="Tabellenverzeichnis.$A$1"/>
        <table:named-expression table:name="_270d2bda_STF_Gesamtsumme_1_CN1" table:expression="of:=[.#REF!]~[.#REF!]~[.#REF!]" table:base-cell-address="Tabellenverzeichnis.$A$1"/>
        <table:named-expression table:name="_270d2bda_STF_Koerper_1_CN3" table:expression="of:=[.#REF!]" table:base-cell-address="Tabellenverzeichnis.$A$1"/>
        <table:named-expression table:name="_270d2bda_STF_Koerper_1_CN4" table:expression="of:=[.#REF!]" table:base-cell-address="Tabellenverzeichnis.$A$1"/>
        <table:named-expression table:name="_270d2bda_STF_Koerper_1_CN5" table:expression="of:=[.#REF!]" table:base-cell-address="Tabellenverzeichnis.$A$1"/>
        <table:named-expression table:name="_270d2bda_STF_Tabellenkopf_1_CN1" table:expression="of:=[.#REF!]" table:base-cell-address="Tabellenverzeichnis.$A$1"/>
        <table:named-expression table:name="_270d2bda_STF_Titel_1_CN1" table:expression="of:=[.#REF!]" table:base-cell-address="Tabellenverzeichnis.$A$1"/>
        <table:named-expression table:name="_270d2bda_STF_Vorspalte_1_CN1" table:expression="of:=[.#REF!]" table:base-cell-address="Tabellenverzeichnis.$A$1"/>
        <table:named-expression table:name="_270d2bda_STF_Zwischenueberschrift_1_CN1" table:expression="of:=[.#REF!]~[.#REF!]~[.#REF!]" table:base-cell-address="Tabellenverzeichnis.$A$1"/>
        <table:named-expression table:name="_2a2befe1_STF_Fuss_1_CN3" table:expression="of:=[.#REF!]" table:base-cell-address="Tabellenverzeichnis.$A$1"/>
        <table:named-expression table:name="_2a2befe1_STF_Fuss_1_CN4" table:expression="of:=[.#REF!]" table:base-cell-address="Tabellenverzeichnis.$A$1"/>
        <table:named-expression table:name="_2a2befe1_STF_Fuss_1_CN5" table:expression="of:=[.#REF!]" table:base-cell-address="Tabellenverzeichnis.$A$1"/>
        <table:named-expression table:name="_2a2befe1_STF_Tabellenkopf_1_CN3" table:expression="of:=[.#REF!]" table:base-cell-address="Tabellenverzeichnis.$A$1"/>
        <table:named-expression table:name="_2a2befe1_STF_Tabellenkopf_1_CN4" table:expression="of:=[.#REF!]" table:base-cell-address="Tabellenverzeichnis.$A$1"/>
        <table:named-expression table:name="_2a2befe1_STF_Titel_1_CN3" table:expression="of:=[.#REF!]" table:base-cell-address="Tabellenverzeichnis.$A$1"/>
        <table:named-expression table:name="_2a2befe1_STF_Titel_1_CN4" table:expression="of:=[.#REF!]" table:base-cell-address="Tabellenverzeichnis.$A$1"/>
        <table:named-expression table:name="_2a2befe1_STF_Vorspalte_1_CN1" table:expression="of:=[.#REF!]" table:base-cell-address="Tabellenverzeichnis.$A$1"/>
        <table:named-expression table:name="_2a2befe1_STF_Vorspalte_1_CN10" table:expression="of:=[.#REF!]" table:base-cell-address="Tabellenverzeichnis.$A$1"/>
        <table:named-expression table:name="_2a2befe1_STF_Vorspalte_1_CN11" table:expression="of:=[.#REF!]" table:base-cell-address="Tabellenverzeichnis.$A$1"/>
        <table:named-expression table:name="_2a2befe1_STF_Vorspalte_1_CN12" table:expression="of:=[.#REF!]" table:base-cell-address="Tabellenverzeichnis.$A$1"/>
        <table:named-expression table:name="_2a2befe1_STF_Vorspalte_1_CN2" table:expression="of:=[.#REF!]" table:base-cell-address="Tabellenverzeichnis.$A$1"/>
        <table:named-expression table:name="_2a2befe1_STF_Vorspalte_1_CN3" table:expression="of:=[.#REF!]" table:base-cell-address="Tabellenverzeichnis.$A$1"/>
        <table:named-expression table:name="_2a2befe1_STF_Vorspalte_1_CN4" table:expression="of:=[.#REF!]" table:base-cell-address="Tabellenverzeichnis.$A$1"/>
        <table:named-expression table:name="_2a2befe1_STF_Vorspalte_1_CN5" table:expression="of:=[.#REF!]" table:base-cell-address="Tabellenverzeichnis.$A$1"/>
        <table:named-expression table:name="_2a2befe1_STF_Vorspalte_1_CN6" table:expression="of:=[.#REF!]" table:base-cell-address="Tabellenverzeichnis.$A$1"/>
        <table:named-expression table:name="_2a2befe1_STF_Vorspalte_1_CN7" table:expression="of:=[.#REF!]" table:base-cell-address="Tabellenverzeichnis.$A$1"/>
        <table:named-expression table:name="_2a2befe1_STF_Vorspalte_1_CN8" table:expression="of:=[.#REF!]" table:base-cell-address="Tabellenverzeichnis.$A$1"/>
        <table:named-expression table:name="_2a2befe1_STF_Vorspalte_1_CN9" table:expression="of:=[.#REF!]" table:base-cell-address="Tabellenverzeichnis.$A$1"/>
        <table:named-expression table:name="_2a2befe1_STF_Zwischenueberschrift_1_CN1" table:expression="of:=[.#REF!]" table:base-cell-address="Tabellenverzeichnis.$A$1"/>
        <table:named-expression table:name="_2a2befe1_STF_Zwischenueberschrift_1_CN2" table:expression="of:=[.#REF!]" table:base-cell-address="Tabellenverzeichnis.$A$1"/>
        <table:named-expression table:name="_302a9bea_STF_Fuss_1_CN1" table:expression="of:=[.#REF!]" table:base-cell-address="Tabellenverzeichnis.$A$1"/>
        <table:named-expression table:name="_302a9bea_STF_Gesamtsumme_1_CN1" table:expression="of:=[.#REF!]~[.#REF!]~[.#REF!]" table:base-cell-address="Tabellenverzeichnis.$A$1"/>
        <table:named-expression table:name="_302a9bea_STF_Koerper_1_CN1" table:expression="of:=[.#REF!]~[.#REF!]~[.#REF!]" table:base-cell-address="Tabellenverzeichnis.$A$1"/>
        <table:named-expression table:name="_302a9bea_STF_Tabellenkopf_1_CN1" table:expression="of:=[.#REF!]" table:base-cell-address="Tabellenverzeichnis.$A$1"/>
        <table:named-expression table:name="_302a9bea_STF_Titel_1_CN1" table:expression="of:=[.#REF!]" table:base-cell-address="Tabellenverzeichnis.$A$1"/>
        <table:named-expression table:name="_302a9bea_STF_Vorspalte_1_CN1" table:expression="of:=[.#REF!]" table:base-cell-address="Tabellenverzeichnis.$A$1"/>
        <table:named-expression table:name="_302a9bea_STF_Zwischenueberschrift_1_CN1" table:expression="of:=[.#REF!]~[.#REF!]~[.#REF!]" table:base-cell-address="Tabellenverzeichnis.$A$1"/>
        <table:named-range table:name="_330c7795_STF_Fuss_1_CN1" table:cell-range-address="Altersgruppen.$A$70:Altersgruppen.$M$70" table:base-cell-address="Altersgruppen.$A$1"/>
        <table:named-expression table:name="_330c7795_STF_Gesamtsumme_1_CN1" table:expression="of:=[Altersgruppen.$A$5:.$M$5]~[Altersgruppen.$A$27:.$M$27]~[Altersgruppen.$A$49:.$M$49]" table:base-cell-address="Tabellenverzeichnis.$A$1"/>
        <table:named-expression table:name="_330c7795_STF_Koerper_1_CN1" table:expression="of:=[Altersgruppen.$B$5:.$M$25]~[Altersgruppen.$B$27:.$M$47]~[Altersgruppen.$B$49:.$M$69]" table:base-cell-address="Tabellenverzeichnis.$A$1"/>
        <table:named-range table:name="_330c7795_STF_Tabellenkopf_1_CN1" table:cell-range-address="Altersgruppen.$A$3:Altersgruppen.$M$3" table:base-cell-address="Altersgruppen.$A$1"/>
        <table:named-range table:name="_330c7795_STF_Titel_1_CN1" table:cell-range-address="Altersgruppen.$A$1:Altersgruppen.$M$1" table:base-cell-address="Altersgruppen.$A$1"/>
        <table:named-range table:name="_330c7795_STF_Vorspalte_1_CN1" table:cell-range-address="Altersgruppen.$A$4:Altersgruppen.$A$69" table:base-cell-address="Altersgruppen.$A$1"/>
        <table:named-expression table:name="_330c7795_STF_Zwischenueberschrift_1_CN1" table:expression="of:=[Altersgruppen.$B$4:.$M$4]~[Altersgruppen.$B$26:.$M$26]~[Altersgruppen.$B$48:.$M$48]" table:base-cell-address="Tabellenverzeichnis.$A$1"/>
        <table:named-expression table:name="_3790506c_STF_Fuss_1_CN1" table:expression="of:=[.#REF!]" table:base-cell-address="Tabellenverzeichnis.$A$1"/>
        <table:named-expression table:name="_3790506c_STF_Gesamtsumme_1_CN1" table:expression="of:=[.#REF!]~[.#REF!]~[.#REF!]" table:base-cell-address="Tabellenverzeichnis.$A$1"/>
        <table:named-expression table:name="_3790506c_STF_Koerper_1_CN1" table:expression="of:=[.#REF!]~[.#REF!]~[.#REF!]" table:base-cell-address="Tabellenverzeichnis.$A$1"/>
        <table:named-expression table:name="_3790506c_STF_Tabellenkopf_1_CN1" table:expression="of:=[.#REF!]" table:base-cell-address="Tabellenverzeichnis.$A$1"/>
        <table:named-expression table:name="_3790506c_STF_Titel_1_CN1" table:expression="of:=[.#REF!]" table:base-cell-address="Tabellenverzeichnis.$A$1"/>
        <table:named-expression table:name="_3790506c_STF_Vorspalte_1_CN1" table:expression="of:=[.#REF!]" table:base-cell-address="Tabellenverzeichnis.$A$1"/>
        <table:named-expression table:name="_3790506c_STF_Zwischenueberschrift_1_CN1" table:expression="of:=[.#REF!]~[.#REF!]~[.#REF!]" table:base-cell-address="Tabellenverzeichnis.$A$1"/>
        <table:named-expression table:name="_40930795_STF_Fuss_1_CN1" table:expression="of:=[.#REF!]" table:base-cell-address="Tabellenverzeichnis.$A$1"/>
        <table:named-expression table:name="_40930795_STF_Gesamtsumme_1_CN1" table:expression="of:=[.#REF!]~[.#REF!]~[.#REF!]" table:base-cell-address="Tabellenverzeichnis.$A$1"/>
        <table:named-expression table:name="_40930795_STF_Koerper_1_CN1" table:expression="of:=[.#REF!]~[.#REF!]~[.#REF!]" table:base-cell-address="Tabellenverzeichnis.$A$1"/>
        <table:named-expression table:name="_40930795_STF_Tabellenkopf_1_CN1" table:expression="of:=[.#REF!]" table:base-cell-address="Tabellenverzeichnis.$A$1"/>
        <table:named-expression table:name="_40930795_STF_Titel_1_CN1" table:expression="of:=[.#REF!]" table:base-cell-address="Tabellenverzeichnis.$A$1"/>
        <table:named-expression table:name="_40930795_STF_Vorspalte_1_CN1" table:expression="of:=[.#REF!]" table:base-cell-address="Tabellenverzeichnis.$A$1"/>
        <table:named-expression table:name="_40930795_STF_Zwischenueberschrift_1_CN1" table:expression="of:=[.#REF!]~[.#REF!]~[.#REF!]" table:base-cell-address="Tabellenverzeichnis.$A$1"/>
        <table:named-expression table:name="_4ad0cf31_STF_Fuss_1_CN1" table:expression="of:=[Zeitreihe.#REF!]" table:base-cell-address="Tabellenverzeichnis.$A$1"/>
        <table:named-expression table:name="_4ad0cf31_STF_Gesamtsumme_1_CN1" table:expression="of:=[Zeitreihe.$A$4:.$S$4]~[Zeitreihe.$A$26:.$S$26]~[Zeitreihe.$A$48:.$S$48]" table:base-cell-address="Tabellenverzeichnis.$A$1"/>
        <table:named-expression table:name="_4ad0cf31_STF_Koerper_1_CN1" table:expression="of:=[Zeitreihe.$B$4:.$S$24]~[Zeitreihe.$B$26:.$S$46]~[Zeitreihe.$B$48:.$S$50]" table:base-cell-address="Tabellenverzeichnis.$A$1"/>
        <table:named-range table:name="_4ad0cf31_STF_Tabellenkopf_1_CN1" table:cell-range-address="Zeitreihe.$A$2:Zeitreihe.$S$2" table:base-cell-address="Zeitreihe.$A$1"/>
        <table:named-range table:name="_4ad0cf31_STF_Titel_1_CN1" table:cell-range-address="Zeitreihe.$A$1:Zeitreihe.$S$1" table:base-cell-address="Zeitreihe.$A$1"/>
        <table:named-range table:name="_4ad0cf31_STF_Vorspalte_1_CN1" table:cell-range-address="Zeitreihe.$A$3:Zeitreihe.$A$50" table:base-cell-address="Zeitreihe.$A$1"/>
        <table:named-expression table:name="_4ad0cf31_STF_Zwischenueberschrift_1_CN1" table:expression="of:=[Zeitreihe.$B$3:.$S$3]~[Zeitreihe.$B$25:.$S$25]~[Zeitreihe.$B$47:.$S$47]" table:base-cell-address="Tabellenverzeichnis.$A$1"/>
        <table:named-expression table:name="_500a1b4c_STF_Fuss_1_CN1" table:expression="of:=[.#REF!]" table:base-cell-address="Tabellenverzeichnis.$A$1"/>
        <table:named-expression table:name="_500a1b4c_STF_Gesamtsumme_1_CN1" table:expression="of:=[.#REF!]~[.#REF!]~[.#REF!]" table:base-cell-address="Tabellenverzeichnis.$A$1"/>
        <table:named-expression table:name="_500a1b4c_STF_Koerper_1_CN1" table:expression="of:=[.#REF!]~[.#REF!]~[.#REF!]" table:base-cell-address="Tabellenverzeichnis.$A$1"/>
        <table:named-expression table:name="_500a1b4c_STF_Tabellenkopf_1_CN1" table:expression="of:=[.#REF!]" table:base-cell-address="Tabellenverzeichnis.$A$1"/>
        <table:named-expression table:name="_500a1b4c_STF_Titel_1_CN1" table:expression="of:=[.#REF!]" table:base-cell-address="Tabellenverzeichnis.$A$1"/>
        <table:named-expression table:name="_500a1b4c_STF_Vorspalte_1_CN1" table:expression="of:=[.#REF!]" table:base-cell-address="Tabellenverzeichnis.$A$1"/>
        <table:named-expression table:name="_500a1b4c_STF_Zwischenueberschrift_1_CN1" table:expression="of:=[.#REF!]~[.#REF!]~[.#REF!]" table:base-cell-address="Tabellenverzeichnis.$A$1"/>
        <table:named-expression table:name="_57a36c3a_STF_Fuss_1_CN1" table:expression="of:=[.#REF!]" table:base-cell-address="Tabellenverzeichnis.$A$1"/>
        <table:named-expression table:name="_57a36c3a_STF_Fuss_1_CN2" table:expression="of:=[.#REF!]" table:base-cell-address="Tabellenverzeichnis.$A$1"/>
        <table:named-expression table:name="_57a36c3a_STF_Gesamtsumme_1_CN1" table:expression="of:=[.#REF!]" table:base-cell-address="Tabellenverzeichnis.$A$1"/>
        <table:named-expression table:name="_57a36c3a_STF_Gesamtsumme_1_CN2" table:expression="of:=[.#REF!]" table:base-cell-address="Tabellenverzeichnis.$A$1"/>
        <table:named-expression table:name="_57a36c3a_STF_Tabellenkopf_1_CN1" table:expression="of:=[.#REF!]" table:base-cell-address="Tabellenverzeichnis.$A$1"/>
        <table:named-expression table:name="_57a36c3a_STF_Tabellenkopf_1_CN2" table:expression="of:=[.#REF!]" table:base-cell-address="Tabellenverzeichnis.$A$1"/>
        <table:named-expression table:name="_57a36c3a_STF_Titel_1_CN1" table:expression="of:=[.#REF!]" table:base-cell-address="Tabellenverzeichnis.$A$1"/>
        <table:named-expression table:name="_57a36c3a_STF_Vorspalte_1_CN1" table:expression="of:=[.#REF!]" table:base-cell-address="Tabellenverzeichnis.$A$1"/>
        <table:named-expression table:name="_57a36c3a_STF_Vorspalte_1_CN2" table:expression="of:=[.#REF!]" table:base-cell-address="Tabellenverzeichnis.$A$1"/>
        <table:named-expression table:name="_57a36c3a_STF_Zwischensumme_1_CN1" table:expression="of:=[.#REF!]" table:base-cell-address="Tabellenverzeichnis.$A$1"/>
        <table:named-expression table:name="_57a36c3a_STF_Zwischensumme_1_CN2" table:expression="of:=[.#REF!]" table:base-cell-address="Tabellenverzeichnis.$A$1"/>
        <table:named-expression table:name="_57a36c3a_STF_Zwischensumme_1_CN3" table:expression="of:=[.#REF!]" table:base-cell-address="Tabellenverzeichnis.$A$1"/>
        <table:named-expression table:name="_57a36c3a_STF_Zwischensumme_1_CN4" table:expression="of:=[.#REF!]" table:base-cell-address="Tabellenverzeichnis.$A$1"/>
        <table:named-expression table:name="_57a36c3a_STF_Zwischensumme_1_CN5" table:expression="of:=['file:///J:/_TEAM/Hilgarth/Website%20NEU/Volksz%E4hlung/Dokumente_alte_Website_VZ/VZ_Lebensformen/Alte_Website/Tabs.xls'#'Fam1'.$A$6:.$H$6]~['file:///J:/_TEAM/Hilgarth/Website%20NEU/Volksz%E4hlung/Dokumente_alte_Website_VZ/VZ_Lebensformen/Alte_Website/Tabs.xls'#'Fam1'.$A$14:.$H$14]~['file:///J:/_TEAM/Hilgarth/Website%20NEU/Volksz%E4hlung/Dokumente_alte_Website_VZ/VZ_Lebensformen/Alte_Website/Tabs.xls'#'Fam1'.$A$22:.$H$22]~['file:///J:/_TEAM/Hilgarth/Website%20NEU/Volksz%E4hlung/Dokumente_alte_Website_VZ/VZ_Lebensformen/Alte_Website/Tabs.xls'#'Fam1'.$A$28:.$H$28]" table:base-cell-address="Tabellenverzeichnis.$A$1"/>
        <table:named-expression table:name="_598836d4_STF_Fuss_1_CN1" table:expression="of:=[.#REF!]" table:base-cell-address="Tabellenverzeichnis.$A$1"/>
        <table:named-expression table:name="_598836d4_STF_Gesamtsumme_1_CN1" table:expression="of:=[.#REF!]~[.#REF!]~[.#REF!]" table:base-cell-address="Tabellenverzeichnis.$A$1"/>
        <table:named-expression table:name="_598836d4_STF_Koerper_1_CN1" table:expression="of:=[.#REF!]~[.#REF!]~[.#REF!]" table:base-cell-address="Tabellenverzeichnis.$A$1"/>
        <table:named-expression table:name="_598836d4_STF_Tabellenkopf_1_CN1" table:expression="of:=[.#REF!]" table:base-cell-address="Tabellenverzeichnis.$A$1"/>
        <table:named-expression table:name="_598836d4_STF_Titel_1_CN1" table:expression="of:=[.#REF!]" table:base-cell-address="Tabellenverzeichnis.$A$1"/>
        <table:named-expression table:name="_598836d4_STF_Vorspalte_1_CN1" table:expression="of:=[.#REF!]" table:base-cell-address="Tabellenverzeichnis.$A$1"/>
        <table:named-expression table:name="_598836d4_STF_Zwischenueberschrift_1_CN1" table:expression="of:=[.#REF!]~[.#REF!]~[.#REF!]" table:base-cell-address="Tabellenverzeichnis.$A$1"/>
        <table:named-expression table:name="_6b8a171_STF_Dekoration_1_CN10" table:expression="of:=[.#REF!]" table:base-cell-address="Tabellenverzeichnis.$A$1"/>
        <table:named-expression table:name="_6b8a171_STF_Dekoration_1_CN11" table:expression="of:=[.#REF!]" table:base-cell-address="Tabellenverzeichnis.$A$1"/>
        <table:named-expression table:name="_6b8a171_STF_Dekoration_1_CN12" table:expression="of:=[.#REF!]" table:base-cell-address="Tabellenverzeichnis.$A$1"/>
        <table:named-expression table:name="_6b8a171_STF_Dekoration_1_CN5" table:expression="of:=[.#REF!]" table:base-cell-address="Tabellenverzeichnis.$A$1"/>
        <table:named-expression table:name="_6b8a171_STF_Dekoration_1_CN6" table:expression="of:=[.#REF!]" table:base-cell-address="Tabellenverzeichnis.$A$1"/>
        <table:named-expression table:name="_6b8a171_STF_Dekoration_1_CN7" table:expression="of:=[.#REF!]" table:base-cell-address="Tabellenverzeichnis.$A$1"/>
        <table:named-expression table:name="_6b8a171_STF_Dekoration_1_CN8" table:expression="of:=[.#REF!]" table:base-cell-address="Tabellenverzeichnis.$A$1"/>
        <table:named-expression table:name="_6b8a171_STF_Dekoration_1_CN9" table:expression="of:=[.#REF!]" table:base-cell-address="Tabellenverzeichnis.$A$1"/>
        <table:named-expression table:name="_6b8a171_STF_Fuss_1_CN1" table:expression="of:=[.#REF!]" table:base-cell-address="Tabellenverzeichnis.$A$1"/>
        <table:named-expression table:name="_6b8a171_STF_Fuss_1_CN2" table:expression="of:=[.#REF!]" table:base-cell-address="Tabellenverzeichnis.$A$1"/>
        <table:named-expression table:name="_6b8a171_STF_Gesamtsumme_1_CN1" table:expression="of:=[.#REF!]" table:base-cell-address="Tabellenverzeichnis.$A$1"/>
        <table:named-expression table:name="_6b8a171_STF_Gesamtsumme_1_CN2" table:expression="of:=[.#REF!]" table:base-cell-address="Tabellenverzeichnis.$A$1"/>
        <table:named-expression table:name="_6b8a171_STF_Tabellenkopf_1_CN3" table:expression="of:=[.#REF!]" table:base-cell-address="Tabellenverzeichnis.$A$1"/>
        <table:named-expression table:name="_6b8a171_STF_Tabellenkopf_1_CN4" table:expression="of:=[.#REF!]" table:base-cell-address="Tabellenverzeichnis.$A$1"/>
        <table:named-expression table:name="_6b8a171_STF_Tabellenkopf_1_CN5" table:expression="of:=[.#REF!]" table:base-cell-address="Tabellenverzeichnis.$A$1"/>
        <table:named-expression table:name="_6b8a171_STF_Titel_1_CN1" table:expression="of:=[.#REF!]" table:base-cell-address="Tabellenverzeichnis.$A$1"/>
        <table:named-expression table:name="_6b8a171_STF_Titel_1_CN2" table:expression="of:=[.#REF!]" table:base-cell-address="Tabellenverzeichnis.$A$1"/>
        <table:named-expression table:name="_6b8a171_STF_Vorspalte_1_CN1" table:expression="of:=[.#REF!]" table:base-cell-address="Tabellenverzeichnis.$A$1"/>
        <table:named-expression table:name="_6b8a171_STF_Vorspalte_1_CN2" table:expression="of:=[.#REF!]" table:base-cell-address="Tabellenverzeichnis.$A$1"/>
        <table:named-expression table:name="_71bf91e7_STF_Dekoration_1_CN1" table:expression="of:=[.#REF!]" table:base-cell-address="Tabellenverzeichnis.$A$1"/>
        <table:named-expression table:name="_71bf91e7_STF_Dekoration_1_CN2" table:expression="of:=[.#REF!]" table:base-cell-address="Tabellenverzeichnis.$A$1"/>
        <table:named-expression table:name="_71bf91e7_STF_Dekoration_1_CN3" table:expression="of:=[.#REF!]" table:base-cell-address="Tabellenverzeichnis.$A$1"/>
        <table:named-expression table:name="_71bf91e7_STF_Dekoration_1_CN4" table:expression="of:=[.#REF!]" table:base-cell-address="Tabellenverzeichnis.$A$1"/>
        <table:named-expression table:name="_71bf91e7_STF_Dekoration_1_CN5" table:expression="of:=[.#REF!]" table:base-cell-address="Tabellenverzeichnis.$A$1"/>
        <table:named-expression table:name="_71bf91e7_STF_Fuss_1_CN1" table:expression="of:=[.#REF!]" table:base-cell-address="Tabellenverzeichnis.$A$1"/>
        <table:named-expression table:name="_71bf91e7_STF_Tabellenkopf_1_CN1" table:expression="of:=[.#REF!]" table:base-cell-address="Tabellenverzeichnis.$A$1"/>
        <table:named-expression table:name="_71bf91e7_STF_Titel_1_CN1" table:expression="of:=[.#REF!]" table:base-cell-address="Tabellenverzeichnis.$A$1"/>
        <table:named-expression table:name="_71bf91e7_STF_Vorspalte_1_CN1" table:expression="of:=[.#REF!]" table:base-cell-address="Tabellenverzeichnis.$A$1"/>
        <table:named-expression table:name="_71bf91e7_STF_Zwischensumme_1_CN1" table:expression="of:=[.#REF!]" table:base-cell-address="Tabellenverzeichnis.$A$1"/>
        <table:named-expression table:name="_71bf91e7_STF_Zwischensumme_1_CN2" table:expression="of:=[.#REF!]" table:base-cell-address="Tabellenverzeichnis.$A$1"/>
        <table:named-expression table:name="_71bf91e7_STF_Zwischensumme_1_CN3" table:expression="of:=[.#REF!]" table:base-cell-address="Tabellenverzeichnis.$A$1"/>
        <table:named-expression table:name="_71bf91e7_STF_Zwischensumme_1_CN4" table:expression="of:=[.#REF!]" table:base-cell-address="Tabellenverzeichnis.$A$1"/>
        <table:named-expression table:name="_71bf91e7_STF_Zwischensumme_1_CN5" table:expression="of:=[.#REF!]" table:base-cell-address="Tabellenverzeichnis.$A$1"/>
        <table:named-expression table:name="_71bf91e7_STF_Zwischenueberschrift_1_CN1" table:expression="of:=[.#REF!]" table:base-cell-address="Tabellenverzeichnis.$A$1"/>
        <table:named-expression table:name="_71bf91e7_STF_Zwischenueberschrift_1_CN2" table:expression="of:=[.#REF!]" table:base-cell-address="Tabellenverzeichnis.$A$1"/>
        <table:named-expression table:name="_71bf91e7_STF_Zwischenueberschrift_1_CN3" table:expression="of:=[.#REF!]" table:base-cell-address="Tabellenverzeichnis.$A$1"/>
        <table:named-expression table:name="_71bf91e7_STF_Zwischenueberschrift_1_CN4" table:expression="of:=[.#REF!]" table:base-cell-address="Tabellenverzeichnis.$A$1"/>
        <table:named-expression table:name="_71bf91e7_STF_Zwischenueberschrift_1_CN5" table:expression="of:=[.#REF!]" table:base-cell-address="Tabellenverzeichnis.$A$1"/>
        <table:named-expression table:name="_72235a6_STF_Dekoration_1_CN1" table:expression="of:=[.#REF!]" table:base-cell-address="Tabellenverzeichnis.$A$1"/>
        <table:named-expression table:name="_72235a6_STF_Dekoration_1_CN2" table:expression="of:=[.#REF!]" table:base-cell-address="Tabellenverzeichnis.$A$1"/>
        <table:named-expression table:name="_72235a6_STF_Dekoration_1_CN3" table:expression="of:=[.#REF!]" table:base-cell-address="Tabellenverzeichnis.$A$1"/>
        <table:named-expression table:name="_72235a6_STF_Dekoration_1_CN4" table:expression="of:=[.#REF!]" table:base-cell-address="Tabellenverzeichnis.$A$1"/>
        <table:named-expression table:name="_72235a6_STF_Dekoration_1_CN5" table:expression="of:=[.#REF!]" table:base-cell-address="Tabellenverzeichnis.$A$1"/>
        <table:named-expression table:name="_72235a6_STF_Dekoration_1_CN6" table:expression="of:=[.#REF!]" table:base-cell-address="Tabellenverzeichnis.$A$1"/>
        <table:named-expression table:name="_72235a6_STF_Dekoration_1_CN7" table:expression="of:=[.#REF!]" table:base-cell-address="Tabellenverzeichnis.$A$1"/>
        <table:named-expression table:name="_72235a6_STF_Dekoration_1_CN8" table:expression="of:=[.#REF!]" table:base-cell-address="Tabellenverzeichnis.$A$1"/>
        <table:named-expression table:name="_72235a6_STF_Fuss_1_CN1" table:expression="of:=[.#REF!]" table:base-cell-address="Tabellenverzeichnis.$A$1"/>
        <table:named-expression table:name="_72235a6_STF_Gesamtsumme_1_CN1" table:expression="of:=[.#REF!]~[.#REF!]~[.#REF!]" table:base-cell-address="Tabellenverzeichnis.$A$1"/>
        <table:named-expression table:name="_72235a6_STF_Gesamtsumme_1_CN10" table:expression="of:=[.#REF!]" table:base-cell-address="Tabellenverzeichnis.$A$1"/>
        <table:named-expression table:name="_72235a6_STF_Gesamtsumme_1_CN9" table:expression="of:=[.#REF!]" table:base-cell-address="Tabellenverzeichnis.$A$1"/>
        <table:named-expression table:name="_72235a6_STF_Koerper_1_CN1" table:expression="of:=[.#REF!]~[.#REF!]~[.#REF!]" table:base-cell-address="Tabellenverzeichnis.$A$1"/>
        <table:named-expression table:name="_72235a6_STF_Koerper_1_CN2" table:expression="of:=[.#REF!]" table:base-cell-address="Tabellenverzeichnis.$A$1"/>
        <table:named-expression table:name="_72235a6_STF_Tabellenkopf_1_CN1" table:expression="of:=[.#REF!]" table:base-cell-address="Tabellenverzeichnis.$A$1"/>
        <table:named-expression table:name="_72235a6_STF_Titel_1_CN1" table:expression="of:=[.#REF!]" table:base-cell-address="Tabellenverzeichnis.$A$1"/>
        <table:named-expression table:name="_72235a6_STF_Titel_1_CN10" table:expression="of:=[.#REF!]" table:base-cell-address="Tabellenverzeichnis.$A$1"/>
        <table:named-expression table:name="_72235a6_STF_Titel_1_CN11" table:expression="of:=[.#REF!]" table:base-cell-address="Tabellenverzeichnis.$A$1"/>
        <table:named-expression table:name="_72235a6_STF_Titel_1_CN7" table:expression="of:=[.#REF!]" table:base-cell-address="Tabellenverzeichnis.$A$1"/>
        <table:named-expression table:name="_72235a6_STF_Titel_1_CN8" table:expression="of:=[.#REF!]" table:base-cell-address="Tabellenverzeichnis.$A$1"/>
        <table:named-expression table:name="_72235a6_STF_Titel_1_CN9" table:expression="of:=[.#REF!]" table:base-cell-address="Tabellenverzeichnis.$A$1"/>
        <table:named-expression table:name="_72235a6_STF_Vorspalte_1_CN1" table:expression="of:=[.#REF!]" table:base-cell-address="Tabellenverzeichnis.$A$1"/>
        <table:named-expression table:name="_72235a6_STF_Vorspalte_1_CN15" table:expression="of:=[.#REF!]" table:base-cell-address="Tabellenverzeichnis.$A$1"/>
        <table:named-expression table:name="_72235a6_STF_Vorspalte_1_CN16" table:expression="of:=[.#REF!]" table:base-cell-address="Tabellenverzeichnis.$A$1"/>
        <table:named-expression table:name="_72235a6_STF_Vorspalte_1_CN17" table:expression="of:=[.#REF!]" table:base-cell-address="Tabellenverzeichnis.$A$1"/>
        <table:named-expression table:name="_72235a6_STF_Vorspalte_1_CN2" table:expression="of:=[.#REF!]" table:base-cell-address="Tabellenverzeichnis.$A$1"/>
        <table:named-expression table:name="_72235a6_STF_Zwischensumme_1_CN1" table:expression="of:=[.#REF!]" table:base-cell-address="Tabellenverzeichnis.$A$1"/>
        <table:named-expression table:name="_72235a6_STF_Zwischensumme_1_CN2" table:expression="of:=[.#REF!]" table:base-cell-address="Tabellenverzeichnis.$A$1"/>
        <table:named-expression table:name="_72235a6_STF_Zwischensumme_1_CN3" table:expression="of:=[.#REF!]" table:base-cell-address="Tabellenverzeichnis.$A$1"/>
        <table:named-expression table:name="_72235a6_STF_Zwischensumme_1_CN4" table:expression="of:=[.#REF!]" table:base-cell-address="Tabellenverzeichnis.$A$1"/>
        <table:named-expression table:name="_72235a6_STF_Zwischenueberschrift_1_CN1" table:expression="of:=['file:///J:/_TEAM/Hilgarth/Website%20NEU/Volksz%E4hlung/Dokumente_alte_Website_VZ/VZ_Lebensformen/Lebensformen2.ods'#Tab_1.$B$5:.$M$5]~['file:///J:/_TEAM/Hilgarth/Website%20NEU/Volksz%E4hlung/Dokumente_alte_Website_VZ/VZ_Lebensformen/Lebensformen2.ods'#Tab_1.$B$8:.$M$8]~['file:///J:/_TEAM/Hilgarth/Website%20NEU/Volksz%E4hlung/Dokumente_alte_Website_VZ/VZ_Lebensformen/Lebensformen2.ods'#Tab_1.$B$26:.$M$26]~['file:///J:/_TEAM/Hilgarth/Website%20NEU/Volksz%E4hlung/Dokumente_alte_Website_VZ/VZ_Lebensformen/Lebensformen2.ods'#Tab_1.$B$29:.$M$29]" table:base-cell-address="Tabellenverzeichnis.$A$1"/>
        <table:named-expression table:name="_72235a6_STF_Zwischenueberschrift_1_CN10" table:expression="of:=[.#REF!]" table:base-cell-address="Tabellenverzeichnis.$A$1"/>
        <table:named-expression table:name="_72235a6_STF_Zwischenueberschrift_1_CN17" table:expression="of:=[.#REF!]" table:base-cell-address="Tabellenverzeichnis.$A$1"/>
        <table:named-expression table:name="_72235a6_STF_Zwischenueberschrift_1_CN18" table:expression="of:=[.#REF!]" table:base-cell-address="Tabellenverzeichnis.$A$1"/>
        <table:named-expression table:name="_72235a6_STF_Zwischenueberschrift_1_CN19" table:expression="of:=[.#REF!]" table:base-cell-address="Tabellenverzeichnis.$A$1"/>
        <table:named-expression table:name="_72235a6_STF_Zwischenueberschrift_1_CN20" table:expression="of:=[.#REF!]" table:base-cell-address="Tabellenverzeichnis.$A$1"/>
        <table:named-expression table:name="_72235a6_STF_Zwischenueberschrift_1_CN21" table:expression="of:=[.#REF!]" table:base-cell-address="Tabellenverzeichnis.$A$1"/>
        <table:named-expression table:name="_72235a6_STF_Zwischenueberschrift_1_CN22" table:expression="of:=[.#REF!]" table:base-cell-address="Tabellenverzeichnis.$A$1"/>
        <table:named-expression table:name="_72235a6_STF_Zwischenueberschrift_1_CN23" table:expression="of:=[.#REF!]" table:base-cell-address="Tabellenverzeichnis.$A$1"/>
        <table:named-expression table:name="_72235a6_STF_Zwischenueberschrift_1_CN24" table:expression="of:=[.#REF!]" table:base-cell-address="Tabellenverzeichnis.$A$1"/>
        <table:named-expression table:name="_72235a6_STF_Zwischenueberschrift_1_CN25" table:expression="of:=[.#REF!]" table:base-cell-address="Tabellenverzeichnis.$A$1"/>
        <table:named-expression table:name="_72235a6_STF_Zwischenueberschrift_1_CN26" table:expression="of:=[.#REF!]" table:base-cell-address="Tabellenverzeichnis.$A$1"/>
        <table:named-expression table:name="_72235a6_STF_Zwischenueberschrift_1_CN27" table:expression="of:=[.#REF!]" table:base-cell-address="Tabellenverzeichnis.$A$1"/>
        <table:named-expression table:name="_72235a6_STF_Zwischenueberschrift_1_CN28" table:expression="of:=[.#REF!]" table:base-cell-address="Tabellenverzeichnis.$A$1"/>
        <table:named-expression table:name="_72235a6_STF_Zwischenueberschrift_1_CN3" table:expression="of:=[.#REF!]" table:base-cell-address="Tabellenverzeichnis.$A$1"/>
        <table:named-expression table:name="_72235a6_STF_Zwischenueberschrift_1_CN4" table:expression="of:=[.#REF!]" table:base-cell-address="Tabellenverzeichnis.$A$1"/>
        <table:named-expression table:name="_72235a6_STF_Zwischenueberschrift_1_CN5" table:expression="of:=[.#REF!]" table:base-cell-address="Tabellenverzeichnis.$A$1"/>
        <table:named-expression table:name="_72235a6_STF_Zwischenueberschrift_1_CN9" table:expression="of:=[.#REF!]" table:base-cell-address="Tabellenverzeichnis.$A$1"/>
        <table:named-expression table:name="_76d255fe_STF_Dekoration_1_CN1" table:expression="of:=['file:///J:/_TEAM/Hilgarth/Website%20NEU/Volksz%E4hlung/Dokumente_alte_Website_VZ/VZ_Lebensformen/Alte_Website/Tabs.xls'#'HH6'.$A$11]~['file:///J:/_TEAM/Hilgarth/Website%20NEU/Volksz%E4hlung/Dokumente_alte_Website_VZ/VZ_Lebensformen/Alte_Website/Tabs.xls'#'HH6'.$A$16]~['file:///J:/_TEAM/Hilgarth/Website%20NEU/Volksz%E4hlung/Dokumente_alte_Website_VZ/VZ_Lebensformen/Alte_Website/Tabs.xls'#'HH6'.$A$27]~['file:///J:/_TEAM/Hilgarth/Website%20NEU/Volksz%E4hlung/Dokumente_alte_Website_VZ/VZ_Lebensformen/Alte_Website/Tabs.xls'#'HH6'.$A$32]~['file:///J:/_TEAM/Hilgarth/Website%20NEU/Volksz%E4hlung/Dokumente_alte_Website_VZ/VZ_Lebensformen/Alte_Website/Tabs.xls'#'HH6'.$A$43]~['file:///J:/_TEAM/Hilgarth/Website%20NEU/Volksz%E4hlung/Dokumente_alte_Website_VZ/VZ_Lebensformen/Alte_Website/Tabs.xls'#'HH6'.$A$48]~['file:///J:/_TEAM/Hilgarth/Website%20NEU/Volksz%E4hlung/Dokumente_alte_Website_VZ/VZ_Lebensformen/Alte_Website/Tabs.xls'#'HH6'.$A$59]~['file:///J:/_TEAM/Hilgarth/Website%20NEU/Volksz%E4hlung/Dokumente_alte_Website_VZ/VZ_Lebensformen/Alte_Website/Tabs.xls'#'HH6'.$A$64]~['file:///J:/_TEAM/Hilgarth/Website%20NEU/Volksz%E4hlung/Dokumente_alte_Website_VZ/VZ_Lebensformen/Alte_Website/Tabs.xls'#'HH6'.$A$75]~['file:///J:/_TEAM/Hilgarth/Website%20NEU/Volksz%E4hlung/Dokumente_alte_Website_VZ/VZ_Lebensformen/Alte_Website/Tabs.xls'#'HH6'.$A$80]" table:base-cell-address="Tabellenverzeichnis.$A$1"/>
        <table:named-expression table:name="_76d255fe_STF_Fuss_1_CN3" table:expression="of:=[.#REF!]" table:base-cell-address="Tabellenverzeichnis.$A$1"/>
        <table:named-expression table:name="_76d255fe_STF_Fuss_1_CN4" table:expression="of:=[.#REF!]" table:base-cell-address="Tabellenverzeichnis.$A$1"/>
        <table:named-expression table:name="_76d255fe_STF_Gesamtsumme_1_CN1" table:expression="of:=['file:///J:/_TEAM/Hilgarth/Website%20NEU/Volksz%E4hlung/Dokumente_alte_Website_VZ/VZ_Lebensformen/Alte_Website/Tabs.xls'#'HH6'.$A$6:.$I$6]~['file:///J:/_TEAM/Hilgarth/Website%20NEU/Volksz%E4hlung/Dokumente_alte_Website_VZ/VZ_Lebensformen/Alte_Website/Tabs.xls'#'HH6'.$A$22:.$I$22]~['file:///J:/_TEAM/Hilgarth/Website%20NEU/Volksz%E4hlung/Dokumente_alte_Website_VZ/VZ_Lebensformen/Alte_Website/Tabs.xls'#'HH6'.$A$38:.$I$38]~['file:///J:/_TEAM/Hilgarth/Website%20NEU/Volksz%E4hlung/Dokumente_alte_Website_VZ/VZ_Lebensformen/Alte_Website/Tabs.xls'#'HH6'.$A$54:.$I$54]~['file:///J:/_TEAM/Hilgarth/Website%20NEU/Volksz%E4hlung/Dokumente_alte_Website_VZ/VZ_Lebensformen/Alte_Website/Tabs.xls'#'HH6'.$A$70:.$I$70]" table:base-cell-address="Tabellenverzeichnis.$A$1"/>
        <table:named-expression table:name="_76d255fe_STF_Tabellenkopf_1_CN1" table:expression="of:=[.#REF!]" table:base-cell-address="Tabellenverzeichnis.$A$1"/>
        <table:named-expression table:name="_76d255fe_STF_Titel_1_CN3" table:expression="of:=[.#REF!]" table:base-cell-address="Tabellenverzeichnis.$A$1"/>
        <table:named-expression table:name="_76d255fe_STF_Vorspalte_1_CN1" table:expression="of:=[.#REF!]" table:base-cell-address="Tabellenverzeichnis.$A$1"/>
        <table:named-expression table:name="_76d255fe_STF_Zwischenueberschrift_1_CN1" table:expression="of:=[.#REF!]" table:base-cell-address="Tabellenverzeichnis.$A$1"/>
        <table:named-expression table:name="_76d255fe_STF_Zwischenueberschrift_1_CN2" table:expression="of:=[.#REF!]" table:base-cell-address="Tabellenverzeichnis.$A$1"/>
        <table:named-expression table:name="_76d255fe_STF_Zwischenueberschrift_1_CN3" table:expression="of:=[.#REF!]" table:base-cell-address="Tabellenverzeichnis.$A$1"/>
        <table:named-expression table:name="_76d255fe_STF_Zwischenueberschrift_1_CN4" table:expression="of:=[.#REF!]" table:base-cell-address="Tabellenverzeichnis.$A$1"/>
        <table:named-expression table:name="_76d255fe_STF_Zwischenueberschrift_1_CN5" table:expression="of:=[.#REF!]" table:base-cell-address="Tabellenverzeichnis.$A$1"/>
        <table:named-expression table:name="_916a78f9_STF_Fuss_1_CN1" table:expression="of:=[.#REF!]" table:base-cell-address="Tabellenverzeichnis.$A$1"/>
        <table:named-expression table:name="_916a78f9_STF_Gesamtsumme_1_CN1" table:expression="of:=[.#REF!]" table:base-cell-address="Tabellenverzeichnis.$A$1"/>
        <table:named-expression table:name="_916a78f9_STF_Tabellenkopf_1_CN1" table:expression="of:=[.#REF!]" table:base-cell-address="Tabellenverzeichnis.$A$1"/>
        <table:named-expression table:name="_916a78f9_STF_Titel_1_CN1" table:expression="of:=[.#REF!]" table:base-cell-address="Tabellenverzeichnis.$A$1"/>
        <table:named-expression table:name="_916a78f9_STF_Vorspalte_1_CN1" table:expression="of:=[.#REF!]" table:base-cell-address="Tabellenverzeichnis.$A$1"/>
        <table:named-expression table:name="_916a78f9_STF_Zwischensumme_1_CN1" table:expression="of:=['file:///J:/_TEAM/Hilgarth/Website%20NEU/Volksz%E4hlung/Dokumente_alte_Website_VZ/VZ_Lebensformen/Alte_Website/Tabs.xls'#'HH8'.$A$24:.$M$24]~['file:///J:/_TEAM/Hilgarth/Website%20NEU/Volksz%E4hlung/Dokumente_alte_Website_VZ/VZ_Lebensformen/Alte_Website/Tabs.xls'#'HH8'.$A$42:.$M$42]" table:base-cell-address="Tabellenverzeichnis.$A$1"/>
        <table:named-expression table:name="_916a78f9_STF_Zwischenueberschrift_1_CN1" table:expression="of:=['file:///J:/_TEAM/Hilgarth/Website%20NEU/Volksz%E4hlung/Dokumente_alte_Website_VZ/VZ_Lebensformen/Alte_Website/Tabs.xls'#'HH8'.$B$5:.$M$5]~['file:///J:/_TEAM/Hilgarth/Website%20NEU/Volksz%E4hlung/Dokumente_alte_Website_VZ/VZ_Lebensformen/Alte_Website/Tabs.xls'#'HH8'.$B$23:.$M$23]~['file:///J:/_TEAM/Hilgarth/Website%20NEU/Volksz%E4hlung/Dokumente_alte_Website_VZ/VZ_Lebensformen/Alte_Website/Tabs.xls'#'HH8'.$B$41:.$M$41]" table:base-cell-address="Tabellenverzeichnis.$A$1"/>
        <table:named-expression table:name="_98dc34d2_STF_Dekoration_1_CN1" table:expression="of:=['file:///J:/_TEAM/Hilgarth/Website%20NEU/Volksz%E4hlung/Dokumente_alte_Website_VZ/VZ_Lebensformen/Alte_Website/Tabs.xls'#'HH4'.$A$8]~['file:///J:/_TEAM/Hilgarth/Website%20NEU/Volksz%E4hlung/Dokumente_alte_Website_VZ/VZ_Lebensformen/Alte_Website/Tabs.xls'#'HH4'.$A$15]~['file:///J:/_TEAM/Hilgarth/Website%20NEU/Volksz%E4hlung/Dokumente_alte_Website_VZ/VZ_Lebensformen/Alte_Website/Tabs.xls'#'HH4'.$A$24]~['file:///J:/_TEAM/Hilgarth/Website%20NEU/Volksz%E4hlung/Dokumente_alte_Website_VZ/VZ_Lebensformen/Alte_Website/Tabs.xls'#'HH4'.$A$25]~['file:///J:/_TEAM/Hilgarth/Website%20NEU/Volksz%E4hlung/Dokumente_alte_Website_VZ/VZ_Lebensformen/Alte_Website/Tabs.xls'#'HH4'.$A$34]~['file:///J:/_TEAM/Hilgarth/Website%20NEU/Volksz%E4hlung/Dokumente_alte_Website_VZ/VZ_Lebensformen/Alte_Website/Tabs.xls'#'HH4'.$A$41]~['file:///J:/_TEAM/Hilgarth/Website%20NEU/Volksz%E4hlung/Dokumente_alte_Website_VZ/VZ_Lebensformen/Alte_Website/Tabs.xls'#'HH4'.$A$50]~['file:///J:/_TEAM/Hilgarth/Website%20NEU/Volksz%E4hlung/Dokumente_alte_Website_VZ/VZ_Lebensformen/Alte_Website/Tabs.xls'#'HH4'.$A$51]" table:base-cell-address="Tabellenverzeichnis.$A$1"/>
        <table:named-expression table:name="_98dc34d2_STF_Fuss_1_CN1" table:expression="of:=[.#REF!]" table:base-cell-address="Tabellenverzeichnis.$A$1"/>
        <table:named-expression table:name="_98dc34d2_STF_Gesamtsumme_1_CN1" table:expression="of:=[.#REF!]" table:base-cell-address="Tabellenverzeichnis.$A$1"/>
        <table:named-expression table:name="_98dc34d2_STF_Gesamtsumme_1_CN2" table:expression="of:=[.#REF!]" table:base-cell-address="Tabellenverzeichnis.$A$1"/>
        <table:named-expression table:name="_98dc34d2_STF_Tabellenkopf_1_CN1" table:expression="of:=[.#REF!]" table:base-cell-address="Tabellenverzeichnis.$A$1"/>
        <table:named-expression table:name="_98dc34d2_STF_Titel_1_CN1" table:expression="of:=[.#REF!]" table:base-cell-address="Tabellenverzeichnis.$A$1"/>
        <table:named-expression table:name="_98dc34d2_STF_Vorspalte_1_CN1" table:expression="of:=[.#REF!]" table:base-cell-address="Tabellenverzeichnis.$A$1"/>
        <table:named-expression table:name="_98dc34d2_STF_Zwischenueberschrift_1_CN1" table:expression="of:=[.#REF!]" table:base-cell-address="Tabellenverzeichnis.$A$1"/>
        <table:named-expression table:name="_98dc34d2_STF_Zwischenueberschrift_1_CN2" table:expression="of:=[.#REF!]" table:base-cell-address="Tabellenverzeichnis.$A$1"/>
        <table:named-expression table:name="_b9ad0d16_STF_Dekoration_1_CN1" table:expression="of:=['file:///J:/_TEAM/Hilgarth/Website%20NEU/Volksz%E4hlung/Dokumente_alte_Website_VZ/VZ_Lebensformen/Alte_Website/Tabs.xls'#'Fam3'.$A$11:.$K$11]~['file:///J:/_TEAM/Hilgarth/Website%20NEU/Volksz%E4hlung/Dokumente_alte_Website_VZ/VZ_Lebensformen/Alte_Website/Tabs.xls'#'Fam3'.$A$17:.$K$17]~['file:///J:/_TEAM/Hilgarth/Website%20NEU/Volksz%E4hlung/Dokumente_alte_Website_VZ/VZ_Lebensformen/Alte_Website/Tabs.xls'#'Fam3'.$A$25:.$K$25]~['file:///J:/_TEAM/Hilgarth/Website%20NEU/Volksz%E4hlung/Dokumente_alte_Website_VZ/VZ_Lebensformen/Alte_Website/Tabs.xls'#'Fam3'.$A$31:.$K$31]" table:base-cell-address="Tabellenverzeichnis.$A$1"/>
        <table:named-expression table:name="_b9ad0d16_STF_Fuss_1_CN1" table:expression="of:=[.#REF!]" table:base-cell-address="Tabellenverzeichnis.$A$1"/>
        <table:named-expression table:name="_b9ad0d16_STF_Tabellenkopf_1_CN1" table:expression="of:=[.#REF!]" table:base-cell-address="Tabellenverzeichnis.$A$1"/>
        <table:named-expression table:name="_b9ad0d16_STF_Titel_1_CN1" table:expression="of:=[.#REF!]" table:base-cell-address="Tabellenverzeichnis.$A$1"/>
        <table:named-expression table:name="_b9ad0d16_STF_Vorspalte_1_CN1" table:expression="of:=[.#REF!]" table:base-cell-address="Tabellenverzeichnis.$A$1"/>
        <table:named-expression table:name="_b9ad0d16_STF_Zwischensumme_1_CN1" table:expression="of:=['file:///J:/_TEAM/Hilgarth/Website%20NEU/Volksz%E4hlung/Dokumente_alte_Website_VZ/VZ_Lebensformen/Alte_Website/Tabs.xls'#'Fam3'.$A$5:.$K$5]~['file:///J:/_TEAM/Hilgarth/Website%20NEU/Volksz%E4hlung/Dokumente_alte_Website_VZ/VZ_Lebensformen/Alte_Website/Tabs.xls'#'Fam3'.$A$19:.$K$19]~['file:///J:/_TEAM/Hilgarth/Website%20NEU/Volksz%E4hlung/Dokumente_alte_Website_VZ/VZ_Lebensformen/Alte_Website/Tabs.xls'#'Fam3'.$A$13:.$K$13]~['file:///J:/_TEAM/Hilgarth/Website%20NEU/Volksz%E4hlung/Dokumente_alte_Website_VZ/VZ_Lebensformen/Alte_Website/Tabs.xls'#'Fam3'.$A$27:.$K$27]" table:base-cell-address="Tabellenverzeichnis.$A$1"/>
        <table:named-expression table:name="_b9ad0d16_STF_Zwischenueberschrift_1_CN1" table:expression="of:=['file:///J:/_TEAM/Hilgarth/Website%20NEU/Volksz%E4hlung/Dokumente_alte_Website_VZ/VZ_Lebensformen/Alte_Website/Tabs.xls'#'Fam3'.$B$4:.$K$4]~['file:///J:/_TEAM/Hilgarth/Website%20NEU/Volksz%E4hlung/Dokumente_alte_Website_VZ/VZ_Lebensformen/Alte_Website/Tabs.xls'#'Fam3'.$B$18:.$K$18]" table:base-cell-address="Tabellenverzeichnis.$A$1"/>
        <table:named-expression table:name="_bb4cb04f_STF_Fuss_1_CN1" table:expression="of:=[.#REF!]" table:base-cell-address="Tabellenverzeichnis.$A$1"/>
        <table:named-expression table:name="_bb4cb04f_STF_Gesamtsumme_1_CN1" table:expression="of:=[.#REF!]~[.#REF!]~[.#REF!]" table:base-cell-address="Tabellenverzeichnis.$A$1"/>
        <table:named-expression table:name="_bb4cb04f_STF_Koerper_1_CN1" table:expression="of:=[.#REF!]~[.#REF!]~[.#REF!]" table:base-cell-address="Tabellenverzeichnis.$A$1"/>
        <table:named-expression table:name="_bb4cb04f_STF_Tabellenkopf_1_CN1" table:expression="of:=[.#REF!]" table:base-cell-address="Tabellenverzeichnis.$A$1"/>
        <table:named-expression table:name="_bb4cb04f_STF_Titel_1_CN1" table:expression="of:=[.#REF!]" table:base-cell-address="Tabellenverzeichnis.$A$1"/>
        <table:named-expression table:name="_bb4cb04f_STF_Vorspalte_1_CN1" table:expression="of:=[.#REF!]" table:base-cell-address="Tabellenverzeichnis.$A$1"/>
        <table:named-expression table:name="_bb4cb04f_STF_Zwischenueberschrift_1_CN1" table:expression="of:=[.#REF!]~[.#REF!]~[.#REF!]" table:base-cell-address="Tabellenverzeichnis.$A$1"/>
        <table:named-range table:name="_c9c7f999_STF_Fuss_1_CN1" table:cell-range-address="'file://xwwp0069/profiles$/mhilg/Documents/Alte_Website/Tabs_Fam6.xlsx'#Fam6.$A$30:Fam6.$K$30" table:base-cell-address="Tabellenverzeichnis.$A$1"/>
        <table:named-expression table:name="_c9c7f999_STF_Gesamtsumme_1_CN1" table:expression="of:=[.#REF!]~[.#REF!]~[.#REF!]~[.#REF!]" table:base-cell-address="Tabellenverzeichnis.$A$1"/>
        <table:named-range table:name="_c9c7f999_STF_Tabellenkopf_1_CN1" table:cell-range-address="'file://xwwp0069/profiles$/mhilg/Documents/Alte_Website/Tabs_Fam6.xlsx'#Fam6.$A$3:Fam6.$K$4" table:base-cell-address="Tabellenverzeichnis.$A$1"/>
        <table:named-range table:name="_c9c7f999_STF_Titel_1_CN1" table:cell-range-address="'file://xwwp0069/profiles$/mhilg/Documents/Alte_Website/Tabs_Fam6.xlsx'#Fam6.$A$1:Fam6.$K$1" table:base-cell-address="Tabellenverzeichnis.$A$1"/>
        <table:named-range table:name="_c9c7f999_STF_Vorspalte_1_CN1" table:cell-range-address="'file://xwwp0069/profiles$/mhilg/Documents/Alte_Website/Tabs_Fam6.xlsx'#Fam6.$A$5:Fam6.$A$28" table:base-cell-address="Tabellenverzeichnis.$A$1"/>
        <table:named-range table:name="_c9c7f999_STF_Zwischensumme_1_CN1" table:cell-range-address="'file://xwwp0069/profiles$/mhilg/Documents/Alte_Website/Tabs_Fam6.xlsx'#Fam6.$A$6:Fam6.$K$6" table:base-cell-address="Tabellenverzeichnis.$A$1"/>
        <table:named-range table:name="_c9c7f999_STF_Zwischensumme_1_CN2" table:cell-range-address="'file://xwwp0069/profiles$/mhilg/Documents/Alte_Website/Tabs_Fam6.xlsx'#Fam6.$A$12:Fam6.$K$12" table:base-cell-address="Tabellenverzeichnis.$A$1"/>
        <table:named-range table:name="_c9c7f999_STF_Zwischensumme_1_CN3" table:cell-range-address="'file://xwwp0069/profiles$/mhilg/Documents/Alte_Website/Tabs_Fam6.xlsx'#Fam6.$A$18:Fam6.$K$18" table:base-cell-address="Tabellenverzeichnis.$A$1"/>
        <table:named-range table:name="_c9c7f999_STF_Zwischensumme_1_CN4" table:cell-range-address="'file://xwwp0069/profiles$/mhilg/Documents/Alte_Website/Tabs_Fam6.xlsx'#Fam6.$A$24:Fam6.$K$24" table:base-cell-address="Tabellenverzeichnis.$A$1"/>
        <table:named-range table:name="_c9c7f999_STF_Zwischenueberschrift_1_CN1" table:cell-range-address="'file://xwwp0069/profiles$/mhilg/Documents/Alte_Website/Tabs_Fam6.xlsx'#Fam6.$B$5:Fam6.$K$5" table:base-cell-address="Tabellenverzeichnis.$A$1"/>
        <table:named-range table:name="_c9c7f999_STF_Zwischenueberschrift_1_CN2" table:cell-range-address="'file://xwwp0069/profiles$/mhilg/Documents/Alte_Website/Tabs_Fam6.xlsx'#Fam6.$B$11:Fam6.$K$11" table:base-cell-address="Tabellenverzeichnis.$A$1"/>
        <table:named-range table:name="_c9c7f999_STF_Zwischenueberschrift_1_CN3" table:cell-range-address="'file://xwwp0069/profiles$/mhilg/Documents/Alte_Website/Tabs_Fam6.xlsx'#Fam6.$B$17:Fam6.$K$17" table:base-cell-address="Tabellenverzeichnis.$A$1"/>
        <table:named-range table:name="_c9c7f999_STF_Zwischenueberschrift_1_CN4" table:cell-range-address="'file://xwwp0069/profiles$/mhilg/Documents/Alte_Website/Tabs_Fam6.xlsx'#Fam6.$B$23:Fam6.$K$23" table:base-cell-address="Tabellenverzeichnis.$A$1"/>
        <table:named-expression table:name="_ceaa3d80_STF_Dekoration_1_CN1" table:expression="of:=['file:///J:/_TEAM/Hilgarth/Website%20NEU/Volksz%E4hlung/Dokumente_alte_Website_VZ/VZ_Lebensformen/Alte_Website/Tabs.xls'#'Fam2'.$A$21]~['file:///J:/_TEAM/Hilgarth/Website%20NEU/Volksz%E4hlung/Dokumente_alte_Website_VZ/VZ_Lebensformen/Alte_Website/Tabs.xls'#'Fam2'.$A$29]~['file:///J:/_TEAM/Hilgarth/Website%20NEU/Volksz%E4hlung/Dokumente_alte_Website_VZ/VZ_Lebensformen/Alte_Website/Tabs.xls'#'Fam2'.$A$43]~['file:///J:/_TEAM/Hilgarth/Website%20NEU/Volksz%E4hlung/Dokumente_alte_Website_VZ/VZ_Lebensformen/Alte_Website/Tabs.xls'#'Fam2'.$A$49]" table:base-cell-address="Tabellenverzeichnis.$A$1"/>
        <table:named-expression table:name="_ceaa3d80_STF_Fuss_1_CN1" table:expression="of:=[.#REF!]" table:base-cell-address="Tabellenverzeichnis.$A$1"/>
        <table:named-expression table:name="_ceaa3d80_STF_Gesamtsumme_1_CN1" table:expression="of:=[.#REF!]" table:base-cell-address="Tabellenverzeichnis.$A$1"/>
        <table:named-expression table:name="_ceaa3d80_STF_Tabellenkopf_1_CN1" table:expression="of:=[.#REF!]" table:base-cell-address="Tabellenverzeichnis.$A$1"/>
        <table:named-expression table:name="_ceaa3d80_STF_Titel_1_CN1" table:expression="of:=[.#REF!]" table:base-cell-address="Tabellenverzeichnis.$A$1"/>
        <table:named-expression table:name="_ceaa3d80_STF_Vorspalte_1_CN1" table:expression="of:=[.#REF!]" table:base-cell-address="Tabellenverzeichnis.$A$1"/>
        <table:named-expression table:name="_ceaa3d80_STF_Zwischensumme_1_CN1" table:expression="of:=['file:///J:/_TEAM/Hilgarth/Website%20NEU/Volksz%E4hlung/Dokumente_alte_Website_VZ/VZ_Lebensformen/Alte_Website/Tabs.xls'#'Fam2'.$A$13:.$G$13]~['file:///J:/_TEAM/Hilgarth/Website%20NEU/Volksz%E4hlung/Dokumente_alte_Website_VZ/VZ_Lebensformen/Alte_Website/Tabs.xls'#'Fam2'.$A$37:.$G$37]" table:base-cell-address="Tabellenverzeichnis.$A$1"/>
        <table:named-expression table:name="_d3096e01_STF_Zwischenueberschrift_1_CN1" table:expression="of:=['file://xwwp0069/profiles$/fuchs/Downloads/Leitfaden-Excel-Tabellen%20(3).xlsx'#Tabelle_IST.$B$7:.$F$7]~['file://xwwp0069/profiles$/fuchs/Downloads/Leitfaden-Excel-Tabellen%20(3).xlsx'#Tabelle_IST.$B$35:.$F$35]~['file://xwwp0069/profiles$/fuchs/Downloads/Leitfaden-Excel-Tabellen%20(3).xlsx'#Tabelle_IST.$B$63:.$F$63]" table:base-cell-address="Tabellenverzeichnis.$A$1"/>
        <table:named-expression table:name="_e8b6c05d_STF_Fuss_1_CN1" table:expression="of:=[.#REF!]" table:base-cell-address="Tabellenverzeichnis.$A$1"/>
        <table:named-expression table:name="_e8b6c05d_STF_Gesamtsumme_1_CN1" table:expression="of:=['file:///J:/_TEAM/Hilgarth/Website%20NEU/Volksz%E4hlung/Dokumente_alte_Website_VZ/VZ_Lebensformen/Alte_Website/Tabs.xls'#'HH1'.$A$5:.$K$5]~['file:///J:/_TEAM/Hilgarth/Website%20NEU/Volksz%E4hlung/Dokumente_alte_Website_VZ/VZ_Lebensformen/Alte_Website/Tabs.xls'#'HH1'.$A$17:.$K$17]~['file:///J:/_TEAM/Hilgarth/Website%20NEU/Volksz%E4hlung/Dokumente_alte_Website_VZ/VZ_Lebensformen/Alte_Website/Tabs.xls'#'HH1'.$A$28:.$K$28]~['file:///J:/_TEAM/Hilgarth/Website%20NEU/Volksz%E4hlung/Dokumente_alte_Website_VZ/VZ_Lebensformen/Alte_Website/Tabs.xls'#'HH1'.$A$39:.$K$39]~['file:///J:/_TEAM/Hilgarth/Website%20NEU/Volksz%E4hlung/Dokumente_alte_Website_VZ/VZ_Lebensformen/Alte_Website/Tabs.xls'#'HH1'.$A$50:.$K$50]~['file:///J:/_TEAM/Hilgarth/Website%20NEU/Volksz%E4hlung/Dokumente_alte_Website_VZ/VZ_Lebensformen/Alte_Website/Tabs.xls'#'HH1'.$A$61:.$K$61]~['file:///J:/_TEAM/Hilgarth/Website%20NEU/Volksz%E4hlung/Dokumente_alte_Website_VZ/VZ_Lebensformen/Alte_Website/Tabs.xls'#'HH1'.$A$72:.$K$72]" table:base-cell-address="Tabellenverzeichnis.$A$1"/>
        <table:named-expression table:name="_e8b6c05d_STF_Tabellenkopf_1_CN1" table:expression="of:=[.#REF!]" table:base-cell-address="Tabellenverzeichnis.$A$1"/>
        <table:named-expression table:name="_e8b6c05d_STF_Titel_1_CN1" table:expression="of:=[.#REF!]" table:base-cell-address="Tabellenverzeichnis.$A$1"/>
        <table:named-expression table:name="_e8b6c05d_STF_Vorspalte_1_CN1" table:expression="of:=[.#REF!]" table:base-cell-address="Tabellenverzeichnis.$A$1"/>
        <table:named-expression table:name="_e8b6c05d_STF_Zwischenueberschrift_1_CN1" table:expression="of:=['file:///J:/_TEAM/Hilgarth/Website%20NEU/Volksz%E4hlung/Dokumente_alte_Website_VZ/VZ_Lebensformen/Alte_Website/Tabs.xls'#'HH1'.$B$4:.$K$4]~['file:///J:/_TEAM/Hilgarth/Website%20NEU/Volksz%E4hlung/Dokumente_alte_Website_VZ/VZ_Lebensformen/Alte_Website/Tabs.xls'#'HH1'.$B$16:.$K$16]~['file:///J:/_TEAM/Hilgarth/Website%20NEU/Volksz%E4hlung/Dokumente_alte_Website_VZ/VZ_Lebensformen/Alte_Website/Tabs.xls'#'HH1'.$B$27:.$K$27]~['file:///J:/_TEAM/Hilgarth/Website%20NEU/Volksz%E4hlung/Dokumente_alte_Website_VZ/VZ_Lebensformen/Alte_Website/Tabs.xls'#'HH1'.$B$38:.$K$38]~['file:///J:/_TEAM/Hilgarth/Website%20NEU/Volksz%E4hlung/Dokumente_alte_Website_VZ/VZ_Lebensformen/Alte_Website/Tabs.xls'#'HH1'.$B$49:.$K$49]~['file:///J:/_TEAM/Hilgarth/Website%20NEU/Volksz%E4hlung/Dokumente_alte_Website_VZ/VZ_Lebensformen/Alte_Website/Tabs.xls'#'HH1'.$B$60:.$K$60]~['file:///J:/_TEAM/Hilgarth/Website%20NEU/Volksz%E4hlung/Dokumente_alte_Website_VZ/VZ_Lebensformen/Alte_Website/Tabs.xls'#'HH1'.$B$71:.$K$71]" table:base-cell-address="Tabellenverzeichnis.$A$1"/>
        <table:named-expression table:name="_f408d64f_STF_Dekoration_1_CN1" table:expression="of:=[.#REF!]~[.#REF!]~[.#REF!]~[.#REF!]" table:base-cell-address="Tabellenverzeichnis.$A$1"/>
        <table:named-expression table:name="_f408d64f_STF_Fuss_1_CN1" table:expression="of:=[.#REF!]" table:base-cell-address="Tabellenverzeichnis.$A$1"/>
        <table:named-expression table:name="_f408d64f_STF_Gesamtsumme_1_CN1" table:expression="of:=[.#REF!]" table:base-cell-address="Tabellenverzeichnis.$A$1"/>
        <table:named-expression table:name="_f408d64f_STF_Gesamtsumme_1_CN6" table:expression="of:=[.#REF!]" table:base-cell-address="Tabellenverzeichnis.$A$1"/>
        <table:named-expression table:name="_f408d64f_STF_Gesamtsumme_1_CN7" table:expression="of:=[.#REF!]" table:base-cell-address="Tabellenverzeichnis.$A$1"/>
        <table:named-expression table:name="_f408d64f_STF_Tabellenkopf_1_CN1" table:expression="of:=[.#REF!]" table:base-cell-address="Tabellenverzeichnis.$A$1"/>
        <table:named-expression table:name="_f408d64f_STF_Titel_1_CN1" table:expression="of:=[.#REF!]" table:base-cell-address="Tabellenverzeichnis.$A$1"/>
        <table:named-expression table:name="_f408d64f_STF_Vorspalte_1_CN1" table:expression="of:=[.#REF!]" table:base-cell-address="Tabellenverzeichnis.$A$1"/>
        <table:named-expression table:name="_f408d64f_STF_Zwischensumme_1_CN1" table:expression="of:=[.#REF!]~[.#REF!]" table:base-cell-address="Tabellenverzeichnis.$A$1"/>
        <table:named-expression table:name="_f408d64f_STF_Zwischenueberschrift_1_CN1" table:expression="of:=[.#REF!]~[.#REF!]~[.#REF!]~[.#REF!]" table:base-cell-address="Tabellenverzeichnis.$A$1"/>
        <table:named-expression table:name="_f408d64f_STF_Zwischenueberschrift_1_CN6" table:expression="of:=[.#REF!]" table:base-cell-address="Tabellenverzeichnis.$A$1"/>
        <table:named-expression table:name="_f408d64f_STF_Zwischenueberschrift_1_CN7" table:expression="of:=[.#REF!]" table:base-cell-address="Tabellenverzeichnis.$A$1"/>
        <table:named-expression table:name="Famst" table:expression="of:=['file:///J:/_TEAM/Hilgarth/Website%20NEU/Volksz%E4hlung/Dokumente_alte_Website_VZ/VZ_Lebensformen/Lebensformen2.ods'#Tab_1.$B$6:.$M$7]~['file:///J:/_TEAM/Hilgarth/Website%20NEU/Volksz%E4hlung/Dokumente_alte_Website_VZ/VZ_Lebensformen/Lebensformen2.ods'#Tab_1.$B$9:.$M$25]~['file:///J:/_TEAM/Hilgarth/Website%20NEU/Volksz%E4hlung/Dokumente_alte_Website_VZ/VZ_Lebensformen/Lebensformen2.ods'#Tab_1.$B$27:.$M$28]~['file:///J:/_TEAM/Hilgarth/Website%20NEU/Volksz%E4hlung/Dokumente_alte_Website_VZ/VZ_Lebensformen/Lebensformen2.ods'#Tab_1.$B$30:.$M$46]" table:base-cell-address="Tabellenverzeichnis.$A$1"/>
      </table:named-expressions>
      <table:database-ranges>
        <table:database-range table:target-range-address="Zeitreihe.A14:Zeitreihe.AE5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=0" style:apply-style-name="N36P0"/>
    </number:number-style>
    <number:text-style style:name="N37P0">
      <number:text>-</number:text>
    </number:text-style>
    <number:number-style style:name="N37">
      <number:number number:decimal-places="1" number:min-integer-digits="1" number:grouping="true"/>
      <style:map style:condition="value()=0" style:apply-style-name="N37P0"/>
    </number:number-style>
    <style:style style:name="Link" style:family="table-cell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font-name="Calibri" style:font-name-asian="Calibri" style:font-name-complex="Calibri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Standard_32_2_32_2" style:display-name="Standard 2 2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Standard_Tabelle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Tabellentitel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Tabellenverzeichnis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Zahl_32_ohne_32_Komma" style:display-name="Zahl ohne Komma" style:family="table-cell" style:data-style-name="N3">
      <style:table-cell-properties style:vertical-align="middle" fo:wrap-option="wrap" fo:background-color="transparent" style:repeat-content="false"/>
      <style:paragraph-properties fo:text-align="end" fo:margin-right="0cm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FRAI$</meta:initial-creator>
    <dc:creator>WISBAUER Alexander</dc:creator>
    <meta:creation-date>2007-02-05T08:24:04Z</meta:creation-date>
    <dc:date>2024-05-21T07:58:20Z</dc:date>
    <meta:print-date>2013-06-14T12:16:05Z</meta:print-date>
    <meta:editing-duration>PT0S</meta:editing-duration>
  </office:meta>
</office:document-meta>
</file>